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88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8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9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9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33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8.00pt" fo:font-weight="normal" fo:font-family="Calibri" style:font-family-asian="Calibri" style:font-family-complex="Calibri" fo:background-color="#ffff00" fo:color="#2f5496"/>
    </style:style>
    <style:style style:name="T436" style:family="text">
      <style:text-properties fo:font-size="18.00pt" fo:font-weight="normal" fo:font-family="Calibri" style:font-family-asian="Calibri" style:font-family-complex="Calibri" fo:background-color="#ffff00" fo:color="#2f5496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Calibri" style:font-family-asian="Calibri" style:font-family-complex="Calibri" fo:background-color="#ffff00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8.00pt" fo:font-weight="normal" fo:font-family="Calibri" style:font-family-asian="Calibri" style:font-family-complex="Calibri" fo:background-color="transparent" fo:color="#2f5496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0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3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3" style:family="text">
      <style:text-properties fo:font-size="14.00pt" fo:font-weight="normal" fo:font-family="Calibri" style:font-family-asian="Calibri" style:font-family-complex="Calibri" fo:background-color="transparent" fo:color="#2f5496"/>
    </style:style>
    <style:style style:name="T3734" style:family="text">
      <style:text-properties fo:font-size="14.00pt" fo:font-weight="normal" fo:font-family="Calibri" style:font-family-asian="Calibri" style:font-family-complex="Calibri" fo:background-color="transparent" fo:color="#2f5496"/>
    </style:style>
    <style:style style:name="T3735" style:family="text">
      <style:text-properties fo:font-size="12.00pt" fo:font-weight="normal" fo:font-family="Calibri" style:font-family-asian="Calibri" style:font-family-complex="Calibri" fo:background-color="transparent" fo:color="#2f5496"/>
    </style:style>
    <style:style style:name="T3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7" style:family="text">
      <style:text-properties fo:font-size="12.00pt" fo:font-weight="normal" fo:font-family="Calibri" style:font-family-asian="Calibri" style:font-family-complex="Calibri" fo:background-color="transparent" fo:color="#2f5496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00.00%" fo:text-align="left" fo:margin-top="2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2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2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2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top="2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top="2.00pt"/>
    </style:style>
    <style:style style:name="P23" style:family="paragraph">
      <style:paragraph-properties fo:line-height="100.00%" fo:text-align="left" fo:margin-top="2.00pt"/>
    </style:style>
  </office:automatic-styles>
  <office:body>
    <office:text>
      <text:list text:style-name="L1">
        <text:list-item>
          <text:p text:style-name="P1"><text:span text:style-name="T1">strana - ÚVOD</text:span></text:p>
        </text:list-item>
        <text:list-item>
          <text:p text:style-name="P1"><text:span text:style-name="T1">strana - BIOLOGIQUE RECHERCHE</text:span></text:p>
        </text:list-item>
        <text:list-item>
          <text:p text:style-name="P1"><text:span text:style-name="T1">strana - NABÍDKA O</text:span><text:span text:style-name="T2">ŠETŘEN</text:span><text:span text:style-name="T3">Í A CENÍK</text:span></text:p>
        </text:list-item>
        <text:list-item>
          <text:p text:style-name="P1"><text:span text:style-name="T3">strana - O MN</text:span><text:span text:style-name="T4">Ě</text:span></text:p>
        </text:list-item>
        <text:list-item>
          <text:p text:style-name="P1"><text:span text:style-name="T5">strana - KONTAKT</text:span></text:p>
        </text:list-item>
      </text:list>
      <text:p text:style-name="P2"><text:span text:style-name="T6"/></text:p>
      <text:p text:style-name="P2"><text:span text:style-name="T6"/></text:p>
      <text:p text:style-name="P2"><text:span text:style-name="T7">Úvodní strana</text:span></text:p>
      <text:p text:style-name="P2"><text:span text:style-name="T8"/></text:p>
      <text:p text:style-name="P2"><text:span text:style-name="T9">Biologique Recherche</text:span></text:p>
      <text:p text:style-name="P2"><text:span text:style-name="T10"/></text:p>
      <text:p text:style-name="P2"><text:span text:style-name="T11">Tato luxusní kosmetika vznikla ve Francii na konci 70. let 20. století.</text:span></text:p>
      <text:p text:style-name="P2"><text:span text:style-name="T11">Na jejím vývoji se podíleli biolog Yvan, fyzioterapeutka Josette a léka</text:span><text:span text:style-name="T12">ř Phillippe Allouche. </text:span></text:p>
      <text:p text:style-name="P2"><text:span text:style-name="T13"/></text:p>
      <text:p text:style-name="P2"><text:span text:style-name="T14">Díky jejich nad</text:span><text:span text:style-name="T15">šen</text:span><text:span text:style-name="T16">í a vá</text:span><text:span text:style-name="T17">šni vznikla unik</text:span><text:span text:style-name="T18">átní zna</text:span><text:span text:style-name="T19">čka, kter</text:span><text:span text:style-name="T20">á je známá ve více ne</text:span><text:span text:style-name="T21">ž 80 zem</text:span><text:span text:style-name="T22">ích sv</text:span><text:span text:style-name="T23">ěta a m</text:span><text:span text:style-name="T24">á pov</text:span><text:span text:style-name="T25">ěstn</text:span><text:span text:style-name="T26">ý v</text:span><text:span text:style-name="T27">ěhlas d</text:span><text:span text:style-name="T28">íky ohromující efektivit</text:span><text:span text:style-name="T29">ě produktů, založen</text:span><text:span text:style-name="T30">ých na v</text:span><text:span text:style-name="T31">ědeck</text:span><text:span text:style-name="T32">ém p</text:span><text:span text:style-name="T33">ř</text:span><text:span text:style-name="T34">ístupu k pé</text:span><text:span text:style-name="T35">či o pleť.</text:span></text:p>
      <text:p text:style-name="P2"><text:span text:style-name="T36"/></text:p>
      <text:p text:style-name="P2"><text:span text:style-name="T36"/></text:p>
      <text:p text:style-name="P2"><text:span text:style-name="T37">MOTO? </text:span></text:p>
      <text:p text:style-name="P2"><text:span text:style-name="T38"/></text:p>
      <text:p text:style-name="P2"><text:span text:style-name="T39">Foto salon, mix fotek, titulní fotka - st</text:span><text:span text:style-name="T40">ř</text:span><text:span text:style-name="T41">ídání cca 3-4 fotek</text:span></text:p>
      <text:p text:style-name="P2"><text:span text:style-name="T42"/></text:p>
      <text:p text:style-name="P2"><text:span text:style-name="T42"/></text:p>
      <text:p text:style-name="P2"><text:span text:style-name="T42"/></text:p>
      <text:p text:style-name="P3"><text:span text:style-name="T43">Biologique Recherche</text:span></text:p>
      <text:p text:style-name="P4"><text:span text:style-name="T44"/></text:p>
      <text:p text:style-name="P4"><text:span text:style-name="T45">Produkty Biologique Recherche</text:span></text:p>
      <text:p text:style-name="P4"><text:span text:style-name="T46"/></text:p>
      <text:p text:style-name="P4"><text:span text:style-name="T47">Autenti</text:span><text:span text:style-name="T48">čnost a harmonie jsou duchem produktů kosmetiky Biologique Recherche. </text:span></text:p>
      <text:p text:style-name="P4"><text:span text:style-name="T49"/></text:p>
      <text:p text:style-name="P4"><text:span text:style-name="T50">V</text:span><text:span text:style-name="T51">šechny jej</text:span><text:span text:style-name="T52">í produkty spojují tato specifická kritéria:</text:span></text:p>
      <text:p text:style-name="P4"><text:span text:style-name="T53"/></text:p>
      <text:list text:style-name="L5">
        <text:list-item>
          <text:p text:style-name="P5"><text:span text:style-name="T54">Vysoké koncentrace rostlinných, bio-mo</text:span><text:span text:style-name="T55">řsk</text:span><text:span text:style-name="T56">ých a biotechnologických extrakt</text:span><text:span text:style-name="T57">ů</text:span></text:p>
        </text:list-item>
      </text:list>
      <text:p text:style-name="P6"><text:span text:style-name="T58"/></text:p>
      <text:list text:style-name="L7">
        <text:list-item>
          <text:p text:style-name="P7"><text:span text:style-name="T59">Ž</text:span><text:span text:style-name="T60">ádná um</text:span><text:span text:style-name="T61">ěl</text:span><text:span text:style-name="T62">á parfemace z d</text:span><text:span text:style-name="T63">ůvodu zachov</text:span><text:span text:style-name="T64">ání integrity receptur a prevence alergických reakcí.</text:span></text:p>
        </text:list-item>
      </text:list>
      <text:p text:style-name="P8"><text:span text:style-name="T65"/></text:p>
      <text:list text:style-name="L9">
        <text:list-item>
          <text:p text:style-name="P9"><text:span text:style-name="T66">Respekt k p</text:span><text:span text:style-name="T67">ůvodn</text:span><text:span text:style-name="T68">í struktu</text:span><text:span text:style-name="T69">ře<text:s/></text:span><text:span text:style-name="T70">ú</text:span><text:span text:style-name="T71">činn</text:span><text:span text:style-name="T72">ých látek, v</text:span><text:span text:style-name="T73">ětšina z nich je proto z</text:span><text:span text:style-name="T74">ískávána za studena</text:span></text:p>
        </text:list-item>
      </text:list>
      <text:p text:style-name="P10"><text:span text:style-name="T75"/></text:p>
      <text:list text:style-name="L11">
        <text:list-item>
          <text:p text:style-name="P11"><text:span text:style-name="T76">Obsahují vysoce kvalitní kompozice a aktivní ingredience odpovídající kvalit</text:span><text:span text:style-name="T77">ě a ceně značky Biologique Recherche.</text:span></text:p>
        </text:list-item>
      </text:list>
      <text:p text:style-name="P12"><text:span text:style-name="T78"/></text:p>
      <text:list text:style-name="L13">
        <text:list-item>
          <text:p text:style-name="P13"><text:span text:style-name="T79">Produkty jsou formulovány tak, aby se s pou</text:span><text:span text:style-name="T80">žit</text:span><text:span text:style-name="T81">ím unikátních originálních technik a Remodeling Face© Machine vzájemn</text:span><text:span text:style-name="T82">ě doplňovaly a bylo dosaženo okamžit</text:span><text:span text:style-name="T83">ých, vyjíme</text:span><text:span text:style-name="T84">čn</text:span><text:span text:style-name="T85">ých a v</text:span><text:span text:style-name="T86">ždy magick</text:span><text:span text:style-name="T87">ých výsledk</text:span><text:span text:style-name="T88">ů.</text:span></text:p>
        </text:list-item>
      </text:list>
      <text:p text:style-name="P14"><text:span text:style-name="T89"/></text:p>
      <text:p text:style-name="P14"><text:span text:style-name="T89"/></text:p>
      <text:p text:style-name="P14"><text:span text:style-name="T90">Metodologie</text:span></text:p>
      <text:p text:style-name="P14"><text:span text:style-name="T91"/></text:p>
      <text:p text:style-name="P14"><text:span text:style-name="T92">Na poko</text:span><text:span text:style-name="T93">žku působ</text:span><text:span text:style-name="T94">í mnohé externí vlivy, kombinace faktor</text:span><text:span text:style-name="T95">ů včetně klimatu, teploty, klimatizace, znečištěn</text:span><text:span text:style-name="T96">í a vnit</text:span><text:span text:style-name="T97">řn</text:span><text:span text:style-name="T98">í faktory jako stres, hormony,<text:s/></text:span><text:span text:style-name="T99">životn</text:span><text:span text:style-name="T100">í styl, kou</text:span><text:span text:style-name="T101">řen</text:span><text:span text:style-name="T102">í a v</text:span><text:span text:style-name="T103">ěk. Metodologie Biologique Recherche je sestavena tak, aby pečovala o pokožku způsobem, kter</text:span><text:span text:style-name="T104">ý cílí na tyto faktory v rozdílných okam</text:span><text:span text:style-name="T105">žic</text:span><text:span text:style-name="T106">ích<text:s/></text:span><text:span text:style-name="T107">života. </text:span></text:p>
      <text:p text:style-name="P14"><text:span text:style-name="T108"/></text:p>
      <text:p text:style-name="P14"><text:span text:style-name="T109">Kv</text:span><text:span text:style-name="T110">ůli těmto variac</text:span><text:span text:style-name="T111">ím je volba správného produktu citlivou zále</text:span><text:span text:style-name="T112">žitost</text:span><text:span text:style-name="T113">í, proto</text:span><text:span text:style-name="T114">že je třeba vz</text:span><text:span text:style-name="T115">ít v úvahu v</text:span><text:span text:style-name="T116">šechny aspekty, a tak se ošetřen</text:span><text:span text:style-name="T117">í bude v pr</text:span><text:span text:style-name="T118">ůběhu času lišit. Kosmetick</text:span><text:span text:style-name="T119">é specialistky Biologique Recherche jsou vy</text:span><text:span text:style-name="T120">školeny tak, aby dok</text:span><text:span text:style-name="T121">ázaly tyto prom</text:span><text:span text:style-name="T122">ěnn</text:span><text:span text:style-name="T123">é analyzovat a doporu</text:span><text:span text:style-name="T124">čit nejvhodnějš</text:span><text:span text:style-name="T125">í o</text:span><text:span text:style-name="T126">šetřen</text:span><text:span text:style-name="T127">í.</text:span></text:p>
      <text:p text:style-name="P14"><text:span text:style-name="T128"/></text:p>
      <text:p text:style-name="P14"><text:span text:style-name="T129">Originální metoda Biologique Recherche je zalo</text:span><text:span text:style-name="T130">žena na 3 pil</text:span><text:span text:style-name="T131">í</text:span><text:span text:style-name="T132">ř</text:span><text:span text:style-name="T133">ích.</text:span></text:p>
      <text:p text:style-name="P14"><text:span text:style-name="T134"/></text:p>
      <text:p text:style-name="P14"><text:span text:style-name="T135">1. Vyhodnocovací fáze</text:span></text:p>
      <text:p text:style-name="P14"><text:span text:style-name="T136">P</text:span><text:span text:style-name="T137">řed samotn</text:span><text:span text:style-name="T138">ým o</text:span><text:span text:style-name="T139">šetřen</text:span><text:span text:style-name="T140">ím provede odborník Biologique Recherche d</text:span><text:span text:style-name="T141">ůkladnou dermo-kosmetickou diagnostiku, aby přesně určil<text:s text:c="2"/>nejvhodnějš</text:span><text:span text:style-name="T142">í aplikaci produkt</text:span><text:span text:style-name="T143">ů a n</text:span><text:span text:style-name="T144">áslednou pé</text:span><text:span text:style-name="T145">či na doma. </text:span></text:p>
      <text:p text:style-name="P14"><text:span text:style-name="T146"/></text:p>
      <text:p text:style-name="P14"><text:span text:style-name="T147">2. Inicializa</text:span><text:span text:style-name="T148">čn</text:span><text:span text:style-name="T149">í fáze</text:span></text:p>
      <text:p text:style-name="P14"><text:span text:style-name="T150">Tato fáze je klí</text:span><text:span text:style-name="T151">čov</text:span><text:span text:style-name="T152">á<text:s/></text:span><text:span text:style-name="T153">č</text:span><text:span text:style-name="T154">ást metody Biologique Recherche. </text:span></text:p>
      <text:p text:style-name="P14"><text:span text:style-name="T154">B</text:span><text:span text:style-name="T155">ěhem n</text:span><text:span text:style-name="T156">í je epidermis d</text:span><text:span text:style-name="T157">ůkladně vyčištěna, vyrovn</text:span><text:span text:style-name="T158">ána, jemn</text:span><text:span text:style-name="T159">ě exfoliov</text:span><text:span text:style-name="T160">ána a její proteo-lipidový film se obnovuje.</text:span></text:p>
      <text:p text:style-name="P14"><text:span text:style-name="T161"/></text:p>
      <text:p text:style-name="P14"><text:span text:style-name="T162">3. Fáze o</text:span><text:span text:style-name="T163">šetřen</text:span><text:span text:style-name="T164">í</text:span></text:p>
      <text:p text:style-name="P14"><text:span text:style-name="T165">Nyní jsou aplikovány produkty obsahující nejvy</text:span><text:span text:style-name="T166">šš</text:span><text:span text:style-name="T167">í koncentrace aktivních látek. Jejich cílem je d</text:span><text:span text:style-name="T168">ůkladn</text:span><text:span text:style-name="T169">á obnova epidermis a aktivace jak regenera</text:span><text:span text:style-name="T170">čn</text:span><text:span text:style-name="T171">ích vlastností, tak i hlub</text:span><text:span text:style-name="T172">š</text:span><text:span text:style-name="T173">ích struktur pleti. </text:span></text:p>
      <text:p text:style-name="P14"><text:span text:style-name="T173">Toto je nejú</text:span><text:span text:style-name="T174">činnějš</text:span><text:span text:style-name="T175">í<text:s/></text:span><text:span text:style-name="T176">č</text:span><text:span text:style-name="T177">ást programu Biologique Recherche v pé</text:span><text:span text:style-name="T178">či o pleť, kter</text:span><text:span text:style-name="T179">á je po této fázi jasná a rozzá</text:span><text:span text:style-name="T180">řen</text:span><text:span text:style-name="T181">á.</text:span></text:p>
      <text:p text:style-name="P14"><text:span text:style-name="T182"/></text:p>
      <text:p text:style-name="P14"><text:span text:style-name="T182"/></text:p>
      <text:p text:style-name="P14"><text:span text:style-name="T182"/></text:p>
      <text:p text:style-name="P14"><text:span text:style-name="T183">Sociáln</text:span><text:span text:style-name="T184">ě odpovědn</text:span><text:span text:style-name="T185">ý p</text:span><text:span text:style-name="T186">ř</text:span><text:span text:style-name="T187">ístup</text:span></text:p>
      <text:p text:style-name="P14"><text:span text:style-name="T188">Spole</text:span><text:span text:style-name="T189">čnost Biologique Recherche nab</text:span><text:span text:style-name="T190">ízí svým klient</text:span><text:span text:style-name="T191">ům již v</text:span><text:span text:style-name="T192">íce ne</text:span><text:span text:style-name="T193">ž 40 let individu</text:span><text:span text:style-name="T194">áln</text:span><text:span text:style-name="T195">ě přizpůsobenou kosmetickou p</text:span><text:span text:style-name="T196">é</text:span><text:span text:style-name="T197">či s unik</text:span><text:span text:style-name="T198">átními o</text:span><text:span text:style-name="T199">šetřen</text:span><text:span text:style-name="T200">ími na míru, které p</text:span><text:span text:style-name="T201">řin</text:span><text:span text:style-name="T202">á</text:span><text:span text:style-name="T203">šej</text:span><text:span text:style-name="T204">í opravdu viditelné výsledky.<text:s text:c="2"/>P</text:span><text:span text:style-name="T205">ř</text:span><text:span text:style-name="T206">ístup k pé</text:span><text:span text:style-name="T207">či o pleť je zaměřen na jednotlivce<text:s/></text:span><text:span text:style-name="T208">–</text:span><text:span text:style-name="T209"><text:s/>ú</text:span><text:span text:style-name="T210">čelem Biologique Recherche je zlepšovat kvalitu a zdrav</text:span><text:span text:style-name="T211">í poko</text:span><text:span text:style-name="T212">žky, pom</text:span><text:span text:style-name="T213">áhat zvý</text:span><text:span text:style-name="T214">šit sebevědom</text:span><text:span text:style-name="T215">í, co</text:span><text:span text:style-name="T216">ž je z</text:span><text:span text:style-name="T217">ásadní pro pocit pohody<text:s/></text:span><text:span text:style-name="T218">člověka. Všichni zaměstnanci, distributoři a dodavatel</text:span><text:span text:style-name="T219">é ka</text:span><text:span text:style-name="T220">žd</text:span><text:span text:style-name="T221">ý den usilují o zlep</text:span><text:span text:style-name="T222">šen</text:span><text:span text:style-name="T223">í sociální a environmentální prosperity, nyní i pro budoucnost. Promítá se to do konzistentní kvality<text:s text:c="2"/>produkt</text:span><text:span text:style-name="T224">ů a služeb, shody<text:s text:c="2"/>produktů se st</text:span><text:span text:style-name="T225">ávajícími sm</text:span><text:span text:style-name="T226">ěrnicemi BR, a<text:s text:c="2"/>trval</text:span><text:span text:style-name="T227">ého úsilí o ekologickou odpov</text:span><text:span text:style-name="T228">ědnost v obalech a receptur</text:span><text:span text:style-name="T229">ách. Spole</text:span><text:span text:style-name="T230">čnost je zakl</text:span><text:span text:style-name="T231">ádajícím<text:s/></text:span><text:span text:style-name="T232">členem projektu na ochranu oce</text:span><text:span text:style-name="T233">ánských ekosystém</text:span><text:span text:style-name="T234">ů:<text:s/></text:span><text:a xlink:href="http://www.oceanoscientific.org/"><text:span text:style-name="T236">www.oceanoscientific.org</text:span></text:a><text:span text:style-name="T237"><text:s/>a je partnerem n</text:span><text:span text:style-name="T238">ěkolika dalš</text:span><text:span text:style-name="T239">ích dobro</text:span><text:span text:style-name="T240">činn</text:span><text:span text:style-name="T241">ých projekt</text:span><text:span text:style-name="T242">ů.</text:span></text:p>
      <text:p text:style-name="P15"><text:span text:style-name="T243"/></text:p>
      <text:p text:style-name="P15"><text:span text:style-name="T243"/></text:p>
      <text:p text:style-name="P15"><text:span text:style-name="T243"/></text:p>
      <text:p text:style-name="P15"><text:span text:style-name="T244">NABÍDKA O</text:span><text:span text:style-name="T245">ŠETŘEN</text:span><text:span text:style-name="T246">Í A CENÍK</text:span></text:p>
      <text:p text:style-name="P16"><text:span text:style-name="T247"/></text:p>
      <text:p text:style-name="P16"><text:span text:style-name="T248">Ceny jsou pouze orienta</text:span><text:span text:style-name="T249">čn</text:span><text:span text:style-name="T250">í.</text:span></text:p>
      <text:p text:style-name="P16"><text:span text:style-name="T251"/></text:p>
      <text:p text:style-name="P16"><text:span text:style-name="T252">O</text:span><text:span text:style-name="T253">šetřen</text:span><text:span text:style-name="T254">í v</text:span><text:span text:style-name="T255">četně dom</text:span><text:span text:style-name="T256">ácí pé</text:span><text:span text:style-name="T257">če je nastaveno každ</text:span><text:span text:style-name="T258">é klientce individuáln</text:span><text:span text:style-name="T259">ě podle stavu pleti a vždy konzultov</text:span><text:span text:style-name="T260">áno p</text:span><text:span text:style-name="T261">řed zač</text:span><text:span text:style-name="T262">átkem o</text:span><text:span text:style-name="T263">šetřen</text:span><text:span text:style-name="T264">í s kosmeti</text:span><text:span text:style-name="T265">čkou. Ritu</text:span><text:span text:style-name="T266">ál pé</text:span><text:span text:style-name="T267">če o pleť zahrnuje čištěn</text:span><text:span text:style-name="T268">í pleti, masá</text:span><text:span text:style-name="T269">ž obličeje, exfoliaci, aplikaci pleťov</text:span><text:span text:style-name="T270">é masky a<text:s text:c="2"/>o</text:span><text:span text:style-name="T271">šetřen</text:span><text:span text:style-name="T272">í sérem.</text:span></text:p>
      <text:p text:style-name="P16"><text:span text:style-name="T273"/></text:p>
      <text:p text:style-name="P16"><text:span text:style-name="T273"/></text:p>
      <text:p text:style-name="P16"><text:span text:style-name="T274">Rituál Biologique Recherche</text:span></text:p>
      <text:p text:style-name="P16"><text:span text:style-name="T275"/></text:p>
      <text:p text:style-name="P16"><text:span text:style-name="T275"/></text:p>
      <text:p text:style-name="P16"><text:span text:style-name="T276">RITUEL LE SOIN LISSANT 120 min 2500,-</text:span></text:p>
      <text:p text:style-name="P16"><text:span text:style-name="T277">relaxa</text:span><text:span text:style-name="T278">čn</text:span><text:span text:style-name="T279">í vyhlazující pé</text:span><text:span text:style-name="T280">če pro zjemněn</text:span><text:span text:style-name="T281">í vrásek s liftingovým efektem a hloubkovou hydratací</text:span></text:p>
      <text:p text:style-name="P16"><text:span text:style-name="T282"/></text:p>
      <text:p text:style-name="P16"><text:span text:style-name="T283">RITUEL LIFT C.V.S. 120 min 2500,-</text:span></text:p>
      <text:p text:style-name="P16"><text:span text:style-name="T284">obnovující o</text:span><text:span text:style-name="T285">šetřen</text:span><text:span text:style-name="T286">í pro regeneraci pleti, sta</text:span><text:span text:style-name="T287">žen</text:span><text:span text:style-name="T288">í pór</text:span><text:span text:style-name="T289">ů a liftingov</text:span><text:span text:style-name="T290">ý efekt </text:span></text:p>
      <text:p text:style-name="P16"><text:span text:style-name="T290">(Exfolia</text:span><text:span text:style-name="T291">čn</text:span><text:span text:style-name="T292">í a liftingové o</text:span><text:span text:style-name="T293">šetřen</text:span><text:span text:style-name="T294">í kombinované s masá</text:span><text:span text:style-name="T295">žn</text:span><text:span text:style-name="T296">ími technikami pro zralý typ pleti. Poko</text:span><text:span text:style-name="T297">žka je vyhlazen</text:span><text:span text:style-name="T298">á, tonizovaná a kontury obnovené.)</text:span></text:p>
      <text:p text:style-name="P16"><text:span text:style-name="T299"/></text:p>
      <text:p text:style-name="P16"><text:span text:style-name="T300">RITUEL BOOSTER VIP O2 120 min 2300,-</text:span></text:p>
      <text:p text:style-name="P16"><text:span text:style-name="T301">okysli</text:span><text:span text:style-name="T302">čuj</text:span><text:span text:style-name="T303">ící a rozjas</text:span><text:span text:style-name="T304">ňuj</text:span><text:span text:style-name="T305">ící pé</text:span><text:span text:style-name="T306">če pro unavenou a stresu vystavenou pleť</text:span></text:p>
      <text:p text:style-name="P16"><text:span text:style-name="T307">(O</text:span><text:span text:style-name="T308">šetřen</text:span><text:span text:style-name="T309">í, které detoxikuje a stimuluje epidermis, okysli</text:span><text:span text:style-name="T310">čuje tk</text:span><text:span text:style-name="T311">án</text:span><text:span text:style-name="T312">ě pokožky, kter</text:span><text:span text:style-name="T313">é dusí m</text:span><text:span text:style-name="T314">ěstsk</text:span><text:span text:style-name="T315">é zne</text:span><text:span text:style-name="T316">čištěn</text:span><text:span text:style-name="T317">é ovzdu</text:span><text:span text:style-name="T318">š</text:span><text:span text:style-name="T319">í. Ple</text:span><text:span text:style-name="T320">ť z</text:span><text:span text:style-name="T321">íská neuv</text:span><text:span text:style-name="T322">ěřitelou z</text:span><text:span text:style-name="T323">á</text:span><text:span text:style-name="T324">ři a jas.)</text:span></text:p>
      <text:p text:style-name="P16"><text:span text:style-name="T325"/></text:p>
      <text:p text:style-name="P16"><text:span text:style-name="T326">RITUEL FÉERIE 120 min 2990,-</text:span></text:p>
      <text:p text:style-name="P16"><text:span text:style-name="T327">siln</text:span><text:span text:style-name="T328">ě zpevňuj</text:span><text:span text:style-name="T329">ící o</text:span><text:span text:style-name="T330">šetřen</text:span><text:span text:style-name="T331">í s mo</text:span><text:span text:style-name="T332">řsk</text:span><text:span text:style-name="T333">ým kolagenem, které vás okouzlí svým ú</text:span><text:span text:style-name="T334">činkem</text:span></text:p>
      <text:p text:style-name="P16"><text:span text:style-name="T335"/></text:p>
      <text:p text:style-name="P16"><text:span text:style-name="T336">RITUEL VIVANT 90 min 1800,-</text:span></text:p>
      <text:p text:style-name="P16"><text:span text:style-name="T337">pé</text:span><text:span text:style-name="T338">če pro akn</text:span><text:span text:style-name="T339">ózní typy pleti v</text:span><text:span text:style-name="T340">četně postpubert</text:span><text:span text:style-name="T341">ální s roz</text:span><text:span text:style-name="T342">š</text:span><text:span text:style-name="T343">í</text:span><text:span text:style-name="T344">řen</text:span><text:span text:style-name="T345">ými póry a jizvi</text:span><text:span text:style-name="T346">čkami</text:span></text:p>
      <text:p text:style-name="P16"><text:span text:style-name="T347">(O</text:span><text:span text:style-name="T348">šetřen</text:span><text:span text:style-name="T349">í, které kontroluje nadbyte</text:span><text:span text:style-name="T350">čn</text:span><text:span text:style-name="T351">ý maz na povrchu poko</text:span><text:span text:style-name="T352">žky, detoxikuje mastnou pleť n</text:span><text:span text:style-name="T353">áchylnou k akné. Poko</text:span><text:span text:style-name="T354">žka je vyčištěn</text:span><text:span text:style-name="T355">á a sjednocená, póry jsou sta</text:span><text:span text:style-name="T356">žen</text:span><text:span text:style-name="T357">é.)</text:span></text:p>
      <text:p text:style-name="P16"><text:span text:style-name="T358"/></text:p>
      <text:p text:style-name="P16"><text:span text:style-name="T359">RITUEL PIGM 400 120 min 2500,-</text:span></text:p>
      <text:p text:style-name="P16"><text:span text:style-name="T360">tento rituál pomáhá redukovat a sjednocovat ple</text:span><text:span text:style-name="T361">ť s viditelnou pigmentac</text:span><text:span text:style-name="T362">í</text:span></text:p>
      <text:p text:style-name="P16"><text:span text:style-name="T362">(Ple</text:span><text:span text:style-name="T363">ť vyrovn</text:span><text:span text:style-name="T364">ávající o</text:span><text:span text:style-name="T365">šetřen</text:span><text:span text:style-name="T366">í k prevenci a redukci viditelných pigmentových skvrn pro nerovnom</text:span><text:span text:style-name="T367">ěrnou a mdlou pleť. Pokožka obličeje, krku a dekoltu vypad</text:span><text:span text:style-name="T368">á sjednocen</text:span><text:span text:style-name="T369">ějš</text:span><text:span text:style-name="T370">í.)</text:span></text:p>
      <text:p text:style-name="P16"><text:span text:style-name="T371"/></text:p>
      <text:p text:style-name="P16"><text:span text:style-name="T372">RITUEL BIOSENSIBLE 120 min 2200,-</text:span></text:p>
      <text:p text:style-name="P16"><text:span text:style-name="T373">pé</text:span><text:span text:style-name="T374">če pro pos</text:span><text:span text:style-name="T375">ílení citlivé pleti a její zklidn</text:span><text:span text:style-name="T376">ěn</text:span><text:span text:style-name="T377">í</text:span></text:p>
      <text:p text:style-name="P16"><text:span text:style-name="T377">(O</text:span><text:span text:style-name="T378">šetřen</text:span><text:span text:style-name="T379">í stabilizující Skin Instants©, které jsou obzvlá</text:span><text:span text:style-name="T380">šť křehk</text:span><text:span text:style-name="T381">é nebo reaktivní. Ple</text:span><text:span text:style-name="T382">ť na vašem obličeji, krku a dekoltu, je zklidněn</text:span><text:span text:style-name="T383">á a komfortn</text:span><text:span text:style-name="T384">ějš</text:span><text:span text:style-name="T385">í.)</text:span></text:p>
      <text:p text:style-name="P16"><text:span text:style-name="T386"/></text:p>
      <text:p text:style-name="P16"><text:span text:style-name="T387">Barvení<text:s/></text:span><text:span text:style-name="T388">řas a oboč</text:span><text:span text:style-name="T389">í provádím pouze v rámci kosmetického o</text:span><text:span text:style-name="T390">šetřen</text:span><text:span text:style-name="T391">í.</text:span></text:p>
      <text:p text:style-name="P16"><text:span text:style-name="T392"/></text:p>
      <text:p text:style-name="P16"><text:span text:style-name="T393">Obo</text:span><text:span text:style-name="T394">č</text:span><text:span text:style-name="T395">í <text:tab/><text:tab/>200,-</text:span></text:p>
      <text:p text:style-name="P16"><text:span text:style-name="T396">Řasy <text:tab/><text:tab/>200,-</text:span></text:p>
      <text:p text:style-name="P16"><text:span text:style-name="T397">Obo</text:span><text:span text:style-name="T398">č</text:span><text:span text:style-name="T399">í +<text:s/></text:span><text:span text:style-name="T400">řasy<text:s text:c="2"/>300,-</text:span></text:p>
      <text:p text:style-name="P16"><text:span text:style-name="T401"/></text:p>
      <text:p text:style-name="P16"><text:span text:style-name="T402">* ceny rituál</text:span><text:span text:style-name="T403">ů jsou včetně<text:s/></text:span><text:span text:style-name="T404">úpravy obo</text:span><text:span text:style-name="T405">č</text:span><text:span text:style-name="T406">í</text:span></text:p>
      <text:p text:style-name="P16"><text:span text:style-name="T407"/></text:p>
      <text:p text:style-name="P16"><text:span text:style-name="T407"/></text:p>
      <text:p text:style-name="P16"><text:span text:style-name="T408">DEPILACE</text:span></text:p>
      <text:p text:style-name="P16"><text:span text:style-name="T409"/></text:p>
      <text:p text:style-name="P16"><text:span text:style-name="T410">P</text:span><text:span text:style-name="T411">ředlokt</text:span><text:span text:style-name="T412">í<text:tab/><text:tab/><text:tab/><text:tab/><text:tab/>300,-<text:tab/></text:span></text:p>
      <text:p text:style-name="P16"><text:span text:style-name="T413"/></text:p>
      <text:p text:style-name="P16"><text:span text:style-name="T414">Celé ruce<text:tab/><text:tab/><text:tab/><text:tab/><text:tab/>450,-</text:span></text:p>
      <text:p text:style-name="P16"><text:span text:style-name="T415"/></text:p>
      <text:p text:style-name="P16"><text:span text:style-name="T416">Podpa</text:span><text:span text:style-name="T417">ž</text:span><text:span text:style-name="T418">í<text:tab/><text:tab/><text:tab/><text:tab/><text:tab/>250,-</text:span></text:p>
      <text:p text:style-name="P16"><text:span text:style-name="T419"/></text:p>
      <text:p text:style-name="P16"><text:span text:style-name="T420">Lýtka<text:tab/><text:tab/><text:tab/><text:tab/><text:tab/><text:tab/>450,-</text:span></text:p>
      <text:p text:style-name="P16"><text:span text:style-name="T421"/></text:p>
      <text:p text:style-name="P16"><text:span text:style-name="T422">Celé nohy<text:tab/><text:tab/><text:tab/><text:tab/><text:tab/>550<text:s/></text:span><text:span text:style-name="T423">–</text:span><text:span text:style-name="T424"><text:s/>900,-</text:span></text:p>
      <text:p text:style-name="P16"><text:span text:style-name="T425"/></text:p>
      <text:p text:style-name="P16"><text:span text:style-name="T426">T</text:span><text:span text:style-name="T427">ř</text:span><text:span text:style-name="T428">ísla<text:tab/><text:tab/><text:tab/><text:tab/><text:tab/><text:tab/>250<text:s/></text:span><text:span text:style-name="T429">–</text:span><text:span text:style-name="T430"><text:s/>450,-</text:span></text:p>
      <text:p text:style-name="P16"><text:span text:style-name="T431"/></text:p>
      <text:p text:style-name="P16"><text:span text:style-name="T432">fotky produkt</text:span><text:span text:style-name="T433">ů</text:span></text:p>
      <text:p text:style-name="P17"><text:span text:style-name="T434"/></text:p>
      <text:p text:style-name="P17"><text:span text:style-name="T434"/></text:p>
      <text:p text:style-name="P17"><text:span text:style-name="T434"/></text:p>
      <text:p text:style-name="P17"><text:span text:style-name="T434"/></text:p>
      <text:p text:style-name="P17"><text:span text:style-name="T435">O MN</text:span><text:span text:style-name="T436">Ě</text:span></text:p>
      <text:p text:style-name="P18"><text:span text:style-name="T437"/></text:p>
      <text:p text:style-name="P18"><text:span text:style-name="T437"/></text:p>
      <text:p text:style-name="P18"><text:span text:style-name="T438">text a foto Milli</text:span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8"><text:span text:style-name="T439"/></text:p>
      <text:p text:style-name="P19"><text:span text:style-name="T440">KONTAKT</text:span></text:p>
      <text:p text:style-name="P19"><text:span text:style-name="T441"/></text:p>
      <text:p text:style-name="P20"><text:span text:style-name="T442">(mapa<text:s/></text:span><text:a xlink:href="https://mapy.cz/zakladni?source=addr&amp;id=11190228&amp;ds=1&amp;x=15.1226347&amp;y=50.1475728&amp;z=17"><text:span text:style-name="T444">https://mapy.cz/zakladni?source=addr</text:span></text:a><text:span text:style-name="T445"><text:s/></text:span><text:a xlink:href="https://mapy.cz/zakladni?source=addr&amp;id=11190228&amp;ds=1&amp;x=15.1226347&amp;y=50.1475728&amp;z=17"><text:span text:style-name="T447">HYPERLINK "https://mapy.cz/zakladni?source=addr</text:span><text:span text:style-name="T448"><text:s/>HYPERLINK "https://mapy.cz/zakladni?source=addr&amp;id=11190228&amp;ds=1&amp;x=15.1226347&amp;y=50.1475728&amp;z=17"</text:span><text:span text:style-name="T449">&amp;</text:span><text:span text:style-name="T450"><text:s/>HYPERLINK "https://mapy.cz/zakladni?source=addr&amp;id=11190228&amp;ds=1&amp;x=15.1226347&amp;y=50.1475728&amp;z=17"</text:span><text:span text:style-name="T451">id=11190228</text:span><text:span text:style-name="T452"><text:s/>HYPERLINK "https://mapy.cz/zakladni?source=addr&amp;id=11190228&amp;ds=1&amp;x=15.1226347&amp;y=50.1475728&amp;z=17"</text:span><text:span text:style-name="T453">&amp;</text:span><text:span text:style-name="T454"><text:s/>HYPERLINK "https://mapy.cz/zakladni?source=addr&amp;id=11190228&amp;ds=1&amp;x=15.1226347&amp;y=50.1475728&amp;z=17"</text:span><text:span text:style-name="T455">ds=1</text:span><text:span text:style-name="T456"><text:s/>HYPERLINK "https://mapy.cz/zakladni?source=addr&amp;id=11190228&amp;ds=1&amp;x=15.1226347&amp;y=50.1475728&amp;z=17"</text:span><text:span text:style-name="T457">&amp;</text:span><text:span text:style-name="T458"><text:s/>HYPERLINK "https://mapy.cz/zakladni?source=addr&amp;id=11190228&amp;ds=1&amp;x=15.1226347&amp;y=50.1475728&amp;z=17"</text:span><text:span text:style-name="T459">x=15.1226347</text:span><text:span text:style-name="T460"><text:s/>HYPERLINK "https://mapy.cz/zakladni?source=addr&amp;id=11190228&amp;ds=1&amp;x=15.1226347&amp;y=50.1475728&amp;z=17"</text:span><text:span text:style-name="T461">&amp;</text:span><text:span text:style-name="T462"><text:s/>HYPERLINK "https://mapy.cz/zakladni?source=addr&amp;id=11190228&amp;ds=1&amp;x=15.1226347&amp;y=50.1475728&amp;z=17"</text:span><text:span text:style-name="T463">y=50.1475728</text:span><text:span text:style-name="T464"><text:s/>HYPERLINK "https://mapy.cz/zakladni?source=addr&amp;id=11190228&amp;ds=1&amp;x=15.1226347&amp;y=50.1475728&amp;z=17"</text:span><text:span text:style-name="T465">&amp;</text:span><text:span text:style-name="T466"><text:s/>HYPERLINK "https://mapy.cz/zakladni?source=addr&amp;id=11190228&amp;ds=1&amp;x=15.1226347&amp;y=50.1475728&amp;z=17"</text:span><text:span text:style-name="T467">z=17"</text:span><text:span text:style-name="T468"><text:s/>HYPERLINK "https://mapy.cz/zakladni?source=addr&amp;id=11190228&amp;ds=1&amp;x=15.1226347&amp;y=50.1475728&amp;z=17"</text:span><text:span text:style-name="T469">HYPERLINK "https://mapy.cz/zakladni?source=addr</text:span></text:a><text:span text:style-name="T470"><text:s/></text:span><text:a xlink:href="https://mapy.cz/zakladni?source=addr&amp;id=11190228&amp;ds=1&amp;x=15.1226347&amp;y=50.1475728&amp;z=17"><text:span text:style-name="T472">HYPERLINK "https://mapy.cz/zakladni?source=addr</text:span><text:span text:style-name="T473"><text:s/>HYPERLINK "https://mapy.cz/zakladni?source=addr&amp;id=11190228&amp;ds=1&amp;x=15.1226347&amp;y=50.1475728&amp;z=17"</text:span><text:span text:style-name="T474">&amp;</text:span><text:span text:style-name="T475"><text:s/>HYPERLINK "https://mapy.cz/zakladni?source=addr&amp;id=11190228&amp;ds=1&amp;x=15.1226347&amp;y=50.1475728&amp;z=17"</text:span><text:span text:style-name="T476">id=11190228</text:span><text:span text:style-name="T477"><text:s/>HYPERLINK "https://mapy.cz/zakladni?source=addr&amp;id=11190228&amp;ds=1&amp;x=15.1226347&amp;y=50.1475728&amp;z=17"</text:span><text:span text:style-name="T478">&amp;</text:span><text:span text:style-name="T479"><text:s/>HYPERLINK "https://mapy.cz/zakladni?source=addr&amp;id=11190228&amp;ds=1&amp;x=15.1226347&amp;y=50.1475728&amp;z=17"</text:span><text:span text:style-name="T480">ds=1</text:span><text:span text:style-name="T481"><text:s/>HYPERLINK "https://mapy.cz/zakladni?source=addr&amp;id=11190228&amp;ds=1&amp;x=15.1226347&amp;y=50.1475728&amp;z=17"</text:span><text:span text:style-name="T482">&amp;</text:span><text:span text:style-name="T483"><text:s/>HYPERLINK "https://mapy.cz/zakladni?source=addr&amp;id=11190228&amp;ds=1&amp;x=15.1226347&amp;y=50.1475728&amp;z=17"</text:span><text:span text:style-name="T484">x=15.1226347</text:span><text:span text:style-name="T485"><text:s/>HYPERLINK "https://mapy.cz/zakladni?source=addr&amp;id=11190228&amp;ds=1&amp;x=15.1226347&amp;y=50.1475728&amp;z=17"</text:span><text:span text:style-name="T486">&amp;</text:span><text:span text:style-name="T487"><text:s/>HYPERLINK "https://mapy.cz/zakladni?source=addr&amp;id=11190228&amp;ds=1&amp;x=15.1226347&amp;y=50.1475728&amp;z=17"</text:span><text:span text:style-name="T488">y=50.1475728</text:span><text:span text:style-name="T489"><text:s/>HYPERLINK "https://mapy.cz/zakladni?source=addr&amp;id=11190228&amp;ds=1&amp;x=15.1226347&amp;y=50.1475728&amp;z=17"</text:span><text:span text:style-name="T490">&amp;</text:span><text:span text:style-name="T491"><text:s/>HYPERLINK "https://mapy.cz/zakladni?source=addr&amp;id=11190228&amp;ds=1&amp;x=15.1226347&amp;y=50.1475728&amp;z=17"</text:span><text:span text:style-name="T492">z=17"</text:span><text:span text:style-name="T493"><text:s/>HYPERLINK "https://mapy.cz/zakladni?source=addr&amp;id=11190228&amp;ds=1&amp;x=15.1226347&amp;y=50.1475728&amp;z=17"</text:span><text:span text:style-name="T494">&amp;</text:span></text:a><text:span text:style-name="T495"><text:s/></text:span><text:a xlink:href="https://mapy.cz/zakladni?source=addr&amp;id=11190228&amp;ds=1&amp;x=15.1226347&amp;y=50.1475728&amp;z=17"><text:span text:style-name="T497">HYPERLINK "https://mapy.cz/zakladni?source=addr</text:span><text:span text:style-name="T498"><text:s/>HYPERLINK "https://mapy.cz/zakladni?source=addr&amp;id=11190228&amp;ds=1&amp;x=15.1226347&amp;y=50.1475728&amp;z=17"</text:span><text:span text:style-name="T499">&amp;</text:span><text:span text:style-name="T500"><text:s/>HYPERLINK "https://mapy.cz/zakladni?source=addr&amp;id=11190228&amp;ds=1&amp;x=15.1226347&amp;y=50.1475728&amp;z=17"</text:span><text:span text:style-name="T501">id=11190228</text:span><text:span text:style-name="T502"><text:s/>HYPERLINK "https://mapy.cz/zakladni?source=addr&amp;id=11190228&amp;ds=1&amp;x=15.1226347&amp;y=50.1475728&amp;z=17"</text:span><text:span text:style-name="T503">&amp;</text:span><text:span text:style-name="T504"><text:s/>HYPERLINK "https://mapy.cz/zakladni?source=addr&amp;id=11190228&amp;ds=1&amp;x=15.1226347&amp;y=50.1475728&amp;z=17"</text:span><text:span text:style-name="T505">ds=1</text:span><text:span text:style-name="T506"><text:s/>HYPERLINK "https://mapy.cz/zakladni?source=addr&amp;id=11190228&amp;ds=1&amp;x=15.1226347&amp;y=50.1475728&amp;z=17"</text:span><text:span text:style-name="T507">&amp;</text:span><text:span text:style-name="T508"><text:s/>HYPERLINK "https://mapy.cz/zakladni?source=addr&amp;id=11190228&amp;ds=1&amp;x=15.1226347&amp;y=50.1475728&amp;z=17"</text:span><text:span text:style-name="T509">x=15.1226347</text:span><text:span text:style-name="T510"><text:s/>HYPERLINK "https://mapy.cz/zakladni?source=addr&amp;id=11190228&amp;ds=1&amp;x=15.1226347&amp;y=50.1475728&amp;z=17"</text:span><text:span text:style-name="T511">&amp;</text:span><text:span text:style-name="T512"><text:s/>HYPERLINK "https://mapy.cz/zakladni?source=addr&amp;id=11190228&amp;ds=1&amp;x=15.1226347&amp;y=50.1475728&amp;z=17"</text:span><text:span text:style-name="T513">y=50.1475728</text:span><text:span text:style-name="T514"><text:s/>HYPERLINK "https://mapy.cz/zakladni?source=addr&amp;id=11190228&amp;ds=1&amp;x=15.1226347&amp;y=50.1475728&amp;z=17"</text:span><text:span text:style-name="T515">&amp;</text:span><text:span text:style-name="T516"><text:s/>HYPERLINK "https://mapy.cz/zakladni?source=addr&amp;id=11190228&amp;ds=1&amp;x=15.1226347&amp;y=50.1475728&amp;z=17"</text:span><text:span text:style-name="T517">z=17"</text:span><text:span text:style-name="T518"><text:s/>HYPERLINK "https://mapy.cz/zakladni?source=addr&amp;id=11190228&amp;ds=1&amp;x=15.1226347&amp;y=50.1475728&amp;z=17"</text:span><text:span text:style-name="T519">id=11190228</text:span></text:a><text:span text:style-name="T520"><text:s/></text:span><text:a xlink:href="https://mapy.cz/zakladni?source=addr&amp;id=11190228&amp;ds=1&amp;x=15.1226347&amp;y=50.1475728&amp;z=17"><text:span text:style-name="T522">HYPERLINK "https://mapy.cz/zakladni?source=addr</text:span><text:span text:style-name="T523"><text:s/>HYPERLINK "https://mapy.cz/zakladni?source=addr&amp;id=11190228&amp;ds=1&amp;x=15.1226347&amp;y=50.1475728&amp;z=17"</text:span><text:span text:style-name="T524">&amp;</text:span><text:span text:style-name="T525"><text:s/>HYPERLINK "https://mapy.cz/zakladni?source=addr&amp;id=11190228&amp;ds=1&amp;x=15.1226347&amp;y=50.1475728&amp;z=17"</text:span><text:span text:style-name="T526">id=11190228</text:span><text:span text:style-name="T527"><text:s/>HYPERLINK "https://mapy.cz/zakladni?source=addr&amp;id=11190228&amp;ds=1&amp;x=15.1226347&amp;y=50.1475728&amp;z=17"</text:span><text:span text:style-name="T528">&amp;</text:span><text:span text:style-name="T529"><text:s/>HYPERLINK "https://mapy.cz/zakladni?source=addr&amp;id=11190228&amp;ds=1&amp;x=15.1226347&amp;y=50.1475728&amp;z=17"</text:span><text:span text:style-name="T530">ds=1</text:span><text:span text:style-name="T531"><text:s/>HYPERLINK "https://mapy.cz/zakladni?source=addr&amp;id=11190228&amp;ds=1&amp;x=15.1226347&amp;y=50.1475728&amp;z=17"</text:span><text:span text:style-name="T532">&amp;</text:span><text:span text:style-name="T533"><text:s/>HYPERLINK "https://mapy.cz/zakladni?source=addr&amp;id=11190228&amp;ds=1&amp;x=15.1226347&amp;y=50.1475728&amp;z=17"</text:span><text:span text:style-name="T534">x=15.1226347</text:span><text:span text:style-name="T535"><text:s/>HYPERLINK "https://mapy.cz/zakladni?source=addr&amp;id=11190228&amp;ds=1&amp;x=15.1226347&amp;y=50.1475728&amp;z=17"</text:span><text:span text:style-name="T536">&amp;</text:span><text:span text:style-name="T537"><text:s/>HYPERLINK "https://mapy.cz/zakladni?source=addr&amp;id=11190228&amp;ds=1&amp;x=15.1226347&amp;y=50.1475728&amp;z=17"</text:span><text:span text:style-name="T538">y=50.1475728</text:span><text:span text:style-name="T539"><text:s/>HYPERLINK "https://mapy.cz/zakladni?source=addr&amp;id=11190228&amp;ds=1&amp;x=15.1226347&amp;y=50.1475728&amp;z=17"</text:span><text:span text:style-name="T540">&amp;</text:span><text:span text:style-name="T541"><text:s/>HYPERLINK "https://mapy.cz/zakladni?source=addr&amp;id=11190228&amp;ds=1&amp;x=15.1226347&amp;y=50.1475728&amp;z=17"</text:span><text:span text:style-name="T542">z=17"</text:span><text:span text:style-name="T543"><text:s/>HYPERLINK "https://mapy.cz/zakladni?source=addr&amp;id=11190228&amp;ds=1&amp;x=15.1226347&amp;y=50.1475728&amp;z=17"</text:span><text:span text:style-name="T544">&amp;</text:span></text:a><text:span text:style-name="T545"><text:s/></text:span><text:a xlink:href="https://mapy.cz/zakladni?source=addr&amp;id=11190228&amp;ds=1&amp;x=15.1226347&amp;y=50.1475728&amp;z=17"><text:span text:style-name="T547">HYPERLINK "https://mapy.cz/zakladni?source=addr</text:span><text:span text:style-name="T548"><text:s/>HYPERLINK "https://mapy.cz/zakladni?source=addr&amp;id=11190228&amp;ds=1&amp;x=15.1226347&amp;y=50.1475728&amp;z=17"</text:span><text:span text:style-name="T549">&amp;</text:span><text:span text:style-name="T550"><text:s/>HYPERLINK "https://mapy.cz/zakladni?source=addr&amp;id=11190228&amp;ds=1&amp;x=15.1226347&amp;y=50.1475728&amp;z=17"</text:span><text:span text:style-name="T551">id=11190228</text:span><text:span text:style-name="T552"><text:s/>HYPERLINK "https://mapy.cz/zakladni?source=addr&amp;id=11190228&amp;ds=1&amp;x=15.1226347&amp;y=50.1475728&amp;z=17"</text:span><text:span text:style-name="T553">&amp;</text:span><text:span text:style-name="T554"><text:s/>HYPERLINK "https://mapy.cz/zakladni?source=addr&amp;id=11190228&amp;ds=1&amp;x=15.1226347&amp;y=50.1475728&amp;z=17"</text:span><text:span text:style-name="T555">ds=1</text:span><text:span text:style-name="T556"><text:s/>HYPERLINK "https://mapy.cz/zakladni?source=addr&amp;id=11190228&amp;ds=1&amp;x=15.1226347&amp;y=50.1475728&amp;z=17"</text:span><text:span text:style-name="T557">&amp;</text:span><text:span text:style-name="T558"><text:s/>HYPERLINK "https://mapy.cz/zakladni?source=addr&amp;id=11190228&amp;ds=1&amp;x=15.1226347&amp;y=50.1475728&amp;z=17"</text:span><text:span text:style-name="T559">x=15.1226347</text:span><text:span text:style-name="T560"><text:s/>HYPERLINK "https://mapy.cz/zakladni?source=addr&amp;id=11190228&amp;ds=1&amp;x=15.1226347&amp;y=50.1475728&amp;z=17"</text:span><text:span text:style-name="T561">&amp;</text:span><text:span text:style-name="T562"><text:s/>HYPERLINK "https://mapy.cz/zakladni?source=addr&amp;id=11190228&amp;ds=1&amp;x=15.1226347&amp;y=50.1475728&amp;z=17"</text:span><text:span text:style-name="T563">y=50.1475728</text:span><text:span text:style-name="T564"><text:s/>HYPERLINK "https://mapy.cz/zakladni?source=addr&amp;id=11190228&amp;ds=1&amp;x=15.1226347&amp;y=50.1475728&amp;z=17"</text:span><text:span text:style-name="T565">&amp;</text:span><text:span text:style-name="T566"><text:s/>HYPERLINK "https://mapy.cz/zakladni?source=addr&amp;id=11190228&amp;ds=1&amp;x=15.1226347&amp;y=50.1475728&amp;z=17"</text:span><text:span text:style-name="T567">z=17"</text:span><text:span text:style-name="T568"><text:s/>HYPERLINK "https://mapy.cz/zakladni?source=addr&amp;id=11190228&amp;ds=1&amp;x=15.1226347&amp;y=50.1475728&amp;z=17"</text:span><text:span text:style-name="T569">ds=1</text:span></text:a><text:span text:style-name="T570"><text:s/></text:span><text:a xlink:href="https://mapy.cz/zakladni?source=addr&amp;id=11190228&amp;ds=1&amp;x=15.1226347&amp;y=50.1475728&amp;z=17"><text:span text:style-name="T572">HYPERLINK "https://mapy.cz/zakladni?source=addr</text:span><text:span text:style-name="T573"><text:s/>HYPERLINK "https://mapy.cz/zakladni?source=addr&amp;id=11190228&amp;ds=1&amp;x=15.1226347&amp;y=50.1475728&amp;z=17"</text:span><text:span text:style-name="T574">&amp;</text:span><text:span text:style-name="T575"><text:s/>HYPERLINK "https://mapy.cz/zakladni?source=addr&amp;id=11190228&amp;ds=1&amp;x=15.1226347&amp;y=50.1475728&amp;z=17"</text:span><text:span text:style-name="T576">id=11190228</text:span><text:span text:style-name="T577"><text:s/>HYPERLINK "https://mapy.cz/zakladni?source=addr&amp;id=11190228&amp;ds=1&amp;x=15.1226347&amp;y=50.1475728&amp;z=17"</text:span><text:span text:style-name="T578">&amp;</text:span><text:span text:style-name="T579"><text:s/>HYPERLINK "https://mapy.cz/zakladni?source=addr&amp;id=11190228&amp;ds=1&amp;x=15.1226347&amp;y=50.1475728&amp;z=17"</text:span><text:span text:style-name="T580">ds=1</text:span><text:span text:style-name="T581"><text:s/>HYPERLINK "https://mapy.cz/zakladni?source=addr&amp;id=11190228&amp;ds=1&amp;x=15.1226347&amp;y=50.1475728&amp;z=17"</text:span><text:span text:style-name="T582">&amp;</text:span><text:span text:style-name="T583"><text:s/>HYPERLINK "https://mapy.cz/zakladni?source=addr&amp;id=11190228&amp;ds=1&amp;x=15.1226347&amp;y=50.1475728&amp;z=17"</text:span><text:span text:style-name="T584">x=15.1226347</text:span><text:span text:style-name="T585"><text:s/>HYPERLINK "https://mapy.cz/zakladni?source=addr&amp;id=11190228&amp;ds=1&amp;x=15.1226347&amp;y=50.1475728&amp;z=17"</text:span><text:span text:style-name="T586">&amp;</text:span><text:span text:style-name="T587"><text:s/>HYPERLINK "https://mapy.cz/zakladni?source=addr&amp;id=11190228&amp;ds=1&amp;x=15.1226347&amp;y=50.1475728&amp;z=17"</text:span><text:span text:style-name="T588">y=50.1475728</text:span><text:span text:style-name="T589"><text:s/>HYPERLINK "https://mapy.cz/zakladni?source=addr&amp;id=11190228&amp;ds=1&amp;x=15.1226347&amp;y=50.1475728&amp;z=17"</text:span><text:span text:style-name="T590">&amp;</text:span><text:span text:style-name="T591"><text:s/>HYPERLINK "https://mapy.cz/zakladni?source=addr&amp;id=11190228&amp;ds=1&amp;x=15.1226347&amp;y=50.1475728&amp;z=17"</text:span><text:span text:style-name="T592">z=17"</text:span><text:span text:style-name="T593"><text:s/>HYPERLINK "https://mapy.cz/zakladni?source=addr&amp;id=11190228&amp;ds=1&amp;x=15.1226347&amp;y=50.1475728&amp;z=17"</text:span><text:span text:style-name="T594">&amp;</text:span></text:a><text:span text:style-name="T595"><text:s/></text:span><text:a xlink:href="https://mapy.cz/zakladni?source=addr&amp;id=11190228&amp;ds=1&amp;x=15.1226347&amp;y=50.1475728&amp;z=17"><text:span text:style-name="T597">HYPERLINK "https://mapy.cz/zakladni?source=addr</text:span><text:span text:style-name="T598"><text:s/>HYPERLINK "https://mapy.cz/zakladni?source=addr&amp;id=11190228&amp;ds=1&amp;x=15.1226347&amp;y=50.1475728&amp;z=17"</text:span><text:span text:style-name="T599">&amp;</text:span><text:span text:style-name="T600"><text:s/>HYPERLINK "https://mapy.cz/zakladni?source=addr&amp;id=11190228&amp;ds=1&amp;x=15.1226347&amp;y=50.1475728&amp;z=17"</text:span><text:span text:style-name="T601">id=11190228</text:span><text:span text:style-name="T602"><text:s/>HYPERLINK "https://mapy.cz/zakladni?source=addr&amp;id=11190228&amp;ds=1&amp;x=15.1226347&amp;y=50.1475728&amp;z=17"</text:span><text:span text:style-name="T603">&amp;</text:span><text:span text:style-name="T604"><text:s/>HYPERLINK "https://mapy.cz/zakladni?source=addr&amp;id=11190228&amp;ds=1&amp;x=15.1226347&amp;y=50.1475728&amp;z=17"</text:span><text:span text:style-name="T605">ds=1</text:span><text:span text:style-name="T606"><text:s/>HYPERLINK "https://mapy.cz/zakladni?source=addr&amp;id=11190228&amp;ds=1&amp;x=15.1226347&amp;y=50.1475728&amp;z=17"</text:span><text:span text:style-name="T607">&amp;</text:span><text:span text:style-name="T608"><text:s/>HYPERLINK "https://mapy.cz/zakladni?source=addr&amp;id=11190228&amp;ds=1&amp;x=15.1226347&amp;y=50.1475728&amp;z=17"</text:span><text:span text:style-name="T609">x=15.1226347</text:span><text:span text:style-name="T610"><text:s/>HYPERLINK "https://mapy.cz/zakladni?source=addr&amp;id=11190228&amp;ds=1&amp;x=15.1226347&amp;y=50.1475728&amp;z=17"</text:span><text:span text:style-name="T611">&amp;</text:span><text:span text:style-name="T612"><text:s/>HYPERLINK "https://mapy.cz/zakladni?source=addr&amp;id=11190228&amp;ds=1&amp;x=15.1226347&amp;y=50.1475728&amp;z=17"</text:span><text:span text:style-name="T613">y=50.1475728</text:span><text:span text:style-name="T614"><text:s/>HYPERLINK "https://mapy.cz/zakladni?source=addr&amp;id=11190228&amp;ds=1&amp;x=15.1226347&amp;y=50.1475728&amp;z=17"</text:span><text:span text:style-name="T615">&amp;</text:span><text:span text:style-name="T616"><text:s/>HYPERLINK "https://mapy.cz/zakladni?source=addr&amp;id=11190228&amp;ds=1&amp;x=15.1226347&amp;y=50.1475728&amp;z=17"</text:span><text:span text:style-name="T617">z=17"</text:span><text:span text:style-name="T618"><text:s/>HYPERLINK "https://mapy.cz/zakladni?source=addr&amp;id=11190228&amp;ds=1&amp;x=15.1226347&amp;y=50.1475728&amp;z=17"</text:span><text:span text:style-name="T619">x=15.1226347</text:span></text:a><text:span text:style-name="T620"><text:s/></text:span><text:a xlink:href="https://mapy.cz/zakladni?source=addr&amp;id=11190228&amp;ds=1&amp;x=15.1226347&amp;y=50.1475728&amp;z=17"><text:span text:style-name="T622">HYPERLINK "https://mapy.cz/zakladni?source=addr</text:span><text:span text:style-name="T623"><text:s/>HYPERLINK "https://mapy.cz/zakladni?source=addr&amp;id=11190228&amp;ds=1&amp;x=15.1226347&amp;y=50.1475728&amp;z=17"</text:span><text:span text:style-name="T624">&amp;</text:span><text:span text:style-name="T625"><text:s/>HYPERLINK "https://mapy.cz/zakladni?source=addr&amp;id=11190228&amp;ds=1&amp;x=15.1226347&amp;y=50.1475728&amp;z=17"</text:span><text:span text:style-name="T626">id=11190228</text:span><text:span text:style-name="T627"><text:s/>HYPERLINK "https://mapy.cz/zakladni?source=addr&amp;id=11190228&amp;ds=1&amp;x=15.1226347&amp;y=50.1475728&amp;z=17"</text:span><text:span text:style-name="T628">&amp;</text:span><text:span text:style-name="T629"><text:s/>HYPERLINK "https://mapy.cz/zakladni?source=addr&amp;id=11190228&amp;ds=1&amp;x=15.1226347&amp;y=50.1475728&amp;z=17"</text:span><text:span text:style-name="T630">ds=1</text:span><text:span text:style-name="T631"><text:s/>HYPERLINK "https://mapy.cz/zakladni?source=addr&amp;id=11190228&amp;ds=1&amp;x=15.1226347&amp;y=50.1475728&amp;z=17"</text:span><text:span text:style-name="T632">&amp;</text:span><text:span text:style-name="T633"><text:s/>HYPERLINK "https://mapy.cz/zakladni?source=addr&amp;id=11190228&amp;ds=1&amp;x=15.1226347&amp;y=50.1475728&amp;z=17"</text:span><text:span text:style-name="T634">x=15.1226347</text:span><text:span text:style-name="T635"><text:s/>HYPERLINK "https://mapy.cz/zakladni?source=addr&amp;id=11190228&amp;ds=1&amp;x=15.1226347&amp;y=50.1475728&amp;z=17"</text:span><text:span text:style-name="T636">&amp;</text:span><text:span text:style-name="T637"><text:s/>HYPERLINK "https://mapy.cz/zakladni?source=addr&amp;id=11190228&amp;ds=1&amp;x=15.1226347&amp;y=50.1475728&amp;z=17"</text:span><text:span text:style-name="T638">y=50.1475728</text:span><text:span text:style-name="T639"><text:s/>HYPERLINK "https://mapy.cz/zakladni?source=addr&amp;id=11190228&amp;ds=1&amp;x=15.1226347&amp;y=50.1475728&amp;z=17"</text:span><text:span text:style-name="T640">&amp;</text:span><text:span text:style-name="T641"><text:s/>HYPERLINK "https://mapy.cz/zakladni?source=addr&amp;id=11190228&amp;ds=1&amp;x=15.1226347&amp;y=50.1475728&amp;z=17"</text:span><text:span text:style-name="T642">z=17"</text:span><text:span text:style-name="T643"><text:s/>HYPERLINK "https://mapy.cz/zakladni?source=addr&amp;id=11190228&amp;ds=1&amp;x=15.1226347&amp;y=50.1475728&amp;z=17"</text:span><text:span text:style-name="T644">&amp;</text:span></text:a><text:span text:style-name="T645"><text:s/></text:span><text:a xlink:href="https://mapy.cz/zakladni?source=addr&amp;id=11190228&amp;ds=1&amp;x=15.1226347&amp;y=50.1475728&amp;z=17"><text:span text:style-name="T647">HYPERLINK "https://mapy.cz/zakladni?source=addr</text:span><text:span text:style-name="T648"><text:s/>HYPERLINK "https://mapy.cz/zakladni?source=addr&amp;id=11190228&amp;ds=1&amp;x=15.1226347&amp;y=50.1475728&amp;z=17"</text:span><text:span text:style-name="T649">&amp;</text:span><text:span text:style-name="T650"><text:s/>HYPERLINK "https://mapy.cz/zakladni?source=addr&amp;id=11190228&amp;ds=1&amp;x=15.1226347&amp;y=50.1475728&amp;z=17"</text:span><text:span text:style-name="T651">id=11190228</text:span><text:span text:style-name="T652"><text:s/>HYPERLINK "https://mapy.cz/zakladni?source=addr&amp;id=11190228&amp;ds=1&amp;x=15.1226347&amp;y=50.1475728&amp;z=17"</text:span><text:span text:style-name="T653">&amp;</text:span><text:span text:style-name="T654"><text:s/>HYPERLINK "https://mapy.cz/zakladni?source=addr&amp;id=11190228&amp;ds=1&amp;x=15.1226347&amp;y=50.1475728&amp;z=17"</text:span><text:span text:style-name="T655">ds=1</text:span><text:span text:style-name="T656"><text:s/>HYPERLINK "https://mapy.cz/zakladni?source=addr&amp;id=11190228&amp;ds=1&amp;x=15.1226347&amp;y=50.1475728&amp;z=17"</text:span><text:span text:style-name="T657">&amp;</text:span><text:span text:style-name="T658"><text:s/>HYPERLINK "https://mapy.cz/zakladni?source=addr&amp;id=11190228&amp;ds=1&amp;x=15.1226347&amp;y=50.1475728&amp;z=17"</text:span><text:span text:style-name="T659">x=15.1226347</text:span><text:span text:style-name="T660"><text:s/>HYPERLINK "https://mapy.cz/zakladni?source=addr&amp;id=11190228&amp;ds=1&amp;x=15.1226347&amp;y=50.1475728&amp;z=17"</text:span><text:span text:style-name="T661">&amp;</text:span><text:span text:style-name="T662"><text:s/>HYPERLINK "https://mapy.cz/zakladni?source=addr&amp;id=11190228&amp;ds=1&amp;x=15.1226347&amp;y=50.1475728&amp;z=17"</text:span><text:span text:style-name="T663">y=50.1475728</text:span><text:span text:style-name="T664"><text:s/>HYPERLINK "https://mapy.cz/zakladni?source=addr&amp;id=11190228&amp;ds=1&amp;x=15.1226347&amp;y=50.1475728&amp;z=17"</text:span><text:span text:style-name="T665">&amp;</text:span><text:span text:style-name="T666"><text:s/>HYPERLINK "https://mapy.cz/zakladni?source=addr&amp;id=11190228&amp;ds=1&amp;x=15.1226347&amp;y=50.1475728&amp;z=17"</text:span><text:span text:style-name="T667">z=17"</text:span><text:span text:style-name="T668"><text:s/>HYPERLINK "https://mapy.cz/zakladni?source=addr&amp;id=11190228&amp;ds=1&amp;x=15.1226347&amp;y=50.1475728&amp;z=17"</text:span><text:span text:style-name="T669">y=50.1475728</text:span></text:a><text:span text:style-name="T670"><text:s/></text:span><text:a xlink:href="https://mapy.cz/zakladni?source=addr&amp;id=11190228&amp;ds=1&amp;x=15.1226347&amp;y=50.1475728&amp;z=17"><text:span text:style-name="T672">HYPERLINK "https://mapy.cz/zakladni?source=addr</text:span><text:span text:style-name="T673"><text:s/>HYPERLINK "https://mapy.cz/zakladni?source=addr&amp;id=11190228&amp;ds=1&amp;x=15.1226347&amp;y=50.1475728&amp;z=17"</text:span><text:span text:style-name="T674">&amp;</text:span><text:span text:style-name="T675"><text:s/>HYPERLINK "https://mapy.cz/zakladni?source=addr&amp;id=11190228&amp;ds=1&amp;x=15.1226347&amp;y=50.1475728&amp;z=17"</text:span><text:span text:style-name="T676">id=11190228</text:span><text:span text:style-name="T677"><text:s/>HYPERLINK "https://mapy.cz/zakladni?source=addr&amp;id=11190228&amp;ds=1&amp;x=15.1226347&amp;y=50.1475728&amp;z=17"</text:span><text:span text:style-name="T678">&amp;</text:span><text:span text:style-name="T679"><text:s/>HYPERLINK "https://mapy.cz/zakladni?source=addr&amp;id=11190228&amp;ds=1&amp;x=15.1226347&amp;y=50.1475728&amp;z=17"</text:span><text:span text:style-name="T680">ds=1</text:span><text:span text:style-name="T681"><text:s/>HYPERLINK "https://mapy.cz/zakladni?source=addr&amp;id=11190228&amp;ds=1&amp;x=15.1226347&amp;y=50.1475728&amp;z=17"</text:span><text:span text:style-name="T682">&amp;</text:span><text:span text:style-name="T683"><text:s/>HYPERLINK "https://mapy.cz/zakladni?source=addr&amp;id=11190228&amp;ds=1&amp;x=15.1226347&amp;y=50.1475728&amp;z=17"</text:span><text:span text:style-name="T684">x=15.1226347</text:span><text:span text:style-name="T685"><text:s/>HYPERLINK "https://mapy.cz/zakladni?source=addr&amp;id=11190228&amp;ds=1&amp;x=15.1226347&amp;y=50.1475728&amp;z=17"</text:span><text:span text:style-name="T686">&amp;</text:span><text:span text:style-name="T687"><text:s/>HYPERLINK "https://mapy.cz/zakladni?source=addr&amp;id=11190228&amp;ds=1&amp;x=15.1226347&amp;y=50.1475728&amp;z=17"</text:span><text:span text:style-name="T688">y=50.1475728</text:span><text:span text:style-name="T689"><text:s/>HYPERLINK "https://mapy.cz/zakladni?source=addr&amp;id=11190228&amp;ds=1&amp;x=15.1226347&amp;y=50.1475728&amp;z=17"</text:span><text:span text:style-name="T690">&amp;</text:span><text:span text:style-name="T691"><text:s/>HYPERLINK "https://mapy.cz/zakladni?source=addr&amp;id=11190228&amp;ds=1&amp;x=15.1226347&amp;y=50.1475728&amp;z=17"</text:span><text:span text:style-name="T692">z=17"</text:span><text:span text:style-name="T693"><text:s/>HYPERLINK "https://mapy.cz/zakladni?source=addr&amp;id=11190228&amp;ds=1&amp;x=15.1226347&amp;y=50.1475728&amp;z=17"</text:span><text:span text:style-name="T694">&amp;</text:span></text:a><text:span text:style-name="T695"><text:s/></text:span><text:a xlink:href="https://mapy.cz/zakladni?source=addr&amp;id=11190228&amp;ds=1&amp;x=15.1226347&amp;y=50.1475728&amp;z=17"><text:span text:style-name="T697">HYPERLINK "https://mapy.cz/zakladni?source=addr</text:span><text:span text:style-name="T698"><text:s/>HYPERLINK "https://mapy.cz/zakladni?source=addr&amp;id=11190228&amp;ds=1&amp;x=15.1226347&amp;y=50.1475728&amp;z=17"</text:span><text:span text:style-name="T699">&amp;</text:span><text:span text:style-name="T700"><text:s/>HYPERLINK "https://mapy.cz/zakladni?source=addr&amp;id=11190228&amp;ds=1&amp;x=15.1226347&amp;y=50.1475728&amp;z=17"</text:span><text:span text:style-name="T701">id=11190228</text:span><text:span text:style-name="T702"><text:s/>HYPERLINK "https://mapy.cz/zakladni?source=addr&amp;id=11190228&amp;ds=1&amp;x=15.1226347&amp;y=50.1475728&amp;z=17"</text:span><text:span text:style-name="T703">&amp;</text:span><text:span text:style-name="T704"><text:s/>HYPERLINK "https://mapy.cz/zakladni?source=addr&amp;id=11190228&amp;ds=1&amp;x=15.1226347&amp;y=50.1475728&amp;z=17"</text:span><text:span text:style-name="T705">ds=1</text:span><text:span text:style-name="T706"><text:s/>HYPERLINK "https://mapy.cz/zakladni?source=addr&amp;id=11190228&amp;ds=1&amp;x=15.1226347&amp;y=50.1475728&amp;z=17"</text:span><text:span text:style-name="T707">&amp;</text:span><text:span text:style-name="T708"><text:s/>HYPERLINK "https://mapy.cz/zakladni?source=addr&amp;id=11190228&amp;ds=1&amp;x=15.1226347&amp;y=50.1475728&amp;z=17"</text:span><text:span text:style-name="T709">x=15.1226347</text:span><text:span text:style-name="T710"><text:s/>HYPERLINK "https://mapy.cz/zakladni?source=addr&amp;id=11190228&amp;ds=1&amp;x=15.1226347&amp;y=50.1475728&amp;z=17"</text:span><text:span text:style-name="T711">&amp;</text:span><text:span text:style-name="T712"><text:s/>HYPERLINK "https://mapy.cz/zakladni?source=addr&amp;id=11190228&amp;ds=1&amp;x=15.1226347&amp;y=50.1475728&amp;z=17"</text:span><text:span text:style-name="T713">y=50.1475728</text:span><text:span text:style-name="T714"><text:s/>HYPERLINK "https://mapy.cz/zakladni?source=addr&amp;id=11190228&amp;ds=1&amp;x=15.1226347&amp;y=50.1475728&amp;z=17"</text:span><text:span text:style-name="T715">&amp;</text:span><text:span text:style-name="T716"><text:s/>HYPERLINK "https://mapy.cz/zakladni?source=addr&amp;id=11190228&amp;ds=1&amp;x=15.1226347&amp;y=50.1475728&amp;z=17"</text:span><text:span text:style-name="T717">z=17"</text:span><text:span text:style-name="T718"><text:s/>HYPERLINK "https://mapy.cz/zakladni?source=addr&amp;id=11190228&amp;ds=1&amp;x=15.1226347&amp;y=50.1475728&amp;z=17"</text:span><text:span text:style-name="T719">z=17"</text:span></text:a><text:span text:style-name="T720"><text:s/></text:span><text:a xlink:href="https://mapy.cz/zakladni?source=addr&amp;id=11190228&amp;ds=1&amp;x=15.1226347&amp;y=50.1475728&amp;z=17"><text:span text:style-name="T722">HYPERLINK "https://mapy.cz/zakladni?source=addr</text:span><text:span text:style-name="T723"><text:s/>HYPERLINK "https://mapy.cz/zakladni?source=addr&amp;id=11190228&amp;ds=1&amp;x=15.1226347&amp;y=50.1475728&amp;z=17"</text:span><text:span text:style-name="T724">&amp;</text:span><text:span text:style-name="T725"><text:s/>HYPERLINK "https://mapy.cz/zakladni?source=addr&amp;id=11190228&amp;ds=1&amp;x=15.1226347&amp;y=50.1475728&amp;z=17"</text:span><text:span text:style-name="T726">id=11190228</text:span><text:span text:style-name="T727"><text:s/>HYPERLINK "https://mapy.cz/zakladni?source=addr&amp;id=11190228&amp;ds=1&amp;x=15.1226347&amp;y=50.1475728&amp;z=17"</text:span><text:span text:style-name="T728">&amp;</text:span><text:span text:style-name="T729"><text:s/>HYPERLINK "https://mapy.cz/zakladni?source=addr&amp;id=11190228&amp;ds=1&amp;x=15.1226347&amp;y=50.1475728&amp;z=17"</text:span><text:span text:style-name="T730">ds=1</text:span><text:span text:style-name="T731"><text:s/>HYPERLINK "https://mapy.cz/zakladni?source=addr&amp;id=11190228&amp;ds=1&amp;x=15.1226347&amp;y=50.1475728&amp;z=17"</text:span><text:span text:style-name="T732">&amp;</text:span><text:span text:style-name="T733"><text:s/>HYPERLINK "https://mapy.cz/zakladni?source=addr&amp;id=11190228&amp;ds=1&amp;x=15.1226347&amp;y=50.1475728&amp;z=17"</text:span><text:span text:style-name="T734">x=15.1226347</text:span><text:span text:style-name="T735"><text:s/>HYPERLINK "https://mapy.cz/zakladni?source=addr&amp;id=11190228&amp;ds=1&amp;x=15.1226347&amp;y=50.1475728&amp;z=17"</text:span><text:span text:style-name="T736">&amp;</text:span><text:span text:style-name="T737"><text:s/>HYPERLINK "https://mapy.cz/zakladni?source=addr&amp;id=11190228&amp;ds=1&amp;x=15.1226347&amp;y=50.1475728&amp;z=17"</text:span><text:span text:style-name="T738">y=50.1475728</text:span><text:span text:style-name="T739"><text:s/>HYPERLINK "https://mapy.cz/zakladni?source=addr&amp;id=11190228&amp;ds=1&amp;x=15.1226347&amp;y=50.1475728&amp;z=17"</text:span><text:span text:style-name="T740">&amp;</text:span><text:span text:style-name="T741"><text:s/>HYPERLINK "https://mapy.cz/zakladni?source=addr&amp;id=11190228&amp;ds=1&amp;x=15.1226347&amp;y=50.1475728&amp;z=17"</text:span><text:span text:style-name="T742">z=17"</text:span><text:span text:style-name="T743"><text:s/>HYPERLINK "https://mapy.cz/zakladni?source=addr&amp;id=11190228&amp;ds=1&amp;x=15.1226347&amp;y=50.1475728&amp;z=17"</text:span><text:span text:style-name="T744">&amp;</text:span></text:a><text:span text:style-name="T745"><text:s/></text:span><text:a xlink:href="https://mapy.cz/zakladni?source=addr&amp;id=11190228&amp;ds=1&amp;x=15.1226347&amp;y=50.1475728&amp;z=17"><text:span text:style-name="T747">HYPERLINK "https://mapy.cz/zakladni?source=addr</text:span><text:span text:style-name="T748"><text:s/>HYPERLINK "https://mapy.cz/zakladni?source=addr&amp;id=11190228&amp;ds=1&amp;x=15.1226347&amp;y=50.1475728&amp;z=17"</text:span><text:span text:style-name="T749">&amp;</text:span><text:span text:style-name="T750"><text:s/>HYPERLINK "https://mapy.cz/zakladni?source=addr&amp;id=11190228&amp;ds=1&amp;x=15.1226347&amp;y=50.1475728&amp;z=17"</text:span><text:span text:style-name="T751">id=11190228</text:span><text:span text:style-name="T752"><text:s/>HYPERLINK "https://mapy.cz/zakladni?source=addr&amp;id=11190228&amp;ds=1&amp;x=15.1226347&amp;y=50.1475728&amp;z=17"</text:span><text:span text:style-name="T753">&amp;</text:span><text:span text:style-name="T754"><text:s/>HYPERLINK "https://mapy.cz/zakladni?source=addr&amp;id=11190228&amp;ds=1&amp;x=15.1226347&amp;y=50.1475728&amp;z=17"</text:span><text:span text:style-name="T755">ds=1</text:span><text:span text:style-name="T756"><text:s/>HYPERLINK "https://mapy.cz/zakladni?source=addr&amp;id=11190228&amp;ds=1&amp;x=15.1226347&amp;y=50.1475728&amp;z=17"</text:span><text:span text:style-name="T757">&amp;</text:span><text:span text:style-name="T758"><text:s/>HYPERLINK "https://mapy.cz/zakladni?source=addr&amp;id=11190228&amp;ds=1&amp;x=15.1226347&amp;y=50.1475728&amp;z=17"</text:span><text:span text:style-name="T759">x=15.1226347</text:span><text:span text:style-name="T760"><text:s/>HYPERLINK "https://mapy.cz/zakladni?source=addr&amp;id=11190228&amp;ds=1&amp;x=15.1226347&amp;y=50.1475728&amp;z=17"</text:span><text:span text:style-name="T761">&amp;</text:span><text:span text:style-name="T762"><text:s/>HYPERLINK "https://mapy.cz/zakladni?source=addr&amp;id=11190228&amp;ds=1&amp;x=15.1226347&amp;y=50.1475728&amp;z=17"</text:span><text:span text:style-name="T763">y=50.1475728</text:span><text:span text:style-name="T764"><text:s/>HYPERLINK "https://mapy.cz/zakladni?source=addr&amp;id=11190228&amp;ds=1&amp;x=15.1226347&amp;y=50.1475728&amp;z=17"</text:span><text:span text:style-name="T765">&amp;</text:span><text:span text:style-name="T766"><text:s/>HYPERLINK "https://mapy.cz/zakladni?source=addr&amp;id=11190228&amp;ds=1&amp;x=15.1226347&amp;y=50.1475728&amp;z=17"</text:span><text:span text:style-name="T767">z=17"</text:span><text:span text:style-name="T768"><text:s/>HYPERLINK "https://mapy.cz/zakladni?source=addr&amp;id=11190228&amp;ds=1&amp;x=15.1226347&amp;y=50.1475728&amp;z=17"</text:span><text:span text:style-name="T769">HYPERLINK "https://mapy.cz/zakladni?source=addr</text:span></text:a><text:span text:style-name="T770"><text:s/></text:span><text:a xlink:href="https://mapy.cz/zakladni?source=addr&amp;id=11190228&amp;ds=1&amp;x=15.1226347&amp;y=50.1475728&amp;z=17"><text:span text:style-name="T772">HYPERLINK "https://mapy.cz/zakladni?source=addr</text:span><text:span text:style-name="T773"><text:s/>HYPERLINK "https://mapy.cz/zakladni?source=addr&amp;id=11190228&amp;ds=1&amp;x=15.1226347&amp;y=50.1475728&amp;z=17"</text:span><text:span text:style-name="T774">&amp;</text:span><text:span text:style-name="T775"><text:s/>HYPERLINK "https://mapy.cz/zakladni?source=addr&amp;id=11190228&amp;ds=1&amp;x=15.1226347&amp;y=50.1475728&amp;z=17"</text:span><text:span text:style-name="T776">id=11190228</text:span><text:span text:style-name="T777"><text:s/>HYPERLINK "https://mapy.cz/zakladni?source=addr&amp;id=11190228&amp;ds=1&amp;x=15.1226347&amp;y=50.1475728&amp;z=17"</text:span><text:span text:style-name="T778">&amp;</text:span><text:span text:style-name="T779"><text:s/>HYPERLINK "https://mapy.cz/zakladni?source=addr&amp;id=11190228&amp;ds=1&amp;x=15.1226347&amp;y=50.1475728&amp;z=17"</text:span><text:span text:style-name="T780">ds=1</text:span><text:span text:style-name="T781"><text:s/>HYPERLINK "https://mapy.cz/zakladni?source=addr&amp;id=11190228&amp;ds=1&amp;x=15.1226347&amp;y=50.1475728&amp;z=17"</text:span><text:span text:style-name="T782">&amp;</text:span><text:span text:style-name="T783"><text:s/>HYPERLINK "https://mapy.cz/zakladni?source=addr&amp;id=11190228&amp;ds=1&amp;x=15.1226347&amp;y=50.1475728&amp;z=17"</text:span><text:span text:style-name="T784">x=15.1226347</text:span><text:span text:style-name="T785"><text:s/>HYPERLINK "https://mapy.cz/zakladni?source=addr&amp;id=11190228&amp;ds=1&amp;x=15.1226347&amp;y=50.1475728&amp;z=17"</text:span><text:span text:style-name="T786">&amp;</text:span><text:span text:style-name="T787"><text:s/>HYPERLINK "https://mapy.cz/zakladni?source=addr&amp;id=11190228&amp;ds=1&amp;x=15.1226347&amp;y=50.1475728&amp;z=17"</text:span><text:span text:style-name="T788">y=50.1475728</text:span><text:span text:style-name="T789"><text:s/>HYPERLINK "https://mapy.cz/zakladni?source=addr&amp;id=11190228&amp;ds=1&amp;x=15.1226347&amp;y=50.1475728&amp;z=17"</text:span><text:span text:style-name="T790">&amp;</text:span><text:span text:style-name="T791"><text:s/>HYPERLINK "https://mapy.cz/zakladni?source=addr&amp;id=11190228&amp;ds=1&amp;x=15.1226347&amp;y=50.1475728&amp;z=17"</text:span><text:span text:style-name="T792">z=17"</text:span><text:span text:style-name="T793"><text:s/>HYPERLINK "https://mapy.cz/zakladni?source=addr&amp;id=11190228&amp;ds=1&amp;x=15.1226347&amp;y=50.1475728&amp;z=17"</text:span><text:span text:style-name="T794">&amp;</text:span></text:a><text:span text:style-name="T795"><text:s/></text:span><text:a xlink:href="https://mapy.cz/zakladni?source=addr&amp;id=11190228&amp;ds=1&amp;x=15.1226347&amp;y=50.1475728&amp;z=17"><text:span text:style-name="T797">HYPERLINK "https://mapy.cz/zakladni?source=addr</text:span><text:span text:style-name="T798"><text:s/>HYPERLINK "https://mapy.cz/zakladni?source=addr&amp;id=11190228&amp;ds=1&amp;x=15.1226347&amp;y=50.1475728&amp;z=17"</text:span><text:span text:style-name="T799">&amp;</text:span><text:span text:style-name="T800"><text:s/>HYPERLINK "https://mapy.cz/zakladni?source=addr&amp;id=11190228&amp;ds=1&amp;x=15.1226347&amp;y=50.1475728&amp;z=17"</text:span><text:span text:style-name="T801">id=11190228</text:span><text:span text:style-name="T802"><text:s/>HYPERLINK "https://mapy.cz/zakladni?source=addr&amp;id=11190228&amp;ds=1&amp;x=15.1226347&amp;y=50.1475728&amp;z=17"</text:span><text:span text:style-name="T803">&amp;</text:span><text:span text:style-name="T804"><text:s/>HYPERLINK "https://mapy.cz/zakladni?source=addr&amp;id=11190228&amp;ds=1&amp;x=15.1226347&amp;y=50.1475728&amp;z=17"</text:span><text:span text:style-name="T805">ds=1</text:span><text:span text:style-name="T806"><text:s/>HYPERLINK "https://mapy.cz/zakladni?source=addr&amp;id=11190228&amp;ds=1&amp;x=15.1226347&amp;y=50.1475728&amp;z=17"</text:span><text:span text:style-name="T807">&amp;</text:span><text:span text:style-name="T808"><text:s/>HYPERLINK "https://mapy.cz/zakladni?source=addr&amp;id=11190228&amp;ds=1&amp;x=15.1226347&amp;y=50.1475728&amp;z=17"</text:span><text:span text:style-name="T809">x=15.1226347</text:span><text:span text:style-name="T810"><text:s/>HYPERLINK "https://mapy.cz/zakladni?source=addr&amp;id=11190228&amp;ds=1&amp;x=15.1226347&amp;y=50.1475728&amp;z=17"</text:span><text:span text:style-name="T811">&amp;</text:span><text:span text:style-name="T812"><text:s/>HYPERLINK "https://mapy.cz/zakladni?source=addr&amp;id=11190228&amp;ds=1&amp;x=15.1226347&amp;y=50.1475728&amp;z=17"</text:span><text:span text:style-name="T813">y=50.1475728</text:span><text:span text:style-name="T814"><text:s/>HYPERLINK "https://mapy.cz/zakladni?source=addr&amp;id=11190228&amp;ds=1&amp;x=15.1226347&amp;y=50.1475728&amp;z=17"</text:span><text:span text:style-name="T815">&amp;</text:span><text:span text:style-name="T816"><text:s/>HYPERLINK "https://mapy.cz/zakladni?source=addr&amp;id=11190228&amp;ds=1&amp;x=15.1226347&amp;y=50.1475728&amp;z=17"</text:span><text:span text:style-name="T817">z=17"</text:span><text:span text:style-name="T818"><text:s/>HYPERLINK "https://mapy.cz/zakladni?source=addr&amp;id=11190228&amp;ds=1&amp;x=15.1226347&amp;y=50.1475728&amp;z=17"</text:span><text:span text:style-name="T819">id=11190228</text:span></text:a><text:span text:style-name="T820"><text:s/></text:span><text:a xlink:href="https://mapy.cz/zakladni?source=addr&amp;id=11190228&amp;ds=1&amp;x=15.1226347&amp;y=50.1475728&amp;z=17"><text:span text:style-name="T822">HYPERLINK "https://mapy.cz/zakladni?source=addr</text:span><text:span text:style-name="T823"><text:s/>HYPERLINK "https://mapy.cz/zakladni?source=addr&amp;id=11190228&amp;ds=1&amp;x=15.1226347&amp;y=50.1475728&amp;z=17"</text:span><text:span text:style-name="T824">&amp;</text:span><text:span text:style-name="T825"><text:s/>HYPERLINK "https://mapy.cz/zakladni?source=addr&amp;id=11190228&amp;ds=1&amp;x=15.1226347&amp;y=50.1475728&amp;z=17"</text:span><text:span text:style-name="T826">id=11190228</text:span><text:span text:style-name="T827"><text:s/>HYPERLINK "https://mapy.cz/zakladni?source=addr&amp;id=11190228&amp;ds=1&amp;x=15.1226347&amp;y=50.1475728&amp;z=17"</text:span><text:span text:style-name="T828">&amp;</text:span><text:span text:style-name="T829"><text:s/>HYPERLINK "https://mapy.cz/zakladni?source=addr&amp;id=11190228&amp;ds=1&amp;x=15.1226347&amp;y=50.1475728&amp;z=17"</text:span><text:span text:style-name="T830">ds=1</text:span><text:span text:style-name="T831"><text:s/>HYPERLINK "https://mapy.cz/zakladni?source=addr&amp;id=11190228&amp;ds=1&amp;x=15.1226347&amp;y=50.1475728&amp;z=17"</text:span><text:span text:style-name="T832">&amp;</text:span><text:span text:style-name="T833"><text:s/>HYPERLINK "https://mapy.cz/zakladni?source=addr&amp;id=11190228&amp;ds=1&amp;x=15.1226347&amp;y=50.1475728&amp;z=17"</text:span><text:span text:style-name="T834">x=15.1226347</text:span><text:span text:style-name="T835"><text:s/>HYPERLINK "https://mapy.cz/zakladni?source=addr&amp;id=11190228&amp;ds=1&amp;x=15.1226347&amp;y=50.1475728&amp;z=17"</text:span><text:span text:style-name="T836">&amp;</text:span><text:span text:style-name="T837"><text:s/>HYPERLINK "https://mapy.cz/zakladni?source=addr&amp;id=11190228&amp;ds=1&amp;x=15.1226347&amp;y=50.1475728&amp;z=17"</text:span><text:span text:style-name="T838">y=50.1475728</text:span><text:span text:style-name="T839"><text:s/>HYPERLINK "https://mapy.cz/zakladni?source=addr&amp;id=11190228&amp;ds=1&amp;x=15.1226347&amp;y=50.1475728&amp;z=17"</text:span><text:span text:style-name="T840">&amp;</text:span><text:span text:style-name="T841"><text:s/>HYPERLINK "https://mapy.cz/zakladni?source=addr&amp;id=11190228&amp;ds=1&amp;x=15.1226347&amp;y=50.1475728&amp;z=17"</text:span><text:span text:style-name="T842">z=17"</text:span><text:span text:style-name="T843"><text:s/>HYPERLINK "https://mapy.cz/zakladni?source=addr&amp;id=11190228&amp;ds=1&amp;x=15.1226347&amp;y=50.1475728&amp;z=17"</text:span><text:span text:style-name="T844">&amp;</text:span></text:a><text:span text:style-name="T845"><text:s/></text:span><text:a xlink:href="https://mapy.cz/zakladni?source=addr&amp;id=11190228&amp;ds=1&amp;x=15.1226347&amp;y=50.1475728&amp;z=17"><text:span text:style-name="T847">HYPERLINK "https://mapy.cz/zakladni?source=addr</text:span><text:span text:style-name="T848"><text:s/>HYPERLINK "https://mapy.cz/zakladni?source=addr&amp;id=11190228&amp;ds=1&amp;x=15.1226347&amp;y=50.1475728&amp;z=17"</text:span><text:span text:style-name="T849">&amp;</text:span><text:span text:style-name="T850"><text:s/>HYPERLINK "https://mapy.cz/zakladni?source=addr&amp;id=11190228&amp;ds=1&amp;x=15.1226347&amp;y=50.1475728&amp;z=17"</text:span><text:span text:style-name="T851">id=11190228</text:span><text:span text:style-name="T852"><text:s/>HYPERLINK "https://mapy.cz/zakladni?source=addr&amp;id=11190228&amp;ds=1&amp;x=15.1226347&amp;y=50.1475728&amp;z=17"</text:span><text:span text:style-name="T853">&amp;</text:span><text:span text:style-name="T854"><text:s/>HYPERLINK "https://mapy.cz/zakladni?source=addr&amp;id=11190228&amp;ds=1&amp;x=15.1226347&amp;y=50.1475728&amp;z=17"</text:span><text:span text:style-name="T855">ds=1</text:span><text:span text:style-name="T856"><text:s/>HYPERLINK "https://mapy.cz/zakladni?source=addr&amp;id=11190228&amp;ds=1&amp;x=15.1226347&amp;y=50.1475728&amp;z=17"</text:span><text:span text:style-name="T857">&amp;</text:span><text:span text:style-name="T858"><text:s/>HYPERLINK "https://mapy.cz/zakladni?source=addr&amp;id=11190228&amp;ds=1&amp;x=15.1226347&amp;y=50.1475728&amp;z=17"</text:span><text:span text:style-name="T859">x=15.1226347</text:span><text:span text:style-name="T860"><text:s/>HYPERLINK "https://mapy.cz/zakladni?source=addr&amp;id=11190228&amp;ds=1&amp;x=15.1226347&amp;y=50.1475728&amp;z=17"</text:span><text:span text:style-name="T861">&amp;</text:span><text:span text:style-name="T862"><text:s/>HYPERLINK "https://mapy.cz/zakladni?source=addr&amp;id=11190228&amp;ds=1&amp;x=15.1226347&amp;y=50.1475728&amp;z=17"</text:span><text:span text:style-name="T863">y=50.1475728</text:span><text:span text:style-name="T864"><text:s/>HYPERLINK "https://mapy.cz/zakladni?source=addr&amp;id=11190228&amp;ds=1&amp;x=15.1226347&amp;y=50.1475728&amp;z=17"</text:span><text:span text:style-name="T865">&amp;</text:span><text:span text:style-name="T866"><text:s/>HYPERLINK "https://mapy.cz/zakladni?source=addr&amp;id=11190228&amp;ds=1&amp;x=15.1226347&amp;y=50.1475728&amp;z=17"</text:span><text:span text:style-name="T867">z=17"</text:span><text:span text:style-name="T868"><text:s/>HYPERLINK "https://mapy.cz/zakladni?source=addr&amp;id=11190228&amp;ds=1&amp;x=15.1226347&amp;y=50.1475728&amp;z=17"</text:span><text:span text:style-name="T869">ds=1</text:span></text:a><text:span text:style-name="T870"><text:s/></text:span><text:a xlink:href="https://mapy.cz/zakladni?source=addr&amp;id=11190228&amp;ds=1&amp;x=15.1226347&amp;y=50.1475728&amp;z=17"><text:span text:style-name="T872">HYPERLINK "https://mapy.cz/zakladni?source=addr</text:span><text:span text:style-name="T873"><text:s/>HYPERLINK "https://mapy.cz/zakladni?source=addr&amp;id=11190228&amp;ds=1&amp;x=15.1226347&amp;y=50.1475728&amp;z=17"</text:span><text:span text:style-name="T874">&amp;</text:span><text:span text:style-name="T875"><text:s/>HYPERLINK "https://mapy.cz/zakladni?source=addr&amp;id=11190228&amp;ds=1&amp;x=15.1226347&amp;y=50.1475728&amp;z=17"</text:span><text:span text:style-name="T876">id=11190228</text:span><text:span text:style-name="T877"><text:s/>HYPERLINK "https://mapy.cz/zakladni?source=addr&amp;id=11190228&amp;ds=1&amp;x=15.1226347&amp;y=50.1475728&amp;z=17"</text:span><text:span text:style-name="T878">&amp;</text:span><text:span text:style-name="T879"><text:s/>HYPERLINK "https://mapy.cz/zakladni?source=addr&amp;id=11190228&amp;ds=1&amp;x=15.1226347&amp;y=50.1475728&amp;z=17"</text:span><text:span text:style-name="T880">ds=1</text:span><text:span text:style-name="T881"><text:s/>HYPERLINK "https://mapy.cz/zakladni?source=addr&amp;id=11190228&amp;ds=1&amp;x=15.1226347&amp;y=50.1475728&amp;z=17"</text:span><text:span text:style-name="T882">&amp;</text:span><text:span text:style-name="T883"><text:s/>HYPERLINK "https://mapy.cz/zakladni?source=addr&amp;id=11190228&amp;ds=1&amp;x=15.1226347&amp;y=50.1475728&amp;z=17"</text:span><text:span text:style-name="T884">x=15.1226347</text:span><text:span text:style-name="T885"><text:s/>HYPERLINK "https://mapy.cz/zakladni?source=addr&amp;id=11190228&amp;ds=1&amp;x=15.1226347&amp;y=50.1475728&amp;z=17"</text:span><text:span text:style-name="T886">&amp;</text:span><text:span text:style-name="T887"><text:s/>HYPERLINK "https://mapy.cz/zakladni?source=addr&amp;id=11190228&amp;ds=1&amp;x=15.1226347&amp;y=50.1475728&amp;z=17"</text:span><text:span text:style-name="T888">y=50.1475728</text:span><text:span text:style-name="T889"><text:s/>HYPERLINK "https://mapy.cz/zakladni?source=addr&amp;id=11190228&amp;ds=1&amp;x=15.1226347&amp;y=50.1475728&amp;z=17"</text:span><text:span text:style-name="T890">&amp;</text:span><text:span text:style-name="T891"><text:s/>HYPERLINK "https://mapy.cz/zakladni?source=addr&amp;id=11190228&amp;ds=1&amp;x=15.1226347&amp;y=50.1475728&amp;z=17"</text:span><text:span text:style-name="T892">z=17"</text:span><text:span text:style-name="T893"><text:s/>HYPERLINK "https://mapy.cz/zakladni?source=addr&amp;id=11190228&amp;ds=1&amp;x=15.1226347&amp;y=50.1475728&amp;z=17"</text:span><text:span text:style-name="T894">&amp;</text:span></text:a><text:span text:style-name="T895"><text:s/></text:span><text:a xlink:href="https://mapy.cz/zakladni?source=addr&amp;id=11190228&amp;ds=1&amp;x=15.1226347&amp;y=50.1475728&amp;z=17"><text:span text:style-name="T897">HYPERLINK "https://mapy.cz/zakladni?source=addr</text:span><text:span text:style-name="T898"><text:s/>HYPERLINK "https://mapy.cz/zakladni?source=addr&amp;id=11190228&amp;ds=1&amp;x=15.1226347&amp;y=50.1475728&amp;z=17"</text:span><text:span text:style-name="T899">&amp;</text:span><text:span text:style-name="T900"><text:s/>HYPERLINK "https://mapy.cz/zakladni?source=addr&amp;id=11190228&amp;ds=1&amp;x=15.1226347&amp;y=50.1475728&amp;z=17"</text:span><text:span text:style-name="T901">id=11190228</text:span><text:span text:style-name="T902"><text:s/>HYPERLINK "https://mapy.cz/zakladni?source=addr&amp;id=11190228&amp;ds=1&amp;x=15.1226347&amp;y=50.1475728&amp;z=17"</text:span><text:span text:style-name="T903">&amp;</text:span><text:span text:style-name="T904"><text:s/>HYPERLINK "https://mapy.cz/zakladni?source=addr&amp;id=11190228&amp;ds=1&amp;x=15.1226347&amp;y=50.1475728&amp;z=17"</text:span><text:span text:style-name="T905">ds=1</text:span><text:span text:style-name="T906"><text:s/>HYPERLINK "https://mapy.cz/zakladni?source=addr&amp;id=11190228&amp;ds=1&amp;x=15.1226347&amp;y=50.1475728&amp;z=17"</text:span><text:span text:style-name="T907">&amp;</text:span><text:span text:style-name="T908"><text:s/>HYPERLINK "https://mapy.cz/zakladni?source=addr&amp;id=11190228&amp;ds=1&amp;x=15.1226347&amp;y=50.1475728&amp;z=17"</text:span><text:span text:style-name="T909">x=15.1226347</text:span><text:span text:style-name="T910"><text:s/>HYPERLINK "https://mapy.cz/zakladni?source=addr&amp;id=11190228&amp;ds=1&amp;x=15.1226347&amp;y=50.1475728&amp;z=17"</text:span><text:span text:style-name="T911">&amp;</text:span><text:span text:style-name="T912"><text:s/>HYPERLINK "https://mapy.cz/zakladni?source=addr&amp;id=11190228&amp;ds=1&amp;x=15.1226347&amp;y=50.1475728&amp;z=17"</text:span><text:span text:style-name="T913">y=50.1475728</text:span><text:span text:style-name="T914"><text:s/>HYPERLINK "https://mapy.cz/zakladni?source=addr&amp;id=11190228&amp;ds=1&amp;x=15.1226347&amp;y=50.1475728&amp;z=17"</text:span><text:span text:style-name="T915">&amp;</text:span><text:span text:style-name="T916"><text:s/>HYPERLINK "https://mapy.cz/zakladni?source=addr&amp;id=11190228&amp;ds=1&amp;x=15.1226347&amp;y=50.1475728&amp;z=17"</text:span><text:span text:style-name="T917">z=17"</text:span><text:span text:style-name="T918"><text:s/>HYPERLINK "https://mapy.cz/zakladni?source=addr&amp;id=11190228&amp;ds=1&amp;x=15.1226347&amp;y=50.1475728&amp;z=17"</text:span><text:span text:style-name="T919">x=15.1226347</text:span></text:a><text:span text:style-name="T920"><text:s/></text:span><text:a xlink:href="https://mapy.cz/zakladni?source=addr&amp;id=11190228&amp;ds=1&amp;x=15.1226347&amp;y=50.1475728&amp;z=17"><text:span text:style-name="T922">HYPERLINK "https://mapy.cz/zakladni?source=addr</text:span><text:span text:style-name="T923"><text:s/>HYPERLINK "https://mapy.cz/zakladni?source=addr&amp;id=11190228&amp;ds=1&amp;x=15.1226347&amp;y=50.1475728&amp;z=17"</text:span><text:span text:style-name="T924">&amp;</text:span><text:span text:style-name="T925"><text:s/>HYPERLINK "https://mapy.cz/zakladni?source=addr&amp;id=11190228&amp;ds=1&amp;x=15.1226347&amp;y=50.1475728&amp;z=17"</text:span><text:span text:style-name="T926">id=11190228</text:span><text:span text:style-name="T927"><text:s/>HYPERLINK "https://mapy.cz/zakladni?source=addr&amp;id=11190228&amp;ds=1&amp;x=15.1226347&amp;y=50.1475728&amp;z=17"</text:span><text:span text:style-name="T928">&amp;</text:span><text:span text:style-name="T929"><text:s/>HYPERLINK "https://mapy.cz/zakladni?source=addr&amp;id=11190228&amp;ds=1&amp;x=15.1226347&amp;y=50.1475728&amp;z=17"</text:span><text:span text:style-name="T930">ds=1</text:span><text:span text:style-name="T931"><text:s/>HYPERLINK "https://mapy.cz/zakladni?source=addr&amp;id=11190228&amp;ds=1&amp;x=15.1226347&amp;y=50.1475728&amp;z=17"</text:span><text:span text:style-name="T932">&amp;</text:span><text:span text:style-name="T933"><text:s/>HYPERLINK "https://mapy.cz/zakladni?source=addr&amp;id=11190228&amp;ds=1&amp;x=15.1226347&amp;y=50.1475728&amp;z=17"</text:span><text:span text:style-name="T934">x=15.1226347</text:span><text:span text:style-name="T935"><text:s/>HYPERLINK "https://mapy.cz/zakladni?source=addr&amp;id=11190228&amp;ds=1&amp;x=15.1226347&amp;y=50.1475728&amp;z=17"</text:span><text:span text:style-name="T936">&amp;</text:span><text:span text:style-name="T937"><text:s/>HYPERLINK "https://mapy.cz/zakladni?source=addr&amp;id=11190228&amp;ds=1&amp;x=15.1226347&amp;y=50.1475728&amp;z=17"</text:span><text:span text:style-name="T938">y=50.1475728</text:span><text:span text:style-name="T939"><text:s/>HYPERLINK "https://mapy.cz/zakladni?source=addr&amp;id=11190228&amp;ds=1&amp;x=15.1226347&amp;y=50.1475728&amp;z=17"</text:span><text:span text:style-name="T940">&amp;</text:span><text:span text:style-name="T941"><text:s/>HYPERLINK "https://mapy.cz/zakladni?source=addr&amp;id=11190228&amp;ds=1&amp;x=15.1226347&amp;y=50.1475728&amp;z=17"</text:span><text:span text:style-name="T942">z=17"</text:span><text:span text:style-name="T943"><text:s/>HYPERLINK "https://mapy.cz/zakladni?source=addr&amp;id=11190228&amp;ds=1&amp;x=15.1226347&amp;y=50.1475728&amp;z=17"</text:span><text:span text:style-name="T944">&amp;</text:span></text:a><text:span text:style-name="T945"><text:s/></text:span><text:a xlink:href="https://mapy.cz/zakladni?source=addr&amp;id=11190228&amp;ds=1&amp;x=15.1226347&amp;y=50.1475728&amp;z=17"><text:span text:style-name="T947">HYPERLINK "https://mapy.cz/zakladni?source=addr</text:span><text:span text:style-name="T948"><text:s/>HYPERLINK "https://mapy.cz/zakladni?source=addr&amp;id=11190228&amp;ds=1&amp;x=15.1226347&amp;y=50.1475728&amp;z=17"</text:span><text:span text:style-name="T949">&amp;</text:span><text:span text:style-name="T950"><text:s/>HYPERLINK "https://mapy.cz/zakladni?source=addr&amp;id=11190228&amp;ds=1&amp;x=15.1226347&amp;y=50.1475728&amp;z=17"</text:span><text:span text:style-name="T951">id=11190228</text:span><text:span text:style-name="T952"><text:s/>HYPERLINK "https://mapy.cz/zakladni?source=addr&amp;id=11190228&amp;ds=1&amp;x=15.1226347&amp;y=50.1475728&amp;z=17"</text:span><text:span text:style-name="T953">&amp;</text:span><text:span text:style-name="T954"><text:s/>HYPERLINK "https://mapy.cz/zakladni?source=addr&amp;id=11190228&amp;ds=1&amp;x=15.1226347&amp;y=50.1475728&amp;z=17"</text:span><text:span text:style-name="T955">ds=1</text:span><text:span text:style-name="T956"><text:s/>HYPERLINK "https://mapy.cz/zakladni?source=addr&amp;id=11190228&amp;ds=1&amp;x=15.1226347&amp;y=50.1475728&amp;z=17"</text:span><text:span text:style-name="T957">&amp;</text:span><text:span text:style-name="T958"><text:s/>HYPERLINK "https://mapy.cz/zakladni?source=addr&amp;id=11190228&amp;ds=1&amp;x=15.1226347&amp;y=50.1475728&amp;z=17"</text:span><text:span text:style-name="T959">x=15.1226347</text:span><text:span text:style-name="T960"><text:s/>HYPERLINK "https://mapy.cz/zakladni?source=addr&amp;id=11190228&amp;ds=1&amp;x=15.1226347&amp;y=50.1475728&amp;z=17"</text:span><text:span text:style-name="T961">&amp;</text:span><text:span text:style-name="T962"><text:s/>HYPERLINK "https://mapy.cz/zakladni?source=addr&amp;id=11190228&amp;ds=1&amp;x=15.1226347&amp;y=50.1475728&amp;z=17"</text:span><text:span text:style-name="T963">y=50.1475728</text:span><text:span text:style-name="T964"><text:s/>HYPERLINK "https://mapy.cz/zakladni?source=addr&amp;id=11190228&amp;ds=1&amp;x=15.1226347&amp;y=50.1475728&amp;z=17"</text:span><text:span text:style-name="T965">&amp;</text:span><text:span text:style-name="T966"><text:s/>HYPERLINK "https://mapy.cz/zakladni?source=addr&amp;id=11190228&amp;ds=1&amp;x=15.1226347&amp;y=50.1475728&amp;z=17"</text:span><text:span text:style-name="T967">z=17"</text:span><text:span text:style-name="T968"><text:s/>HYPERLINK "https://mapy.cz/zakladni?source=addr&amp;id=11190228&amp;ds=1&amp;x=15.1226347&amp;y=50.1475728&amp;z=17"</text:span><text:span text:style-name="T969">y=50.1475728</text:span></text:a><text:span text:style-name="T970"><text:s/></text:span><text:a xlink:href="https://mapy.cz/zakladni?source=addr&amp;id=11190228&amp;ds=1&amp;x=15.1226347&amp;y=50.1475728&amp;z=17"><text:span text:style-name="T972">HYPERLINK "https://mapy.cz/zakladni?source=addr</text:span><text:span text:style-name="T973"><text:s/>HYPERLINK "https://mapy.cz/zakladni?source=addr&amp;id=11190228&amp;ds=1&amp;x=15.1226347&amp;y=50.1475728&amp;z=17"</text:span><text:span text:style-name="T974">&amp;</text:span><text:span text:style-name="T975"><text:s/>HYPERLINK "https://mapy.cz/zakladni?source=addr&amp;id=11190228&amp;ds=1&amp;x=15.1226347&amp;y=50.1475728&amp;z=17"</text:span><text:span text:style-name="T976">id=11190228</text:span><text:span text:style-name="T977"><text:s/>HYPERLINK "https://mapy.cz/zakladni?source=addr&amp;id=11190228&amp;ds=1&amp;x=15.1226347&amp;y=50.1475728&amp;z=17"</text:span><text:span text:style-name="T978">&amp;</text:span><text:span text:style-name="T979"><text:s/>HYPERLINK "https://mapy.cz/zakladni?source=addr&amp;id=11190228&amp;ds=1&amp;x=15.1226347&amp;y=50.1475728&amp;z=17"</text:span><text:span text:style-name="T980">ds=1</text:span><text:span text:style-name="T981"><text:s/>HYPERLINK "https://mapy.cz/zakladni?source=addr&amp;id=11190228&amp;ds=1&amp;x=15.1226347&amp;y=50.1475728&amp;z=17"</text:span><text:span text:style-name="T982">&amp;</text:span><text:span text:style-name="T983"><text:s/>HYPERLINK "https://mapy.cz/zakladni?source=addr&amp;id=11190228&amp;ds=1&amp;x=15.1226347&amp;y=50.1475728&amp;z=17"</text:span><text:span text:style-name="T984">x=15.1226347</text:span><text:span text:style-name="T985"><text:s/>HYPERLINK "https://mapy.cz/zakladni?source=addr&amp;id=11190228&amp;ds=1&amp;x=15.1226347&amp;y=50.1475728&amp;z=17"</text:span><text:span text:style-name="T986">&amp;</text:span><text:span text:style-name="T987"><text:s/>HYPERLINK "https://mapy.cz/zakladni?source=addr&amp;id=11190228&amp;ds=1&amp;x=15.1226347&amp;y=50.1475728&amp;z=17"</text:span><text:span text:style-name="T988">y=50.1475728</text:span><text:span text:style-name="T989"><text:s/>HYPERLINK "https://mapy.cz/zakladni?source=addr&amp;id=11190228&amp;ds=1&amp;x=15.1226347&amp;y=50.1475728&amp;z=17"</text:span><text:span text:style-name="T990">&amp;</text:span><text:span text:style-name="T991"><text:s/>HYPERLINK "https://mapy.cz/zakladni?source=addr&amp;id=11190228&amp;ds=1&amp;x=15.1226347&amp;y=50.1475728&amp;z=17"</text:span><text:span text:style-name="T992">z=17"</text:span><text:span text:style-name="T993"><text:s/>HYPERLINK "https://mapy.cz/zakladni?source=addr&amp;id=11190228&amp;ds=1&amp;x=15.1226347&amp;y=50.1475728&amp;z=17"</text:span><text:span text:style-name="T994">&amp;</text:span></text:a><text:span text:style-name="T995"><text:s/></text:span><text:a xlink:href="https://mapy.cz/zakladni?source=addr&amp;id=11190228&amp;ds=1&amp;x=15.1226347&amp;y=50.1475728&amp;z=17"><text:span text:style-name="T997">HYPERLINK "https://mapy.cz/zakladni?source=addr</text:span><text:span text:style-name="T998"><text:s/>HYPERLINK "https://mapy.cz/zakladni?source=addr&amp;id=11190228&amp;ds=1&amp;x=15.1226347&amp;y=50.1475728&amp;z=17"</text:span><text:span text:style-name="T999">&amp;</text:span><text:span text:style-name="T1000"><text:s/>HYPERLINK "https://mapy.cz/zakladni?source=addr&amp;id=11190228&amp;ds=1&amp;x=15.1226347&amp;y=50.1475728&amp;z=17"</text:span><text:span text:style-name="T1001">id=11190228</text:span><text:span text:style-name="T1002"><text:s/>HYPERLINK "https://mapy.cz/zakladni?source=addr&amp;id=11190228&amp;ds=1&amp;x=15.1226347&amp;y=50.1475728&amp;z=17"</text:span><text:span text:style-name="T1003">&amp;</text:span><text:span text:style-name="T1004"><text:s/>HYPERLINK "https://mapy.cz/zakladni?source=addr&amp;id=11190228&amp;ds=1&amp;x=15.1226347&amp;y=50.1475728&amp;z=17"</text:span><text:span text:style-name="T1005">ds=1</text:span><text:span text:style-name="T1006"><text:s/>HYPERLINK "https://mapy.cz/zakladni?source=addr&amp;id=11190228&amp;ds=1&amp;x=15.1226347&amp;y=50.1475728&amp;z=17"</text:span><text:span text:style-name="T1007">&amp;</text:span><text:span text:style-name="T1008"><text:s/>HYPERLINK "https://mapy.cz/zakladni?source=addr&amp;id=11190228&amp;ds=1&amp;x=15.1226347&amp;y=50.1475728&amp;z=17"</text:span><text:span text:style-name="T1009">x=15.1226347</text:span><text:span text:style-name="T1010"><text:s/>HYPERLINK "https://mapy.cz/zakladni?source=addr&amp;id=11190228&amp;ds=1&amp;x=15.1226347&amp;y=50.1475728&amp;z=17"</text:span><text:span text:style-name="T1011">&amp;</text:span><text:span text:style-name="T1012"><text:s/>HYPERLINK "https://mapy.cz/zakladni?source=addr&amp;id=11190228&amp;ds=1&amp;x=15.1226347&amp;y=50.1475728&amp;z=17"</text:span><text:span text:style-name="T1013">y=50.1475728</text:span><text:span text:style-name="T1014"><text:s/>HYPERLINK "https://mapy.cz/zakladni?source=addr&amp;id=11190228&amp;ds=1&amp;x=15.1226347&amp;y=50.1475728&amp;z=17"</text:span><text:span text:style-name="T1015">&amp;</text:span><text:span text:style-name="T1016"><text:s/>HYPERLINK "https://mapy.cz/zakladni?source=addr&amp;id=11190228&amp;ds=1&amp;x=15.1226347&amp;y=50.1475728&amp;z=17"</text:span><text:span text:style-name="T1017">z=17"</text:span><text:span text:style-name="T1018"><text:s/>HYPERLINK "https://mapy.cz/zakladni?source=addr&amp;id=11190228&amp;ds=1&amp;x=15.1226347&amp;y=50.1475728&amp;z=17"</text:span><text:span text:style-name="T1019">z=17"</text:span></text:a><text:span text:style-name="T1020"><text:s/></text:span><text:a xlink:href="https://mapy.cz/zakladni?source=addr&amp;id=11190228&amp;ds=1&amp;x=15.1226347&amp;y=50.1475728&amp;z=17"><text:span text:style-name="T1022">HYPERLINK "https://mapy.cz/zakladni?source=addr</text:span><text:span text:style-name="T1023"><text:s/>HYPERLINK "https://mapy.cz/zakladni?source=addr&amp;id=11190228&amp;ds=1&amp;x=15.1226347&amp;y=50.1475728&amp;z=17"</text:span><text:span text:style-name="T1024">&amp;</text:span><text:span text:style-name="T1025"><text:s/>HYPERLINK "https://mapy.cz/zakladni?source=addr&amp;id=11190228&amp;ds=1&amp;x=15.1226347&amp;y=50.1475728&amp;z=17"</text:span><text:span text:style-name="T1026">id=11190228</text:span><text:span text:style-name="T1027"><text:s/>HYPERLINK "https://mapy.cz/zakladni?source=addr&amp;id=11190228&amp;ds=1&amp;x=15.1226347&amp;y=50.1475728&amp;z=17"</text:span><text:span text:style-name="T1028">&amp;</text:span><text:span text:style-name="T1029"><text:s/>HYPERLINK "https://mapy.cz/zakladni?source=addr&amp;id=11190228&amp;ds=1&amp;x=15.1226347&amp;y=50.1475728&amp;z=17"</text:span><text:span text:style-name="T1030">ds=1</text:span><text:span text:style-name="T1031"><text:s/>HYPERLINK "https://mapy.cz/zakladni?source=addr&amp;id=11190228&amp;ds=1&amp;x=15.1226347&amp;y=50.1475728&amp;z=17"</text:span><text:span text:style-name="T1032">&amp;</text:span><text:span text:style-name="T1033"><text:s/>HYPERLINK "https://mapy.cz/zakladni?source=addr&amp;id=11190228&amp;ds=1&amp;x=15.1226347&amp;y=50.1475728&amp;z=17"</text:span><text:span text:style-name="T1034">x=15.1226347</text:span><text:span text:style-name="T1035"><text:s/>HYPERLINK "https://mapy.cz/zakladni?source=addr&amp;id=11190228&amp;ds=1&amp;x=15.1226347&amp;y=50.1475728&amp;z=17"</text:span><text:span text:style-name="T1036">&amp;</text:span><text:span text:style-name="T1037"><text:s/>HYPERLINK "https://mapy.cz/zakladni?source=addr&amp;id=11190228&amp;ds=1&amp;x=15.1226347&amp;y=50.1475728&amp;z=17"</text:span><text:span text:style-name="T1038">y=50.1475728</text:span><text:span text:style-name="T1039"><text:s/>HYPERLINK "https://mapy.cz/zakladni?source=addr&amp;id=11190228&amp;ds=1&amp;x=15.1226347&amp;y=50.1475728&amp;z=17"</text:span><text:span text:style-name="T1040">&amp;</text:span><text:span text:style-name="T1041"><text:s/>HYPERLINK "https://mapy.cz/zakladni?source=addr&amp;id=11190228&amp;ds=1&amp;x=15.1226347&amp;y=50.1475728&amp;z=17"</text:span><text:span text:style-name="T1042">z=17"</text:span><text:span text:style-name="T1043"><text:s/>HYPERLINK "https://mapy.cz/zakladni?source=addr&amp;id=11190228&amp;ds=1&amp;x=15.1226347&amp;y=50.1475728&amp;z=17"</text:span><text:span text:style-name="T1044">id=11190228</text:span></text:a><text:span text:style-name="T1045"><text:s/></text:span><text:a xlink:href="https://mapy.cz/zakladni?source=addr&amp;id=11190228&amp;ds=1&amp;x=15.1226347&amp;y=50.1475728&amp;z=17"><text:span text:style-name="T1047">HYPERLINK "https://mapy.cz/zakladni?source=addr</text:span><text:span text:style-name="T1048"><text:s/>HYPERLINK "https://mapy.cz/zakladni?source=addr&amp;id=11190228&amp;ds=1&amp;x=15.1226347&amp;y=50.1475728&amp;z=17"</text:span><text:span text:style-name="T1049">&amp;</text:span><text:span text:style-name="T1050"><text:s/>HYPERLINK "https://mapy.cz/zakladni?source=addr&amp;id=11190228&amp;ds=1&amp;x=15.1226347&amp;y=50.1475728&amp;z=17"</text:span><text:span text:style-name="T1051">id=11190228</text:span><text:span text:style-name="T1052"><text:s/>HYPERLINK "https://mapy.cz/zakladni?source=addr&amp;id=11190228&amp;ds=1&amp;x=15.1226347&amp;y=50.1475728&amp;z=17"</text:span><text:span text:style-name="T1053">&amp;</text:span><text:span text:style-name="T1054"><text:s/>HYPERLINK "https://mapy.cz/zakladni?source=addr&amp;id=11190228&amp;ds=1&amp;x=15.1226347&amp;y=50.1475728&amp;z=17"</text:span><text:span text:style-name="T1055">ds=1</text:span><text:span text:style-name="T1056"><text:s/>HYPERLINK "https://mapy.cz/zakladni?source=addr&amp;id=11190228&amp;ds=1&amp;x=15.1226347&amp;y=50.1475728&amp;z=17"</text:span><text:span text:style-name="T1057">&amp;</text:span><text:span text:style-name="T1058"><text:s/>HYPERLINK "https://mapy.cz/zakladni?source=addr&amp;id=11190228&amp;ds=1&amp;x=15.1226347&amp;y=50.1475728&amp;z=17"</text:span><text:span text:style-name="T1059">x=15.1226347</text:span><text:span text:style-name="T1060"><text:s/>HYPERLINK "https://mapy.cz/zakladni?source=addr&amp;id=11190228&amp;ds=1&amp;x=15.1226347&amp;y=50.1475728&amp;z=17"</text:span><text:span text:style-name="T1061">&amp;</text:span><text:span text:style-name="T1062"><text:s/>HYPERLINK "https://mapy.cz/zakladni?source=addr&amp;id=11190228&amp;ds=1&amp;x=15.1226347&amp;y=50.1475728&amp;z=17"</text:span><text:span text:style-name="T1063">y=50.1475728</text:span><text:span text:style-name="T1064"><text:s/>HYPERLINK "https://mapy.cz/zakladni?source=addr&amp;id=11190228&amp;ds=1&amp;x=15.1226347&amp;y=50.1475728&amp;z=17"</text:span><text:span text:style-name="T1065">&amp;</text:span><text:span text:style-name="T1066"><text:s/>HYPERLINK "https://mapy.cz/zakladni?source=addr&amp;id=11190228&amp;ds=1&amp;x=15.1226347&amp;y=50.1475728&amp;z=17"</text:span><text:span text:style-name="T1067">z=17"</text:span><text:span text:style-name="T1068"><text:s/>HYPERLINK "https://mapy.cz/zakladni?source=addr&amp;id=11190228&amp;ds=1&amp;x=15.1226347&amp;y=50.1475728&amp;z=17"</text:span><text:span text:style-name="T1069">HYPERLINK "https://mapy.cz/zakladni?source=addr</text:span></text:a><text:span text:style-name="T1070"><text:s/></text:span><text:a xlink:href="https://mapy.cz/zakladni?source=addr&amp;id=11190228&amp;ds=1&amp;x=15.1226347&amp;y=50.1475728&amp;z=17"><text:span text:style-name="T1072">HYPERLINK "https://mapy.cz/zakladni?source=addr</text:span><text:span text:style-name="T1073"><text:s/>HYPERLINK "https://mapy.cz/zakladni?source=addr&amp;id=11190228&amp;ds=1&amp;x=15.1226347&amp;y=50.1475728&amp;z=17"</text:span><text:span text:style-name="T1074">&amp;</text:span><text:span text:style-name="T1075"><text:s/>HYPERLINK "https://mapy.cz/zakladni?source=addr&amp;id=11190228&amp;ds=1&amp;x=15.1226347&amp;y=50.1475728&amp;z=17"</text:span><text:span text:style-name="T1076">id=11190228</text:span><text:span text:style-name="T1077"><text:s/>HYPERLINK "https://mapy.cz/zakladni?source=addr&amp;id=11190228&amp;ds=1&amp;x=15.1226347&amp;y=50.1475728&amp;z=17"</text:span><text:span text:style-name="T1078">&amp;</text:span><text:span text:style-name="T1079"><text:s/>HYPERLINK "https://mapy.cz/zakladni?source=addr&amp;id=11190228&amp;ds=1&amp;x=15.1226347&amp;y=50.1475728&amp;z=17"</text:span><text:span text:style-name="T1080">ds=1</text:span><text:span text:style-name="T1081"><text:s/>HYPERLINK "https://mapy.cz/zakladni?source=addr&amp;id=11190228&amp;ds=1&amp;x=15.1226347&amp;y=50.1475728&amp;z=17"</text:span><text:span text:style-name="T1082">&amp;</text:span><text:span text:style-name="T1083"><text:s/>HYPERLINK "https://mapy.cz/zakladni?source=addr&amp;id=11190228&amp;ds=1&amp;x=15.1226347&amp;y=50.1475728&amp;z=17"</text:span><text:span text:style-name="T1084">x=15.1226347</text:span><text:span text:style-name="T1085"><text:s/>HYPERLINK "https://mapy.cz/zakladni?source=addr&amp;id=11190228&amp;ds=1&amp;x=15.1226347&amp;y=50.1475728&amp;z=17"</text:span><text:span text:style-name="T1086">&amp;</text:span><text:span text:style-name="T1087"><text:s/>HYPERLINK "https://mapy.cz/zakladni?source=addr&amp;id=11190228&amp;ds=1&amp;x=15.1226347&amp;y=50.1475728&amp;z=17"</text:span><text:span text:style-name="T1088">y=50.1475728</text:span><text:span text:style-name="T1089"><text:s/>HYPERLINK "https://mapy.cz/zakladni?source=addr&amp;id=11190228&amp;ds=1&amp;x=15.1226347&amp;y=50.1475728&amp;z=17"</text:span><text:span text:style-name="T1090">&amp;</text:span><text:span text:style-name="T1091"><text:s/>HYPERLINK "https://mapy.cz/zakladni?source=addr&amp;id=11190228&amp;ds=1&amp;x=15.1226347&amp;y=50.1475728&amp;z=17"</text:span><text:span text:style-name="T1092">z=17"</text:span><text:span text:style-name="T1093"><text:s/>HYPERLINK "https://mapy.cz/zakladni?source=addr&amp;id=11190228&amp;ds=1&amp;x=15.1226347&amp;y=50.1475728&amp;z=17"</text:span><text:span text:style-name="T1094">&amp;</text:span></text:a><text:span text:style-name="T1095"><text:s/></text:span><text:a xlink:href="https://mapy.cz/zakladni?source=addr&amp;id=11190228&amp;ds=1&amp;x=15.1226347&amp;y=50.1475728&amp;z=17"><text:span text:style-name="T1097">HYPERLINK "https://mapy.cz/zakladni?source=addr</text:span><text:span text:style-name="T1098"><text:s/>HYPERLINK "https://mapy.cz/zakladni?source=addr&amp;id=11190228&amp;ds=1&amp;x=15.1226347&amp;y=50.1475728&amp;z=17"</text:span><text:span text:style-name="T1099">&amp;</text:span><text:span text:style-name="T1100"><text:s/>HYPERLINK "https://mapy.cz/zakladni?source=addr&amp;id=11190228&amp;ds=1&amp;x=15.1226347&amp;y=50.1475728&amp;z=17"</text:span><text:span text:style-name="T1101">id=11190228</text:span><text:span text:style-name="T1102"><text:s/>HYPERLINK "https://mapy.cz/zakladni?source=addr&amp;id=11190228&amp;ds=1&amp;x=15.1226347&amp;y=50.1475728&amp;z=17"</text:span><text:span text:style-name="T1103">&amp;</text:span><text:span text:style-name="T1104"><text:s/>HYPERLINK "https://mapy.cz/zakladni?source=addr&amp;id=11190228&amp;ds=1&amp;x=15.1226347&amp;y=50.1475728&amp;z=17"</text:span><text:span text:style-name="T1105">ds=1</text:span><text:span text:style-name="T1106"><text:s/>HYPERLINK "https://mapy.cz/zakladni?source=addr&amp;id=11190228&amp;ds=1&amp;x=15.1226347&amp;y=50.1475728&amp;z=17"</text:span><text:span text:style-name="T1107">&amp;</text:span><text:span text:style-name="T1108"><text:s/>HYPERLINK "https://mapy.cz/zakladni?source=addr&amp;id=11190228&amp;ds=1&amp;x=15.1226347&amp;y=50.1475728&amp;z=17"</text:span><text:span text:style-name="T1109">x=15.1226347</text:span><text:span text:style-name="T1110"><text:s/>HYPERLINK "https://mapy.cz/zakladni?source=addr&amp;id=11190228&amp;ds=1&amp;x=15.1226347&amp;y=50.1475728&amp;z=17"</text:span><text:span text:style-name="T1111">&amp;</text:span><text:span text:style-name="T1112"><text:s/>HYPERLINK "https://mapy.cz/zakladni?source=addr&amp;id=11190228&amp;ds=1&amp;x=15.1226347&amp;y=50.1475728&amp;z=17"</text:span><text:span text:style-name="T1113">y=50.1475728</text:span><text:span text:style-name="T1114"><text:s/>HYPERLINK "https://mapy.cz/zakladni?source=addr&amp;id=11190228&amp;ds=1&amp;x=15.1226347&amp;y=50.1475728&amp;z=17"</text:span><text:span text:style-name="T1115">&amp;</text:span><text:span text:style-name="T1116"><text:s/>HYPERLINK "https://mapy.cz/zakladni?source=addr&amp;id=11190228&amp;ds=1&amp;x=15.1226347&amp;y=50.1475728&amp;z=17"</text:span><text:span text:style-name="T1117">z=17"</text:span><text:span text:style-name="T1118"><text:s/>HYPERLINK "https://mapy.cz/zakladni?source=addr&amp;id=11190228&amp;ds=1&amp;x=15.1226347&amp;y=50.1475728&amp;z=17"</text:span><text:span text:style-name="T1119">id=11190228</text:span></text:a><text:span text:style-name="T1120"><text:s/></text:span><text:a xlink:href="https://mapy.cz/zakladni?source=addr&amp;id=11190228&amp;ds=1&amp;x=15.1226347&amp;y=50.1475728&amp;z=17"><text:span text:style-name="T1122">HYPERLINK "https://mapy.cz/zakladni?source=addr</text:span><text:span text:style-name="T1123"><text:s/>HYPERLINK "https://mapy.cz/zakladni?source=addr&amp;id=11190228&amp;ds=1&amp;x=15.1226347&amp;y=50.1475728&amp;z=17"</text:span><text:span text:style-name="T1124">&amp;</text:span><text:span text:style-name="T1125"><text:s/>HYPERLINK "https://mapy.cz/zakladni?source=addr&amp;id=11190228&amp;ds=1&amp;x=15.1226347&amp;y=50.1475728&amp;z=17"</text:span><text:span text:style-name="T1126">id=11190228</text:span><text:span text:style-name="T1127"><text:s/>HYPERLINK "https://mapy.cz/zakladni?source=addr&amp;id=11190228&amp;ds=1&amp;x=15.1226347&amp;y=50.1475728&amp;z=17"</text:span><text:span text:style-name="T1128">&amp;</text:span><text:span text:style-name="T1129"><text:s/>HYPERLINK "https://mapy.cz/zakladni?source=addr&amp;id=11190228&amp;ds=1&amp;x=15.1226347&amp;y=50.1475728&amp;z=17"</text:span><text:span text:style-name="T1130">ds=1</text:span><text:span text:style-name="T1131"><text:s/>HYPERLINK "https://mapy.cz/zakladni?source=addr&amp;id=11190228&amp;ds=1&amp;x=15.1226347&amp;y=50.1475728&amp;z=17"</text:span><text:span text:style-name="T1132">&amp;</text:span><text:span text:style-name="T1133"><text:s/>HYPERLINK "https://mapy.cz/zakladni?source=addr&amp;id=11190228&amp;ds=1&amp;x=15.1226347&amp;y=50.1475728&amp;z=17"</text:span><text:span text:style-name="T1134">x=15.1226347</text:span><text:span text:style-name="T1135"><text:s/>HYPERLINK "https://mapy.cz/zakladni?source=addr&amp;id=11190228&amp;ds=1&amp;x=15.1226347&amp;y=50.1475728&amp;z=17"</text:span><text:span text:style-name="T1136">&amp;</text:span><text:span text:style-name="T1137"><text:s/>HYPERLINK "https://mapy.cz/zakladni?source=addr&amp;id=11190228&amp;ds=1&amp;x=15.1226347&amp;y=50.1475728&amp;z=17"</text:span><text:span text:style-name="T1138">y=50.1475728</text:span><text:span text:style-name="T1139"><text:s/>HYPERLINK "https://mapy.cz/zakladni?source=addr&amp;id=11190228&amp;ds=1&amp;x=15.1226347&amp;y=50.1475728&amp;z=17"</text:span><text:span text:style-name="T1140">&amp;</text:span><text:span text:style-name="T1141"><text:s/>HYPERLINK "https://mapy.cz/zakladni?source=addr&amp;id=11190228&amp;ds=1&amp;x=15.1226347&amp;y=50.1475728&amp;z=17"</text:span><text:span text:style-name="T1142">z=17"</text:span><text:span text:style-name="T1143"><text:s/>HYPERLINK "https://mapy.cz/zakladni?source=addr&amp;id=11190228&amp;ds=1&amp;x=15.1226347&amp;y=50.1475728&amp;z=17"</text:span><text:span text:style-name="T1144">&amp;</text:span></text:a><text:span text:style-name="T1145"><text:s/></text:span><text:a xlink:href="https://mapy.cz/zakladni?source=addr&amp;id=11190228&amp;ds=1&amp;x=15.1226347&amp;y=50.1475728&amp;z=17"><text:span text:style-name="T1147">HYPERLINK "https://mapy.cz/zakladni?source=addr</text:span><text:span text:style-name="T1148"><text:s/>HYPERLINK "https://mapy.cz/zakladni?source=addr&amp;id=11190228&amp;ds=1&amp;x=15.1226347&amp;y=50.1475728&amp;z=17"</text:span><text:span text:style-name="T1149">&amp;</text:span><text:span text:style-name="T1150"><text:s/>HYPERLINK "https://mapy.cz/zakladni?source=addr&amp;id=11190228&amp;ds=1&amp;x=15.1226347&amp;y=50.1475728&amp;z=17"</text:span><text:span text:style-name="T1151">id=11190228</text:span><text:span text:style-name="T1152"><text:s/>HYPERLINK "https://mapy.cz/zakladni?source=addr&amp;id=11190228&amp;ds=1&amp;x=15.1226347&amp;y=50.1475728&amp;z=17"</text:span><text:span text:style-name="T1153">&amp;</text:span><text:span text:style-name="T1154"><text:s/>HYPERLINK "https://mapy.cz/zakladni?source=addr&amp;id=11190228&amp;ds=1&amp;x=15.1226347&amp;y=50.1475728&amp;z=17"</text:span><text:span text:style-name="T1155">ds=1</text:span><text:span text:style-name="T1156"><text:s/>HYPERLINK "https://mapy.cz/zakladni?source=addr&amp;id=11190228&amp;ds=1&amp;x=15.1226347&amp;y=50.1475728&amp;z=17"</text:span><text:span text:style-name="T1157">&amp;</text:span><text:span text:style-name="T1158"><text:s/>HYPERLINK "https://mapy.cz/zakladni?source=addr&amp;id=11190228&amp;ds=1&amp;x=15.1226347&amp;y=50.1475728&amp;z=17"</text:span><text:span text:style-name="T1159">x=15.1226347</text:span><text:span text:style-name="T1160"><text:s/>HYPERLINK "https://mapy.cz/zakladni?source=addr&amp;id=11190228&amp;ds=1&amp;x=15.1226347&amp;y=50.1475728&amp;z=17"</text:span><text:span text:style-name="T1161">&amp;</text:span><text:span text:style-name="T1162"><text:s/>HYPERLINK "https://mapy.cz/zakladni?source=addr&amp;id=11190228&amp;ds=1&amp;x=15.1226347&amp;y=50.1475728&amp;z=17"</text:span><text:span text:style-name="T1163">y=50.1475728</text:span><text:span text:style-name="T1164"><text:s/>HYPERLINK "https://mapy.cz/zakladni?source=addr&amp;id=11190228&amp;ds=1&amp;x=15.1226347&amp;y=50.1475728&amp;z=17"</text:span><text:span text:style-name="T1165">&amp;</text:span><text:span text:style-name="T1166"><text:s/>HYPERLINK "https://mapy.cz/zakladni?source=addr&amp;id=11190228&amp;ds=1&amp;x=15.1226347&amp;y=50.1475728&amp;z=17"</text:span><text:span text:style-name="T1167">z=17"</text:span><text:span text:style-name="T1168"><text:s/>HYPERLINK "https://mapy.cz/zakladni?source=addr&amp;id=11190228&amp;ds=1&amp;x=15.1226347&amp;y=50.1475728&amp;z=17"</text:span><text:span text:style-name="T1169">ds=1</text:span></text:a><text:span text:style-name="T1170"><text:s/></text:span><text:a xlink:href="https://mapy.cz/zakladni?source=addr&amp;id=11190228&amp;ds=1&amp;x=15.1226347&amp;y=50.1475728&amp;z=17"><text:span text:style-name="T1172">HYPERLINK "https://mapy.cz/zakladni?source=addr</text:span><text:span text:style-name="T1173"><text:s/>HYPERLINK "https://mapy.cz/zakladni?source=addr&amp;id=11190228&amp;ds=1&amp;x=15.1226347&amp;y=50.1475728&amp;z=17"</text:span><text:span text:style-name="T1174">&amp;</text:span><text:span text:style-name="T1175"><text:s/>HYPERLINK "https://mapy.cz/zakladni?source=addr&amp;id=11190228&amp;ds=1&amp;x=15.1226347&amp;y=50.1475728&amp;z=17"</text:span><text:span text:style-name="T1176">id=11190228</text:span><text:span text:style-name="T1177"><text:s/>HYPERLINK "https://mapy.cz/zakladni?source=addr&amp;id=11190228&amp;ds=1&amp;x=15.1226347&amp;y=50.1475728&amp;z=17"</text:span><text:span text:style-name="T1178">&amp;</text:span><text:span text:style-name="T1179"><text:s/>HYPERLINK "https://mapy.cz/zakladni?source=addr&amp;id=11190228&amp;ds=1&amp;x=15.1226347&amp;y=50.1475728&amp;z=17"</text:span><text:span text:style-name="T1180">ds=1</text:span><text:span text:style-name="T1181"><text:s/>HYPERLINK "https://mapy.cz/zakladni?source=addr&amp;id=11190228&amp;ds=1&amp;x=15.1226347&amp;y=50.1475728&amp;z=17"</text:span><text:span text:style-name="T1182">&amp;</text:span><text:span text:style-name="T1183"><text:s/>HYPERLINK "https://mapy.cz/zakladni?source=addr&amp;id=11190228&amp;ds=1&amp;x=15.1226347&amp;y=50.1475728&amp;z=17"</text:span><text:span text:style-name="T1184">x=15.1226347</text:span><text:span text:style-name="T1185"><text:s/>HYPERLINK "https://mapy.cz/zakladni?source=addr&amp;id=11190228&amp;ds=1&amp;x=15.1226347&amp;y=50.1475728&amp;z=17"</text:span><text:span text:style-name="T1186">&amp;</text:span><text:span text:style-name="T1187"><text:s/>HYPERLINK "https://mapy.cz/zakladni?source=addr&amp;id=11190228&amp;ds=1&amp;x=15.1226347&amp;y=50.1475728&amp;z=17"</text:span><text:span text:style-name="T1188">y=50.1475728</text:span><text:span text:style-name="T1189"><text:s/>HYPERLINK "https://mapy.cz/zakladni?source=addr&amp;id=11190228&amp;ds=1&amp;x=15.1226347&amp;y=50.1475728&amp;z=17"</text:span><text:span text:style-name="T1190">&amp;</text:span><text:span text:style-name="T1191"><text:s/>HYPERLINK "https://mapy.cz/zakladni?source=addr&amp;id=11190228&amp;ds=1&amp;x=15.1226347&amp;y=50.1475728&amp;z=17"</text:span><text:span text:style-name="T1192">z=17"</text:span><text:span text:style-name="T1193"><text:s/>HYPERLINK "https://mapy.cz/zakladni?source=addr&amp;id=11190228&amp;ds=1&amp;x=15.1226347&amp;y=50.1475728&amp;z=17"</text:span><text:span text:style-name="T1194">&amp;</text:span></text:a><text:span text:style-name="T1195"><text:s/></text:span><text:a xlink:href="https://mapy.cz/zakladni?source=addr&amp;id=11190228&amp;ds=1&amp;x=15.1226347&amp;y=50.1475728&amp;z=17"><text:span text:style-name="T1197">HYPERLINK "https://mapy.cz/zakladni?source=addr</text:span><text:span text:style-name="T1198"><text:s/>HYPERLINK "https://mapy.cz/zakladni?source=addr&amp;id=11190228&amp;ds=1&amp;x=15.1226347&amp;y=50.1475728&amp;z=17"</text:span><text:span text:style-name="T1199">&amp;</text:span><text:span text:style-name="T1200"><text:s/>HYPERLINK "https://mapy.cz/zakladni?source=addr&amp;id=11190228&amp;ds=1&amp;x=15.1226347&amp;y=50.1475728&amp;z=17"</text:span><text:span text:style-name="T1201">id=11190228</text:span><text:span text:style-name="T1202"><text:s/>HYPERLINK "https://mapy.cz/zakladni?source=addr&amp;id=11190228&amp;ds=1&amp;x=15.1226347&amp;y=50.1475728&amp;z=17"</text:span><text:span text:style-name="T1203">&amp;</text:span><text:span text:style-name="T1204"><text:s/>HYPERLINK "https://mapy.cz/zakladni?source=addr&amp;id=11190228&amp;ds=1&amp;x=15.1226347&amp;y=50.1475728&amp;z=17"</text:span><text:span text:style-name="T1205">ds=1</text:span><text:span text:style-name="T1206"><text:s/>HYPERLINK "https://mapy.cz/zakladni?source=addr&amp;id=11190228&amp;ds=1&amp;x=15.1226347&amp;y=50.1475728&amp;z=17"</text:span><text:span text:style-name="T1207">&amp;</text:span><text:span text:style-name="T1208"><text:s/>HYPERLINK "https://mapy.cz/zakladni?source=addr&amp;id=11190228&amp;ds=1&amp;x=15.1226347&amp;y=50.1475728&amp;z=17"</text:span><text:span text:style-name="T1209">x=15.1226347</text:span><text:span text:style-name="T1210"><text:s/>HYPERLINK "https://mapy.cz/zakladni?source=addr&amp;id=11190228&amp;ds=1&amp;x=15.1226347&amp;y=50.1475728&amp;z=17"</text:span><text:span text:style-name="T1211">&amp;</text:span><text:span text:style-name="T1212"><text:s/>HYPERLINK "https://mapy.cz/zakladni?source=addr&amp;id=11190228&amp;ds=1&amp;x=15.1226347&amp;y=50.1475728&amp;z=17"</text:span><text:span text:style-name="T1213">y=50.1475728</text:span><text:span text:style-name="T1214"><text:s/>HYPERLINK "https://mapy.cz/zakladni?source=addr&amp;id=11190228&amp;ds=1&amp;x=15.1226347&amp;y=50.1475728&amp;z=17"</text:span><text:span text:style-name="T1215">&amp;</text:span><text:span text:style-name="T1216"><text:s/>HYPERLINK "https://mapy.cz/zakladni?source=addr&amp;id=11190228&amp;ds=1&amp;x=15.1226347&amp;y=50.1475728&amp;z=17"</text:span><text:span text:style-name="T1217">z=17"</text:span><text:span text:style-name="T1218"><text:s/>HYPERLINK "https://mapy.cz/zakladni?source=addr&amp;id=11190228&amp;ds=1&amp;x=15.1226347&amp;y=50.1475728&amp;z=17"</text:span><text:span text:style-name="T1219">x=15.1226347</text:span></text:a><text:span text:style-name="T1220"><text:s/></text:span><text:a xlink:href="https://mapy.cz/zakladni?source=addr&amp;id=11190228&amp;ds=1&amp;x=15.1226347&amp;y=50.1475728&amp;z=17"><text:span text:style-name="T1222">HYPERLINK "https://mapy.cz/zakladni?source=addr</text:span><text:span text:style-name="T1223"><text:s/>HYPERLINK "https://mapy.cz/zakladni?source=addr&amp;id=11190228&amp;ds=1&amp;x=15.1226347&amp;y=50.1475728&amp;z=17"</text:span><text:span text:style-name="T1224">&amp;</text:span><text:span text:style-name="T1225"><text:s/>HYPERLINK "https://mapy.cz/zakladni?source=addr&amp;id=11190228&amp;ds=1&amp;x=15.1226347&amp;y=50.1475728&amp;z=17"</text:span><text:span text:style-name="T1226">id=11190228</text:span><text:span text:style-name="T1227"><text:s/>HYPERLINK "https://mapy.cz/zakladni?source=addr&amp;id=11190228&amp;ds=1&amp;x=15.1226347&amp;y=50.1475728&amp;z=17"</text:span><text:span text:style-name="T1228">&amp;</text:span><text:span text:style-name="T1229"><text:s/>HYPERLINK "https://mapy.cz/zakladni?source=addr&amp;id=11190228&amp;ds=1&amp;x=15.1226347&amp;y=50.1475728&amp;z=17"</text:span><text:span text:style-name="T1230">ds=1</text:span><text:span text:style-name="T1231"><text:s/>HYPERLINK "https://mapy.cz/zakladni?source=addr&amp;id=11190228&amp;ds=1&amp;x=15.1226347&amp;y=50.1475728&amp;z=17"</text:span><text:span text:style-name="T1232">&amp;</text:span><text:span text:style-name="T1233"><text:s/>HYPERLINK "https://mapy.cz/zakladni?source=addr&amp;id=11190228&amp;ds=1&amp;x=15.1226347&amp;y=50.1475728&amp;z=17"</text:span><text:span text:style-name="T1234">x=15.1226347</text:span><text:span text:style-name="T1235"><text:s/>HYPERLINK "https://mapy.cz/zakladni?source=addr&amp;id=11190228&amp;ds=1&amp;x=15.1226347&amp;y=50.1475728&amp;z=17"</text:span><text:span text:style-name="T1236">&amp;</text:span><text:span text:style-name="T1237"><text:s/>HYPERLINK "https://mapy.cz/zakladni?source=addr&amp;id=11190228&amp;ds=1&amp;x=15.1226347&amp;y=50.1475728&amp;z=17"</text:span><text:span text:style-name="T1238">y=50.1475728</text:span><text:span text:style-name="T1239"><text:s/>HYPERLINK "https://mapy.cz/zakladni?source=addr&amp;id=11190228&amp;ds=1&amp;x=15.1226347&amp;y=50.1475728&amp;z=17"</text:span><text:span text:style-name="T1240">&amp;</text:span><text:span text:style-name="T1241"><text:s/>HYPERLINK "https://mapy.cz/zakladni?source=addr&amp;id=11190228&amp;ds=1&amp;x=15.1226347&amp;y=50.1475728&amp;z=17"</text:span><text:span text:style-name="T1242">z=17"</text:span><text:span text:style-name="T1243"><text:s/>HYPERLINK "https://mapy.cz/zakladni?source=addr&amp;id=11190228&amp;ds=1&amp;x=15.1226347&amp;y=50.1475728&amp;z=17"</text:span><text:span text:style-name="T1244">&amp;</text:span></text:a><text:span text:style-name="T1245"><text:s/></text:span><text:a xlink:href="https://mapy.cz/zakladni?source=addr&amp;id=11190228&amp;ds=1&amp;x=15.1226347&amp;y=50.1475728&amp;z=17"><text:span text:style-name="T1247">HYPERLINK "https://mapy.cz/zakladni?source=addr</text:span><text:span text:style-name="T1248"><text:s/>HYPERLINK "https://mapy.cz/zakladni?source=addr&amp;id=11190228&amp;ds=1&amp;x=15.1226347&amp;y=50.1475728&amp;z=17"</text:span><text:span text:style-name="T1249">&amp;</text:span><text:span text:style-name="T1250"><text:s/>HYPERLINK "https://mapy.cz/zakladni?source=addr&amp;id=11190228&amp;ds=1&amp;x=15.1226347&amp;y=50.1475728&amp;z=17"</text:span><text:span text:style-name="T1251">id=11190228</text:span><text:span text:style-name="T1252"><text:s/>HYPERLINK "https://mapy.cz/zakladni?source=addr&amp;id=11190228&amp;ds=1&amp;x=15.1226347&amp;y=50.1475728&amp;z=17"</text:span><text:span text:style-name="T1253">&amp;</text:span><text:span text:style-name="T1254"><text:s/>HYPERLINK "https://mapy.cz/zakladni?source=addr&amp;id=11190228&amp;ds=1&amp;x=15.1226347&amp;y=50.1475728&amp;z=17"</text:span><text:span text:style-name="T1255">ds=1</text:span><text:span text:style-name="T1256"><text:s/>HYPERLINK "https://mapy.cz/zakladni?source=addr&amp;id=11190228&amp;ds=1&amp;x=15.1226347&amp;y=50.1475728&amp;z=17"</text:span><text:span text:style-name="T1257">&amp;</text:span><text:span text:style-name="T1258"><text:s/>HYPERLINK "https://mapy.cz/zakladni?source=addr&amp;id=11190228&amp;ds=1&amp;x=15.1226347&amp;y=50.1475728&amp;z=17"</text:span><text:span text:style-name="T1259">x=15.1226347</text:span><text:span text:style-name="T1260"><text:s/>HYPERLINK "https://mapy.cz/zakladni?source=addr&amp;id=11190228&amp;ds=1&amp;x=15.1226347&amp;y=50.1475728&amp;z=17"</text:span><text:span text:style-name="T1261">&amp;</text:span><text:span text:style-name="T1262"><text:s/>HYPERLINK "https://mapy.cz/zakladni?source=addr&amp;id=11190228&amp;ds=1&amp;x=15.1226347&amp;y=50.1475728&amp;z=17"</text:span><text:span text:style-name="T1263">y=50.1475728</text:span><text:span text:style-name="T1264"><text:s/>HYPERLINK "https://mapy.cz/zakladni?source=addr&amp;id=11190228&amp;ds=1&amp;x=15.1226347&amp;y=50.1475728&amp;z=17"</text:span><text:span text:style-name="T1265">&amp;</text:span><text:span text:style-name="T1266"><text:s/>HYPERLINK "https://mapy.cz/zakladni?source=addr&amp;id=11190228&amp;ds=1&amp;x=15.1226347&amp;y=50.1475728&amp;z=17"</text:span><text:span text:style-name="T1267">z=17"</text:span><text:span text:style-name="T1268"><text:s/>HYPERLINK "https://mapy.cz/zakladni?source=addr&amp;id=11190228&amp;ds=1&amp;x=15.1226347&amp;y=50.1475728&amp;z=17"</text:span><text:span text:style-name="T1269">y=50.1475728</text:span></text:a><text:span text:style-name="T1270"><text:s/></text:span><text:a xlink:href="https://mapy.cz/zakladni?source=addr&amp;id=11190228&amp;ds=1&amp;x=15.1226347&amp;y=50.1475728&amp;z=17"><text:span text:style-name="T1272">HYPERLINK "https://mapy.cz/zakladni?source=addr</text:span><text:span text:style-name="T1273"><text:s/>HYPERLINK "https://mapy.cz/zakladni?source=addr&amp;id=11190228&amp;ds=1&amp;x=15.1226347&amp;y=50.1475728&amp;z=17"</text:span><text:span text:style-name="T1274">&amp;</text:span><text:span text:style-name="T1275"><text:s/>HYPERLINK "https://mapy.cz/zakladni?source=addr&amp;id=11190228&amp;ds=1&amp;x=15.1226347&amp;y=50.1475728&amp;z=17"</text:span><text:span text:style-name="T1276">id=11190228</text:span><text:span text:style-name="T1277"><text:s/>HYPERLINK "https://mapy.cz/zakladni?source=addr&amp;id=11190228&amp;ds=1&amp;x=15.1226347&amp;y=50.1475728&amp;z=17"</text:span><text:span text:style-name="T1278">&amp;</text:span><text:span text:style-name="T1279"><text:s/>HYPERLINK "https://mapy.cz/zakladni?source=addr&amp;id=11190228&amp;ds=1&amp;x=15.1226347&amp;y=50.1475728&amp;z=17"</text:span><text:span text:style-name="T1280">ds=1</text:span><text:span text:style-name="T1281"><text:s/>HYPERLINK "https://mapy.cz/zakladni?source=addr&amp;id=11190228&amp;ds=1&amp;x=15.1226347&amp;y=50.1475728&amp;z=17"</text:span><text:span text:style-name="T1282">&amp;</text:span><text:span text:style-name="T1283"><text:s/>HYPERLINK "https://mapy.cz/zakladni?source=addr&amp;id=11190228&amp;ds=1&amp;x=15.1226347&amp;y=50.1475728&amp;z=17"</text:span><text:span text:style-name="T1284">x=15.1226347</text:span><text:span text:style-name="T1285"><text:s/>HYPERLINK "https://mapy.cz/zakladni?source=addr&amp;id=11190228&amp;ds=1&amp;x=15.1226347&amp;y=50.1475728&amp;z=17"</text:span><text:span text:style-name="T1286">&amp;</text:span><text:span text:style-name="T1287"><text:s/>HYPERLINK "https://mapy.cz/zakladni?source=addr&amp;id=11190228&amp;ds=1&amp;x=15.1226347&amp;y=50.1475728&amp;z=17"</text:span><text:span text:style-name="T1288">y=50.1475728</text:span><text:span text:style-name="T1289"><text:s/>HYPERLINK "https://mapy.cz/zakladni?source=addr&amp;id=11190228&amp;ds=1&amp;x=15.1226347&amp;y=50.1475728&amp;z=17"</text:span><text:span text:style-name="T1290">&amp;</text:span><text:span text:style-name="T1291"><text:s/>HYPERLINK "https://mapy.cz/zakladni?source=addr&amp;id=11190228&amp;ds=1&amp;x=15.1226347&amp;y=50.1475728&amp;z=17"</text:span><text:span text:style-name="T1292">z=17"</text:span><text:span text:style-name="T1293"><text:s/>HYPERLINK "https://mapy.cz/zakladni?source=addr&amp;id=11190228&amp;ds=1&amp;x=15.1226347&amp;y=50.1475728&amp;z=17"</text:span><text:span text:style-name="T1294">&amp;</text:span></text:a><text:span text:style-name="T1295"><text:s/></text:span><text:a xlink:href="https://mapy.cz/zakladni?source=addr&amp;id=11190228&amp;ds=1&amp;x=15.1226347&amp;y=50.1475728&amp;z=17"><text:span text:style-name="T1297">HYPERLINK "https://mapy.cz/zakladni?source=addr</text:span><text:span text:style-name="T1298"><text:s/>HYPERLINK "https://mapy.cz/zakladni?source=addr&amp;id=11190228&amp;ds=1&amp;x=15.1226347&amp;y=50.1475728&amp;z=17"</text:span><text:span text:style-name="T1299">&amp;</text:span><text:span text:style-name="T1300"><text:s/>HYPERLINK "https://mapy.cz/zakladni?source=addr&amp;id=11190228&amp;ds=1&amp;x=15.1226347&amp;y=50.1475728&amp;z=17"</text:span><text:span text:style-name="T1301">id=11190228</text:span><text:span text:style-name="T1302"><text:s/>HYPERLINK "https://mapy.cz/zakladni?source=addr&amp;id=11190228&amp;ds=1&amp;x=15.1226347&amp;y=50.1475728&amp;z=17"</text:span><text:span text:style-name="T1303">&amp;</text:span><text:span text:style-name="T1304"><text:s/>HYPERLINK "https://mapy.cz/zakladni?source=addr&amp;id=11190228&amp;ds=1&amp;x=15.1226347&amp;y=50.1475728&amp;z=17"</text:span><text:span text:style-name="T1305">ds=1</text:span><text:span text:style-name="T1306"><text:s/>HYPERLINK "https://mapy.cz/zakladni?source=addr&amp;id=11190228&amp;ds=1&amp;x=15.1226347&amp;y=50.1475728&amp;z=17"</text:span><text:span text:style-name="T1307">&amp;</text:span><text:span text:style-name="T1308"><text:s/>HYPERLINK "https://mapy.cz/zakladni?source=addr&amp;id=11190228&amp;ds=1&amp;x=15.1226347&amp;y=50.1475728&amp;z=17"</text:span><text:span text:style-name="T1309">x=15.1226347</text:span><text:span text:style-name="T1310"><text:s/>HYPERLINK "https://mapy.cz/zakladni?source=addr&amp;id=11190228&amp;ds=1&amp;x=15.1226347&amp;y=50.1475728&amp;z=17"</text:span><text:span text:style-name="T1311">&amp;</text:span><text:span text:style-name="T1312"><text:s/>HYPERLINK "https://mapy.cz/zakladni?source=addr&amp;id=11190228&amp;ds=1&amp;x=15.1226347&amp;y=50.1475728&amp;z=17"</text:span><text:span text:style-name="T1313">y=50.1475728</text:span><text:span text:style-name="T1314"><text:s/>HYPERLINK "https://mapy.cz/zakladni?source=addr&amp;id=11190228&amp;ds=1&amp;x=15.1226347&amp;y=50.1475728&amp;z=17"</text:span><text:span text:style-name="T1315">&amp;</text:span><text:span text:style-name="T1316"><text:s/>HYPERLINK "https://mapy.cz/zakladni?source=addr&amp;id=11190228&amp;ds=1&amp;x=15.1226347&amp;y=50.1475728&amp;z=17"</text:span><text:span text:style-name="T1317">z=17"</text:span><text:span text:style-name="T1318"><text:s/>HYPERLINK "https://mapy.cz/zakladni?source=addr&amp;id=11190228&amp;ds=1&amp;x=15.1226347&amp;y=50.1475728&amp;z=17"</text:span><text:span text:style-name="T1319">z=17"</text:span></text:a><text:span text:style-name="T1320"><text:s/></text:span><text:a xlink:href="https://mapy.cz/zakladni?source=addr&amp;id=11190228&amp;ds=1&amp;x=15.1226347&amp;y=50.1475728&amp;z=17"><text:span text:style-name="T1322">HYPERLINK "https://mapy.cz/zakladni?source=addr</text:span><text:span text:style-name="T1323"><text:s/>HYPERLINK "https://mapy.cz/zakladni?source=addr&amp;id=11190228&amp;ds=1&amp;x=15.1226347&amp;y=50.1475728&amp;z=17"</text:span><text:span text:style-name="T1324">&amp;</text:span><text:span text:style-name="T1325"><text:s/>HYPERLINK "https://mapy.cz/zakladni?source=addr&amp;id=11190228&amp;ds=1&amp;x=15.1226347&amp;y=50.1475728&amp;z=17"</text:span><text:span text:style-name="T1326">id=11190228</text:span><text:span text:style-name="T1327"><text:s/>HYPERLINK "https://mapy.cz/zakladni?source=addr&amp;id=11190228&amp;ds=1&amp;x=15.1226347&amp;y=50.1475728&amp;z=17"</text:span><text:span text:style-name="T1328">&amp;</text:span><text:span text:style-name="T1329"><text:s/>HYPERLINK "https://mapy.cz/zakladni?source=addr&amp;id=11190228&amp;ds=1&amp;x=15.1226347&amp;y=50.1475728&amp;z=17"</text:span><text:span text:style-name="T1330">ds=1</text:span><text:span text:style-name="T1331"><text:s/>HYPERLINK "https://mapy.cz/zakladni?source=addr&amp;id=11190228&amp;ds=1&amp;x=15.1226347&amp;y=50.1475728&amp;z=17"</text:span><text:span text:style-name="T1332">&amp;</text:span><text:span text:style-name="T1333"><text:s/>HYPERLINK "https://mapy.cz/zakladni?source=addr&amp;id=11190228&amp;ds=1&amp;x=15.1226347&amp;y=50.1475728&amp;z=17"</text:span><text:span text:style-name="T1334">x=15.1226347</text:span><text:span text:style-name="T1335"><text:s/>HYPERLINK "https://mapy.cz/zakladni?source=addr&amp;id=11190228&amp;ds=1&amp;x=15.1226347&amp;y=50.1475728&amp;z=17"</text:span><text:span text:style-name="T1336">&amp;</text:span><text:span text:style-name="T1337"><text:s/>HYPERLINK "https://mapy.cz/zakladni?source=addr&amp;id=11190228&amp;ds=1&amp;x=15.1226347&amp;y=50.1475728&amp;z=17"</text:span><text:span text:style-name="T1338">y=50.1475728</text:span><text:span text:style-name="T1339"><text:s/>HYPERLINK "https://mapy.cz/zakladni?source=addr&amp;id=11190228&amp;ds=1&amp;x=15.1226347&amp;y=50.1475728&amp;z=17"</text:span><text:span text:style-name="T1340">&amp;</text:span><text:span text:style-name="T1341"><text:s/>HYPERLINK "https://mapy.cz/zakladni?source=addr&amp;id=11190228&amp;ds=1&amp;x=15.1226347&amp;y=50.1475728&amp;z=17"</text:span><text:span text:style-name="T1342">z=17"</text:span><text:span text:style-name="T1343"><text:s/>HYPERLINK "https://mapy.cz/zakladni?source=addr&amp;id=11190228&amp;ds=1&amp;x=15.1226347&amp;y=50.1475728&amp;z=17"</text:span><text:span text:style-name="T1344">&amp;</text:span></text:a><text:span text:style-name="T1345"><text:s/></text:span><text:a xlink:href="https://mapy.cz/zakladni?source=addr&amp;id=11190228&amp;ds=1&amp;x=15.1226347&amp;y=50.1475728&amp;z=17"><text:span text:style-name="T1347">HYPERLINK "https://mapy.cz/zakladni?source=addr</text:span><text:span text:style-name="T1348"><text:s/>HYPERLINK "https://mapy.cz/zakladni?source=addr&amp;id=11190228&amp;ds=1&amp;x=15.1226347&amp;y=50.1475728&amp;z=17"</text:span><text:span text:style-name="T1349">&amp;</text:span><text:span text:style-name="T1350"><text:s/>HYPERLINK "https://mapy.cz/zakladni?source=addr&amp;id=11190228&amp;ds=1&amp;x=15.1226347&amp;y=50.1475728&amp;z=17"</text:span><text:span text:style-name="T1351">id=11190228</text:span><text:span text:style-name="T1352"><text:s/>HYPERLINK "https://mapy.cz/zakladni?source=addr&amp;id=11190228&amp;ds=1&amp;x=15.1226347&amp;y=50.1475728&amp;z=17"</text:span><text:span text:style-name="T1353">&amp;</text:span><text:span text:style-name="T1354"><text:s/>HYPERLINK "https://mapy.cz/zakladni?source=addr&amp;id=11190228&amp;ds=1&amp;x=15.1226347&amp;y=50.1475728&amp;z=17"</text:span><text:span text:style-name="T1355">ds=1</text:span><text:span text:style-name="T1356"><text:s/>HYPERLINK "https://mapy.cz/zakladni?source=addr&amp;id=11190228&amp;ds=1&amp;x=15.1226347&amp;y=50.1475728&amp;z=17"</text:span><text:span text:style-name="T1357">&amp;</text:span><text:span text:style-name="T1358"><text:s/>HYPERLINK "https://mapy.cz/zakladni?source=addr&amp;id=11190228&amp;ds=1&amp;x=15.1226347&amp;y=50.1475728&amp;z=17"</text:span><text:span text:style-name="T1359">x=15.1226347</text:span><text:span text:style-name="T1360"><text:s/>HYPERLINK "https://mapy.cz/zakladni?source=addr&amp;id=11190228&amp;ds=1&amp;x=15.1226347&amp;y=50.1475728&amp;z=17"</text:span><text:span text:style-name="T1361">&amp;</text:span><text:span text:style-name="T1362"><text:s/>HYPERLINK "https://mapy.cz/zakladni?source=addr&amp;id=11190228&amp;ds=1&amp;x=15.1226347&amp;y=50.1475728&amp;z=17"</text:span><text:span text:style-name="T1363">y=50.1475728</text:span><text:span text:style-name="T1364"><text:s/>HYPERLINK "https://mapy.cz/zakladni?source=addr&amp;id=11190228&amp;ds=1&amp;x=15.1226347&amp;y=50.1475728&amp;z=17"</text:span><text:span text:style-name="T1365">&amp;</text:span><text:span text:style-name="T1366"><text:s/>HYPERLINK "https://mapy.cz/zakladni?source=addr&amp;id=11190228&amp;ds=1&amp;x=15.1226347&amp;y=50.1475728&amp;z=17"</text:span><text:span text:style-name="T1367">z=17"</text:span><text:span text:style-name="T1368"><text:s/>HYPERLINK "https://mapy.cz/zakladni?source=addr&amp;id=11190228&amp;ds=1&amp;x=15.1226347&amp;y=50.1475728&amp;z=17"</text:span><text:span text:style-name="T1369">HYPERLINK "https://mapy.cz/zakladni?source=addr</text:span></text:a><text:span text:style-name="T1370"><text:s/></text:span><text:a xlink:href="https://mapy.cz/zakladni?source=addr&amp;id=11190228&amp;ds=1&amp;x=15.1226347&amp;y=50.1475728&amp;z=17"><text:span text:style-name="T1372">HYPERLINK "https://mapy.cz/zakladni?source=addr</text:span><text:span text:style-name="T1373"><text:s/>HYPERLINK "https://mapy.cz/zakladni?source=addr&amp;id=11190228&amp;ds=1&amp;x=15.1226347&amp;y=50.1475728&amp;z=17"</text:span><text:span text:style-name="T1374">&amp;</text:span><text:span text:style-name="T1375"><text:s/>HYPERLINK "https://mapy.cz/zakladni?source=addr&amp;id=11190228&amp;ds=1&amp;x=15.1226347&amp;y=50.1475728&amp;z=17"</text:span><text:span text:style-name="T1376">id=11190228</text:span><text:span text:style-name="T1377"><text:s/>HYPERLINK "https://mapy.cz/zakladni?source=addr&amp;id=11190228&amp;ds=1&amp;x=15.1226347&amp;y=50.1475728&amp;z=17"</text:span><text:span text:style-name="T1378">&amp;</text:span><text:span text:style-name="T1379"><text:s/>HYPERLINK "https://mapy.cz/zakladni?source=addr&amp;id=11190228&amp;ds=1&amp;x=15.1226347&amp;y=50.1475728&amp;z=17"</text:span><text:span text:style-name="T1380">ds=1</text:span><text:span text:style-name="T1381"><text:s/>HYPERLINK "https://mapy.cz/zakladni?source=addr&amp;id=11190228&amp;ds=1&amp;x=15.1226347&amp;y=50.1475728&amp;z=17"</text:span><text:span text:style-name="T1382">&amp;</text:span><text:span text:style-name="T1383"><text:s/>HYPERLINK "https://mapy.cz/zakladni?source=addr&amp;id=11190228&amp;ds=1&amp;x=15.1226347&amp;y=50.1475728&amp;z=17"</text:span><text:span text:style-name="T1384">x=15.1226347</text:span><text:span text:style-name="T1385"><text:s/>HYPERLINK "https://mapy.cz/zakladni?source=addr&amp;id=11190228&amp;ds=1&amp;x=15.1226347&amp;y=50.1475728&amp;z=17"</text:span><text:span text:style-name="T1386">&amp;</text:span><text:span text:style-name="T1387"><text:s/>HYPERLINK "https://mapy.cz/zakladni?source=addr&amp;id=11190228&amp;ds=1&amp;x=15.1226347&amp;y=50.1475728&amp;z=17"</text:span><text:span text:style-name="T1388">y=50.1475728</text:span><text:span text:style-name="T1389"><text:s/>HYPERLINK "https://mapy.cz/zakladni?source=addr&amp;id=11190228&amp;ds=1&amp;x=15.1226347&amp;y=50.1475728&amp;z=17"</text:span><text:span text:style-name="T1390">&amp;</text:span><text:span text:style-name="T1391"><text:s/>HYPERLINK "https://mapy.cz/zakladni?source=addr&amp;id=11190228&amp;ds=1&amp;x=15.1226347&amp;y=50.1475728&amp;z=17"</text:span><text:span text:style-name="T1392">z=17"</text:span><text:span text:style-name="T1393"><text:s/>HYPERLINK "https://mapy.cz/zakladni?source=addr&amp;id=11190228&amp;ds=1&amp;x=15.1226347&amp;y=50.1475728&amp;z=17"</text:span><text:span text:style-name="T1394">&amp;</text:span></text:a><text:span text:style-name="T1395"><text:s/></text:span><text:a xlink:href="https://mapy.cz/zakladni?source=addr&amp;id=11190228&amp;ds=1&amp;x=15.1226347&amp;y=50.1475728&amp;z=17"><text:span text:style-name="T1397">HYPERLINK "https://mapy.cz/zakladni?source=addr</text:span><text:span text:style-name="T1398"><text:s/>HYPERLINK "https://mapy.cz/zakladni?source=addr&amp;id=11190228&amp;ds=1&amp;x=15.1226347&amp;y=50.1475728&amp;z=17"</text:span><text:span text:style-name="T1399">&amp;</text:span><text:span text:style-name="T1400"><text:s/>HYPERLINK "https://mapy.cz/zakladni?source=addr&amp;id=11190228&amp;ds=1&amp;x=15.1226347&amp;y=50.1475728&amp;z=17"</text:span><text:span text:style-name="T1401">id=11190228</text:span><text:span text:style-name="T1402"><text:s/>HYPERLINK "https://mapy.cz/zakladni?source=addr&amp;id=11190228&amp;ds=1&amp;x=15.1226347&amp;y=50.1475728&amp;z=17"</text:span><text:span text:style-name="T1403">&amp;</text:span><text:span text:style-name="T1404"><text:s/>HYPERLINK "https://mapy.cz/zakladni?source=addr&amp;id=11190228&amp;ds=1&amp;x=15.1226347&amp;y=50.1475728&amp;z=17"</text:span><text:span text:style-name="T1405">ds=1</text:span><text:span text:style-name="T1406"><text:s/>HYPERLINK "https://mapy.cz/zakladni?source=addr&amp;id=11190228&amp;ds=1&amp;x=15.1226347&amp;y=50.1475728&amp;z=17"</text:span><text:span text:style-name="T1407">&amp;</text:span><text:span text:style-name="T1408"><text:s/>HYPERLINK "https://mapy.cz/zakladni?source=addr&amp;id=11190228&amp;ds=1&amp;x=15.1226347&amp;y=50.1475728&amp;z=17"</text:span><text:span text:style-name="T1409">x=15.1226347</text:span><text:span text:style-name="T1410"><text:s/>HYPERLINK "https://mapy.cz/zakladni?source=addr&amp;id=11190228&amp;ds=1&amp;x=15.1226347&amp;y=50.1475728&amp;z=17"</text:span><text:span text:style-name="T1411">&amp;</text:span><text:span text:style-name="T1412"><text:s/>HYPERLINK "https://mapy.cz/zakladni?source=addr&amp;id=11190228&amp;ds=1&amp;x=15.1226347&amp;y=50.1475728&amp;z=17"</text:span><text:span text:style-name="T1413">y=50.1475728</text:span><text:span text:style-name="T1414"><text:s/>HYPERLINK "https://mapy.cz/zakladni?source=addr&amp;id=11190228&amp;ds=1&amp;x=15.1226347&amp;y=50.1475728&amp;z=17"</text:span><text:span text:style-name="T1415">&amp;</text:span><text:span text:style-name="T1416"><text:s/>HYPERLINK "https://mapy.cz/zakladni?source=addr&amp;id=11190228&amp;ds=1&amp;x=15.1226347&amp;y=50.1475728&amp;z=17"</text:span><text:span text:style-name="T1417">z=17"</text:span><text:span text:style-name="T1418"><text:s/>HYPERLINK "https://mapy.cz/zakladni?source=addr&amp;id=11190228&amp;ds=1&amp;x=15.1226347&amp;y=50.1475728&amp;z=17"</text:span><text:span text:style-name="T1419">id=11190228</text:span></text:a><text:span text:style-name="T1420"><text:s/></text:span><text:a xlink:href="https://mapy.cz/zakladni?source=addr&amp;id=11190228&amp;ds=1&amp;x=15.1226347&amp;y=50.1475728&amp;z=17"><text:span text:style-name="T1422">HYPERLINK "https://mapy.cz/zakladni?source=addr</text:span><text:span text:style-name="T1423"><text:s/>HYPERLINK "https://mapy.cz/zakladni?source=addr&amp;id=11190228&amp;ds=1&amp;x=15.1226347&amp;y=50.1475728&amp;z=17"</text:span><text:span text:style-name="T1424">&amp;</text:span><text:span text:style-name="T1425"><text:s/>HYPERLINK "https://mapy.cz/zakladni?source=addr&amp;id=11190228&amp;ds=1&amp;x=15.1226347&amp;y=50.1475728&amp;z=17"</text:span><text:span text:style-name="T1426">id=11190228</text:span><text:span text:style-name="T1427"><text:s/>HYPERLINK "https://mapy.cz/zakladni?source=addr&amp;id=11190228&amp;ds=1&amp;x=15.1226347&amp;y=50.1475728&amp;z=17"</text:span><text:span text:style-name="T1428">&amp;</text:span><text:span text:style-name="T1429"><text:s/>HYPERLINK "https://mapy.cz/zakladni?source=addr&amp;id=11190228&amp;ds=1&amp;x=15.1226347&amp;y=50.1475728&amp;z=17"</text:span><text:span text:style-name="T1430">ds=1</text:span><text:span text:style-name="T1431"><text:s/>HYPERLINK "https://mapy.cz/zakladni?source=addr&amp;id=11190228&amp;ds=1&amp;x=15.1226347&amp;y=50.1475728&amp;z=17"</text:span><text:span text:style-name="T1432">&amp;</text:span><text:span text:style-name="T1433"><text:s/>HYPERLINK "https://mapy.cz/zakladni?source=addr&amp;id=11190228&amp;ds=1&amp;x=15.1226347&amp;y=50.1475728&amp;z=17"</text:span><text:span text:style-name="T1434">x=15.1226347</text:span><text:span text:style-name="T1435"><text:s/>HYPERLINK "https://mapy.cz/zakladni?source=addr&amp;id=11190228&amp;ds=1&amp;x=15.1226347&amp;y=50.1475728&amp;z=17"</text:span><text:span text:style-name="T1436">&amp;</text:span><text:span text:style-name="T1437"><text:s/>HYPERLINK "https://mapy.cz/zakladni?source=addr&amp;id=11190228&amp;ds=1&amp;x=15.1226347&amp;y=50.1475728&amp;z=17"</text:span><text:span text:style-name="T1438">y=50.1475728</text:span><text:span text:style-name="T1439"><text:s/>HYPERLINK "https://mapy.cz/zakladni?source=addr&amp;id=11190228&amp;ds=1&amp;x=15.1226347&amp;y=50.1475728&amp;z=17"</text:span><text:span text:style-name="T1440">&amp;</text:span><text:span text:style-name="T1441"><text:s/>HYPERLINK "https://mapy.cz/zakladni?source=addr&amp;id=11190228&amp;ds=1&amp;x=15.1226347&amp;y=50.1475728&amp;z=17"</text:span><text:span text:style-name="T1442">z=17"</text:span><text:span text:style-name="T1443"><text:s/>HYPERLINK "https://mapy.cz/zakladni?source=addr&amp;id=11190228&amp;ds=1&amp;x=15.1226347&amp;y=50.1475728&amp;z=17"</text:span><text:span text:style-name="T1444">&amp;</text:span></text:a><text:span text:style-name="T1445"><text:s/></text:span><text:a xlink:href="https://mapy.cz/zakladni?source=addr&amp;id=11190228&amp;ds=1&amp;x=15.1226347&amp;y=50.1475728&amp;z=17"><text:span text:style-name="T1447">HYPERLINK "https://mapy.cz/zakladni?source=addr</text:span><text:span text:style-name="T1448"><text:s/>HYPERLINK "https://mapy.cz/zakladni?source=addr&amp;id=11190228&amp;ds=1&amp;x=15.1226347&amp;y=50.1475728&amp;z=17"</text:span><text:span text:style-name="T1449">&amp;</text:span><text:span text:style-name="T1450"><text:s/>HYPERLINK "https://mapy.cz/zakladni?source=addr&amp;id=11190228&amp;ds=1&amp;x=15.1226347&amp;y=50.1475728&amp;z=17"</text:span><text:span text:style-name="T1451">id=11190228</text:span><text:span text:style-name="T1452"><text:s/>HYPERLINK "https://mapy.cz/zakladni?source=addr&amp;id=11190228&amp;ds=1&amp;x=15.1226347&amp;y=50.1475728&amp;z=17"</text:span><text:span text:style-name="T1453">&amp;</text:span><text:span text:style-name="T1454"><text:s/>HYPERLINK "https://mapy.cz/zakladni?source=addr&amp;id=11190228&amp;ds=1&amp;x=15.1226347&amp;y=50.1475728&amp;z=17"</text:span><text:span text:style-name="T1455">ds=1</text:span><text:span text:style-name="T1456"><text:s/>HYPERLINK "https://mapy.cz/zakladni?source=addr&amp;id=11190228&amp;ds=1&amp;x=15.1226347&amp;y=50.1475728&amp;z=17"</text:span><text:span text:style-name="T1457">&amp;</text:span><text:span text:style-name="T1458"><text:s/>HYPERLINK "https://mapy.cz/zakladni?source=addr&amp;id=11190228&amp;ds=1&amp;x=15.1226347&amp;y=50.1475728&amp;z=17"</text:span><text:span text:style-name="T1459">x=15.1226347</text:span><text:span text:style-name="T1460"><text:s/>HYPERLINK "https://mapy.cz/zakladni?source=addr&amp;id=11190228&amp;ds=1&amp;x=15.1226347&amp;y=50.1475728&amp;z=17"</text:span><text:span text:style-name="T1461">&amp;</text:span><text:span text:style-name="T1462"><text:s/>HYPERLINK "https://mapy.cz/zakladni?source=addr&amp;id=11190228&amp;ds=1&amp;x=15.1226347&amp;y=50.1475728&amp;z=17"</text:span><text:span text:style-name="T1463">y=50.1475728</text:span><text:span text:style-name="T1464"><text:s/>HYPERLINK "https://mapy.cz/zakladni?source=addr&amp;id=11190228&amp;ds=1&amp;x=15.1226347&amp;y=50.1475728&amp;z=17"</text:span><text:span text:style-name="T1465">&amp;</text:span><text:span text:style-name="T1466"><text:s/>HYPERLINK "https://mapy.cz/zakladni?source=addr&amp;id=11190228&amp;ds=1&amp;x=15.1226347&amp;y=50.1475728&amp;z=17"</text:span><text:span text:style-name="T1467">z=17"</text:span><text:span text:style-name="T1468"><text:s/>HYPERLINK "https://mapy.cz/zakladni?source=addr&amp;id=11190228&amp;ds=1&amp;x=15.1226347&amp;y=50.1475728&amp;z=17"</text:span><text:span text:style-name="T1469">ds=1</text:span></text:a><text:span text:style-name="T1470"><text:s/></text:span><text:a xlink:href="https://mapy.cz/zakladni?source=addr&amp;id=11190228&amp;ds=1&amp;x=15.1226347&amp;y=50.1475728&amp;z=17"><text:span text:style-name="T1472">HYPERLINK "https://mapy.cz/zakladni?source=addr</text:span><text:span text:style-name="T1473"><text:s/>HYPERLINK "https://mapy.cz/zakladni?source=addr&amp;id=11190228&amp;ds=1&amp;x=15.1226347&amp;y=50.1475728&amp;z=17"</text:span><text:span text:style-name="T1474">&amp;</text:span><text:span text:style-name="T1475"><text:s/>HYPERLINK "https://mapy.cz/zakladni?source=addr&amp;id=11190228&amp;ds=1&amp;x=15.1226347&amp;y=50.1475728&amp;z=17"</text:span><text:span text:style-name="T1476">id=11190228</text:span><text:span text:style-name="T1477"><text:s/>HYPERLINK "https://mapy.cz/zakladni?source=addr&amp;id=11190228&amp;ds=1&amp;x=15.1226347&amp;y=50.1475728&amp;z=17"</text:span><text:span text:style-name="T1478">&amp;</text:span><text:span text:style-name="T1479"><text:s/>HYPERLINK "https://mapy.cz/zakladni?source=addr&amp;id=11190228&amp;ds=1&amp;x=15.1226347&amp;y=50.1475728&amp;z=17"</text:span><text:span text:style-name="T1480">ds=1</text:span><text:span text:style-name="T1481"><text:s/>HYPERLINK "https://mapy.cz/zakladni?source=addr&amp;id=11190228&amp;ds=1&amp;x=15.1226347&amp;y=50.1475728&amp;z=17"</text:span><text:span text:style-name="T1482">&amp;</text:span><text:span text:style-name="T1483"><text:s/>HYPERLINK "https://mapy.cz/zakladni?source=addr&amp;id=11190228&amp;ds=1&amp;x=15.1226347&amp;y=50.1475728&amp;z=17"</text:span><text:span text:style-name="T1484">x=15.1226347</text:span><text:span text:style-name="T1485"><text:s/>HYPERLINK "https://mapy.cz/zakladni?source=addr&amp;id=11190228&amp;ds=1&amp;x=15.1226347&amp;y=50.1475728&amp;z=17"</text:span><text:span text:style-name="T1486">&amp;</text:span><text:span text:style-name="T1487"><text:s/>HYPERLINK "https://mapy.cz/zakladni?source=addr&amp;id=11190228&amp;ds=1&amp;x=15.1226347&amp;y=50.1475728&amp;z=17"</text:span><text:span text:style-name="T1488">y=50.1475728</text:span><text:span text:style-name="T1489"><text:s/>HYPERLINK "https://mapy.cz/zakladni?source=addr&amp;id=11190228&amp;ds=1&amp;x=15.1226347&amp;y=50.1475728&amp;z=17"</text:span><text:span text:style-name="T1490">&amp;</text:span><text:span text:style-name="T1491"><text:s/>HYPERLINK "https://mapy.cz/zakladni?source=addr&amp;id=11190228&amp;ds=1&amp;x=15.1226347&amp;y=50.1475728&amp;z=17"</text:span><text:span text:style-name="T1492">z=17"</text:span><text:span text:style-name="T1493"><text:s/>HYPERLINK "https://mapy.cz/zakladni?source=addr&amp;id=11190228&amp;ds=1&amp;x=15.1226347&amp;y=50.1475728&amp;z=17"</text:span><text:span text:style-name="T1494">&amp;</text:span></text:a><text:span text:style-name="T1495"><text:s/></text:span><text:a xlink:href="https://mapy.cz/zakladni?source=addr&amp;id=11190228&amp;ds=1&amp;x=15.1226347&amp;y=50.1475728&amp;z=17"><text:span text:style-name="T1497">HYPERLINK "https://mapy.cz/zakladni?source=addr</text:span><text:span text:style-name="T1498"><text:s/>HYPERLINK "https://mapy.cz/zakladni?source=addr&amp;id=11190228&amp;ds=1&amp;x=15.1226347&amp;y=50.1475728&amp;z=17"</text:span><text:span text:style-name="T1499">&amp;</text:span><text:span text:style-name="T1500"><text:s/>HYPERLINK "https://mapy.cz/zakladni?source=addr&amp;id=11190228&amp;ds=1&amp;x=15.1226347&amp;y=50.1475728&amp;z=17"</text:span><text:span text:style-name="T1501">id=11190228</text:span><text:span text:style-name="T1502"><text:s/>HYPERLINK "https://mapy.cz/zakladni?source=addr&amp;id=11190228&amp;ds=1&amp;x=15.1226347&amp;y=50.1475728&amp;z=17"</text:span><text:span text:style-name="T1503">&amp;</text:span><text:span text:style-name="T1504"><text:s/>HYPERLINK "https://mapy.cz/zakladni?source=addr&amp;id=11190228&amp;ds=1&amp;x=15.1226347&amp;y=50.1475728&amp;z=17"</text:span><text:span text:style-name="T1505">ds=1</text:span><text:span text:style-name="T1506"><text:s/>HYPERLINK "https://mapy.cz/zakladni?source=addr&amp;id=11190228&amp;ds=1&amp;x=15.1226347&amp;y=50.1475728&amp;z=17"</text:span><text:span text:style-name="T1507">&amp;</text:span><text:span text:style-name="T1508"><text:s/>HYPERLINK "https://mapy.cz/zakladni?source=addr&amp;id=11190228&amp;ds=1&amp;x=15.1226347&amp;y=50.1475728&amp;z=17"</text:span><text:span text:style-name="T1509">x=15.1226347</text:span><text:span text:style-name="T1510"><text:s/>HYPERLINK "https://mapy.cz/zakladni?source=addr&amp;id=11190228&amp;ds=1&amp;x=15.1226347&amp;y=50.1475728&amp;z=17"</text:span><text:span text:style-name="T1511">&amp;</text:span><text:span text:style-name="T1512"><text:s/>HYPERLINK "https://mapy.cz/zakladni?source=addr&amp;id=11190228&amp;ds=1&amp;x=15.1226347&amp;y=50.1475728&amp;z=17"</text:span><text:span text:style-name="T1513">y=50.1475728</text:span><text:span text:style-name="T1514"><text:s/>HYPERLINK "https://mapy.cz/zakladni?source=addr&amp;id=11190228&amp;ds=1&amp;x=15.1226347&amp;y=50.1475728&amp;z=17"</text:span><text:span text:style-name="T1515">&amp;</text:span><text:span text:style-name="T1516"><text:s/>HYPERLINK "https://mapy.cz/zakladni?source=addr&amp;id=11190228&amp;ds=1&amp;x=15.1226347&amp;y=50.1475728&amp;z=17"</text:span><text:span text:style-name="T1517">z=17"</text:span><text:span text:style-name="T1518"><text:s/>HYPERLINK "https://mapy.cz/zakladni?source=addr&amp;id=11190228&amp;ds=1&amp;x=15.1226347&amp;y=50.1475728&amp;z=17"</text:span><text:span text:style-name="T1519">x=15.1226347</text:span></text:a><text:span text:style-name="T1520"><text:s/></text:span><text:a xlink:href="https://mapy.cz/zakladni?source=addr&amp;id=11190228&amp;ds=1&amp;x=15.1226347&amp;y=50.1475728&amp;z=17"><text:span text:style-name="T1522">HYPERLINK "https://mapy.cz/zakladni?source=addr</text:span><text:span text:style-name="T1523"><text:s/>HYPERLINK "https://mapy.cz/zakladni?source=addr&amp;id=11190228&amp;ds=1&amp;x=15.1226347&amp;y=50.1475728&amp;z=17"</text:span><text:span text:style-name="T1524">&amp;</text:span><text:span text:style-name="T1525"><text:s/>HYPERLINK "https://mapy.cz/zakladni?source=addr&amp;id=11190228&amp;ds=1&amp;x=15.1226347&amp;y=50.1475728&amp;z=17"</text:span><text:span text:style-name="T1526">id=11190228</text:span><text:span text:style-name="T1527"><text:s/>HYPERLINK "https://mapy.cz/zakladni?source=addr&amp;id=11190228&amp;ds=1&amp;x=15.1226347&amp;y=50.1475728&amp;z=17"</text:span><text:span text:style-name="T1528">&amp;</text:span><text:span text:style-name="T1529"><text:s/>HYPERLINK "https://mapy.cz/zakladni?source=addr&amp;id=11190228&amp;ds=1&amp;x=15.1226347&amp;y=50.1475728&amp;z=17"</text:span><text:span text:style-name="T1530">ds=1</text:span><text:span text:style-name="T1531"><text:s/>HYPERLINK "https://mapy.cz/zakladni?source=addr&amp;id=11190228&amp;ds=1&amp;x=15.1226347&amp;y=50.1475728&amp;z=17"</text:span><text:span text:style-name="T1532">&amp;</text:span><text:span text:style-name="T1533"><text:s/>HYPERLINK "https://mapy.cz/zakladni?source=addr&amp;id=11190228&amp;ds=1&amp;x=15.1226347&amp;y=50.1475728&amp;z=17"</text:span><text:span text:style-name="T1534">x=15.1226347</text:span><text:span text:style-name="T1535"><text:s/>HYPERLINK "https://mapy.cz/zakladni?source=addr&amp;id=11190228&amp;ds=1&amp;x=15.1226347&amp;y=50.1475728&amp;z=17"</text:span><text:span text:style-name="T1536">&amp;</text:span><text:span text:style-name="T1537"><text:s/>HYPERLINK "https://mapy.cz/zakladni?source=addr&amp;id=11190228&amp;ds=1&amp;x=15.1226347&amp;y=50.1475728&amp;z=17"</text:span><text:span text:style-name="T1538">y=50.1475728</text:span><text:span text:style-name="T1539"><text:s/>HYPERLINK "https://mapy.cz/zakladni?source=addr&amp;id=11190228&amp;ds=1&amp;x=15.1226347&amp;y=50.1475728&amp;z=17"</text:span><text:span text:style-name="T1540">&amp;</text:span><text:span text:style-name="T1541"><text:s/>HYPERLINK "https://mapy.cz/zakladni?source=addr&amp;id=11190228&amp;ds=1&amp;x=15.1226347&amp;y=50.1475728&amp;z=17"</text:span><text:span text:style-name="T1542">z=17"</text:span><text:span text:style-name="T1543"><text:s/>HYPERLINK "https://mapy.cz/zakladni?source=addr&amp;id=11190228&amp;ds=1&amp;x=15.1226347&amp;y=50.1475728&amp;z=17"</text:span><text:span text:style-name="T1544">&amp;</text:span></text:a><text:span text:style-name="T1545"><text:s/></text:span><text:a xlink:href="https://mapy.cz/zakladni?source=addr&amp;id=11190228&amp;ds=1&amp;x=15.1226347&amp;y=50.1475728&amp;z=17"><text:span text:style-name="T1547">HYPERLINK "https://mapy.cz/zakladni?source=addr</text:span><text:span text:style-name="T1548"><text:s/>HYPERLINK "https://mapy.cz/zakladni?source=addr&amp;id=11190228&amp;ds=1&amp;x=15.1226347&amp;y=50.1475728&amp;z=17"</text:span><text:span text:style-name="T1549">&amp;</text:span><text:span text:style-name="T1550"><text:s/>HYPERLINK "https://mapy.cz/zakladni?source=addr&amp;id=11190228&amp;ds=1&amp;x=15.1226347&amp;y=50.1475728&amp;z=17"</text:span><text:span text:style-name="T1551">id=11190228</text:span><text:span text:style-name="T1552"><text:s/>HYPERLINK "https://mapy.cz/zakladni?source=addr&amp;id=11190228&amp;ds=1&amp;x=15.1226347&amp;y=50.1475728&amp;z=17"</text:span><text:span text:style-name="T1553">&amp;</text:span><text:span text:style-name="T1554"><text:s/>HYPERLINK "https://mapy.cz/zakladni?source=addr&amp;id=11190228&amp;ds=1&amp;x=15.1226347&amp;y=50.1475728&amp;z=17"</text:span><text:span text:style-name="T1555">ds=1</text:span><text:span text:style-name="T1556"><text:s/>HYPERLINK "https://mapy.cz/zakladni?source=addr&amp;id=11190228&amp;ds=1&amp;x=15.1226347&amp;y=50.1475728&amp;z=17"</text:span><text:span text:style-name="T1557">&amp;</text:span><text:span text:style-name="T1558"><text:s/>HYPERLINK "https://mapy.cz/zakladni?source=addr&amp;id=11190228&amp;ds=1&amp;x=15.1226347&amp;y=50.1475728&amp;z=17"</text:span><text:span text:style-name="T1559">x=15.1226347</text:span><text:span text:style-name="T1560"><text:s/>HYPERLINK "https://mapy.cz/zakladni?source=addr&amp;id=11190228&amp;ds=1&amp;x=15.1226347&amp;y=50.1475728&amp;z=17"</text:span><text:span text:style-name="T1561">&amp;</text:span><text:span text:style-name="T1562"><text:s/>HYPERLINK "https://mapy.cz/zakladni?source=addr&amp;id=11190228&amp;ds=1&amp;x=15.1226347&amp;y=50.1475728&amp;z=17"</text:span><text:span text:style-name="T1563">y=50.1475728</text:span><text:span text:style-name="T1564"><text:s/>HYPERLINK "https://mapy.cz/zakladni?source=addr&amp;id=11190228&amp;ds=1&amp;x=15.1226347&amp;y=50.1475728&amp;z=17"</text:span><text:span text:style-name="T1565">&amp;</text:span><text:span text:style-name="T1566"><text:s/>HYPERLINK "https://mapy.cz/zakladni?source=addr&amp;id=11190228&amp;ds=1&amp;x=15.1226347&amp;y=50.1475728&amp;z=17"</text:span><text:span text:style-name="T1567">z=17"</text:span><text:span text:style-name="T1568"><text:s/>HYPERLINK "https://mapy.cz/zakladni?source=addr&amp;id=11190228&amp;ds=1&amp;x=15.1226347&amp;y=50.1475728&amp;z=17"</text:span><text:span text:style-name="T1569">y=50.1475728</text:span></text:a><text:span text:style-name="T1570"><text:s/></text:span><text:a xlink:href="https://mapy.cz/zakladni?source=addr&amp;id=11190228&amp;ds=1&amp;x=15.1226347&amp;y=50.1475728&amp;z=17"><text:span text:style-name="T1572">HYPERLINK "https://mapy.cz/zakladni?source=addr</text:span><text:span text:style-name="T1573"><text:s/>HYPERLINK "https://mapy.cz/zakladni?source=addr&amp;id=11190228&amp;ds=1&amp;x=15.1226347&amp;y=50.1475728&amp;z=17"</text:span><text:span text:style-name="T1574">&amp;</text:span><text:span text:style-name="T1575"><text:s/>HYPERLINK "https://mapy.cz/zakladni?source=addr&amp;id=11190228&amp;ds=1&amp;x=15.1226347&amp;y=50.1475728&amp;z=17"</text:span><text:span text:style-name="T1576">id=11190228</text:span><text:span text:style-name="T1577"><text:s/>HYPERLINK "https://mapy.cz/zakladni?source=addr&amp;id=11190228&amp;ds=1&amp;x=15.1226347&amp;y=50.1475728&amp;z=17"</text:span><text:span text:style-name="T1578">&amp;</text:span><text:span text:style-name="T1579"><text:s/>HYPERLINK "https://mapy.cz/zakladni?source=addr&amp;id=11190228&amp;ds=1&amp;x=15.1226347&amp;y=50.1475728&amp;z=17"</text:span><text:span text:style-name="T1580">ds=1</text:span><text:span text:style-name="T1581"><text:s/>HYPERLINK "https://mapy.cz/zakladni?source=addr&amp;id=11190228&amp;ds=1&amp;x=15.1226347&amp;y=50.1475728&amp;z=17"</text:span><text:span text:style-name="T1582">&amp;</text:span><text:span text:style-name="T1583"><text:s/>HYPERLINK "https://mapy.cz/zakladni?source=addr&amp;id=11190228&amp;ds=1&amp;x=15.1226347&amp;y=50.1475728&amp;z=17"</text:span><text:span text:style-name="T1584">x=15.1226347</text:span><text:span text:style-name="T1585"><text:s/>HYPERLINK "https://mapy.cz/zakladni?source=addr&amp;id=11190228&amp;ds=1&amp;x=15.1226347&amp;y=50.1475728&amp;z=17"</text:span><text:span text:style-name="T1586">&amp;</text:span><text:span text:style-name="T1587"><text:s/>HYPERLINK "https://mapy.cz/zakladni?source=addr&amp;id=11190228&amp;ds=1&amp;x=15.1226347&amp;y=50.1475728&amp;z=17"</text:span><text:span text:style-name="T1588">y=50.1475728</text:span><text:span text:style-name="T1589"><text:s/>HYPERLINK "https://mapy.cz/zakladni?source=addr&amp;id=11190228&amp;ds=1&amp;x=15.1226347&amp;y=50.1475728&amp;z=17"</text:span><text:span text:style-name="T1590">&amp;</text:span><text:span text:style-name="T1591"><text:s/>HYPERLINK "https://mapy.cz/zakladni?source=addr&amp;id=11190228&amp;ds=1&amp;x=15.1226347&amp;y=50.1475728&amp;z=17"</text:span><text:span text:style-name="T1592">z=17"</text:span><text:span text:style-name="T1593"><text:s/>HYPERLINK "https://mapy.cz/zakladni?source=addr&amp;id=11190228&amp;ds=1&amp;x=15.1226347&amp;y=50.1475728&amp;z=17"</text:span><text:span text:style-name="T1594">&amp;</text:span></text:a><text:span text:style-name="T1595"><text:s/></text:span><text:a xlink:href="https://mapy.cz/zakladni?source=addr&amp;id=11190228&amp;ds=1&amp;x=15.1226347&amp;y=50.1475728&amp;z=17"><text:span text:style-name="T1597">HYPERLINK "https://mapy.cz/zakladni?source=addr</text:span><text:span text:style-name="T1598"><text:s/>HYPERLINK "https://mapy.cz/zakladni?source=addr&amp;id=11190228&amp;ds=1&amp;x=15.1226347&amp;y=50.1475728&amp;z=17"</text:span><text:span text:style-name="T1599">&amp;</text:span><text:span text:style-name="T1600"><text:s/>HYPERLINK "https://mapy.cz/zakladni?source=addr&amp;id=11190228&amp;ds=1&amp;x=15.1226347&amp;y=50.1475728&amp;z=17"</text:span><text:span text:style-name="T1601">id=11190228</text:span><text:span text:style-name="T1602"><text:s/>HYPERLINK "https://mapy.cz/zakladni?source=addr&amp;id=11190228&amp;ds=1&amp;x=15.1226347&amp;y=50.1475728&amp;z=17"</text:span><text:span text:style-name="T1603">&amp;</text:span><text:span text:style-name="T1604"><text:s/>HYPERLINK "https://mapy.cz/zakladni?source=addr&amp;id=11190228&amp;ds=1&amp;x=15.1226347&amp;y=50.1475728&amp;z=17"</text:span><text:span text:style-name="T1605">ds=1</text:span><text:span text:style-name="T1606"><text:s/>HYPERLINK "https://mapy.cz/zakladni?source=addr&amp;id=11190228&amp;ds=1&amp;x=15.1226347&amp;y=50.1475728&amp;z=17"</text:span><text:span text:style-name="T1607">&amp;</text:span><text:span text:style-name="T1608"><text:s/>HYPERLINK "https://mapy.cz/zakladni?source=addr&amp;id=11190228&amp;ds=1&amp;x=15.1226347&amp;y=50.1475728&amp;z=17"</text:span><text:span text:style-name="T1609">x=15.1226347</text:span><text:span text:style-name="T1610"><text:s/>HYPERLINK "https://mapy.cz/zakladni?source=addr&amp;id=11190228&amp;ds=1&amp;x=15.1226347&amp;y=50.1475728&amp;z=17"</text:span><text:span text:style-name="T1611">&amp;</text:span><text:span text:style-name="T1612"><text:s/>HYPERLINK "https://mapy.cz/zakladni?source=addr&amp;id=11190228&amp;ds=1&amp;x=15.1226347&amp;y=50.1475728&amp;z=17"</text:span><text:span text:style-name="T1613">y=50.1475728</text:span><text:span text:style-name="T1614"><text:s/>HYPERLINK "https://mapy.cz/zakladni?source=addr&amp;id=11190228&amp;ds=1&amp;x=15.1226347&amp;y=50.1475728&amp;z=17"</text:span><text:span text:style-name="T1615">&amp;</text:span><text:span text:style-name="T1616"><text:s/>HYPERLINK "https://mapy.cz/zakladni?source=addr&amp;id=11190228&amp;ds=1&amp;x=15.1226347&amp;y=50.1475728&amp;z=17"</text:span><text:span text:style-name="T1617">z=17"</text:span><text:span text:style-name="T1618"><text:s/>HYPERLINK "https://mapy.cz/zakladni?source=addr&amp;id=11190228&amp;ds=1&amp;x=15.1226347&amp;y=50.1475728&amp;z=17"</text:span><text:span text:style-name="T1619">z=17"</text:span></text:a><text:span text:style-name="T1620"><text:s/></text:span><text:a xlink:href="https://mapy.cz/zakladni?source=addr&amp;id=11190228&amp;ds=1&amp;x=15.1226347&amp;y=50.1475728&amp;z=17"><text:span text:style-name="T1622">HYPERLINK "https://mapy.cz/zakladni?source=addr</text:span><text:span text:style-name="T1623"><text:s/>HYPERLINK "https://mapy.cz/zakladni?source=addr&amp;id=11190228&amp;ds=1&amp;x=15.1226347&amp;y=50.1475728&amp;z=17"</text:span><text:span text:style-name="T1624">&amp;</text:span><text:span text:style-name="T1625"><text:s/>HYPERLINK "https://mapy.cz/zakladni?source=addr&amp;id=11190228&amp;ds=1&amp;x=15.1226347&amp;y=50.1475728&amp;z=17"</text:span><text:span text:style-name="T1626">id=11190228</text:span><text:span text:style-name="T1627"><text:s/>HYPERLINK "https://mapy.cz/zakladni?source=addr&amp;id=11190228&amp;ds=1&amp;x=15.1226347&amp;y=50.1475728&amp;z=17"</text:span><text:span text:style-name="T1628">&amp;</text:span><text:span text:style-name="T1629"><text:s/>HYPERLINK "https://mapy.cz/zakladni?source=addr&amp;id=11190228&amp;ds=1&amp;x=15.1226347&amp;y=50.1475728&amp;z=17"</text:span><text:span text:style-name="T1630">ds=1</text:span><text:span text:style-name="T1631"><text:s/>HYPERLINK "https://mapy.cz/zakladni?source=addr&amp;id=11190228&amp;ds=1&amp;x=15.1226347&amp;y=50.1475728&amp;z=17"</text:span><text:span text:style-name="T1632">&amp;</text:span><text:span text:style-name="T1633"><text:s/>HYPERLINK "https://mapy.cz/zakladni?source=addr&amp;id=11190228&amp;ds=1&amp;x=15.1226347&amp;y=50.1475728&amp;z=17"</text:span><text:span text:style-name="T1634">x=15.1226347</text:span><text:span text:style-name="T1635"><text:s/>HYPERLINK "https://mapy.cz/zakladni?source=addr&amp;id=11190228&amp;ds=1&amp;x=15.1226347&amp;y=50.1475728&amp;z=17"</text:span><text:span text:style-name="T1636">&amp;</text:span><text:span text:style-name="T1637"><text:s/>HYPERLINK "https://mapy.cz/zakladni?source=addr&amp;id=11190228&amp;ds=1&amp;x=15.1226347&amp;y=50.1475728&amp;z=17"</text:span><text:span text:style-name="T1638">y=50.1475728</text:span><text:span text:style-name="T1639"><text:s/>HYPERLINK "https://mapy.cz/zakladni?source=addr&amp;id=11190228&amp;ds=1&amp;x=15.1226347&amp;y=50.1475728&amp;z=17"</text:span><text:span text:style-name="T1640">&amp;</text:span><text:span text:style-name="T1641"><text:s/>HYPERLINK "https://mapy.cz/zakladni?source=addr&amp;id=11190228&amp;ds=1&amp;x=15.1226347&amp;y=50.1475728&amp;z=17"</text:span><text:span text:style-name="T1642">z=17"</text:span><text:span text:style-name="T1643"><text:s/>HYPERLINK "https://mapy.cz/zakladni?source=addr&amp;id=11190228&amp;ds=1&amp;x=15.1226347&amp;y=50.1475728&amp;z=17"</text:span><text:span text:style-name="T1644">ds=1</text:span></text:a><text:span text:style-name="T1645"><text:s/></text:span><text:a xlink:href="https://mapy.cz/zakladni?source=addr&amp;id=11190228&amp;ds=1&amp;x=15.1226347&amp;y=50.1475728&amp;z=17"><text:span text:style-name="T1647">HYPERLINK "https://mapy.cz/zakladni?source=addr</text:span><text:span text:style-name="T1648"><text:s/>HYPERLINK "https://mapy.cz/zakladni?source=addr&amp;id=11190228&amp;ds=1&amp;x=15.1226347&amp;y=50.1475728&amp;z=17"</text:span><text:span text:style-name="T1649">&amp;</text:span><text:span text:style-name="T1650"><text:s/>HYPERLINK "https://mapy.cz/zakladni?source=addr&amp;id=11190228&amp;ds=1&amp;x=15.1226347&amp;y=50.1475728&amp;z=17"</text:span><text:span text:style-name="T1651">id=11190228</text:span><text:span text:style-name="T1652"><text:s/>HYPERLINK "https://mapy.cz/zakladni?source=addr&amp;id=11190228&amp;ds=1&amp;x=15.1226347&amp;y=50.1475728&amp;z=17"</text:span><text:span text:style-name="T1653">&amp;</text:span><text:span text:style-name="T1654"><text:s/>HYPERLINK "https://mapy.cz/zakladni?source=addr&amp;id=11190228&amp;ds=1&amp;x=15.1226347&amp;y=50.1475728&amp;z=17"</text:span><text:span text:style-name="T1655">ds=1</text:span><text:span text:style-name="T1656"><text:s/>HYPERLINK "https://mapy.cz/zakladni?source=addr&amp;id=11190228&amp;ds=1&amp;x=15.1226347&amp;y=50.1475728&amp;z=17"</text:span><text:span text:style-name="T1657">&amp;</text:span><text:span text:style-name="T1658"><text:s/>HYPERLINK "https://mapy.cz/zakladni?source=addr&amp;id=11190228&amp;ds=1&amp;x=15.1226347&amp;y=50.1475728&amp;z=17"</text:span><text:span text:style-name="T1659">x=15.1226347</text:span><text:span text:style-name="T1660"><text:s/>HYPERLINK "https://mapy.cz/zakladni?source=addr&amp;id=11190228&amp;ds=1&amp;x=15.1226347&amp;y=50.1475728&amp;z=17"</text:span><text:span text:style-name="T1661">&amp;</text:span><text:span text:style-name="T1662"><text:s/>HYPERLINK "https://mapy.cz/zakladni?source=addr&amp;id=11190228&amp;ds=1&amp;x=15.1226347&amp;y=50.1475728&amp;z=17"</text:span><text:span text:style-name="T1663">y=50.1475728</text:span><text:span text:style-name="T1664"><text:s/>HYPERLINK "https://mapy.cz/zakladni?source=addr&amp;id=11190228&amp;ds=1&amp;x=15.1226347&amp;y=50.1475728&amp;z=17"</text:span><text:span text:style-name="T1665">&amp;</text:span><text:span text:style-name="T1666"><text:s/>HYPERLINK "https://mapy.cz/zakladni?source=addr&amp;id=11190228&amp;ds=1&amp;x=15.1226347&amp;y=50.1475728&amp;z=17"</text:span><text:span text:style-name="T1667">z=17"</text:span><text:span text:style-name="T1668"><text:s/>HYPERLINK "https://mapy.cz/zakladni?source=addr&amp;id=11190228&amp;ds=1&amp;x=15.1226347&amp;y=50.1475728&amp;z=17"</text:span><text:span text:style-name="T1669">HYPERLINK "https://mapy.cz/zakladni?source=addr</text:span></text:a><text:span text:style-name="T1670"><text:s/></text:span><text:a xlink:href="https://mapy.cz/zakladni?source=addr&amp;id=11190228&amp;ds=1&amp;x=15.1226347&amp;y=50.1475728&amp;z=17"><text:span text:style-name="T1672">HYPERLINK "https://mapy.cz/zakladni?source=addr</text:span><text:span text:style-name="T1673"><text:s/>HYPERLINK "https://mapy.cz/zakladni?source=addr&amp;id=11190228&amp;ds=1&amp;x=15.1226347&amp;y=50.1475728&amp;z=17"</text:span><text:span text:style-name="T1674">&amp;</text:span><text:span text:style-name="T1675"><text:s/>HYPERLINK "https://mapy.cz/zakladni?source=addr&amp;id=11190228&amp;ds=1&amp;x=15.1226347&amp;y=50.1475728&amp;z=17"</text:span><text:span text:style-name="T1676">id=11190228</text:span><text:span text:style-name="T1677"><text:s/>HYPERLINK "https://mapy.cz/zakladni?source=addr&amp;id=11190228&amp;ds=1&amp;x=15.1226347&amp;y=50.1475728&amp;z=17"</text:span><text:span text:style-name="T1678">&amp;</text:span><text:span text:style-name="T1679"><text:s/>HYPERLINK "https://mapy.cz/zakladni?source=addr&amp;id=11190228&amp;ds=1&amp;x=15.1226347&amp;y=50.1475728&amp;z=17"</text:span><text:span text:style-name="T1680">ds=1</text:span><text:span text:style-name="T1681"><text:s/>HYPERLINK "https://mapy.cz/zakladni?source=addr&amp;id=11190228&amp;ds=1&amp;x=15.1226347&amp;y=50.1475728&amp;z=17"</text:span><text:span text:style-name="T1682">&amp;</text:span><text:span text:style-name="T1683"><text:s/>HYPERLINK "https://mapy.cz/zakladni?source=addr&amp;id=11190228&amp;ds=1&amp;x=15.1226347&amp;y=50.1475728&amp;z=17"</text:span><text:span text:style-name="T1684">x=15.1226347</text:span><text:span text:style-name="T1685"><text:s/>HYPERLINK "https://mapy.cz/zakladni?source=addr&amp;id=11190228&amp;ds=1&amp;x=15.1226347&amp;y=50.1475728&amp;z=17"</text:span><text:span text:style-name="T1686">&amp;</text:span><text:span text:style-name="T1687"><text:s/>HYPERLINK "https://mapy.cz/zakladni?source=addr&amp;id=11190228&amp;ds=1&amp;x=15.1226347&amp;y=50.1475728&amp;z=17"</text:span><text:span text:style-name="T1688">y=50.1475728</text:span><text:span text:style-name="T1689"><text:s/>HYPERLINK "https://mapy.cz/zakladni?source=addr&amp;id=11190228&amp;ds=1&amp;x=15.1226347&amp;y=50.1475728&amp;z=17"</text:span><text:span text:style-name="T1690">&amp;</text:span><text:span text:style-name="T1691"><text:s/>HYPERLINK "https://mapy.cz/zakladni?source=addr&amp;id=11190228&amp;ds=1&amp;x=15.1226347&amp;y=50.1475728&amp;z=17"</text:span><text:span text:style-name="T1692">z=17"</text:span><text:span text:style-name="T1693"><text:s/>HYPERLINK "https://mapy.cz/zakladni?source=addr&amp;id=11190228&amp;ds=1&amp;x=15.1226347&amp;y=50.1475728&amp;z=17"</text:span><text:span text:style-name="T1694">&amp;</text:span></text:a><text:span text:style-name="T1695"><text:s/></text:span><text:a xlink:href="https://mapy.cz/zakladni?source=addr&amp;id=11190228&amp;ds=1&amp;x=15.1226347&amp;y=50.1475728&amp;z=17"><text:span text:style-name="T1697">HYPERLINK "https://mapy.cz/zakladni?source=addr</text:span><text:span text:style-name="T1698"><text:s/>HYPERLINK "https://mapy.cz/zakladni?source=addr&amp;id=11190228&amp;ds=1&amp;x=15.1226347&amp;y=50.1475728&amp;z=17"</text:span><text:span text:style-name="T1699">&amp;</text:span><text:span text:style-name="T1700"><text:s/>HYPERLINK "https://mapy.cz/zakladni?source=addr&amp;id=11190228&amp;ds=1&amp;x=15.1226347&amp;y=50.1475728&amp;z=17"</text:span><text:span text:style-name="T1701">id=11190228</text:span><text:span text:style-name="T1702"><text:s/>HYPERLINK "https://mapy.cz/zakladni?source=addr&amp;id=11190228&amp;ds=1&amp;x=15.1226347&amp;y=50.1475728&amp;z=17"</text:span><text:span text:style-name="T1703">&amp;</text:span><text:span text:style-name="T1704"><text:s/>HYPERLINK "https://mapy.cz/zakladni?source=addr&amp;id=11190228&amp;ds=1&amp;x=15.1226347&amp;y=50.1475728&amp;z=17"</text:span><text:span text:style-name="T1705">ds=1</text:span><text:span text:style-name="T1706"><text:s/>HYPERLINK "https://mapy.cz/zakladni?source=addr&amp;id=11190228&amp;ds=1&amp;x=15.1226347&amp;y=50.1475728&amp;z=17"</text:span><text:span text:style-name="T1707">&amp;</text:span><text:span text:style-name="T1708"><text:s/>HYPERLINK "https://mapy.cz/zakladni?source=addr&amp;id=11190228&amp;ds=1&amp;x=15.1226347&amp;y=50.1475728&amp;z=17"</text:span><text:span text:style-name="T1709">x=15.1226347</text:span><text:span text:style-name="T1710"><text:s/>HYPERLINK "https://mapy.cz/zakladni?source=addr&amp;id=11190228&amp;ds=1&amp;x=15.1226347&amp;y=50.1475728&amp;z=17"</text:span><text:span text:style-name="T1711">&amp;</text:span><text:span text:style-name="T1712"><text:s/>HYPERLINK "https://mapy.cz/zakladni?source=addr&amp;id=11190228&amp;ds=1&amp;x=15.1226347&amp;y=50.1475728&amp;z=17"</text:span><text:span text:style-name="T1713">y=50.1475728</text:span><text:span text:style-name="T1714"><text:s/>HYPERLINK "https://mapy.cz/zakladni?source=addr&amp;id=11190228&amp;ds=1&amp;x=15.1226347&amp;y=50.1475728&amp;z=17"</text:span><text:span text:style-name="T1715">&amp;</text:span><text:span text:style-name="T1716"><text:s/>HYPERLINK "https://mapy.cz/zakladni?source=addr&amp;id=11190228&amp;ds=1&amp;x=15.1226347&amp;y=50.1475728&amp;z=17"</text:span><text:span text:style-name="T1717">z=17"</text:span><text:span text:style-name="T1718"><text:s/>HYPERLINK "https://mapy.cz/zakladni?source=addr&amp;id=11190228&amp;ds=1&amp;x=15.1226347&amp;y=50.1475728&amp;z=17"</text:span><text:span text:style-name="T1719">id=11190228</text:span></text:a><text:span text:style-name="T1720"><text:s/></text:span><text:a xlink:href="https://mapy.cz/zakladni?source=addr&amp;id=11190228&amp;ds=1&amp;x=15.1226347&amp;y=50.1475728&amp;z=17"><text:span text:style-name="T1722">HYPERLINK "https://mapy.cz/zakladni?source=addr</text:span><text:span text:style-name="T1723"><text:s/>HYPERLINK "https://mapy.cz/zakladni?source=addr&amp;id=11190228&amp;ds=1&amp;x=15.1226347&amp;y=50.1475728&amp;z=17"</text:span><text:span text:style-name="T1724">&amp;</text:span><text:span text:style-name="T1725"><text:s/>HYPERLINK "https://mapy.cz/zakladni?source=addr&amp;id=11190228&amp;ds=1&amp;x=15.1226347&amp;y=50.1475728&amp;z=17"</text:span><text:span text:style-name="T1726">id=11190228</text:span><text:span text:style-name="T1727"><text:s/>HYPERLINK "https://mapy.cz/zakladni?source=addr&amp;id=11190228&amp;ds=1&amp;x=15.1226347&amp;y=50.1475728&amp;z=17"</text:span><text:span text:style-name="T1728">&amp;</text:span><text:span text:style-name="T1729"><text:s/>HYPERLINK "https://mapy.cz/zakladni?source=addr&amp;id=11190228&amp;ds=1&amp;x=15.1226347&amp;y=50.1475728&amp;z=17"</text:span><text:span text:style-name="T1730">ds=1</text:span><text:span text:style-name="T1731"><text:s/>HYPERLINK "https://mapy.cz/zakladni?source=addr&amp;id=11190228&amp;ds=1&amp;x=15.1226347&amp;y=50.1475728&amp;z=17"</text:span><text:span text:style-name="T1732">&amp;</text:span><text:span text:style-name="T1733"><text:s/>HYPERLINK "https://mapy.cz/zakladni?source=addr&amp;id=11190228&amp;ds=1&amp;x=15.1226347&amp;y=50.1475728&amp;z=17"</text:span><text:span text:style-name="T1734">x=15.1226347</text:span><text:span text:style-name="T1735"><text:s/>HYPERLINK "https://mapy.cz/zakladni?source=addr&amp;id=11190228&amp;ds=1&amp;x=15.1226347&amp;y=50.1475728&amp;z=17"</text:span><text:span text:style-name="T1736">&amp;</text:span><text:span text:style-name="T1737"><text:s/>HYPERLINK "https://mapy.cz/zakladni?source=addr&amp;id=11190228&amp;ds=1&amp;x=15.1226347&amp;y=50.1475728&amp;z=17"</text:span><text:span text:style-name="T1738">y=50.1475728</text:span><text:span text:style-name="T1739"><text:s/>HYPERLINK "https://mapy.cz/zakladni?source=addr&amp;id=11190228&amp;ds=1&amp;x=15.1226347&amp;y=50.1475728&amp;z=17"</text:span><text:span text:style-name="T1740">&amp;</text:span><text:span text:style-name="T1741"><text:s/>HYPERLINK "https://mapy.cz/zakladni?source=addr&amp;id=11190228&amp;ds=1&amp;x=15.1226347&amp;y=50.1475728&amp;z=17"</text:span><text:span text:style-name="T1742">z=17"</text:span><text:span text:style-name="T1743"><text:s/>HYPERLINK "https://mapy.cz/zakladni?source=addr&amp;id=11190228&amp;ds=1&amp;x=15.1226347&amp;y=50.1475728&amp;z=17"</text:span><text:span text:style-name="T1744">&amp;</text:span></text:a><text:span text:style-name="T1745"><text:s/></text:span><text:a xlink:href="https://mapy.cz/zakladni?source=addr&amp;id=11190228&amp;ds=1&amp;x=15.1226347&amp;y=50.1475728&amp;z=17"><text:span text:style-name="T1747">HYPERLINK "https://mapy.cz/zakladni?source=addr</text:span><text:span text:style-name="T1748"><text:s/>HYPERLINK "https://mapy.cz/zakladni?source=addr&amp;id=11190228&amp;ds=1&amp;x=15.1226347&amp;y=50.1475728&amp;z=17"</text:span><text:span text:style-name="T1749">&amp;</text:span><text:span text:style-name="T1750"><text:s/>HYPERLINK "https://mapy.cz/zakladni?source=addr&amp;id=11190228&amp;ds=1&amp;x=15.1226347&amp;y=50.1475728&amp;z=17"</text:span><text:span text:style-name="T1751">id=11190228</text:span><text:span text:style-name="T1752"><text:s/>HYPERLINK "https://mapy.cz/zakladni?source=addr&amp;id=11190228&amp;ds=1&amp;x=15.1226347&amp;y=50.1475728&amp;z=17"</text:span><text:span text:style-name="T1753">&amp;</text:span><text:span text:style-name="T1754"><text:s/>HYPERLINK "https://mapy.cz/zakladni?source=addr&amp;id=11190228&amp;ds=1&amp;x=15.1226347&amp;y=50.1475728&amp;z=17"</text:span><text:span text:style-name="T1755">ds=1</text:span><text:span text:style-name="T1756"><text:s/>HYPERLINK "https://mapy.cz/zakladni?source=addr&amp;id=11190228&amp;ds=1&amp;x=15.1226347&amp;y=50.1475728&amp;z=17"</text:span><text:span text:style-name="T1757">&amp;</text:span><text:span text:style-name="T1758"><text:s/>HYPERLINK "https://mapy.cz/zakladni?source=addr&amp;id=11190228&amp;ds=1&amp;x=15.1226347&amp;y=50.1475728&amp;z=17"</text:span><text:span text:style-name="T1759">x=15.1226347</text:span><text:span text:style-name="T1760"><text:s/>HYPERLINK "https://mapy.cz/zakladni?source=addr&amp;id=11190228&amp;ds=1&amp;x=15.1226347&amp;y=50.1475728&amp;z=17"</text:span><text:span text:style-name="T1761">&amp;</text:span><text:span text:style-name="T1762"><text:s/>HYPERLINK "https://mapy.cz/zakladni?source=addr&amp;id=11190228&amp;ds=1&amp;x=15.1226347&amp;y=50.1475728&amp;z=17"</text:span><text:span text:style-name="T1763">y=50.1475728</text:span><text:span text:style-name="T1764"><text:s/>HYPERLINK "https://mapy.cz/zakladni?source=addr&amp;id=11190228&amp;ds=1&amp;x=15.1226347&amp;y=50.1475728&amp;z=17"</text:span><text:span text:style-name="T1765">&amp;</text:span><text:span text:style-name="T1766"><text:s/>HYPERLINK "https://mapy.cz/zakladni?source=addr&amp;id=11190228&amp;ds=1&amp;x=15.1226347&amp;y=50.1475728&amp;z=17"</text:span><text:span text:style-name="T1767">z=17"</text:span><text:span text:style-name="T1768"><text:s/>HYPERLINK "https://mapy.cz/zakladni?source=addr&amp;id=11190228&amp;ds=1&amp;x=15.1226347&amp;y=50.1475728&amp;z=17"</text:span><text:span text:style-name="T1769">ds=1</text:span></text:a><text:span text:style-name="T1770"><text:s/></text:span><text:a xlink:href="https://mapy.cz/zakladni?source=addr&amp;id=11190228&amp;ds=1&amp;x=15.1226347&amp;y=50.1475728&amp;z=17"><text:span text:style-name="T1772">HYPERLINK "https://mapy.cz/zakladni?source=addr</text:span><text:span text:style-name="T1773"><text:s/>HYPERLINK "https://mapy.cz/zakladni?source=addr&amp;id=11190228&amp;ds=1&amp;x=15.1226347&amp;y=50.1475728&amp;z=17"</text:span><text:span text:style-name="T1774">&amp;</text:span><text:span text:style-name="T1775"><text:s/>HYPERLINK "https://mapy.cz/zakladni?source=addr&amp;id=11190228&amp;ds=1&amp;x=15.1226347&amp;y=50.1475728&amp;z=17"</text:span><text:span text:style-name="T1776">id=11190228</text:span><text:span text:style-name="T1777"><text:s/>HYPERLINK "https://mapy.cz/zakladni?source=addr&amp;id=11190228&amp;ds=1&amp;x=15.1226347&amp;y=50.1475728&amp;z=17"</text:span><text:span text:style-name="T1778">&amp;</text:span><text:span text:style-name="T1779"><text:s/>HYPERLINK "https://mapy.cz/zakladni?source=addr&amp;id=11190228&amp;ds=1&amp;x=15.1226347&amp;y=50.1475728&amp;z=17"</text:span><text:span text:style-name="T1780">ds=1</text:span><text:span text:style-name="T1781"><text:s/>HYPERLINK "https://mapy.cz/zakladni?source=addr&amp;id=11190228&amp;ds=1&amp;x=15.1226347&amp;y=50.1475728&amp;z=17"</text:span><text:span text:style-name="T1782">&amp;</text:span><text:span text:style-name="T1783"><text:s/>HYPERLINK "https://mapy.cz/zakladni?source=addr&amp;id=11190228&amp;ds=1&amp;x=15.1226347&amp;y=50.1475728&amp;z=17"</text:span><text:span text:style-name="T1784">x=15.1226347</text:span><text:span text:style-name="T1785"><text:s/>HYPERLINK "https://mapy.cz/zakladni?source=addr&amp;id=11190228&amp;ds=1&amp;x=15.1226347&amp;y=50.1475728&amp;z=17"</text:span><text:span text:style-name="T1786">&amp;</text:span><text:span text:style-name="T1787"><text:s/>HYPERLINK "https://mapy.cz/zakladni?source=addr&amp;id=11190228&amp;ds=1&amp;x=15.1226347&amp;y=50.1475728&amp;z=17"</text:span><text:span text:style-name="T1788">y=50.1475728</text:span><text:span text:style-name="T1789"><text:s/>HYPERLINK "https://mapy.cz/zakladni?source=addr&amp;id=11190228&amp;ds=1&amp;x=15.1226347&amp;y=50.1475728&amp;z=17"</text:span><text:span text:style-name="T1790">&amp;</text:span><text:span text:style-name="T1791"><text:s/>HYPERLINK "https://mapy.cz/zakladni?source=addr&amp;id=11190228&amp;ds=1&amp;x=15.1226347&amp;y=50.1475728&amp;z=17"</text:span><text:span text:style-name="T1792">z=17"</text:span><text:span text:style-name="T1793"><text:s/>HYPERLINK "https://mapy.cz/zakladni?source=addr&amp;id=11190228&amp;ds=1&amp;x=15.1226347&amp;y=50.1475728&amp;z=17"</text:span><text:span text:style-name="T1794">&amp;</text:span></text:a><text:span text:style-name="T1795"><text:s/></text:span><text:a xlink:href="https://mapy.cz/zakladni?source=addr&amp;id=11190228&amp;ds=1&amp;x=15.1226347&amp;y=50.1475728&amp;z=17"><text:span text:style-name="T1797">HYPERLINK "https://mapy.cz/zakladni?source=addr</text:span><text:span text:style-name="T1798"><text:s/>HYPERLINK "https://mapy.cz/zakladni?source=addr&amp;id=11190228&amp;ds=1&amp;x=15.1226347&amp;y=50.1475728&amp;z=17"</text:span><text:span text:style-name="T1799">&amp;</text:span><text:span text:style-name="T1800"><text:s/>HYPERLINK "https://mapy.cz/zakladni?source=addr&amp;id=11190228&amp;ds=1&amp;x=15.1226347&amp;y=50.1475728&amp;z=17"</text:span><text:span text:style-name="T1801">id=11190228</text:span><text:span text:style-name="T1802"><text:s/>HYPERLINK "https://mapy.cz/zakladni?source=addr&amp;id=11190228&amp;ds=1&amp;x=15.1226347&amp;y=50.1475728&amp;z=17"</text:span><text:span text:style-name="T1803">&amp;</text:span><text:span text:style-name="T1804"><text:s/>HYPERLINK "https://mapy.cz/zakladni?source=addr&amp;id=11190228&amp;ds=1&amp;x=15.1226347&amp;y=50.1475728&amp;z=17"</text:span><text:span text:style-name="T1805">ds=1</text:span><text:span text:style-name="T1806"><text:s/>HYPERLINK "https://mapy.cz/zakladni?source=addr&amp;id=11190228&amp;ds=1&amp;x=15.1226347&amp;y=50.1475728&amp;z=17"</text:span><text:span text:style-name="T1807">&amp;</text:span><text:span text:style-name="T1808"><text:s/>HYPERLINK "https://mapy.cz/zakladni?source=addr&amp;id=11190228&amp;ds=1&amp;x=15.1226347&amp;y=50.1475728&amp;z=17"</text:span><text:span text:style-name="T1809">x=15.1226347</text:span><text:span text:style-name="T1810"><text:s/>HYPERLINK "https://mapy.cz/zakladni?source=addr&amp;id=11190228&amp;ds=1&amp;x=15.1226347&amp;y=50.1475728&amp;z=17"</text:span><text:span text:style-name="T1811">&amp;</text:span><text:span text:style-name="T1812"><text:s/>HYPERLINK "https://mapy.cz/zakladni?source=addr&amp;id=11190228&amp;ds=1&amp;x=15.1226347&amp;y=50.1475728&amp;z=17"</text:span><text:span text:style-name="T1813">y=50.1475728</text:span><text:span text:style-name="T1814"><text:s/>HYPERLINK "https://mapy.cz/zakladni?source=addr&amp;id=11190228&amp;ds=1&amp;x=15.1226347&amp;y=50.1475728&amp;z=17"</text:span><text:span text:style-name="T1815">&amp;</text:span><text:span text:style-name="T1816"><text:s/>HYPERLINK "https://mapy.cz/zakladni?source=addr&amp;id=11190228&amp;ds=1&amp;x=15.1226347&amp;y=50.1475728&amp;z=17"</text:span><text:span text:style-name="T1817">z=17"</text:span><text:span text:style-name="T1818"><text:s/>HYPERLINK "https://mapy.cz/zakladni?source=addr&amp;id=11190228&amp;ds=1&amp;x=15.1226347&amp;y=50.1475728&amp;z=17"</text:span><text:span text:style-name="T1819">x=15.1226347</text:span></text:a><text:span text:style-name="T1820"><text:s/></text:span><text:a xlink:href="https://mapy.cz/zakladni?source=addr&amp;id=11190228&amp;ds=1&amp;x=15.1226347&amp;y=50.1475728&amp;z=17"><text:span text:style-name="T1822">HYPERLINK "https://mapy.cz/zakladni?source=addr</text:span><text:span text:style-name="T1823"><text:s/>HYPERLINK "https://mapy.cz/zakladni?source=addr&amp;id=11190228&amp;ds=1&amp;x=15.1226347&amp;y=50.1475728&amp;z=17"</text:span><text:span text:style-name="T1824">&amp;</text:span><text:span text:style-name="T1825"><text:s/>HYPERLINK "https://mapy.cz/zakladni?source=addr&amp;id=11190228&amp;ds=1&amp;x=15.1226347&amp;y=50.1475728&amp;z=17"</text:span><text:span text:style-name="T1826">id=11190228</text:span><text:span text:style-name="T1827"><text:s/>HYPERLINK "https://mapy.cz/zakladni?source=addr&amp;id=11190228&amp;ds=1&amp;x=15.1226347&amp;y=50.1475728&amp;z=17"</text:span><text:span text:style-name="T1828">&amp;</text:span><text:span text:style-name="T1829"><text:s/>HYPERLINK "https://mapy.cz/zakladni?source=addr&amp;id=11190228&amp;ds=1&amp;x=15.1226347&amp;y=50.1475728&amp;z=17"</text:span><text:span text:style-name="T1830">ds=1</text:span><text:span text:style-name="T1831"><text:s/>HYPERLINK "https://mapy.cz/zakladni?source=addr&amp;id=11190228&amp;ds=1&amp;x=15.1226347&amp;y=50.1475728&amp;z=17"</text:span><text:span text:style-name="T1832">&amp;</text:span><text:span text:style-name="T1833"><text:s/>HYPERLINK "https://mapy.cz/zakladni?source=addr&amp;id=11190228&amp;ds=1&amp;x=15.1226347&amp;y=50.1475728&amp;z=17"</text:span><text:span text:style-name="T1834">x=15.1226347</text:span><text:span text:style-name="T1835"><text:s/>HYPERLINK "https://mapy.cz/zakladni?source=addr&amp;id=11190228&amp;ds=1&amp;x=15.1226347&amp;y=50.1475728&amp;z=17"</text:span><text:span text:style-name="T1836">&amp;</text:span><text:span text:style-name="T1837"><text:s/>HYPERLINK "https://mapy.cz/zakladni?source=addr&amp;id=11190228&amp;ds=1&amp;x=15.1226347&amp;y=50.1475728&amp;z=17"</text:span><text:span text:style-name="T1838">y=50.1475728</text:span><text:span text:style-name="T1839"><text:s/>HYPERLINK "https://mapy.cz/zakladni?source=addr&amp;id=11190228&amp;ds=1&amp;x=15.1226347&amp;y=50.1475728&amp;z=17"</text:span><text:span text:style-name="T1840">&amp;</text:span><text:span text:style-name="T1841"><text:s/>HYPERLINK "https://mapy.cz/zakladni?source=addr&amp;id=11190228&amp;ds=1&amp;x=15.1226347&amp;y=50.1475728&amp;z=17"</text:span><text:span text:style-name="T1842">z=17"</text:span><text:span text:style-name="T1843"><text:s/>HYPERLINK "https://mapy.cz/zakladni?source=addr&amp;id=11190228&amp;ds=1&amp;x=15.1226347&amp;y=50.1475728&amp;z=17"</text:span><text:span text:style-name="T1844">&amp;</text:span></text:a><text:span text:style-name="T1845"><text:s/></text:span><text:a xlink:href="https://mapy.cz/zakladni?source=addr&amp;id=11190228&amp;ds=1&amp;x=15.1226347&amp;y=50.1475728&amp;z=17"><text:span text:style-name="T1847">HYPERLINK "https://mapy.cz/zakladni?source=addr</text:span><text:span text:style-name="T1848"><text:s/>HYPERLINK "https://mapy.cz/zakladni?source=addr&amp;id=11190228&amp;ds=1&amp;x=15.1226347&amp;y=50.1475728&amp;z=17"</text:span><text:span text:style-name="T1849">&amp;</text:span><text:span text:style-name="T1850"><text:s/>HYPERLINK "https://mapy.cz/zakladni?source=addr&amp;id=11190228&amp;ds=1&amp;x=15.1226347&amp;y=50.1475728&amp;z=17"</text:span><text:span text:style-name="T1851">id=11190228</text:span><text:span text:style-name="T1852"><text:s/>HYPERLINK "https://mapy.cz/zakladni?source=addr&amp;id=11190228&amp;ds=1&amp;x=15.1226347&amp;y=50.1475728&amp;z=17"</text:span><text:span text:style-name="T1853">&amp;</text:span><text:span text:style-name="T1854"><text:s/>HYPERLINK "https://mapy.cz/zakladni?source=addr&amp;id=11190228&amp;ds=1&amp;x=15.1226347&amp;y=50.1475728&amp;z=17"</text:span><text:span text:style-name="T1855">ds=1</text:span><text:span text:style-name="T1856"><text:s/>HYPERLINK "https://mapy.cz/zakladni?source=addr&amp;id=11190228&amp;ds=1&amp;x=15.1226347&amp;y=50.1475728&amp;z=17"</text:span><text:span text:style-name="T1857">&amp;</text:span><text:span text:style-name="T1858"><text:s/>HYPERLINK "https://mapy.cz/zakladni?source=addr&amp;id=11190228&amp;ds=1&amp;x=15.1226347&amp;y=50.1475728&amp;z=17"</text:span><text:span text:style-name="T1859">x=15.1226347</text:span><text:span text:style-name="T1860"><text:s/>HYPERLINK "https://mapy.cz/zakladni?source=addr&amp;id=11190228&amp;ds=1&amp;x=15.1226347&amp;y=50.1475728&amp;z=17"</text:span><text:span text:style-name="T1861">&amp;</text:span><text:span text:style-name="T1862"><text:s/>HYPERLINK "https://mapy.cz/zakladni?source=addr&amp;id=11190228&amp;ds=1&amp;x=15.1226347&amp;y=50.1475728&amp;z=17"</text:span><text:span text:style-name="T1863">y=50.1475728</text:span><text:span text:style-name="T1864"><text:s/>HYPERLINK "https://mapy.cz/zakladni?source=addr&amp;id=11190228&amp;ds=1&amp;x=15.1226347&amp;y=50.1475728&amp;z=17"</text:span><text:span text:style-name="T1865">&amp;</text:span><text:span text:style-name="T1866"><text:s/>HYPERLINK "https://mapy.cz/zakladni?source=addr&amp;id=11190228&amp;ds=1&amp;x=15.1226347&amp;y=50.1475728&amp;z=17"</text:span><text:span text:style-name="T1867">z=17"</text:span><text:span text:style-name="T1868"><text:s/>HYPERLINK "https://mapy.cz/zakladni?source=addr&amp;id=11190228&amp;ds=1&amp;x=15.1226347&amp;y=50.1475728&amp;z=17"</text:span><text:span text:style-name="T1869">y=50.1475728</text:span></text:a><text:span text:style-name="T1870"><text:s/></text:span><text:a xlink:href="https://mapy.cz/zakladni?source=addr&amp;id=11190228&amp;ds=1&amp;x=15.1226347&amp;y=50.1475728&amp;z=17"><text:span text:style-name="T1872">HYPERLINK "https://mapy.cz/zakladni?source=addr</text:span><text:span text:style-name="T1873"><text:s/>HYPERLINK "https://mapy.cz/zakladni?source=addr&amp;id=11190228&amp;ds=1&amp;x=15.1226347&amp;y=50.1475728&amp;z=17"</text:span><text:span text:style-name="T1874">&amp;</text:span><text:span text:style-name="T1875"><text:s/>HYPERLINK "https://mapy.cz/zakladni?source=addr&amp;id=11190228&amp;ds=1&amp;x=15.1226347&amp;y=50.1475728&amp;z=17"</text:span><text:span text:style-name="T1876">id=11190228</text:span><text:span text:style-name="T1877"><text:s/>HYPERLINK "https://mapy.cz/zakladni?source=addr&amp;id=11190228&amp;ds=1&amp;x=15.1226347&amp;y=50.1475728&amp;z=17"</text:span><text:span text:style-name="T1878">&amp;</text:span><text:span text:style-name="T1879"><text:s/>HYPERLINK "https://mapy.cz/zakladni?source=addr&amp;id=11190228&amp;ds=1&amp;x=15.1226347&amp;y=50.1475728&amp;z=17"</text:span><text:span text:style-name="T1880">ds=1</text:span><text:span text:style-name="T1881"><text:s/>HYPERLINK "https://mapy.cz/zakladni?source=addr&amp;id=11190228&amp;ds=1&amp;x=15.1226347&amp;y=50.1475728&amp;z=17"</text:span><text:span text:style-name="T1882">&amp;</text:span><text:span text:style-name="T1883"><text:s/>HYPERLINK "https://mapy.cz/zakladni?source=addr&amp;id=11190228&amp;ds=1&amp;x=15.1226347&amp;y=50.1475728&amp;z=17"</text:span><text:span text:style-name="T1884">x=15.1226347</text:span><text:span text:style-name="T1885"><text:s/>HYPERLINK "https://mapy.cz/zakladni?source=addr&amp;id=11190228&amp;ds=1&amp;x=15.1226347&amp;y=50.1475728&amp;z=17"</text:span><text:span text:style-name="T1886">&amp;</text:span><text:span text:style-name="T1887"><text:s/>HYPERLINK "https://mapy.cz/zakladni?source=addr&amp;id=11190228&amp;ds=1&amp;x=15.1226347&amp;y=50.1475728&amp;z=17"</text:span><text:span text:style-name="T1888">y=50.1475728</text:span><text:span text:style-name="T1889"><text:s/>HYPERLINK "https://mapy.cz/zakladni?source=addr&amp;id=11190228&amp;ds=1&amp;x=15.1226347&amp;y=50.1475728&amp;z=17"</text:span><text:span text:style-name="T1890">&amp;</text:span><text:span text:style-name="T1891"><text:s/>HYPERLINK "https://mapy.cz/zakladni?source=addr&amp;id=11190228&amp;ds=1&amp;x=15.1226347&amp;y=50.1475728&amp;z=17"</text:span><text:span text:style-name="T1892">z=17"</text:span><text:span text:style-name="T1893"><text:s/>HYPERLINK "https://mapy.cz/zakladni?source=addr&amp;id=11190228&amp;ds=1&amp;x=15.1226347&amp;y=50.1475728&amp;z=17"</text:span><text:span text:style-name="T1894">&amp;</text:span></text:a><text:span text:style-name="T1895"><text:s/></text:span><text:a xlink:href="https://mapy.cz/zakladni?source=addr&amp;id=11190228&amp;ds=1&amp;x=15.1226347&amp;y=50.1475728&amp;z=17"><text:span text:style-name="T1897">HYPERLINK "https://mapy.cz/zakladni?source=addr</text:span><text:span text:style-name="T1898"><text:s/>HYPERLINK "https://mapy.cz/zakladni?source=addr&amp;id=11190228&amp;ds=1&amp;x=15.1226347&amp;y=50.1475728&amp;z=17"</text:span><text:span text:style-name="T1899">&amp;</text:span><text:span text:style-name="T1900"><text:s/>HYPERLINK "https://mapy.cz/zakladni?source=addr&amp;id=11190228&amp;ds=1&amp;x=15.1226347&amp;y=50.1475728&amp;z=17"</text:span><text:span text:style-name="T1901">id=11190228</text:span><text:span text:style-name="T1902"><text:s/>HYPERLINK "https://mapy.cz/zakladni?source=addr&amp;id=11190228&amp;ds=1&amp;x=15.1226347&amp;y=50.1475728&amp;z=17"</text:span><text:span text:style-name="T1903">&amp;</text:span><text:span text:style-name="T1904"><text:s/>HYPERLINK "https://mapy.cz/zakladni?source=addr&amp;id=11190228&amp;ds=1&amp;x=15.1226347&amp;y=50.1475728&amp;z=17"</text:span><text:span text:style-name="T1905">ds=1</text:span><text:span text:style-name="T1906"><text:s/>HYPERLINK "https://mapy.cz/zakladni?source=addr&amp;id=11190228&amp;ds=1&amp;x=15.1226347&amp;y=50.1475728&amp;z=17"</text:span><text:span text:style-name="T1907">&amp;</text:span><text:span text:style-name="T1908"><text:s/>HYPERLINK "https://mapy.cz/zakladni?source=addr&amp;id=11190228&amp;ds=1&amp;x=15.1226347&amp;y=50.1475728&amp;z=17"</text:span><text:span text:style-name="T1909">x=15.1226347</text:span><text:span text:style-name="T1910"><text:s/>HYPERLINK "https://mapy.cz/zakladni?source=addr&amp;id=11190228&amp;ds=1&amp;x=15.1226347&amp;y=50.1475728&amp;z=17"</text:span><text:span text:style-name="T1911">&amp;</text:span><text:span text:style-name="T1912"><text:s/>HYPERLINK "https://mapy.cz/zakladni?source=addr&amp;id=11190228&amp;ds=1&amp;x=15.1226347&amp;y=50.1475728&amp;z=17"</text:span><text:span text:style-name="T1913">y=50.1475728</text:span><text:span text:style-name="T1914"><text:s/>HYPERLINK "https://mapy.cz/zakladni?source=addr&amp;id=11190228&amp;ds=1&amp;x=15.1226347&amp;y=50.1475728&amp;z=17"</text:span><text:span text:style-name="T1915">&amp;</text:span><text:span text:style-name="T1916"><text:s/>HYPERLINK "https://mapy.cz/zakladni?source=addr&amp;id=11190228&amp;ds=1&amp;x=15.1226347&amp;y=50.1475728&amp;z=17"</text:span><text:span text:style-name="T1917">z=17"</text:span><text:span text:style-name="T1918"><text:s/>HYPERLINK "https://mapy.cz/zakladni?source=addr&amp;id=11190228&amp;ds=1&amp;x=15.1226347&amp;y=50.1475728&amp;z=17"</text:span><text:span text:style-name="T1919">z=17"</text:span></text:a><text:span text:style-name="T1920"><text:s/></text:span><text:a xlink:href="https://mapy.cz/zakladni?source=addr&amp;id=11190228&amp;ds=1&amp;x=15.1226347&amp;y=50.1475728&amp;z=17"><text:span text:style-name="T1922">HYPERLINK "https://mapy.cz/zakladni?source=addr</text:span><text:span text:style-name="T1923"><text:s/>HYPERLINK "https://mapy.cz/zakladni?source=addr&amp;id=11190228&amp;ds=1&amp;x=15.1226347&amp;y=50.1475728&amp;z=17"</text:span><text:span text:style-name="T1924">&amp;</text:span><text:span text:style-name="T1925"><text:s/>HYPERLINK "https://mapy.cz/zakladni?source=addr&amp;id=11190228&amp;ds=1&amp;x=15.1226347&amp;y=50.1475728&amp;z=17"</text:span><text:span text:style-name="T1926">id=11190228</text:span><text:span text:style-name="T1927"><text:s/>HYPERLINK "https://mapy.cz/zakladni?source=addr&amp;id=11190228&amp;ds=1&amp;x=15.1226347&amp;y=50.1475728&amp;z=17"</text:span><text:span text:style-name="T1928">&amp;</text:span><text:span text:style-name="T1929"><text:s/>HYPERLINK "https://mapy.cz/zakladni?source=addr&amp;id=11190228&amp;ds=1&amp;x=15.1226347&amp;y=50.1475728&amp;z=17"</text:span><text:span text:style-name="T1930">ds=1</text:span><text:span text:style-name="T1931"><text:s/>HYPERLINK "https://mapy.cz/zakladni?source=addr&amp;id=11190228&amp;ds=1&amp;x=15.1226347&amp;y=50.1475728&amp;z=17"</text:span><text:span text:style-name="T1932">&amp;</text:span><text:span text:style-name="T1933"><text:s/>HYPERLINK "https://mapy.cz/zakladni?source=addr&amp;id=11190228&amp;ds=1&amp;x=15.1226347&amp;y=50.1475728&amp;z=17"</text:span><text:span text:style-name="T1934">x=15.1226347</text:span><text:span text:style-name="T1935"><text:s/>HYPERLINK "https://mapy.cz/zakladni?source=addr&amp;id=11190228&amp;ds=1&amp;x=15.1226347&amp;y=50.1475728&amp;z=17"</text:span><text:span text:style-name="T1936">&amp;</text:span><text:span text:style-name="T1937"><text:s/>HYPERLINK "https://mapy.cz/zakladni?source=addr&amp;id=11190228&amp;ds=1&amp;x=15.1226347&amp;y=50.1475728&amp;z=17"</text:span><text:span text:style-name="T1938">y=50.1475728</text:span><text:span text:style-name="T1939"><text:s/>HYPERLINK "https://mapy.cz/zakladni?source=addr&amp;id=11190228&amp;ds=1&amp;x=15.1226347&amp;y=50.1475728&amp;z=17"</text:span><text:span text:style-name="T1940">&amp;</text:span><text:span text:style-name="T1941"><text:s/>HYPERLINK "https://mapy.cz/zakladni?source=addr&amp;id=11190228&amp;ds=1&amp;x=15.1226347&amp;y=50.1475728&amp;z=17"</text:span><text:span text:style-name="T1942">z=17"</text:span><text:span text:style-name="T1943"><text:s/>HYPERLINK "https://mapy.cz/zakladni?source=addr&amp;id=11190228&amp;ds=1&amp;x=15.1226347&amp;y=50.1475728&amp;z=17"</text:span><text:span text:style-name="T1944">&amp;</text:span></text:a><text:span text:style-name="T1945"><text:s/></text:span><text:a xlink:href="https://mapy.cz/zakladni?source=addr&amp;id=11190228&amp;ds=1&amp;x=15.1226347&amp;y=50.1475728&amp;z=17"><text:span text:style-name="T1947">HYPERLINK "https://mapy.cz/zakladni?source=addr</text:span><text:span text:style-name="T1948"><text:s/>HYPERLINK "https://mapy.cz/zakladni?source=addr&amp;id=11190228&amp;ds=1&amp;x=15.1226347&amp;y=50.1475728&amp;z=17"</text:span><text:span text:style-name="T1949">&amp;</text:span><text:span text:style-name="T1950"><text:s/>HYPERLINK "https://mapy.cz/zakladni?source=addr&amp;id=11190228&amp;ds=1&amp;x=15.1226347&amp;y=50.1475728&amp;z=17"</text:span><text:span text:style-name="T1951">id=11190228</text:span><text:span text:style-name="T1952"><text:s/>HYPERLINK "https://mapy.cz/zakladni?source=addr&amp;id=11190228&amp;ds=1&amp;x=15.1226347&amp;y=50.1475728&amp;z=17"</text:span><text:span text:style-name="T1953">&amp;</text:span><text:span text:style-name="T1954"><text:s/>HYPERLINK "https://mapy.cz/zakladni?source=addr&amp;id=11190228&amp;ds=1&amp;x=15.1226347&amp;y=50.1475728&amp;z=17"</text:span><text:span text:style-name="T1955">ds=1</text:span><text:span text:style-name="T1956"><text:s/>HYPERLINK "https://mapy.cz/zakladni?source=addr&amp;id=11190228&amp;ds=1&amp;x=15.1226347&amp;y=50.1475728&amp;z=17"</text:span><text:span text:style-name="T1957">&amp;</text:span><text:span text:style-name="T1958"><text:s/>HYPERLINK "https://mapy.cz/zakladni?source=addr&amp;id=11190228&amp;ds=1&amp;x=15.1226347&amp;y=50.1475728&amp;z=17"</text:span><text:span text:style-name="T1959">x=15.1226347</text:span><text:span text:style-name="T1960"><text:s/>HYPERLINK "https://mapy.cz/zakladni?source=addr&amp;id=11190228&amp;ds=1&amp;x=15.1226347&amp;y=50.1475728&amp;z=17"</text:span><text:span text:style-name="T1961">&amp;</text:span><text:span text:style-name="T1962"><text:s/>HYPERLINK "https://mapy.cz/zakladni?source=addr&amp;id=11190228&amp;ds=1&amp;x=15.1226347&amp;y=50.1475728&amp;z=17"</text:span><text:span text:style-name="T1963">y=50.1475728</text:span><text:span text:style-name="T1964"><text:s/>HYPERLINK "https://mapy.cz/zakladni?source=addr&amp;id=11190228&amp;ds=1&amp;x=15.1226347&amp;y=50.1475728&amp;z=17"</text:span><text:span text:style-name="T1965">&amp;</text:span><text:span text:style-name="T1966"><text:s/>HYPERLINK "https://mapy.cz/zakladni?source=addr&amp;id=11190228&amp;ds=1&amp;x=15.1226347&amp;y=50.1475728&amp;z=17"</text:span><text:span text:style-name="T1967">z=17"</text:span><text:span text:style-name="T1968"><text:s/>HYPERLINK "https://mapy.cz/zakladni?source=addr&amp;id=11190228&amp;ds=1&amp;x=15.1226347&amp;y=50.1475728&amp;z=17"</text:span><text:span text:style-name="T1969">HYPERLINK "https://mapy.cz/zakladni?source=addr</text:span></text:a><text:span text:style-name="T1970"><text:s/></text:span><text:a xlink:href="https://mapy.cz/zakladni?source=addr&amp;id=11190228&amp;ds=1&amp;x=15.1226347&amp;y=50.1475728&amp;z=17"><text:span text:style-name="T1972">HYPERLINK "https://mapy.cz/zakladni?source=addr</text:span><text:span text:style-name="T1973"><text:s/>HYPERLINK "https://mapy.cz/zakladni?source=addr&amp;id=11190228&amp;ds=1&amp;x=15.1226347&amp;y=50.1475728&amp;z=17"</text:span><text:span text:style-name="T1974">&amp;</text:span><text:span text:style-name="T1975"><text:s/>HYPERLINK "https://mapy.cz/zakladni?source=addr&amp;id=11190228&amp;ds=1&amp;x=15.1226347&amp;y=50.1475728&amp;z=17"</text:span><text:span text:style-name="T1976">id=11190228</text:span><text:span text:style-name="T1977"><text:s/>HYPERLINK "https://mapy.cz/zakladni?source=addr&amp;id=11190228&amp;ds=1&amp;x=15.1226347&amp;y=50.1475728&amp;z=17"</text:span><text:span text:style-name="T1978">&amp;</text:span><text:span text:style-name="T1979"><text:s/>HYPERLINK "https://mapy.cz/zakladni?source=addr&amp;id=11190228&amp;ds=1&amp;x=15.1226347&amp;y=50.1475728&amp;z=17"</text:span><text:span text:style-name="T1980">ds=1</text:span><text:span text:style-name="T1981"><text:s/>HYPERLINK "https://mapy.cz/zakladni?source=addr&amp;id=11190228&amp;ds=1&amp;x=15.1226347&amp;y=50.1475728&amp;z=17"</text:span><text:span text:style-name="T1982">&amp;</text:span><text:span text:style-name="T1983"><text:s/>HYPERLINK "https://mapy.cz/zakladni?source=addr&amp;id=11190228&amp;ds=1&amp;x=15.1226347&amp;y=50.1475728&amp;z=17"</text:span><text:span text:style-name="T1984">x=15.1226347</text:span><text:span text:style-name="T1985"><text:s/>HYPERLINK "https://mapy.cz/zakladni?source=addr&amp;id=11190228&amp;ds=1&amp;x=15.1226347&amp;y=50.1475728&amp;z=17"</text:span><text:span text:style-name="T1986">&amp;</text:span><text:span text:style-name="T1987"><text:s/>HYPERLINK "https://mapy.cz/zakladni?source=addr&amp;id=11190228&amp;ds=1&amp;x=15.1226347&amp;y=50.1475728&amp;z=17"</text:span><text:span text:style-name="T1988">y=50.1475728</text:span><text:span text:style-name="T1989"><text:s/>HYPERLINK "https://mapy.cz/zakladni?source=addr&amp;id=11190228&amp;ds=1&amp;x=15.1226347&amp;y=50.1475728&amp;z=17"</text:span><text:span text:style-name="T1990">&amp;</text:span><text:span text:style-name="T1991"><text:s/>HYPERLINK "https://mapy.cz/zakladni?source=addr&amp;id=11190228&amp;ds=1&amp;x=15.1226347&amp;y=50.1475728&amp;z=17"</text:span><text:span text:style-name="T1992">z=17"</text:span><text:span text:style-name="T1993"><text:s/>HYPERLINK "https://mapy.cz/zakladni?source=addr&amp;id=11190228&amp;ds=1&amp;x=15.1226347&amp;y=50.1475728&amp;z=17"</text:span><text:span text:style-name="T1994">&amp;</text:span></text:a><text:span text:style-name="T1995"><text:s/></text:span><text:a xlink:href="https://mapy.cz/zakladni?source=addr&amp;id=11190228&amp;ds=1&amp;x=15.1226347&amp;y=50.1475728&amp;z=17"><text:span text:style-name="T1997">HYPERLINK "https://mapy.cz/zakladni?source=addr</text:span><text:span text:style-name="T1998"><text:s/>HYPERLINK "https://mapy.cz/zakladni?source=addr&amp;id=11190228&amp;ds=1&amp;x=15.1226347&amp;y=50.1475728&amp;z=17"</text:span><text:span text:style-name="T1999">&amp;</text:span><text:span text:style-name="T2000"><text:s/>HYPERLINK "https://mapy.cz/zakladni?source=addr&amp;id=11190228&amp;ds=1&amp;x=15.1226347&amp;y=50.1475728&amp;z=17"</text:span><text:span text:style-name="T2001">id=11190228</text:span><text:span text:style-name="T2002"><text:s/>HYPERLINK "https://mapy.cz/zakladni?source=addr&amp;id=11190228&amp;ds=1&amp;x=15.1226347&amp;y=50.1475728&amp;z=17"</text:span><text:span text:style-name="T2003">&amp;</text:span><text:span text:style-name="T2004"><text:s/>HYPERLINK "https://mapy.cz/zakladni?source=addr&amp;id=11190228&amp;ds=1&amp;x=15.1226347&amp;y=50.1475728&amp;z=17"</text:span><text:span text:style-name="T2005">ds=1</text:span><text:span text:style-name="T2006"><text:s/>HYPERLINK "https://mapy.cz/zakladni?source=addr&amp;id=11190228&amp;ds=1&amp;x=15.1226347&amp;y=50.1475728&amp;z=17"</text:span><text:span text:style-name="T2007">&amp;</text:span><text:span text:style-name="T2008"><text:s/>HYPERLINK "https://mapy.cz/zakladni?source=addr&amp;id=11190228&amp;ds=1&amp;x=15.1226347&amp;y=50.1475728&amp;z=17"</text:span><text:span text:style-name="T2009">x=15.1226347</text:span><text:span text:style-name="T2010"><text:s/>HYPERLINK "https://mapy.cz/zakladni?source=addr&amp;id=11190228&amp;ds=1&amp;x=15.1226347&amp;y=50.1475728&amp;z=17"</text:span><text:span text:style-name="T2011">&amp;</text:span><text:span text:style-name="T2012"><text:s/>HYPERLINK "https://mapy.cz/zakladni?source=addr&amp;id=11190228&amp;ds=1&amp;x=15.1226347&amp;y=50.1475728&amp;z=17"</text:span><text:span text:style-name="T2013">y=50.1475728</text:span><text:span text:style-name="T2014"><text:s/>HYPERLINK "https://mapy.cz/zakladni?source=addr&amp;id=11190228&amp;ds=1&amp;x=15.1226347&amp;y=50.1475728&amp;z=17"</text:span><text:span text:style-name="T2015">&amp;</text:span><text:span text:style-name="T2016"><text:s/>HYPERLINK "https://mapy.cz/zakladni?source=addr&amp;id=11190228&amp;ds=1&amp;x=15.1226347&amp;y=50.1475728&amp;z=17"</text:span><text:span text:style-name="T2017">z=17"</text:span><text:span text:style-name="T2018"><text:s/>HYPERLINK "https://mapy.cz/zakladni?source=addr&amp;id=11190228&amp;ds=1&amp;x=15.1226347&amp;y=50.1475728&amp;z=17"</text:span><text:span text:style-name="T2019">id=11190228</text:span></text:a><text:span text:style-name="T2020"><text:s/></text:span><text:a xlink:href="https://mapy.cz/zakladni?source=addr&amp;id=11190228&amp;ds=1&amp;x=15.1226347&amp;y=50.1475728&amp;z=17"><text:span text:style-name="T2022">HYPERLINK "https://mapy.cz/zakladni?source=addr</text:span><text:span text:style-name="T2023"><text:s/>HYPERLINK "https://mapy.cz/zakladni?source=addr&amp;id=11190228&amp;ds=1&amp;x=15.1226347&amp;y=50.1475728&amp;z=17"</text:span><text:span text:style-name="T2024">&amp;</text:span><text:span text:style-name="T2025"><text:s/>HYPERLINK "https://mapy.cz/zakladni?source=addr&amp;id=11190228&amp;ds=1&amp;x=15.1226347&amp;y=50.1475728&amp;z=17"</text:span><text:span text:style-name="T2026">id=11190228</text:span><text:span text:style-name="T2027"><text:s/>HYPERLINK "https://mapy.cz/zakladni?source=addr&amp;id=11190228&amp;ds=1&amp;x=15.1226347&amp;y=50.1475728&amp;z=17"</text:span><text:span text:style-name="T2028">&amp;</text:span><text:span text:style-name="T2029"><text:s/>HYPERLINK "https://mapy.cz/zakladni?source=addr&amp;id=11190228&amp;ds=1&amp;x=15.1226347&amp;y=50.1475728&amp;z=17"</text:span><text:span text:style-name="T2030">ds=1</text:span><text:span text:style-name="T2031"><text:s/>HYPERLINK "https://mapy.cz/zakladni?source=addr&amp;id=11190228&amp;ds=1&amp;x=15.1226347&amp;y=50.1475728&amp;z=17"</text:span><text:span text:style-name="T2032">&amp;</text:span><text:span text:style-name="T2033"><text:s/>HYPERLINK "https://mapy.cz/zakladni?source=addr&amp;id=11190228&amp;ds=1&amp;x=15.1226347&amp;y=50.1475728&amp;z=17"</text:span><text:span text:style-name="T2034">x=15.1226347</text:span><text:span text:style-name="T2035"><text:s/>HYPERLINK "https://mapy.cz/zakladni?source=addr&amp;id=11190228&amp;ds=1&amp;x=15.1226347&amp;y=50.1475728&amp;z=17"</text:span><text:span text:style-name="T2036">&amp;</text:span><text:span text:style-name="T2037"><text:s/>HYPERLINK "https://mapy.cz/zakladni?source=addr&amp;id=11190228&amp;ds=1&amp;x=15.1226347&amp;y=50.1475728&amp;z=17"</text:span><text:span text:style-name="T2038">y=50.1475728</text:span><text:span text:style-name="T2039"><text:s/>HYPERLINK "https://mapy.cz/zakladni?source=addr&amp;id=11190228&amp;ds=1&amp;x=15.1226347&amp;y=50.1475728&amp;z=17"</text:span><text:span text:style-name="T2040">&amp;</text:span><text:span text:style-name="T2041"><text:s/>HYPERLINK "https://mapy.cz/zakladni?source=addr&amp;id=11190228&amp;ds=1&amp;x=15.1226347&amp;y=50.1475728&amp;z=17"</text:span><text:span text:style-name="T2042">z=17"</text:span><text:span text:style-name="T2043"><text:s/>HYPERLINK "https://mapy.cz/zakladni?source=addr&amp;id=11190228&amp;ds=1&amp;x=15.1226347&amp;y=50.1475728&amp;z=17"</text:span><text:span text:style-name="T2044">&amp;</text:span></text:a><text:span text:style-name="T2045"><text:s/></text:span><text:a xlink:href="https://mapy.cz/zakladni?source=addr&amp;id=11190228&amp;ds=1&amp;x=15.1226347&amp;y=50.1475728&amp;z=17"><text:span text:style-name="T2047">HYPERLINK "https://mapy.cz/zakladni?source=addr</text:span><text:span text:style-name="T2048"><text:s/>HYPERLINK "https://mapy.cz/zakladni?source=addr&amp;id=11190228&amp;ds=1&amp;x=15.1226347&amp;y=50.1475728&amp;z=17"</text:span><text:span text:style-name="T2049">&amp;</text:span><text:span text:style-name="T2050"><text:s/>HYPERLINK "https://mapy.cz/zakladni?source=addr&amp;id=11190228&amp;ds=1&amp;x=15.1226347&amp;y=50.1475728&amp;z=17"</text:span><text:span text:style-name="T2051">id=11190228</text:span><text:span text:style-name="T2052"><text:s/>HYPERLINK "https://mapy.cz/zakladni?source=addr&amp;id=11190228&amp;ds=1&amp;x=15.1226347&amp;y=50.1475728&amp;z=17"</text:span><text:span text:style-name="T2053">&amp;</text:span><text:span text:style-name="T2054"><text:s/>HYPERLINK "https://mapy.cz/zakladni?source=addr&amp;id=11190228&amp;ds=1&amp;x=15.1226347&amp;y=50.1475728&amp;z=17"</text:span><text:span text:style-name="T2055">ds=1</text:span><text:span text:style-name="T2056"><text:s/>HYPERLINK "https://mapy.cz/zakladni?source=addr&amp;id=11190228&amp;ds=1&amp;x=15.1226347&amp;y=50.1475728&amp;z=17"</text:span><text:span text:style-name="T2057">&amp;</text:span><text:span text:style-name="T2058"><text:s/>HYPERLINK "https://mapy.cz/zakladni?source=addr&amp;id=11190228&amp;ds=1&amp;x=15.1226347&amp;y=50.1475728&amp;z=17"</text:span><text:span text:style-name="T2059">x=15.1226347</text:span><text:span text:style-name="T2060"><text:s/>HYPERLINK "https://mapy.cz/zakladni?source=addr&amp;id=11190228&amp;ds=1&amp;x=15.1226347&amp;y=50.1475728&amp;z=17"</text:span><text:span text:style-name="T2061">&amp;</text:span><text:span text:style-name="T2062"><text:s/>HYPERLINK "https://mapy.cz/zakladni?source=addr&amp;id=11190228&amp;ds=1&amp;x=15.1226347&amp;y=50.1475728&amp;z=17"</text:span><text:span text:style-name="T2063">y=50.1475728</text:span><text:span text:style-name="T2064"><text:s/>HYPERLINK "https://mapy.cz/zakladni?source=addr&amp;id=11190228&amp;ds=1&amp;x=15.1226347&amp;y=50.1475728&amp;z=17"</text:span><text:span text:style-name="T2065">&amp;</text:span><text:span text:style-name="T2066"><text:s/>HYPERLINK "https://mapy.cz/zakladni?source=addr&amp;id=11190228&amp;ds=1&amp;x=15.1226347&amp;y=50.1475728&amp;z=17"</text:span><text:span text:style-name="T2067">z=17"</text:span><text:span text:style-name="T2068"><text:s/>HYPERLINK "https://mapy.cz/zakladni?source=addr&amp;id=11190228&amp;ds=1&amp;x=15.1226347&amp;y=50.1475728&amp;z=17"</text:span><text:span text:style-name="T2069">ds=1</text:span></text:a><text:span text:style-name="T2070"><text:s/></text:span><text:a xlink:href="https://mapy.cz/zakladni?source=addr&amp;id=11190228&amp;ds=1&amp;x=15.1226347&amp;y=50.1475728&amp;z=17"><text:span text:style-name="T2072">HYPERLINK "https://mapy.cz/zakladni?source=addr</text:span><text:span text:style-name="T2073"><text:s/>HYPERLINK "https://mapy.cz/zakladni?source=addr&amp;id=11190228&amp;ds=1&amp;x=15.1226347&amp;y=50.1475728&amp;z=17"</text:span><text:span text:style-name="T2074">&amp;</text:span><text:span text:style-name="T2075"><text:s/>HYPERLINK "https://mapy.cz/zakladni?source=addr&amp;id=11190228&amp;ds=1&amp;x=15.1226347&amp;y=50.1475728&amp;z=17"</text:span><text:span text:style-name="T2076">id=11190228</text:span><text:span text:style-name="T2077"><text:s/>HYPERLINK "https://mapy.cz/zakladni?source=addr&amp;id=11190228&amp;ds=1&amp;x=15.1226347&amp;y=50.1475728&amp;z=17"</text:span><text:span text:style-name="T2078">&amp;</text:span><text:span text:style-name="T2079"><text:s/>HYPERLINK "https://mapy.cz/zakladni?source=addr&amp;id=11190228&amp;ds=1&amp;x=15.1226347&amp;y=50.1475728&amp;z=17"</text:span><text:span text:style-name="T2080">ds=1</text:span><text:span text:style-name="T2081"><text:s/>HYPERLINK "https://mapy.cz/zakladni?source=addr&amp;id=11190228&amp;ds=1&amp;x=15.1226347&amp;y=50.1475728&amp;z=17"</text:span><text:span text:style-name="T2082">&amp;</text:span><text:span text:style-name="T2083"><text:s/>HYPERLINK "https://mapy.cz/zakladni?source=addr&amp;id=11190228&amp;ds=1&amp;x=15.1226347&amp;y=50.1475728&amp;z=17"</text:span><text:span text:style-name="T2084">x=15.1226347</text:span><text:span text:style-name="T2085"><text:s/>HYPERLINK "https://mapy.cz/zakladni?source=addr&amp;id=11190228&amp;ds=1&amp;x=15.1226347&amp;y=50.1475728&amp;z=17"</text:span><text:span text:style-name="T2086">&amp;</text:span><text:span text:style-name="T2087"><text:s/>HYPERLINK "https://mapy.cz/zakladni?source=addr&amp;id=11190228&amp;ds=1&amp;x=15.1226347&amp;y=50.1475728&amp;z=17"</text:span><text:span text:style-name="T2088">y=50.1475728</text:span><text:span text:style-name="T2089"><text:s/>HYPERLINK "https://mapy.cz/zakladni?source=addr&amp;id=11190228&amp;ds=1&amp;x=15.1226347&amp;y=50.1475728&amp;z=17"</text:span><text:span text:style-name="T2090">&amp;</text:span><text:span text:style-name="T2091"><text:s/>HYPERLINK "https://mapy.cz/zakladni?source=addr&amp;id=11190228&amp;ds=1&amp;x=15.1226347&amp;y=50.1475728&amp;z=17"</text:span><text:span text:style-name="T2092">z=17"</text:span><text:span text:style-name="T2093"><text:s/>HYPERLINK "https://mapy.cz/zakladni?source=addr&amp;id=11190228&amp;ds=1&amp;x=15.1226347&amp;y=50.1475728&amp;z=17"</text:span><text:span text:style-name="T2094">&amp;</text:span></text:a><text:span text:style-name="T2095"><text:s/></text:span><text:a xlink:href="https://mapy.cz/zakladni?source=addr&amp;id=11190228&amp;ds=1&amp;x=15.1226347&amp;y=50.1475728&amp;z=17"><text:span text:style-name="T2097">HYPERLINK "https://mapy.cz/zakladni?source=addr</text:span><text:span text:style-name="T2098"><text:s/>HYPERLINK "https://mapy.cz/zakladni?source=addr&amp;id=11190228&amp;ds=1&amp;x=15.1226347&amp;y=50.1475728&amp;z=17"</text:span><text:span text:style-name="T2099">&amp;</text:span><text:span text:style-name="T2100"><text:s/>HYPERLINK "https://mapy.cz/zakladni?source=addr&amp;id=11190228&amp;ds=1&amp;x=15.1226347&amp;y=50.1475728&amp;z=17"</text:span><text:span text:style-name="T2101">id=11190228</text:span><text:span text:style-name="T2102"><text:s/>HYPERLINK "https://mapy.cz/zakladni?source=addr&amp;id=11190228&amp;ds=1&amp;x=15.1226347&amp;y=50.1475728&amp;z=17"</text:span><text:span text:style-name="T2103">&amp;</text:span><text:span text:style-name="T2104"><text:s/>HYPERLINK "https://mapy.cz/zakladni?source=addr&amp;id=11190228&amp;ds=1&amp;x=15.1226347&amp;y=50.1475728&amp;z=17"</text:span><text:span text:style-name="T2105">ds=1</text:span><text:span text:style-name="T2106"><text:s/>HYPERLINK "https://mapy.cz/zakladni?source=addr&amp;id=11190228&amp;ds=1&amp;x=15.1226347&amp;y=50.1475728&amp;z=17"</text:span><text:span text:style-name="T2107">&amp;</text:span><text:span text:style-name="T2108"><text:s/>HYPERLINK "https://mapy.cz/zakladni?source=addr&amp;id=11190228&amp;ds=1&amp;x=15.1226347&amp;y=50.1475728&amp;z=17"</text:span><text:span text:style-name="T2109">x=15.1226347</text:span><text:span text:style-name="T2110"><text:s/>HYPERLINK "https://mapy.cz/zakladni?source=addr&amp;id=11190228&amp;ds=1&amp;x=15.1226347&amp;y=50.1475728&amp;z=17"</text:span><text:span text:style-name="T2111">&amp;</text:span><text:span text:style-name="T2112"><text:s/>HYPERLINK "https://mapy.cz/zakladni?source=addr&amp;id=11190228&amp;ds=1&amp;x=15.1226347&amp;y=50.1475728&amp;z=17"</text:span><text:span text:style-name="T2113">y=50.1475728</text:span><text:span text:style-name="T2114"><text:s/>HYPERLINK "https://mapy.cz/zakladni?source=addr&amp;id=11190228&amp;ds=1&amp;x=15.1226347&amp;y=50.1475728&amp;z=17"</text:span><text:span text:style-name="T2115">&amp;</text:span><text:span text:style-name="T2116"><text:s/>HYPERLINK "https://mapy.cz/zakladni?source=addr&amp;id=11190228&amp;ds=1&amp;x=15.1226347&amp;y=50.1475728&amp;z=17"</text:span><text:span text:style-name="T2117">z=17"</text:span><text:span text:style-name="T2118"><text:s/>HYPERLINK "https://mapy.cz/zakladni?source=addr&amp;id=11190228&amp;ds=1&amp;x=15.1226347&amp;y=50.1475728&amp;z=17"</text:span><text:span text:style-name="T2119">x=15.1226347</text:span></text:a><text:span text:style-name="T2120"><text:s/></text:span><text:a xlink:href="https://mapy.cz/zakladni?source=addr&amp;id=11190228&amp;ds=1&amp;x=15.1226347&amp;y=50.1475728&amp;z=17"><text:span text:style-name="T2122">HYPERLINK "https://mapy.cz/zakladni?source=addr</text:span><text:span text:style-name="T2123"><text:s/>HYPERLINK "https://mapy.cz/zakladni?source=addr&amp;id=11190228&amp;ds=1&amp;x=15.1226347&amp;y=50.1475728&amp;z=17"</text:span><text:span text:style-name="T2124">&amp;</text:span><text:span text:style-name="T2125"><text:s/>HYPERLINK "https://mapy.cz/zakladni?source=addr&amp;id=11190228&amp;ds=1&amp;x=15.1226347&amp;y=50.1475728&amp;z=17"</text:span><text:span text:style-name="T2126">id=11190228</text:span><text:span text:style-name="T2127"><text:s/>HYPERLINK "https://mapy.cz/zakladni?source=addr&amp;id=11190228&amp;ds=1&amp;x=15.1226347&amp;y=50.1475728&amp;z=17"</text:span><text:span text:style-name="T2128">&amp;</text:span><text:span text:style-name="T2129"><text:s/>HYPERLINK "https://mapy.cz/zakladni?source=addr&amp;id=11190228&amp;ds=1&amp;x=15.1226347&amp;y=50.1475728&amp;z=17"</text:span><text:span text:style-name="T2130">ds=1</text:span><text:span text:style-name="T2131"><text:s/>HYPERLINK "https://mapy.cz/zakladni?source=addr&amp;id=11190228&amp;ds=1&amp;x=15.1226347&amp;y=50.1475728&amp;z=17"</text:span><text:span text:style-name="T2132">&amp;</text:span><text:span text:style-name="T2133"><text:s/>HYPERLINK "https://mapy.cz/zakladni?source=addr&amp;id=11190228&amp;ds=1&amp;x=15.1226347&amp;y=50.1475728&amp;z=17"</text:span><text:span text:style-name="T2134">x=15.1226347</text:span><text:span text:style-name="T2135"><text:s/>HYPERLINK "https://mapy.cz/zakladni?source=addr&amp;id=11190228&amp;ds=1&amp;x=15.1226347&amp;y=50.1475728&amp;z=17"</text:span><text:span text:style-name="T2136">&amp;</text:span><text:span text:style-name="T2137"><text:s/>HYPERLINK "https://mapy.cz/zakladni?source=addr&amp;id=11190228&amp;ds=1&amp;x=15.1226347&amp;y=50.1475728&amp;z=17"</text:span><text:span text:style-name="T2138">y=50.1475728</text:span><text:span text:style-name="T2139"><text:s/>HYPERLINK "https://mapy.cz/zakladni?source=addr&amp;id=11190228&amp;ds=1&amp;x=15.1226347&amp;y=50.1475728&amp;z=17"</text:span><text:span text:style-name="T2140">&amp;</text:span><text:span text:style-name="T2141"><text:s/>HYPERLINK "https://mapy.cz/zakladni?source=addr&amp;id=11190228&amp;ds=1&amp;x=15.1226347&amp;y=50.1475728&amp;z=17"</text:span><text:span text:style-name="T2142">z=17"</text:span><text:span text:style-name="T2143"><text:s/>HYPERLINK "https://mapy.cz/zakladni?source=addr&amp;id=11190228&amp;ds=1&amp;x=15.1226347&amp;y=50.1475728&amp;z=17"</text:span><text:span text:style-name="T2144">&amp;</text:span></text:a><text:span text:style-name="T2145"><text:s/></text:span><text:a xlink:href="https://mapy.cz/zakladni?source=addr&amp;id=11190228&amp;ds=1&amp;x=15.1226347&amp;y=50.1475728&amp;z=17"><text:span text:style-name="T2147">HYPERLINK "https://mapy.cz/zakladni?source=addr</text:span><text:span text:style-name="T2148"><text:s/>HYPERLINK "https://mapy.cz/zakladni?source=addr&amp;id=11190228&amp;ds=1&amp;x=15.1226347&amp;y=50.1475728&amp;z=17"</text:span><text:span text:style-name="T2149">&amp;</text:span><text:span text:style-name="T2150"><text:s/>HYPERLINK "https://mapy.cz/zakladni?source=addr&amp;id=11190228&amp;ds=1&amp;x=15.1226347&amp;y=50.1475728&amp;z=17"</text:span><text:span text:style-name="T2151">id=11190228</text:span><text:span text:style-name="T2152"><text:s/>HYPERLINK "https://mapy.cz/zakladni?source=addr&amp;id=11190228&amp;ds=1&amp;x=15.1226347&amp;y=50.1475728&amp;z=17"</text:span><text:span text:style-name="T2153">&amp;</text:span><text:span text:style-name="T2154"><text:s/>HYPERLINK "https://mapy.cz/zakladni?source=addr&amp;id=11190228&amp;ds=1&amp;x=15.1226347&amp;y=50.1475728&amp;z=17"</text:span><text:span text:style-name="T2155">ds=1</text:span><text:span text:style-name="T2156"><text:s/>HYPERLINK "https://mapy.cz/zakladni?source=addr&amp;id=11190228&amp;ds=1&amp;x=15.1226347&amp;y=50.1475728&amp;z=17"</text:span><text:span text:style-name="T2157">&amp;</text:span><text:span text:style-name="T2158"><text:s/>HYPERLINK "https://mapy.cz/zakladni?source=addr&amp;id=11190228&amp;ds=1&amp;x=15.1226347&amp;y=50.1475728&amp;z=17"</text:span><text:span text:style-name="T2159">x=15.1226347</text:span><text:span text:style-name="T2160"><text:s/>HYPERLINK "https://mapy.cz/zakladni?source=addr&amp;id=11190228&amp;ds=1&amp;x=15.1226347&amp;y=50.1475728&amp;z=17"</text:span><text:span text:style-name="T2161">&amp;</text:span><text:span text:style-name="T2162"><text:s/>HYPERLINK "https://mapy.cz/zakladni?source=addr&amp;id=11190228&amp;ds=1&amp;x=15.1226347&amp;y=50.1475728&amp;z=17"</text:span><text:span text:style-name="T2163">y=50.1475728</text:span><text:span text:style-name="T2164"><text:s/>HYPERLINK "https://mapy.cz/zakladni?source=addr&amp;id=11190228&amp;ds=1&amp;x=15.1226347&amp;y=50.1475728&amp;z=17"</text:span><text:span text:style-name="T2165">&amp;</text:span><text:span text:style-name="T2166"><text:s/>HYPERLINK "https://mapy.cz/zakladni?source=addr&amp;id=11190228&amp;ds=1&amp;x=15.1226347&amp;y=50.1475728&amp;z=17"</text:span><text:span text:style-name="T2167">z=17"</text:span><text:span text:style-name="T2168"><text:s/>HYPERLINK "https://mapy.cz/zakladni?source=addr&amp;id=11190228&amp;ds=1&amp;x=15.1226347&amp;y=50.1475728&amp;z=17"</text:span><text:span text:style-name="T2169">y=50.1475728</text:span></text:a><text:span text:style-name="T2170"><text:s/></text:span><text:a xlink:href="https://mapy.cz/zakladni?source=addr&amp;id=11190228&amp;ds=1&amp;x=15.1226347&amp;y=50.1475728&amp;z=17"><text:span text:style-name="T2172">HYPERLINK "https://mapy.cz/zakladni?source=addr</text:span><text:span text:style-name="T2173"><text:s/>HYPERLINK "https://mapy.cz/zakladni?source=addr&amp;id=11190228&amp;ds=1&amp;x=15.1226347&amp;y=50.1475728&amp;z=17"</text:span><text:span text:style-name="T2174">&amp;</text:span><text:span text:style-name="T2175"><text:s/>HYPERLINK "https://mapy.cz/zakladni?source=addr&amp;id=11190228&amp;ds=1&amp;x=15.1226347&amp;y=50.1475728&amp;z=17"</text:span><text:span text:style-name="T2176">id=11190228</text:span><text:span text:style-name="T2177"><text:s/>HYPERLINK "https://mapy.cz/zakladni?source=addr&amp;id=11190228&amp;ds=1&amp;x=15.1226347&amp;y=50.1475728&amp;z=17"</text:span><text:span text:style-name="T2178">&amp;</text:span><text:span text:style-name="T2179"><text:s/>HYPERLINK "https://mapy.cz/zakladni?source=addr&amp;id=11190228&amp;ds=1&amp;x=15.1226347&amp;y=50.1475728&amp;z=17"</text:span><text:span text:style-name="T2180">ds=1</text:span><text:span text:style-name="T2181"><text:s/>HYPERLINK "https://mapy.cz/zakladni?source=addr&amp;id=11190228&amp;ds=1&amp;x=15.1226347&amp;y=50.1475728&amp;z=17"</text:span><text:span text:style-name="T2182">&amp;</text:span><text:span text:style-name="T2183"><text:s/>HYPERLINK "https://mapy.cz/zakladni?source=addr&amp;id=11190228&amp;ds=1&amp;x=15.1226347&amp;y=50.1475728&amp;z=17"</text:span><text:span text:style-name="T2184">x=15.1226347</text:span><text:span text:style-name="T2185"><text:s/>HYPERLINK "https://mapy.cz/zakladni?source=addr&amp;id=11190228&amp;ds=1&amp;x=15.1226347&amp;y=50.1475728&amp;z=17"</text:span><text:span text:style-name="T2186">&amp;</text:span><text:span text:style-name="T2187"><text:s/>HYPERLINK "https://mapy.cz/zakladni?source=addr&amp;id=11190228&amp;ds=1&amp;x=15.1226347&amp;y=50.1475728&amp;z=17"</text:span><text:span text:style-name="T2188">y=50.1475728</text:span><text:span text:style-name="T2189"><text:s/>HYPERLINK "https://mapy.cz/zakladni?source=addr&amp;id=11190228&amp;ds=1&amp;x=15.1226347&amp;y=50.1475728&amp;z=17"</text:span><text:span text:style-name="T2190">&amp;</text:span><text:span text:style-name="T2191"><text:s/>HYPERLINK "https://mapy.cz/zakladni?source=addr&amp;id=11190228&amp;ds=1&amp;x=15.1226347&amp;y=50.1475728&amp;z=17"</text:span><text:span text:style-name="T2192">z=17"</text:span><text:span text:style-name="T2193"><text:s/>HYPERLINK "https://mapy.cz/zakladni?source=addr&amp;id=11190228&amp;ds=1&amp;x=15.1226347&amp;y=50.1475728&amp;z=17"</text:span><text:span text:style-name="T2194">&amp;</text:span></text:a><text:span text:style-name="T2195"><text:s/></text:span><text:a xlink:href="https://mapy.cz/zakladni?source=addr&amp;id=11190228&amp;ds=1&amp;x=15.1226347&amp;y=50.1475728&amp;z=17"><text:span text:style-name="T2197">HYPERLINK "https://mapy.cz/zakladni?source=addr</text:span><text:span text:style-name="T2198"><text:s/>HYPERLINK "https://mapy.cz/zakladni?source=addr&amp;id=11190228&amp;ds=1&amp;x=15.1226347&amp;y=50.1475728&amp;z=17"</text:span><text:span text:style-name="T2199">&amp;</text:span><text:span text:style-name="T2200"><text:s/>HYPERLINK "https://mapy.cz/zakladni?source=addr&amp;id=11190228&amp;ds=1&amp;x=15.1226347&amp;y=50.1475728&amp;z=17"</text:span><text:span text:style-name="T2201">id=11190228</text:span><text:span text:style-name="T2202"><text:s/>HYPERLINK "https://mapy.cz/zakladni?source=addr&amp;id=11190228&amp;ds=1&amp;x=15.1226347&amp;y=50.1475728&amp;z=17"</text:span><text:span text:style-name="T2203">&amp;</text:span><text:span text:style-name="T2204"><text:s/>HYPERLINK "https://mapy.cz/zakladni?source=addr&amp;id=11190228&amp;ds=1&amp;x=15.1226347&amp;y=50.1475728&amp;z=17"</text:span><text:span text:style-name="T2205">ds=1</text:span><text:span text:style-name="T2206"><text:s/>HYPERLINK "https://mapy.cz/zakladni?source=addr&amp;id=11190228&amp;ds=1&amp;x=15.1226347&amp;y=50.1475728&amp;z=17"</text:span><text:span text:style-name="T2207">&amp;</text:span><text:span text:style-name="T2208"><text:s/>HYPERLINK "https://mapy.cz/zakladni?source=addr&amp;id=11190228&amp;ds=1&amp;x=15.1226347&amp;y=50.1475728&amp;z=17"</text:span><text:span text:style-name="T2209">x=15.1226347</text:span><text:span text:style-name="T2210"><text:s/>HYPERLINK "https://mapy.cz/zakladni?source=addr&amp;id=11190228&amp;ds=1&amp;x=15.1226347&amp;y=50.1475728&amp;z=17"</text:span><text:span text:style-name="T2211">&amp;</text:span><text:span text:style-name="T2212"><text:s/>HYPERLINK "https://mapy.cz/zakladni?source=addr&amp;id=11190228&amp;ds=1&amp;x=15.1226347&amp;y=50.1475728&amp;z=17"</text:span><text:span text:style-name="T2213">y=50.1475728</text:span><text:span text:style-name="T2214"><text:s/>HYPERLINK "https://mapy.cz/zakladni?source=addr&amp;id=11190228&amp;ds=1&amp;x=15.1226347&amp;y=50.1475728&amp;z=17"</text:span><text:span text:style-name="T2215">&amp;</text:span><text:span text:style-name="T2216"><text:s/>HYPERLINK "https://mapy.cz/zakladni?source=addr&amp;id=11190228&amp;ds=1&amp;x=15.1226347&amp;y=50.1475728&amp;z=17"</text:span><text:span text:style-name="T2217">z=17"</text:span><text:span text:style-name="T2218"><text:s/>HYPERLINK "https://mapy.cz/zakladni?source=addr&amp;id=11190228&amp;ds=1&amp;x=15.1226347&amp;y=50.1475728&amp;z=17"</text:span><text:span text:style-name="T2219">z=17"</text:span></text:a><text:span text:style-name="T2220"><text:s/></text:span><text:a xlink:href="https://mapy.cz/zakladni?source=addr&amp;id=11190228&amp;ds=1&amp;x=15.1226347&amp;y=50.1475728&amp;z=17"><text:span text:style-name="T2222">HYPERLINK "https://mapy.cz/zakladni?source=addr</text:span><text:span text:style-name="T2223"><text:s/>HYPERLINK "https://mapy.cz/zakladni?source=addr&amp;id=11190228&amp;ds=1&amp;x=15.1226347&amp;y=50.1475728&amp;z=17"</text:span><text:span text:style-name="T2224">&amp;</text:span><text:span text:style-name="T2225"><text:s/>HYPERLINK "https://mapy.cz/zakladni?source=addr&amp;id=11190228&amp;ds=1&amp;x=15.1226347&amp;y=50.1475728&amp;z=17"</text:span><text:span text:style-name="T2226">id=11190228</text:span><text:span text:style-name="T2227"><text:s/>HYPERLINK "https://mapy.cz/zakladni?source=addr&amp;id=11190228&amp;ds=1&amp;x=15.1226347&amp;y=50.1475728&amp;z=17"</text:span><text:span text:style-name="T2228">&amp;</text:span><text:span text:style-name="T2229"><text:s/>HYPERLINK "https://mapy.cz/zakladni?source=addr&amp;id=11190228&amp;ds=1&amp;x=15.1226347&amp;y=50.1475728&amp;z=17"</text:span><text:span text:style-name="T2230">ds=1</text:span><text:span text:style-name="T2231"><text:s/>HYPERLINK "https://mapy.cz/zakladni?source=addr&amp;id=11190228&amp;ds=1&amp;x=15.1226347&amp;y=50.1475728&amp;z=17"</text:span><text:span text:style-name="T2232">&amp;</text:span><text:span text:style-name="T2233"><text:s/>HYPERLINK "https://mapy.cz/zakladni?source=addr&amp;id=11190228&amp;ds=1&amp;x=15.1226347&amp;y=50.1475728&amp;z=17"</text:span><text:span text:style-name="T2234">x=15.1226347</text:span><text:span text:style-name="T2235"><text:s/>HYPERLINK "https://mapy.cz/zakladni?source=addr&amp;id=11190228&amp;ds=1&amp;x=15.1226347&amp;y=50.1475728&amp;z=17"</text:span><text:span text:style-name="T2236">&amp;</text:span><text:span text:style-name="T2237"><text:s/>HYPERLINK "https://mapy.cz/zakladni?source=addr&amp;id=11190228&amp;ds=1&amp;x=15.1226347&amp;y=50.1475728&amp;z=17"</text:span><text:span text:style-name="T2238">y=50.1475728</text:span><text:span text:style-name="T2239"><text:s/>HYPERLINK "https://mapy.cz/zakladni?source=addr&amp;id=11190228&amp;ds=1&amp;x=15.1226347&amp;y=50.1475728&amp;z=17"</text:span><text:span text:style-name="T2240">&amp;</text:span><text:span text:style-name="T2241"><text:s/>HYPERLINK "https://mapy.cz/zakladni?source=addr&amp;id=11190228&amp;ds=1&amp;x=15.1226347&amp;y=50.1475728&amp;z=17"</text:span><text:span text:style-name="T2242">z=17"</text:span><text:span text:style-name="T2243"><text:s/>HYPERLINK "https://mapy.cz/zakladni?source=addr&amp;id=11190228&amp;ds=1&amp;x=15.1226347&amp;y=50.1475728&amp;z=17"</text:span><text:span text:style-name="T2244">x=15.1226347</text:span></text:a><text:span text:style-name="T2245"><text:s/></text:span><text:a xlink:href="https://mapy.cz/zakladni?source=addr&amp;id=11190228&amp;ds=1&amp;x=15.1226347&amp;y=50.1475728&amp;z=17"><text:span text:style-name="T2247">HYPERLINK "https://mapy.cz/zakladni?source=addr</text:span><text:span text:style-name="T2248"><text:s/>HYPERLINK "https://mapy.cz/zakladni?source=addr&amp;id=11190228&amp;ds=1&amp;x=15.1226347&amp;y=50.1475728&amp;z=17"</text:span><text:span text:style-name="T2249">&amp;</text:span><text:span text:style-name="T2250"><text:s/>HYPERLINK "https://mapy.cz/zakladni?source=addr&amp;id=11190228&amp;ds=1&amp;x=15.1226347&amp;y=50.1475728&amp;z=17"</text:span><text:span text:style-name="T2251">id=11190228</text:span><text:span text:style-name="T2252"><text:s/>HYPERLINK "https://mapy.cz/zakladni?source=addr&amp;id=11190228&amp;ds=1&amp;x=15.1226347&amp;y=50.1475728&amp;z=17"</text:span><text:span text:style-name="T2253">&amp;</text:span><text:span text:style-name="T2254"><text:s/>HYPERLINK "https://mapy.cz/zakladni?source=addr&amp;id=11190228&amp;ds=1&amp;x=15.1226347&amp;y=50.1475728&amp;z=17"</text:span><text:span text:style-name="T2255">ds=1</text:span><text:span text:style-name="T2256"><text:s/>HYPERLINK "https://mapy.cz/zakladni?source=addr&amp;id=11190228&amp;ds=1&amp;x=15.1226347&amp;y=50.1475728&amp;z=17"</text:span><text:span text:style-name="T2257">&amp;</text:span><text:span text:style-name="T2258"><text:s/>HYPERLINK "https://mapy.cz/zakladni?source=addr&amp;id=11190228&amp;ds=1&amp;x=15.1226347&amp;y=50.1475728&amp;z=17"</text:span><text:span text:style-name="T2259">x=15.1226347</text:span><text:span text:style-name="T2260"><text:s/>HYPERLINK "https://mapy.cz/zakladni?source=addr&amp;id=11190228&amp;ds=1&amp;x=15.1226347&amp;y=50.1475728&amp;z=17"</text:span><text:span text:style-name="T2261">&amp;</text:span><text:span text:style-name="T2262"><text:s/>HYPERLINK "https://mapy.cz/zakladni?source=addr&amp;id=11190228&amp;ds=1&amp;x=15.1226347&amp;y=50.1475728&amp;z=17"</text:span><text:span text:style-name="T2263">y=50.1475728</text:span><text:span text:style-name="T2264"><text:s/>HYPERLINK "https://mapy.cz/zakladni?source=addr&amp;id=11190228&amp;ds=1&amp;x=15.1226347&amp;y=50.1475728&amp;z=17"</text:span><text:span text:style-name="T2265">&amp;</text:span><text:span text:style-name="T2266"><text:s/>HYPERLINK "https://mapy.cz/zakladni?source=addr&amp;id=11190228&amp;ds=1&amp;x=15.1226347&amp;y=50.1475728&amp;z=17"</text:span><text:span text:style-name="T2267">z=17"</text:span><text:span text:style-name="T2268"><text:s/>HYPERLINK "https://mapy.cz/zakladni?source=addr&amp;id=11190228&amp;ds=1&amp;x=15.1226347&amp;y=50.1475728&amp;z=17"</text:span><text:span text:style-name="T2269">HYPERLINK "https://mapy.cz/zakladni?source=addr</text:span></text:a><text:span text:style-name="T2270"><text:s/></text:span><text:a xlink:href="https://mapy.cz/zakladni?source=addr&amp;id=11190228&amp;ds=1&amp;x=15.1226347&amp;y=50.1475728&amp;z=17"><text:span text:style-name="T2272">HYPERLINK "https://mapy.cz/zakladni?source=addr</text:span><text:span text:style-name="T2273"><text:s/>HYPERLINK "https://mapy.cz/zakladni?source=addr&amp;id=11190228&amp;ds=1&amp;x=15.1226347&amp;y=50.1475728&amp;z=17"</text:span><text:span text:style-name="T2274">&amp;</text:span><text:span text:style-name="T2275"><text:s/>HYPERLINK "https://mapy.cz/zakladni?source=addr&amp;id=11190228&amp;ds=1&amp;x=15.1226347&amp;y=50.1475728&amp;z=17"</text:span><text:span text:style-name="T2276">id=11190228</text:span><text:span text:style-name="T2277"><text:s/>HYPERLINK "https://mapy.cz/zakladni?source=addr&amp;id=11190228&amp;ds=1&amp;x=15.1226347&amp;y=50.1475728&amp;z=17"</text:span><text:span text:style-name="T2278">&amp;</text:span><text:span text:style-name="T2279"><text:s/>HYPERLINK "https://mapy.cz/zakladni?source=addr&amp;id=11190228&amp;ds=1&amp;x=15.1226347&amp;y=50.1475728&amp;z=17"</text:span><text:span text:style-name="T2280">ds=1</text:span><text:span text:style-name="T2281"><text:s/>HYPERLINK "https://mapy.cz/zakladni?source=addr&amp;id=11190228&amp;ds=1&amp;x=15.1226347&amp;y=50.1475728&amp;z=17"</text:span><text:span text:style-name="T2282">&amp;</text:span><text:span text:style-name="T2283"><text:s/>HYPERLINK "https://mapy.cz/zakladni?source=addr&amp;id=11190228&amp;ds=1&amp;x=15.1226347&amp;y=50.1475728&amp;z=17"</text:span><text:span text:style-name="T2284">x=15.1226347</text:span><text:span text:style-name="T2285"><text:s/>HYPERLINK "https://mapy.cz/zakladni?source=addr&amp;id=11190228&amp;ds=1&amp;x=15.1226347&amp;y=50.1475728&amp;z=17"</text:span><text:span text:style-name="T2286">&amp;</text:span><text:span text:style-name="T2287"><text:s/>HYPERLINK "https://mapy.cz/zakladni?source=addr&amp;id=11190228&amp;ds=1&amp;x=15.1226347&amp;y=50.1475728&amp;z=17"</text:span><text:span text:style-name="T2288">y=50.1475728</text:span><text:span text:style-name="T2289"><text:s/>HYPERLINK "https://mapy.cz/zakladni?source=addr&amp;id=11190228&amp;ds=1&amp;x=15.1226347&amp;y=50.1475728&amp;z=17"</text:span><text:span text:style-name="T2290">&amp;</text:span><text:span text:style-name="T2291"><text:s/>HYPERLINK "https://mapy.cz/zakladni?source=addr&amp;id=11190228&amp;ds=1&amp;x=15.1226347&amp;y=50.1475728&amp;z=17"</text:span><text:span text:style-name="T2292">z=17"</text:span><text:span text:style-name="T2293"><text:s/>HYPERLINK "https://mapy.cz/zakladni?source=addr&amp;id=11190228&amp;ds=1&amp;x=15.1226347&amp;y=50.1475728&amp;z=17"</text:span><text:span text:style-name="T2294">&amp;</text:span></text:a><text:span text:style-name="T2295"><text:s/></text:span><text:a xlink:href="https://mapy.cz/zakladni?source=addr&amp;id=11190228&amp;ds=1&amp;x=15.1226347&amp;y=50.1475728&amp;z=17"><text:span text:style-name="T2297">HYPERLINK "https://mapy.cz/zakladni?source=addr</text:span><text:span text:style-name="T2298"><text:s/>HYPERLINK "https://mapy.cz/zakladni?source=addr&amp;id=11190228&amp;ds=1&amp;x=15.1226347&amp;y=50.1475728&amp;z=17"</text:span><text:span text:style-name="T2299">&amp;</text:span><text:span text:style-name="T2300"><text:s/>HYPERLINK "https://mapy.cz/zakladni?source=addr&amp;id=11190228&amp;ds=1&amp;x=15.1226347&amp;y=50.1475728&amp;z=17"</text:span><text:span text:style-name="T2301">id=11190228</text:span><text:span text:style-name="T2302"><text:s/>HYPERLINK "https://mapy.cz/zakladni?source=addr&amp;id=11190228&amp;ds=1&amp;x=15.1226347&amp;y=50.1475728&amp;z=17"</text:span><text:span text:style-name="T2303">&amp;</text:span><text:span text:style-name="T2304"><text:s/>HYPERLINK "https://mapy.cz/zakladni?source=addr&amp;id=11190228&amp;ds=1&amp;x=15.1226347&amp;y=50.1475728&amp;z=17"</text:span><text:span text:style-name="T2305">ds=1</text:span><text:span text:style-name="T2306"><text:s/>HYPERLINK "https://mapy.cz/zakladni?source=addr&amp;id=11190228&amp;ds=1&amp;x=15.1226347&amp;y=50.1475728&amp;z=17"</text:span><text:span text:style-name="T2307">&amp;</text:span><text:span text:style-name="T2308"><text:s/>HYPERLINK "https://mapy.cz/zakladni?source=addr&amp;id=11190228&amp;ds=1&amp;x=15.1226347&amp;y=50.1475728&amp;z=17"</text:span><text:span text:style-name="T2309">x=15.1226347</text:span><text:span text:style-name="T2310"><text:s/>HYPERLINK "https://mapy.cz/zakladni?source=addr&amp;id=11190228&amp;ds=1&amp;x=15.1226347&amp;y=50.1475728&amp;z=17"</text:span><text:span text:style-name="T2311">&amp;</text:span><text:span text:style-name="T2312"><text:s/>HYPERLINK "https://mapy.cz/zakladni?source=addr&amp;id=11190228&amp;ds=1&amp;x=15.1226347&amp;y=50.1475728&amp;z=17"</text:span><text:span text:style-name="T2313">y=50.1475728</text:span><text:span text:style-name="T2314"><text:s/>HYPERLINK "https://mapy.cz/zakladni?source=addr&amp;id=11190228&amp;ds=1&amp;x=15.1226347&amp;y=50.1475728&amp;z=17"</text:span><text:span text:style-name="T2315">&amp;</text:span><text:span text:style-name="T2316"><text:s/>HYPERLINK "https://mapy.cz/zakladni?source=addr&amp;id=11190228&amp;ds=1&amp;x=15.1226347&amp;y=50.1475728&amp;z=17"</text:span><text:span text:style-name="T2317">z=17"</text:span><text:span text:style-name="T2318"><text:s/>HYPERLINK "https://mapy.cz/zakladni?source=addr&amp;id=11190228&amp;ds=1&amp;x=15.1226347&amp;y=50.1475728&amp;z=17"</text:span><text:span text:style-name="T2319">id=11190228</text:span></text:a><text:span text:style-name="T2320"><text:s/></text:span><text:a xlink:href="https://mapy.cz/zakladni?source=addr&amp;id=11190228&amp;ds=1&amp;x=15.1226347&amp;y=50.1475728&amp;z=17"><text:span text:style-name="T2322">HYPERLINK "https://mapy.cz/zakladni?source=addr</text:span><text:span text:style-name="T2323"><text:s/>HYPERLINK "https://mapy.cz/zakladni?source=addr&amp;id=11190228&amp;ds=1&amp;x=15.1226347&amp;y=50.1475728&amp;z=17"</text:span><text:span text:style-name="T2324">&amp;</text:span><text:span text:style-name="T2325"><text:s/>HYPERLINK "https://mapy.cz/zakladni?source=addr&amp;id=11190228&amp;ds=1&amp;x=15.1226347&amp;y=50.1475728&amp;z=17"</text:span><text:span text:style-name="T2326">id=11190228</text:span><text:span text:style-name="T2327"><text:s/>HYPERLINK "https://mapy.cz/zakladni?source=addr&amp;id=11190228&amp;ds=1&amp;x=15.1226347&amp;y=50.1475728&amp;z=17"</text:span><text:span text:style-name="T2328">&amp;</text:span><text:span text:style-name="T2329"><text:s/>HYPERLINK "https://mapy.cz/zakladni?source=addr&amp;id=11190228&amp;ds=1&amp;x=15.1226347&amp;y=50.1475728&amp;z=17"</text:span><text:span text:style-name="T2330">ds=1</text:span><text:span text:style-name="T2331"><text:s/>HYPERLINK "https://mapy.cz/zakladni?source=addr&amp;id=11190228&amp;ds=1&amp;x=15.1226347&amp;y=50.1475728&amp;z=17"</text:span><text:span text:style-name="T2332">&amp;</text:span><text:span text:style-name="T2333"><text:s/>HYPERLINK "https://mapy.cz/zakladni?source=addr&amp;id=11190228&amp;ds=1&amp;x=15.1226347&amp;y=50.1475728&amp;z=17"</text:span><text:span text:style-name="T2334">x=15.1226347</text:span><text:span text:style-name="T2335"><text:s/>HYPERLINK "https://mapy.cz/zakladni?source=addr&amp;id=11190228&amp;ds=1&amp;x=15.1226347&amp;y=50.1475728&amp;z=17"</text:span><text:span text:style-name="T2336">&amp;</text:span><text:span text:style-name="T2337"><text:s/>HYPERLINK "https://mapy.cz/zakladni?source=addr&amp;id=11190228&amp;ds=1&amp;x=15.1226347&amp;y=50.1475728&amp;z=17"</text:span><text:span text:style-name="T2338">y=50.1475728</text:span><text:span text:style-name="T2339"><text:s/>HYPERLINK "https://mapy.cz/zakladni?source=addr&amp;id=11190228&amp;ds=1&amp;x=15.1226347&amp;y=50.1475728&amp;z=17"</text:span><text:span text:style-name="T2340">&amp;</text:span><text:span text:style-name="T2341"><text:s/>HYPERLINK "https://mapy.cz/zakladni?source=addr&amp;id=11190228&amp;ds=1&amp;x=15.1226347&amp;y=50.1475728&amp;z=17"</text:span><text:span text:style-name="T2342">z=17"</text:span><text:span text:style-name="T2343"><text:s/>HYPERLINK "https://mapy.cz/zakladni?source=addr&amp;id=11190228&amp;ds=1&amp;x=15.1226347&amp;y=50.1475728&amp;z=17"</text:span><text:span text:style-name="T2344">&amp;</text:span></text:a><text:span text:style-name="T2345"><text:s/></text:span><text:a xlink:href="https://mapy.cz/zakladni?source=addr&amp;id=11190228&amp;ds=1&amp;x=15.1226347&amp;y=50.1475728&amp;z=17"><text:span text:style-name="T2347">HYPERLINK "https://mapy.cz/zakladni?source=addr</text:span><text:span text:style-name="T2348"><text:s/>HYPERLINK "https://mapy.cz/zakladni?source=addr&amp;id=11190228&amp;ds=1&amp;x=15.1226347&amp;y=50.1475728&amp;z=17"</text:span><text:span text:style-name="T2349">&amp;</text:span><text:span text:style-name="T2350"><text:s/>HYPERLINK "https://mapy.cz/zakladni?source=addr&amp;id=11190228&amp;ds=1&amp;x=15.1226347&amp;y=50.1475728&amp;z=17"</text:span><text:span text:style-name="T2351">id=11190228</text:span><text:span text:style-name="T2352"><text:s/>HYPERLINK "https://mapy.cz/zakladni?source=addr&amp;id=11190228&amp;ds=1&amp;x=15.1226347&amp;y=50.1475728&amp;z=17"</text:span><text:span text:style-name="T2353">&amp;</text:span><text:span text:style-name="T2354"><text:s/>HYPERLINK "https://mapy.cz/zakladni?source=addr&amp;id=11190228&amp;ds=1&amp;x=15.1226347&amp;y=50.1475728&amp;z=17"</text:span><text:span text:style-name="T2355">ds=1</text:span><text:span text:style-name="T2356"><text:s/>HYPERLINK "https://mapy.cz/zakladni?source=addr&amp;id=11190228&amp;ds=1&amp;x=15.1226347&amp;y=50.1475728&amp;z=17"</text:span><text:span text:style-name="T2357">&amp;</text:span><text:span text:style-name="T2358"><text:s/>HYPERLINK "https://mapy.cz/zakladni?source=addr&amp;id=11190228&amp;ds=1&amp;x=15.1226347&amp;y=50.1475728&amp;z=17"</text:span><text:span text:style-name="T2359">x=15.1226347</text:span><text:span text:style-name="T2360"><text:s/>HYPERLINK "https://mapy.cz/zakladni?source=addr&amp;id=11190228&amp;ds=1&amp;x=15.1226347&amp;y=50.1475728&amp;z=17"</text:span><text:span text:style-name="T2361">&amp;</text:span><text:span text:style-name="T2362"><text:s/>HYPERLINK "https://mapy.cz/zakladni?source=addr&amp;id=11190228&amp;ds=1&amp;x=15.1226347&amp;y=50.1475728&amp;z=17"</text:span><text:span text:style-name="T2363">y=50.1475728</text:span><text:span text:style-name="T2364"><text:s/>HYPERLINK "https://mapy.cz/zakladni?source=addr&amp;id=11190228&amp;ds=1&amp;x=15.1226347&amp;y=50.1475728&amp;z=17"</text:span><text:span text:style-name="T2365">&amp;</text:span><text:span text:style-name="T2366"><text:s/>HYPERLINK "https://mapy.cz/zakladni?source=addr&amp;id=11190228&amp;ds=1&amp;x=15.1226347&amp;y=50.1475728&amp;z=17"</text:span><text:span text:style-name="T2367">z=17"</text:span><text:span text:style-name="T2368"><text:s/>HYPERLINK "https://mapy.cz/zakladni?source=addr&amp;id=11190228&amp;ds=1&amp;x=15.1226347&amp;y=50.1475728&amp;z=17"</text:span><text:span text:style-name="T2369">ds=1</text:span></text:a><text:span text:style-name="T2370"><text:s/></text:span><text:a xlink:href="https://mapy.cz/zakladni?source=addr&amp;id=11190228&amp;ds=1&amp;x=15.1226347&amp;y=50.1475728&amp;z=17"><text:span text:style-name="T2372">HYPERLINK "https://mapy.cz/zakladni?source=addr</text:span><text:span text:style-name="T2373"><text:s/>HYPERLINK "https://mapy.cz/zakladni?source=addr&amp;id=11190228&amp;ds=1&amp;x=15.1226347&amp;y=50.1475728&amp;z=17"</text:span><text:span text:style-name="T2374">&amp;</text:span><text:span text:style-name="T2375"><text:s/>HYPERLINK "https://mapy.cz/zakladni?source=addr&amp;id=11190228&amp;ds=1&amp;x=15.1226347&amp;y=50.1475728&amp;z=17"</text:span><text:span text:style-name="T2376">id=11190228</text:span><text:span text:style-name="T2377"><text:s/>HYPERLINK "https://mapy.cz/zakladni?source=addr&amp;id=11190228&amp;ds=1&amp;x=15.1226347&amp;y=50.1475728&amp;z=17"</text:span><text:span text:style-name="T2378">&amp;</text:span><text:span text:style-name="T2379"><text:s/>HYPERLINK "https://mapy.cz/zakladni?source=addr&amp;id=11190228&amp;ds=1&amp;x=15.1226347&amp;y=50.1475728&amp;z=17"</text:span><text:span text:style-name="T2380">ds=1</text:span><text:span text:style-name="T2381"><text:s/>HYPERLINK "https://mapy.cz/zakladni?source=addr&amp;id=11190228&amp;ds=1&amp;x=15.1226347&amp;y=50.1475728&amp;z=17"</text:span><text:span text:style-name="T2382">&amp;</text:span><text:span text:style-name="T2383"><text:s/>HYPERLINK "https://mapy.cz/zakladni?source=addr&amp;id=11190228&amp;ds=1&amp;x=15.1226347&amp;y=50.1475728&amp;z=17"</text:span><text:span text:style-name="T2384">x=15.1226347</text:span><text:span text:style-name="T2385"><text:s/>HYPERLINK "https://mapy.cz/zakladni?source=addr&amp;id=11190228&amp;ds=1&amp;x=15.1226347&amp;y=50.1475728&amp;z=17"</text:span><text:span text:style-name="T2386">&amp;</text:span><text:span text:style-name="T2387"><text:s/>HYPERLINK "https://mapy.cz/zakladni?source=addr&amp;id=11190228&amp;ds=1&amp;x=15.1226347&amp;y=50.1475728&amp;z=17"</text:span><text:span text:style-name="T2388">y=50.1475728</text:span><text:span text:style-name="T2389"><text:s/>HYPERLINK "https://mapy.cz/zakladni?source=addr&amp;id=11190228&amp;ds=1&amp;x=15.1226347&amp;y=50.1475728&amp;z=17"</text:span><text:span text:style-name="T2390">&amp;</text:span><text:span text:style-name="T2391"><text:s/>HYPERLINK "https://mapy.cz/zakladni?source=addr&amp;id=11190228&amp;ds=1&amp;x=15.1226347&amp;y=50.1475728&amp;z=17"</text:span><text:span text:style-name="T2392">z=17"</text:span><text:span text:style-name="T2393"><text:s/>HYPERLINK "https://mapy.cz/zakladni?source=addr&amp;id=11190228&amp;ds=1&amp;x=15.1226347&amp;y=50.1475728&amp;z=17"</text:span><text:span text:style-name="T2394">&amp;</text:span></text:a><text:span text:style-name="T2395"><text:s/></text:span><text:a xlink:href="https://mapy.cz/zakladni?source=addr&amp;id=11190228&amp;ds=1&amp;x=15.1226347&amp;y=50.1475728&amp;z=17"><text:span text:style-name="T2397">HYPERLINK "https://mapy.cz/zakladni?source=addr</text:span><text:span text:style-name="T2398"><text:s/>HYPERLINK "https://mapy.cz/zakladni?source=addr&amp;id=11190228&amp;ds=1&amp;x=15.1226347&amp;y=50.1475728&amp;z=17"</text:span><text:span text:style-name="T2399">&amp;</text:span><text:span text:style-name="T2400"><text:s/>HYPERLINK "https://mapy.cz/zakladni?source=addr&amp;id=11190228&amp;ds=1&amp;x=15.1226347&amp;y=50.1475728&amp;z=17"</text:span><text:span text:style-name="T2401">id=11190228</text:span><text:span text:style-name="T2402"><text:s/>HYPERLINK "https://mapy.cz/zakladni?source=addr&amp;id=11190228&amp;ds=1&amp;x=15.1226347&amp;y=50.1475728&amp;z=17"</text:span><text:span text:style-name="T2403">&amp;</text:span><text:span text:style-name="T2404"><text:s/>HYPERLINK "https://mapy.cz/zakladni?source=addr&amp;id=11190228&amp;ds=1&amp;x=15.1226347&amp;y=50.1475728&amp;z=17"</text:span><text:span text:style-name="T2405">ds=1</text:span><text:span text:style-name="T2406"><text:s/>HYPERLINK "https://mapy.cz/zakladni?source=addr&amp;id=11190228&amp;ds=1&amp;x=15.1226347&amp;y=50.1475728&amp;z=17"</text:span><text:span text:style-name="T2407">&amp;</text:span><text:span text:style-name="T2408"><text:s/>HYPERLINK "https://mapy.cz/zakladni?source=addr&amp;id=11190228&amp;ds=1&amp;x=15.1226347&amp;y=50.1475728&amp;z=17"</text:span><text:span text:style-name="T2409">x=15.1226347</text:span><text:span text:style-name="T2410"><text:s/>HYPERLINK "https://mapy.cz/zakladni?source=addr&amp;id=11190228&amp;ds=1&amp;x=15.1226347&amp;y=50.1475728&amp;z=17"</text:span><text:span text:style-name="T2411">&amp;</text:span><text:span text:style-name="T2412"><text:s/>HYPERLINK "https://mapy.cz/zakladni?source=addr&amp;id=11190228&amp;ds=1&amp;x=15.1226347&amp;y=50.1475728&amp;z=17"</text:span><text:span text:style-name="T2413">y=50.1475728</text:span><text:span text:style-name="T2414"><text:s/>HYPERLINK "https://mapy.cz/zakladni?source=addr&amp;id=11190228&amp;ds=1&amp;x=15.1226347&amp;y=50.1475728&amp;z=17"</text:span><text:span text:style-name="T2415">&amp;</text:span><text:span text:style-name="T2416"><text:s/>HYPERLINK "https://mapy.cz/zakladni?source=addr&amp;id=11190228&amp;ds=1&amp;x=15.1226347&amp;y=50.1475728&amp;z=17"</text:span><text:span text:style-name="T2417">z=17"</text:span><text:span text:style-name="T2418"><text:s/>HYPERLINK "https://mapy.cz/zakladni?source=addr&amp;id=11190228&amp;ds=1&amp;x=15.1226347&amp;y=50.1475728&amp;z=17"</text:span><text:span text:style-name="T2419">x=15.1226347</text:span></text:a><text:span text:style-name="T2420"><text:s/></text:span><text:a xlink:href="https://mapy.cz/zakladni?source=addr&amp;id=11190228&amp;ds=1&amp;x=15.1226347&amp;y=50.1475728&amp;z=17"><text:span text:style-name="T2422">HYPERLINK "https://mapy.cz/zakladni?source=addr</text:span><text:span text:style-name="T2423"><text:s/>HYPERLINK "https://mapy.cz/zakladni?source=addr&amp;id=11190228&amp;ds=1&amp;x=15.1226347&amp;y=50.1475728&amp;z=17"</text:span><text:span text:style-name="T2424">&amp;</text:span><text:span text:style-name="T2425"><text:s/>HYPERLINK "https://mapy.cz/zakladni?source=addr&amp;id=11190228&amp;ds=1&amp;x=15.1226347&amp;y=50.1475728&amp;z=17"</text:span><text:span text:style-name="T2426">id=11190228</text:span><text:span text:style-name="T2427"><text:s/>HYPERLINK "https://mapy.cz/zakladni?source=addr&amp;id=11190228&amp;ds=1&amp;x=15.1226347&amp;y=50.1475728&amp;z=17"</text:span><text:span text:style-name="T2428">&amp;</text:span><text:span text:style-name="T2429"><text:s/>HYPERLINK "https://mapy.cz/zakladni?source=addr&amp;id=11190228&amp;ds=1&amp;x=15.1226347&amp;y=50.1475728&amp;z=17"</text:span><text:span text:style-name="T2430">ds=1</text:span><text:span text:style-name="T2431"><text:s/>HYPERLINK "https://mapy.cz/zakladni?source=addr&amp;id=11190228&amp;ds=1&amp;x=15.1226347&amp;y=50.1475728&amp;z=17"</text:span><text:span text:style-name="T2432">&amp;</text:span><text:span text:style-name="T2433"><text:s/>HYPERLINK "https://mapy.cz/zakladni?source=addr&amp;id=11190228&amp;ds=1&amp;x=15.1226347&amp;y=50.1475728&amp;z=17"</text:span><text:span text:style-name="T2434">x=15.1226347</text:span><text:span text:style-name="T2435"><text:s/>HYPERLINK "https://mapy.cz/zakladni?source=addr&amp;id=11190228&amp;ds=1&amp;x=15.1226347&amp;y=50.1475728&amp;z=17"</text:span><text:span text:style-name="T2436">&amp;</text:span><text:span text:style-name="T2437"><text:s/>HYPERLINK "https://mapy.cz/zakladni?source=addr&amp;id=11190228&amp;ds=1&amp;x=15.1226347&amp;y=50.1475728&amp;z=17"</text:span><text:span text:style-name="T2438">y=50.1475728</text:span><text:span text:style-name="T2439"><text:s/>HYPERLINK "https://mapy.cz/zakladni?source=addr&amp;id=11190228&amp;ds=1&amp;x=15.1226347&amp;y=50.1475728&amp;z=17"</text:span><text:span text:style-name="T2440">&amp;</text:span><text:span text:style-name="T2441"><text:s/>HYPERLINK "https://mapy.cz/zakladni?source=addr&amp;id=11190228&amp;ds=1&amp;x=15.1226347&amp;y=50.1475728&amp;z=17"</text:span><text:span text:style-name="T2442">z=17"</text:span><text:span text:style-name="T2443"><text:s/>HYPERLINK "https://mapy.cz/zakladni?source=addr&amp;id=11190228&amp;ds=1&amp;x=15.1226347&amp;y=50.1475728&amp;z=17"</text:span><text:span text:style-name="T2444">&amp;</text:span></text:a><text:span text:style-name="T2445"><text:s/></text:span><text:a xlink:href="https://mapy.cz/zakladni?source=addr&amp;id=11190228&amp;ds=1&amp;x=15.1226347&amp;y=50.1475728&amp;z=17"><text:span text:style-name="T2447">HYPERLINK "https://mapy.cz/zakladni?source=addr</text:span><text:span text:style-name="T2448"><text:s/>HYPERLINK "https://mapy.cz/zakladni?source=addr&amp;id=11190228&amp;ds=1&amp;x=15.1226347&amp;y=50.1475728&amp;z=17"</text:span><text:span text:style-name="T2449">&amp;</text:span><text:span text:style-name="T2450"><text:s/>HYPERLINK "https://mapy.cz/zakladni?source=addr&amp;id=11190228&amp;ds=1&amp;x=15.1226347&amp;y=50.1475728&amp;z=17"</text:span><text:span text:style-name="T2451">id=11190228</text:span><text:span text:style-name="T2452"><text:s/>HYPERLINK "https://mapy.cz/zakladni?source=addr&amp;id=11190228&amp;ds=1&amp;x=15.1226347&amp;y=50.1475728&amp;z=17"</text:span><text:span text:style-name="T2453">&amp;</text:span><text:span text:style-name="T2454"><text:s/>HYPERLINK "https://mapy.cz/zakladni?source=addr&amp;id=11190228&amp;ds=1&amp;x=15.1226347&amp;y=50.1475728&amp;z=17"</text:span><text:span text:style-name="T2455">ds=1</text:span><text:span text:style-name="T2456"><text:s/>HYPERLINK "https://mapy.cz/zakladni?source=addr&amp;id=11190228&amp;ds=1&amp;x=15.1226347&amp;y=50.1475728&amp;z=17"</text:span><text:span text:style-name="T2457">&amp;</text:span><text:span text:style-name="T2458"><text:s/>HYPERLINK "https://mapy.cz/zakladni?source=addr&amp;id=11190228&amp;ds=1&amp;x=15.1226347&amp;y=50.1475728&amp;z=17"</text:span><text:span text:style-name="T2459">x=15.1226347</text:span><text:span text:style-name="T2460"><text:s/>HYPERLINK "https://mapy.cz/zakladni?source=addr&amp;id=11190228&amp;ds=1&amp;x=15.1226347&amp;y=50.1475728&amp;z=17"</text:span><text:span text:style-name="T2461">&amp;</text:span><text:span text:style-name="T2462"><text:s/>HYPERLINK "https://mapy.cz/zakladni?source=addr&amp;id=11190228&amp;ds=1&amp;x=15.1226347&amp;y=50.1475728&amp;z=17"</text:span><text:span text:style-name="T2463">y=50.1475728</text:span><text:span text:style-name="T2464"><text:s/>HYPERLINK "https://mapy.cz/zakladni?source=addr&amp;id=11190228&amp;ds=1&amp;x=15.1226347&amp;y=50.1475728&amp;z=17"</text:span><text:span text:style-name="T2465">&amp;</text:span><text:span text:style-name="T2466"><text:s/>HYPERLINK "https://mapy.cz/zakladni?source=addr&amp;id=11190228&amp;ds=1&amp;x=15.1226347&amp;y=50.1475728&amp;z=17"</text:span><text:span text:style-name="T2467">z=17"</text:span><text:span text:style-name="T2468"><text:s/>HYPERLINK "https://mapy.cz/zakladni?source=addr&amp;id=11190228&amp;ds=1&amp;x=15.1226347&amp;y=50.1475728&amp;z=17"</text:span><text:span text:style-name="T2469">y=50.1475728</text:span></text:a><text:span text:style-name="T2470"><text:s/></text:span><text:a xlink:href="https://mapy.cz/zakladni?source=addr&amp;id=11190228&amp;ds=1&amp;x=15.1226347&amp;y=50.1475728&amp;z=17"><text:span text:style-name="T2472">HYPERLINK "https://mapy.cz/zakladni?source=addr</text:span><text:span text:style-name="T2473"><text:s/>HYPERLINK "https://mapy.cz/zakladni?source=addr&amp;id=11190228&amp;ds=1&amp;x=15.1226347&amp;y=50.1475728&amp;z=17"</text:span><text:span text:style-name="T2474">&amp;</text:span><text:span text:style-name="T2475"><text:s/>HYPERLINK "https://mapy.cz/zakladni?source=addr&amp;id=11190228&amp;ds=1&amp;x=15.1226347&amp;y=50.1475728&amp;z=17"</text:span><text:span text:style-name="T2476">id=11190228</text:span><text:span text:style-name="T2477"><text:s/>HYPERLINK "https://mapy.cz/zakladni?source=addr&amp;id=11190228&amp;ds=1&amp;x=15.1226347&amp;y=50.1475728&amp;z=17"</text:span><text:span text:style-name="T2478">&amp;</text:span><text:span text:style-name="T2479"><text:s/>HYPERLINK "https://mapy.cz/zakladni?source=addr&amp;id=11190228&amp;ds=1&amp;x=15.1226347&amp;y=50.1475728&amp;z=17"</text:span><text:span text:style-name="T2480">ds=1</text:span><text:span text:style-name="T2481"><text:s/>HYPERLINK "https://mapy.cz/zakladni?source=addr&amp;id=11190228&amp;ds=1&amp;x=15.1226347&amp;y=50.1475728&amp;z=17"</text:span><text:span text:style-name="T2482">&amp;</text:span><text:span text:style-name="T2483"><text:s/>HYPERLINK "https://mapy.cz/zakladni?source=addr&amp;id=11190228&amp;ds=1&amp;x=15.1226347&amp;y=50.1475728&amp;z=17"</text:span><text:span text:style-name="T2484">x=15.1226347</text:span><text:span text:style-name="T2485"><text:s/>HYPERLINK "https://mapy.cz/zakladni?source=addr&amp;id=11190228&amp;ds=1&amp;x=15.1226347&amp;y=50.1475728&amp;z=17"</text:span><text:span text:style-name="T2486">&amp;</text:span><text:span text:style-name="T2487"><text:s/>HYPERLINK "https://mapy.cz/zakladni?source=addr&amp;id=11190228&amp;ds=1&amp;x=15.1226347&amp;y=50.1475728&amp;z=17"</text:span><text:span text:style-name="T2488">y=50.1475728</text:span><text:span text:style-name="T2489"><text:s/>HYPERLINK "https://mapy.cz/zakladni?source=addr&amp;id=11190228&amp;ds=1&amp;x=15.1226347&amp;y=50.1475728&amp;z=17"</text:span><text:span text:style-name="T2490">&amp;</text:span><text:span text:style-name="T2491"><text:s/>HYPERLINK "https://mapy.cz/zakladni?source=addr&amp;id=11190228&amp;ds=1&amp;x=15.1226347&amp;y=50.1475728&amp;z=17"</text:span><text:span text:style-name="T2492">z=17"</text:span><text:span text:style-name="T2493"><text:s/>HYPERLINK "https://mapy.cz/zakladni?source=addr&amp;id=11190228&amp;ds=1&amp;x=15.1226347&amp;y=50.1475728&amp;z=17"</text:span><text:span text:style-name="T2494">&amp;</text:span></text:a><text:span text:style-name="T2495"><text:s/></text:span><text:a xlink:href="https://mapy.cz/zakladni?source=addr&amp;id=11190228&amp;ds=1&amp;x=15.1226347&amp;y=50.1475728&amp;z=17"><text:span text:style-name="T2497">HYPERLINK "https://mapy.cz/zakladni?source=addr</text:span><text:span text:style-name="T2498"><text:s/>HYPERLINK "https://mapy.cz/zakladni?source=addr&amp;id=11190228&amp;ds=1&amp;x=15.1226347&amp;y=50.1475728&amp;z=17"</text:span><text:span text:style-name="T2499">&amp;</text:span><text:span text:style-name="T2500"><text:s/>HYPERLINK "https://mapy.cz/zakladni?source=addr&amp;id=11190228&amp;ds=1&amp;x=15.1226347&amp;y=50.1475728&amp;z=17"</text:span><text:span text:style-name="T2501">id=11190228</text:span><text:span text:style-name="T2502"><text:s/>HYPERLINK "https://mapy.cz/zakladni?source=addr&amp;id=11190228&amp;ds=1&amp;x=15.1226347&amp;y=50.1475728&amp;z=17"</text:span><text:span text:style-name="T2503">&amp;</text:span><text:span text:style-name="T2504"><text:s/>HYPERLINK "https://mapy.cz/zakladni?source=addr&amp;id=11190228&amp;ds=1&amp;x=15.1226347&amp;y=50.1475728&amp;z=17"</text:span><text:span text:style-name="T2505">ds=1</text:span><text:span text:style-name="T2506"><text:s/>HYPERLINK "https://mapy.cz/zakladni?source=addr&amp;id=11190228&amp;ds=1&amp;x=15.1226347&amp;y=50.1475728&amp;z=17"</text:span><text:span text:style-name="T2507">&amp;</text:span><text:span text:style-name="T2508"><text:s/>HYPERLINK "https://mapy.cz/zakladni?source=addr&amp;id=11190228&amp;ds=1&amp;x=15.1226347&amp;y=50.1475728&amp;z=17"</text:span><text:span text:style-name="T2509">x=15.1226347</text:span><text:span text:style-name="T2510"><text:s/>HYPERLINK "https://mapy.cz/zakladni?source=addr&amp;id=11190228&amp;ds=1&amp;x=15.1226347&amp;y=50.1475728&amp;z=17"</text:span><text:span text:style-name="T2511">&amp;</text:span><text:span text:style-name="T2512"><text:s/>HYPERLINK "https://mapy.cz/zakladni?source=addr&amp;id=11190228&amp;ds=1&amp;x=15.1226347&amp;y=50.1475728&amp;z=17"</text:span><text:span text:style-name="T2513">y=50.1475728</text:span><text:span text:style-name="T2514"><text:s/>HYPERLINK "https://mapy.cz/zakladni?source=addr&amp;id=11190228&amp;ds=1&amp;x=15.1226347&amp;y=50.1475728&amp;z=17"</text:span><text:span text:style-name="T2515">&amp;</text:span><text:span text:style-name="T2516"><text:s/>HYPERLINK "https://mapy.cz/zakladni?source=addr&amp;id=11190228&amp;ds=1&amp;x=15.1226347&amp;y=50.1475728&amp;z=17"</text:span><text:span text:style-name="T2517">z=17"</text:span><text:span text:style-name="T2518"><text:s/>HYPERLINK "https://mapy.cz/zakladni?source=addr&amp;id=11190228&amp;ds=1&amp;x=15.1226347&amp;y=50.1475728&amp;z=17"</text:span><text:span text:style-name="T2519">z=17"</text:span></text:a><text:span text:style-name="T2520"><text:s/></text:span><text:a xlink:href="https://mapy.cz/zakladni?source=addr&amp;id=11190228&amp;ds=1&amp;x=15.1226347&amp;y=50.1475728&amp;z=17"><text:span text:style-name="T2522">HYPERLINK "https://mapy.cz/zakladni?source=addr</text:span><text:span text:style-name="T2523"><text:s/>HYPERLINK "https://mapy.cz/zakladni?source=addr&amp;id=11190228&amp;ds=1&amp;x=15.1226347&amp;y=50.1475728&amp;z=17"</text:span><text:span text:style-name="T2524">&amp;</text:span><text:span text:style-name="T2525"><text:s/>HYPERLINK "https://mapy.cz/zakladni?source=addr&amp;id=11190228&amp;ds=1&amp;x=15.1226347&amp;y=50.1475728&amp;z=17"</text:span><text:span text:style-name="T2526">id=11190228</text:span><text:span text:style-name="T2527"><text:s/>HYPERLINK "https://mapy.cz/zakladni?source=addr&amp;id=11190228&amp;ds=1&amp;x=15.1226347&amp;y=50.1475728&amp;z=17"</text:span><text:span text:style-name="T2528">&amp;</text:span><text:span text:style-name="T2529"><text:s/>HYPERLINK "https://mapy.cz/zakladni?source=addr&amp;id=11190228&amp;ds=1&amp;x=15.1226347&amp;y=50.1475728&amp;z=17"</text:span><text:span text:style-name="T2530">ds=1</text:span><text:span text:style-name="T2531"><text:s/>HYPERLINK "https://mapy.cz/zakladni?source=addr&amp;id=11190228&amp;ds=1&amp;x=15.1226347&amp;y=50.1475728&amp;z=17"</text:span><text:span text:style-name="T2532">&amp;</text:span><text:span text:style-name="T2533"><text:s/>HYPERLINK "https://mapy.cz/zakladni?source=addr&amp;id=11190228&amp;ds=1&amp;x=15.1226347&amp;y=50.1475728&amp;z=17"</text:span><text:span text:style-name="T2534">x=15.1226347</text:span><text:span text:style-name="T2535"><text:s/>HYPERLINK "https://mapy.cz/zakladni?source=addr&amp;id=11190228&amp;ds=1&amp;x=15.1226347&amp;y=50.1475728&amp;z=17"</text:span><text:span text:style-name="T2536">&amp;</text:span><text:span text:style-name="T2537"><text:s/>HYPERLINK "https://mapy.cz/zakladni?source=addr&amp;id=11190228&amp;ds=1&amp;x=15.1226347&amp;y=50.1475728&amp;z=17"</text:span><text:span text:style-name="T2538">y=50.1475728</text:span><text:span text:style-name="T2539"><text:s/>HYPERLINK "https://mapy.cz/zakladni?source=addr&amp;id=11190228&amp;ds=1&amp;x=15.1226347&amp;y=50.1475728&amp;z=17"</text:span><text:span text:style-name="T2540">&amp;</text:span><text:span text:style-name="T2541"><text:s/>HYPERLINK "https://mapy.cz/zakladni?source=addr&amp;id=11190228&amp;ds=1&amp;x=15.1226347&amp;y=50.1475728&amp;z=17"</text:span><text:span text:style-name="T2542">z=17"</text:span><text:span text:style-name="T2543"><text:s/>HYPERLINK "https://mapy.cz/zakladni?source=addr&amp;id=11190228&amp;ds=1&amp;x=15.1226347&amp;y=50.1475728&amp;z=17"</text:span><text:span text:style-name="T2544">&amp;</text:span></text:a><text:span text:style-name="T2545"><text:s/></text:span><text:a xlink:href="https://mapy.cz/zakladni?source=addr&amp;id=11190228&amp;ds=1&amp;x=15.1226347&amp;y=50.1475728&amp;z=17"><text:span text:style-name="T2547">HYPERLINK "https://mapy.cz/zakladni?source=addr</text:span><text:span text:style-name="T2548"><text:s/>HYPERLINK "https://mapy.cz/zakladni?source=addr&amp;id=11190228&amp;ds=1&amp;x=15.1226347&amp;y=50.1475728&amp;z=17"</text:span><text:span text:style-name="T2549">&amp;</text:span><text:span text:style-name="T2550"><text:s/>HYPERLINK "https://mapy.cz/zakladni?source=addr&amp;id=11190228&amp;ds=1&amp;x=15.1226347&amp;y=50.1475728&amp;z=17"</text:span><text:span text:style-name="T2551">id=11190228</text:span><text:span text:style-name="T2552"><text:s/>HYPERLINK "https://mapy.cz/zakladni?source=addr&amp;id=11190228&amp;ds=1&amp;x=15.1226347&amp;y=50.1475728&amp;z=17"</text:span><text:span text:style-name="T2553">&amp;</text:span><text:span text:style-name="T2554"><text:s/>HYPERLINK "https://mapy.cz/zakladni?source=addr&amp;id=11190228&amp;ds=1&amp;x=15.1226347&amp;y=50.1475728&amp;z=17"</text:span><text:span text:style-name="T2555">ds=1</text:span><text:span text:style-name="T2556"><text:s/>HYPERLINK "https://mapy.cz/zakladni?source=addr&amp;id=11190228&amp;ds=1&amp;x=15.1226347&amp;y=50.1475728&amp;z=17"</text:span><text:span text:style-name="T2557">&amp;</text:span><text:span text:style-name="T2558"><text:s/>HYPERLINK "https://mapy.cz/zakladni?source=addr&amp;id=11190228&amp;ds=1&amp;x=15.1226347&amp;y=50.1475728&amp;z=17"</text:span><text:span text:style-name="T2559">x=15.1226347</text:span><text:span text:style-name="T2560"><text:s/>HYPERLINK "https://mapy.cz/zakladni?source=addr&amp;id=11190228&amp;ds=1&amp;x=15.1226347&amp;y=50.1475728&amp;z=17"</text:span><text:span text:style-name="T2561">&amp;</text:span><text:span text:style-name="T2562"><text:s/>HYPERLINK "https://mapy.cz/zakladni?source=addr&amp;id=11190228&amp;ds=1&amp;x=15.1226347&amp;y=50.1475728&amp;z=17"</text:span><text:span text:style-name="T2563">y=50.1475728</text:span><text:span text:style-name="T2564"><text:s/>HYPERLINK "https://mapy.cz/zakladni?source=addr&amp;id=11190228&amp;ds=1&amp;x=15.1226347&amp;y=50.1475728&amp;z=17"</text:span><text:span text:style-name="T2565">&amp;</text:span><text:span text:style-name="T2566"><text:s/>HYPERLINK "https://mapy.cz/zakladni?source=addr&amp;id=11190228&amp;ds=1&amp;x=15.1226347&amp;y=50.1475728&amp;z=17"</text:span><text:span text:style-name="T2567">z=17"</text:span><text:span text:style-name="T2568"><text:s/>HYPERLINK "https://mapy.cz/zakladni?source=addr&amp;id=11190228&amp;ds=1&amp;x=15.1226347&amp;y=50.1475728&amp;z=17"</text:span><text:span text:style-name="T2569">HYPERLINK "https://mapy.cz/zakladni?source=addr</text:span></text:a><text:span text:style-name="T2570"><text:s/></text:span><text:a xlink:href="https://mapy.cz/zakladni?source=addr&amp;id=11190228&amp;ds=1&amp;x=15.1226347&amp;y=50.1475728&amp;z=17"><text:span text:style-name="T2572">HYPERLINK "https://mapy.cz/zakladni?source=addr</text:span><text:span text:style-name="T2573"><text:s/>HYPERLINK "https://mapy.cz/zakladni?source=addr&amp;id=11190228&amp;ds=1&amp;x=15.1226347&amp;y=50.1475728&amp;z=17"</text:span><text:span text:style-name="T2574">&amp;</text:span><text:span text:style-name="T2575"><text:s/>HYPERLINK "https://mapy.cz/zakladni?source=addr&amp;id=11190228&amp;ds=1&amp;x=15.1226347&amp;y=50.1475728&amp;z=17"</text:span><text:span text:style-name="T2576">id=11190228</text:span><text:span text:style-name="T2577"><text:s/>HYPERLINK "https://mapy.cz/zakladni?source=addr&amp;id=11190228&amp;ds=1&amp;x=15.1226347&amp;y=50.1475728&amp;z=17"</text:span><text:span text:style-name="T2578">&amp;</text:span><text:span text:style-name="T2579"><text:s/>HYPERLINK "https://mapy.cz/zakladni?source=addr&amp;id=11190228&amp;ds=1&amp;x=15.1226347&amp;y=50.1475728&amp;z=17"</text:span><text:span text:style-name="T2580">ds=1</text:span><text:span text:style-name="T2581"><text:s/>HYPERLINK "https://mapy.cz/zakladni?source=addr&amp;id=11190228&amp;ds=1&amp;x=15.1226347&amp;y=50.1475728&amp;z=17"</text:span><text:span text:style-name="T2582">&amp;</text:span><text:span text:style-name="T2583"><text:s/>HYPERLINK "https://mapy.cz/zakladni?source=addr&amp;id=11190228&amp;ds=1&amp;x=15.1226347&amp;y=50.1475728&amp;z=17"</text:span><text:span text:style-name="T2584">x=15.1226347</text:span><text:span text:style-name="T2585"><text:s/>HYPERLINK "https://mapy.cz/zakladni?source=addr&amp;id=11190228&amp;ds=1&amp;x=15.1226347&amp;y=50.1475728&amp;z=17"</text:span><text:span text:style-name="T2586">&amp;</text:span><text:span text:style-name="T2587"><text:s/>HYPERLINK "https://mapy.cz/zakladni?source=addr&amp;id=11190228&amp;ds=1&amp;x=15.1226347&amp;y=50.1475728&amp;z=17"</text:span><text:span text:style-name="T2588">y=50.1475728</text:span><text:span text:style-name="T2589"><text:s/>HYPERLINK "https://mapy.cz/zakladni?source=addr&amp;id=11190228&amp;ds=1&amp;x=15.1226347&amp;y=50.1475728&amp;z=17"</text:span><text:span text:style-name="T2590">&amp;</text:span><text:span text:style-name="T2591"><text:s/>HYPERLINK "https://mapy.cz/zakladni?source=addr&amp;id=11190228&amp;ds=1&amp;x=15.1226347&amp;y=50.1475728&amp;z=17"</text:span><text:span text:style-name="T2592">z=17"</text:span><text:span text:style-name="T2593"><text:s/>HYPERLINK "https://mapy.cz/zakladni?source=addr&amp;id=11190228&amp;ds=1&amp;x=15.1226347&amp;y=50.1475728&amp;z=17"</text:span><text:span text:style-name="T2594">&amp;</text:span></text:a><text:span text:style-name="T2595"><text:s/></text:span><text:a xlink:href="https://mapy.cz/zakladni?source=addr&amp;id=11190228&amp;ds=1&amp;x=15.1226347&amp;y=50.1475728&amp;z=17"><text:span text:style-name="T2597">HYPERLINK "https://mapy.cz/zakladni?source=addr</text:span><text:span text:style-name="T2598"><text:s/>HYPERLINK "https://mapy.cz/zakladni?source=addr&amp;id=11190228&amp;ds=1&amp;x=15.1226347&amp;y=50.1475728&amp;z=17"</text:span><text:span text:style-name="T2599">&amp;</text:span><text:span text:style-name="T2600"><text:s/>HYPERLINK "https://mapy.cz/zakladni?source=addr&amp;id=11190228&amp;ds=1&amp;x=15.1226347&amp;y=50.1475728&amp;z=17"</text:span><text:span text:style-name="T2601">id=11190228</text:span><text:span text:style-name="T2602"><text:s/>HYPERLINK "https://mapy.cz/zakladni?source=addr&amp;id=11190228&amp;ds=1&amp;x=15.1226347&amp;y=50.1475728&amp;z=17"</text:span><text:span text:style-name="T2603">&amp;</text:span><text:span text:style-name="T2604"><text:s/>HYPERLINK "https://mapy.cz/zakladni?source=addr&amp;id=11190228&amp;ds=1&amp;x=15.1226347&amp;y=50.1475728&amp;z=17"</text:span><text:span text:style-name="T2605">ds=1</text:span><text:span text:style-name="T2606"><text:s/>HYPERLINK "https://mapy.cz/zakladni?source=addr&amp;id=11190228&amp;ds=1&amp;x=15.1226347&amp;y=50.1475728&amp;z=17"</text:span><text:span text:style-name="T2607">&amp;</text:span><text:span text:style-name="T2608"><text:s/>HYPERLINK "https://mapy.cz/zakladni?source=addr&amp;id=11190228&amp;ds=1&amp;x=15.1226347&amp;y=50.1475728&amp;z=17"</text:span><text:span text:style-name="T2609">x=15.1226347</text:span><text:span text:style-name="T2610"><text:s/>HYPERLINK "https://mapy.cz/zakladni?source=addr&amp;id=11190228&amp;ds=1&amp;x=15.1226347&amp;y=50.1475728&amp;z=17"</text:span><text:span text:style-name="T2611">&amp;</text:span><text:span text:style-name="T2612"><text:s/>HYPERLINK "https://mapy.cz/zakladni?source=addr&amp;id=11190228&amp;ds=1&amp;x=15.1226347&amp;y=50.1475728&amp;z=17"</text:span><text:span text:style-name="T2613">y=50.1475728</text:span><text:span text:style-name="T2614"><text:s/>HYPERLINK "https://mapy.cz/zakladni?source=addr&amp;id=11190228&amp;ds=1&amp;x=15.1226347&amp;y=50.1475728&amp;z=17"</text:span><text:span text:style-name="T2615">&amp;</text:span><text:span text:style-name="T2616"><text:s/>HYPERLINK "https://mapy.cz/zakladni?source=addr&amp;id=11190228&amp;ds=1&amp;x=15.1226347&amp;y=50.1475728&amp;z=17"</text:span><text:span text:style-name="T2617">z=17"</text:span><text:span text:style-name="T2618"><text:s/>HYPERLINK "https://mapy.cz/zakladni?source=addr&amp;id=11190228&amp;ds=1&amp;x=15.1226347&amp;y=50.1475728&amp;z=17"</text:span><text:span text:style-name="T2619">id=11190228</text:span></text:a><text:span text:style-name="T2620"><text:s/></text:span><text:a xlink:href="https://mapy.cz/zakladni?source=addr&amp;id=11190228&amp;ds=1&amp;x=15.1226347&amp;y=50.1475728&amp;z=17"><text:span text:style-name="T2622">HYPERLINK "https://mapy.cz/zakladni?source=addr</text:span><text:span text:style-name="T2623"><text:s/>HYPERLINK "https://mapy.cz/zakladni?source=addr&amp;id=11190228&amp;ds=1&amp;x=15.1226347&amp;y=50.1475728&amp;z=17"</text:span><text:span text:style-name="T2624">&amp;</text:span><text:span text:style-name="T2625"><text:s/>HYPERLINK "https://mapy.cz/zakladni?source=addr&amp;id=11190228&amp;ds=1&amp;x=15.1226347&amp;y=50.1475728&amp;z=17"</text:span><text:span text:style-name="T2626">id=11190228</text:span><text:span text:style-name="T2627"><text:s/>HYPERLINK "https://mapy.cz/zakladni?source=addr&amp;id=11190228&amp;ds=1&amp;x=15.1226347&amp;y=50.1475728&amp;z=17"</text:span><text:span text:style-name="T2628">&amp;</text:span><text:span text:style-name="T2629"><text:s/>HYPERLINK "https://mapy.cz/zakladni?source=addr&amp;id=11190228&amp;ds=1&amp;x=15.1226347&amp;y=50.1475728&amp;z=17"</text:span><text:span text:style-name="T2630">ds=1</text:span><text:span text:style-name="T2631"><text:s/>HYPERLINK "https://mapy.cz/zakladni?source=addr&amp;id=11190228&amp;ds=1&amp;x=15.1226347&amp;y=50.1475728&amp;z=17"</text:span><text:span text:style-name="T2632">&amp;</text:span><text:span text:style-name="T2633"><text:s/>HYPERLINK "https://mapy.cz/zakladni?source=addr&amp;id=11190228&amp;ds=1&amp;x=15.1226347&amp;y=50.1475728&amp;z=17"</text:span><text:span text:style-name="T2634">x=15.1226347</text:span><text:span text:style-name="T2635"><text:s/>HYPERLINK "https://mapy.cz/zakladni?source=addr&amp;id=11190228&amp;ds=1&amp;x=15.1226347&amp;y=50.1475728&amp;z=17"</text:span><text:span text:style-name="T2636">&amp;</text:span><text:span text:style-name="T2637"><text:s/>HYPERLINK "https://mapy.cz/zakladni?source=addr&amp;id=11190228&amp;ds=1&amp;x=15.1226347&amp;y=50.1475728&amp;z=17"</text:span><text:span text:style-name="T2638">y=50.1475728</text:span><text:span text:style-name="T2639"><text:s/>HYPERLINK "https://mapy.cz/zakladni?source=addr&amp;id=11190228&amp;ds=1&amp;x=15.1226347&amp;y=50.1475728&amp;z=17"</text:span><text:span text:style-name="T2640">&amp;</text:span><text:span text:style-name="T2641"><text:s/>HYPERLINK "https://mapy.cz/zakladni?source=addr&amp;id=11190228&amp;ds=1&amp;x=15.1226347&amp;y=50.1475728&amp;z=17"</text:span><text:span text:style-name="T2642">z=17"</text:span><text:span text:style-name="T2643"><text:s/>HYPERLINK "https://mapy.cz/zakladni?source=addr&amp;id=11190228&amp;ds=1&amp;x=15.1226347&amp;y=50.1475728&amp;z=17"</text:span><text:span text:style-name="T2644">&amp;</text:span></text:a><text:span text:style-name="T2645"><text:s/></text:span><text:a xlink:href="https://mapy.cz/zakladni?source=addr&amp;id=11190228&amp;ds=1&amp;x=15.1226347&amp;y=50.1475728&amp;z=17"><text:span text:style-name="T2647">HYPERLINK "https://mapy.cz/zakladni?source=addr</text:span><text:span text:style-name="T2648"><text:s/>HYPERLINK "https://mapy.cz/zakladni?source=addr&amp;id=11190228&amp;ds=1&amp;x=15.1226347&amp;y=50.1475728&amp;z=17"</text:span><text:span text:style-name="T2649">&amp;</text:span><text:span text:style-name="T2650"><text:s/>HYPERLINK "https://mapy.cz/zakladni?source=addr&amp;id=11190228&amp;ds=1&amp;x=15.1226347&amp;y=50.1475728&amp;z=17"</text:span><text:span text:style-name="T2651">id=11190228</text:span><text:span text:style-name="T2652"><text:s/>HYPERLINK "https://mapy.cz/zakladni?source=addr&amp;id=11190228&amp;ds=1&amp;x=15.1226347&amp;y=50.1475728&amp;z=17"</text:span><text:span text:style-name="T2653">&amp;</text:span><text:span text:style-name="T2654"><text:s/>HYPERLINK "https://mapy.cz/zakladni?source=addr&amp;id=11190228&amp;ds=1&amp;x=15.1226347&amp;y=50.1475728&amp;z=17"</text:span><text:span text:style-name="T2655">ds=1</text:span><text:span text:style-name="T2656"><text:s/>HYPERLINK "https://mapy.cz/zakladni?source=addr&amp;id=11190228&amp;ds=1&amp;x=15.1226347&amp;y=50.1475728&amp;z=17"</text:span><text:span text:style-name="T2657">&amp;</text:span><text:span text:style-name="T2658"><text:s/>HYPERLINK "https://mapy.cz/zakladni?source=addr&amp;id=11190228&amp;ds=1&amp;x=15.1226347&amp;y=50.1475728&amp;z=17"</text:span><text:span text:style-name="T2659">x=15.1226347</text:span><text:span text:style-name="T2660"><text:s/>HYPERLINK "https://mapy.cz/zakladni?source=addr&amp;id=11190228&amp;ds=1&amp;x=15.1226347&amp;y=50.1475728&amp;z=17"</text:span><text:span text:style-name="T2661">&amp;</text:span><text:span text:style-name="T2662"><text:s/>HYPERLINK "https://mapy.cz/zakladni?source=addr&amp;id=11190228&amp;ds=1&amp;x=15.1226347&amp;y=50.1475728&amp;z=17"</text:span><text:span text:style-name="T2663">y=50.1475728</text:span><text:span text:style-name="T2664"><text:s/>HYPERLINK "https://mapy.cz/zakladni?source=addr&amp;id=11190228&amp;ds=1&amp;x=15.1226347&amp;y=50.1475728&amp;z=17"</text:span><text:span text:style-name="T2665">&amp;</text:span><text:span text:style-name="T2666"><text:s/>HYPERLINK "https://mapy.cz/zakladni?source=addr&amp;id=11190228&amp;ds=1&amp;x=15.1226347&amp;y=50.1475728&amp;z=17"</text:span><text:span text:style-name="T2667">z=17"</text:span><text:span text:style-name="T2668"><text:s/>HYPERLINK "https://mapy.cz/zakladni?source=addr&amp;id=11190228&amp;ds=1&amp;x=15.1226347&amp;y=50.1475728&amp;z=17"</text:span><text:span text:style-name="T2669">ds=1</text:span></text:a><text:span text:style-name="T2670"><text:s/></text:span><text:a xlink:href="https://mapy.cz/zakladni?source=addr&amp;id=11190228&amp;ds=1&amp;x=15.1226347&amp;y=50.1475728&amp;z=17"><text:span text:style-name="T2672">HYPERLINK "https://mapy.cz/zakladni?source=addr</text:span><text:span text:style-name="T2673"><text:s/>HYPERLINK "https://mapy.cz/zakladni?source=addr&amp;id=11190228&amp;ds=1&amp;x=15.1226347&amp;y=50.1475728&amp;z=17"</text:span><text:span text:style-name="T2674">&amp;</text:span><text:span text:style-name="T2675"><text:s/>HYPERLINK "https://mapy.cz/zakladni?source=addr&amp;id=11190228&amp;ds=1&amp;x=15.1226347&amp;y=50.1475728&amp;z=17"</text:span><text:span text:style-name="T2676">id=11190228</text:span><text:span text:style-name="T2677"><text:s/>HYPERLINK "https://mapy.cz/zakladni?source=addr&amp;id=11190228&amp;ds=1&amp;x=15.1226347&amp;y=50.1475728&amp;z=17"</text:span><text:span text:style-name="T2678">&amp;</text:span><text:span text:style-name="T2679"><text:s/>HYPERLINK "https://mapy.cz/zakladni?source=addr&amp;id=11190228&amp;ds=1&amp;x=15.1226347&amp;y=50.1475728&amp;z=17"</text:span><text:span text:style-name="T2680">ds=1</text:span><text:span text:style-name="T2681"><text:s/>HYPERLINK "https://mapy.cz/zakladni?source=addr&amp;id=11190228&amp;ds=1&amp;x=15.1226347&amp;y=50.1475728&amp;z=17"</text:span><text:span text:style-name="T2682">&amp;</text:span><text:span text:style-name="T2683"><text:s/>HYPERLINK "https://mapy.cz/zakladni?source=addr&amp;id=11190228&amp;ds=1&amp;x=15.1226347&amp;y=50.1475728&amp;z=17"</text:span><text:span text:style-name="T2684">x=15.1226347</text:span><text:span text:style-name="T2685"><text:s/>HYPERLINK "https://mapy.cz/zakladni?source=addr&amp;id=11190228&amp;ds=1&amp;x=15.1226347&amp;y=50.1475728&amp;z=17"</text:span><text:span text:style-name="T2686">&amp;</text:span><text:span text:style-name="T2687"><text:s/>HYPERLINK "https://mapy.cz/zakladni?source=addr&amp;id=11190228&amp;ds=1&amp;x=15.1226347&amp;y=50.1475728&amp;z=17"</text:span><text:span text:style-name="T2688">y=50.1475728</text:span><text:span text:style-name="T2689"><text:s/>HYPERLINK "https://mapy.cz/zakladni?source=addr&amp;id=11190228&amp;ds=1&amp;x=15.1226347&amp;y=50.1475728&amp;z=17"</text:span><text:span text:style-name="T2690">&amp;</text:span><text:span text:style-name="T2691"><text:s/>HYPERLINK "https://mapy.cz/zakladni?source=addr&amp;id=11190228&amp;ds=1&amp;x=15.1226347&amp;y=50.1475728&amp;z=17"</text:span><text:span text:style-name="T2692">z=17"</text:span><text:span text:style-name="T2693"><text:s/>HYPERLINK "https://mapy.cz/zakladni?source=addr&amp;id=11190228&amp;ds=1&amp;x=15.1226347&amp;y=50.1475728&amp;z=17"</text:span><text:span text:style-name="T2694">&amp;</text:span></text:a><text:span text:style-name="T2695"><text:s/></text:span><text:a xlink:href="https://mapy.cz/zakladni?source=addr&amp;id=11190228&amp;ds=1&amp;x=15.1226347&amp;y=50.1475728&amp;z=17"><text:span text:style-name="T2697">HYPERLINK "https://mapy.cz/zakladni?source=addr</text:span><text:span text:style-name="T2698"><text:s/>HYPERLINK "https://mapy.cz/zakladni?source=addr&amp;id=11190228&amp;ds=1&amp;x=15.1226347&amp;y=50.1475728&amp;z=17"</text:span><text:span text:style-name="T2699">&amp;</text:span><text:span text:style-name="T2700"><text:s/>HYPERLINK "https://mapy.cz/zakladni?source=addr&amp;id=11190228&amp;ds=1&amp;x=15.1226347&amp;y=50.1475728&amp;z=17"</text:span><text:span text:style-name="T2701">id=11190228</text:span><text:span text:style-name="T2702"><text:s/>HYPERLINK "https://mapy.cz/zakladni?source=addr&amp;id=11190228&amp;ds=1&amp;x=15.1226347&amp;y=50.1475728&amp;z=17"</text:span><text:span text:style-name="T2703">&amp;</text:span><text:span text:style-name="T2704"><text:s/>HYPERLINK "https://mapy.cz/zakladni?source=addr&amp;id=11190228&amp;ds=1&amp;x=15.1226347&amp;y=50.1475728&amp;z=17"</text:span><text:span text:style-name="T2705">ds=1</text:span><text:span text:style-name="T2706"><text:s/>HYPERLINK "https://mapy.cz/zakladni?source=addr&amp;id=11190228&amp;ds=1&amp;x=15.1226347&amp;y=50.1475728&amp;z=17"</text:span><text:span text:style-name="T2707">&amp;</text:span><text:span text:style-name="T2708"><text:s/>HYPERLINK "https://mapy.cz/zakladni?source=addr&amp;id=11190228&amp;ds=1&amp;x=15.1226347&amp;y=50.1475728&amp;z=17"</text:span><text:span text:style-name="T2709">x=15.1226347</text:span><text:span text:style-name="T2710"><text:s/>HYPERLINK "https://mapy.cz/zakladni?source=addr&amp;id=11190228&amp;ds=1&amp;x=15.1226347&amp;y=50.1475728&amp;z=17"</text:span><text:span text:style-name="T2711">&amp;</text:span><text:span text:style-name="T2712"><text:s/>HYPERLINK "https://mapy.cz/zakladni?source=addr&amp;id=11190228&amp;ds=1&amp;x=15.1226347&amp;y=50.1475728&amp;z=17"</text:span><text:span text:style-name="T2713">y=50.1475728</text:span><text:span text:style-name="T2714"><text:s/>HYPERLINK "https://mapy.cz/zakladni?source=addr&amp;id=11190228&amp;ds=1&amp;x=15.1226347&amp;y=50.1475728&amp;z=17"</text:span><text:span text:style-name="T2715">&amp;</text:span><text:span text:style-name="T2716"><text:s/>HYPERLINK "https://mapy.cz/zakladni?source=addr&amp;id=11190228&amp;ds=1&amp;x=15.1226347&amp;y=50.1475728&amp;z=17"</text:span><text:span text:style-name="T2717">z=17"</text:span><text:span text:style-name="T2718"><text:s/>HYPERLINK "https://mapy.cz/zakladni?source=addr&amp;id=11190228&amp;ds=1&amp;x=15.1226347&amp;y=50.1475728&amp;z=17"</text:span><text:span text:style-name="T2719">x=15.1226347</text:span></text:a><text:span text:style-name="T2720"><text:s/></text:span><text:a xlink:href="https://mapy.cz/zakladni?source=addr&amp;id=11190228&amp;ds=1&amp;x=15.1226347&amp;y=50.1475728&amp;z=17"><text:span text:style-name="T2722">HYPERLINK "https://mapy.cz/zakladni?source=addr</text:span><text:span text:style-name="T2723"><text:s/>HYPERLINK "https://mapy.cz/zakladni?source=addr&amp;id=11190228&amp;ds=1&amp;x=15.1226347&amp;y=50.1475728&amp;z=17"</text:span><text:span text:style-name="T2724">&amp;</text:span><text:span text:style-name="T2725"><text:s/>HYPERLINK "https://mapy.cz/zakladni?source=addr&amp;id=11190228&amp;ds=1&amp;x=15.1226347&amp;y=50.1475728&amp;z=17"</text:span><text:span text:style-name="T2726">id=11190228</text:span><text:span text:style-name="T2727"><text:s/>HYPERLINK "https://mapy.cz/zakladni?source=addr&amp;id=11190228&amp;ds=1&amp;x=15.1226347&amp;y=50.1475728&amp;z=17"</text:span><text:span text:style-name="T2728">&amp;</text:span><text:span text:style-name="T2729"><text:s/>HYPERLINK "https://mapy.cz/zakladni?source=addr&amp;id=11190228&amp;ds=1&amp;x=15.1226347&amp;y=50.1475728&amp;z=17"</text:span><text:span text:style-name="T2730">ds=1</text:span><text:span text:style-name="T2731"><text:s/>HYPERLINK "https://mapy.cz/zakladni?source=addr&amp;id=11190228&amp;ds=1&amp;x=15.1226347&amp;y=50.1475728&amp;z=17"</text:span><text:span text:style-name="T2732">&amp;</text:span><text:span text:style-name="T2733"><text:s/>HYPERLINK "https://mapy.cz/zakladni?source=addr&amp;id=11190228&amp;ds=1&amp;x=15.1226347&amp;y=50.1475728&amp;z=17"</text:span><text:span text:style-name="T2734">x=15.1226347</text:span><text:span text:style-name="T2735"><text:s/>HYPERLINK "https://mapy.cz/zakladni?source=addr&amp;id=11190228&amp;ds=1&amp;x=15.1226347&amp;y=50.1475728&amp;z=17"</text:span><text:span text:style-name="T2736">&amp;</text:span><text:span text:style-name="T2737"><text:s/>HYPERLINK "https://mapy.cz/zakladni?source=addr&amp;id=11190228&amp;ds=1&amp;x=15.1226347&amp;y=50.1475728&amp;z=17"</text:span><text:span text:style-name="T2738">y=50.1475728</text:span><text:span text:style-name="T2739"><text:s/>HYPERLINK "https://mapy.cz/zakladni?source=addr&amp;id=11190228&amp;ds=1&amp;x=15.1226347&amp;y=50.1475728&amp;z=17"</text:span><text:span text:style-name="T2740">&amp;</text:span><text:span text:style-name="T2741"><text:s/>HYPERLINK "https://mapy.cz/zakladni?source=addr&amp;id=11190228&amp;ds=1&amp;x=15.1226347&amp;y=50.1475728&amp;z=17"</text:span><text:span text:style-name="T2742">z=17"</text:span><text:span text:style-name="T2743"><text:s/>HYPERLINK "https://mapy.cz/zakladni?source=addr&amp;id=11190228&amp;ds=1&amp;x=15.1226347&amp;y=50.1475728&amp;z=17"</text:span><text:span text:style-name="T2744">&amp;</text:span></text:a><text:span text:style-name="T2745"><text:s/></text:span><text:a xlink:href="https://mapy.cz/zakladni?source=addr&amp;id=11190228&amp;ds=1&amp;x=15.1226347&amp;y=50.1475728&amp;z=17"><text:span text:style-name="T2747">HYPERLINK "https://mapy.cz/zakladni?source=addr</text:span><text:span text:style-name="T2748"><text:s/>HYPERLINK "https://mapy.cz/zakladni?source=addr&amp;id=11190228&amp;ds=1&amp;x=15.1226347&amp;y=50.1475728&amp;z=17"</text:span><text:span text:style-name="T2749">&amp;</text:span><text:span text:style-name="T2750"><text:s/>HYPERLINK "https://mapy.cz/zakladni?source=addr&amp;id=11190228&amp;ds=1&amp;x=15.1226347&amp;y=50.1475728&amp;z=17"</text:span><text:span text:style-name="T2751">id=11190228</text:span><text:span text:style-name="T2752"><text:s/>HYPERLINK "https://mapy.cz/zakladni?source=addr&amp;id=11190228&amp;ds=1&amp;x=15.1226347&amp;y=50.1475728&amp;z=17"</text:span><text:span text:style-name="T2753">&amp;</text:span><text:span text:style-name="T2754"><text:s/>HYPERLINK "https://mapy.cz/zakladni?source=addr&amp;id=11190228&amp;ds=1&amp;x=15.1226347&amp;y=50.1475728&amp;z=17"</text:span><text:span text:style-name="T2755">ds=1</text:span><text:span text:style-name="T2756"><text:s/>HYPERLINK "https://mapy.cz/zakladni?source=addr&amp;id=11190228&amp;ds=1&amp;x=15.1226347&amp;y=50.1475728&amp;z=17"</text:span><text:span text:style-name="T2757">&amp;</text:span><text:span text:style-name="T2758"><text:s/>HYPERLINK "https://mapy.cz/zakladni?source=addr&amp;id=11190228&amp;ds=1&amp;x=15.1226347&amp;y=50.1475728&amp;z=17"</text:span><text:span text:style-name="T2759">x=15.1226347</text:span><text:span text:style-name="T2760"><text:s/>HYPERLINK "https://mapy.cz/zakladni?source=addr&amp;id=11190228&amp;ds=1&amp;x=15.1226347&amp;y=50.1475728&amp;z=17"</text:span><text:span text:style-name="T2761">&amp;</text:span><text:span text:style-name="T2762"><text:s/>HYPERLINK "https://mapy.cz/zakladni?source=addr&amp;id=11190228&amp;ds=1&amp;x=15.1226347&amp;y=50.1475728&amp;z=17"</text:span><text:span text:style-name="T2763">y=50.1475728</text:span><text:span text:style-name="T2764"><text:s/>HYPERLINK "https://mapy.cz/zakladni?source=addr&amp;id=11190228&amp;ds=1&amp;x=15.1226347&amp;y=50.1475728&amp;z=17"</text:span><text:span text:style-name="T2765">&amp;</text:span><text:span text:style-name="T2766"><text:s/>HYPERLINK "https://mapy.cz/zakladni?source=addr&amp;id=11190228&amp;ds=1&amp;x=15.1226347&amp;y=50.1475728&amp;z=17"</text:span><text:span text:style-name="T2767">z=17"</text:span><text:span text:style-name="T2768"><text:s/>HYPERLINK "https://mapy.cz/zakladni?source=addr&amp;id=11190228&amp;ds=1&amp;x=15.1226347&amp;y=50.1475728&amp;z=17"</text:span><text:span text:style-name="T2769">y=50.1475728</text:span></text:a><text:span text:style-name="T2770"><text:s/></text:span><text:a xlink:href="https://mapy.cz/zakladni?source=addr&amp;id=11190228&amp;ds=1&amp;x=15.1226347&amp;y=50.1475728&amp;z=17"><text:span text:style-name="T2772">HYPERLINK "https://mapy.cz/zakladni?source=addr</text:span><text:span text:style-name="T2773"><text:s/>HYPERLINK "https://mapy.cz/zakladni?source=addr&amp;id=11190228&amp;ds=1&amp;x=15.1226347&amp;y=50.1475728&amp;z=17"</text:span><text:span text:style-name="T2774">&amp;</text:span><text:span text:style-name="T2775"><text:s/>HYPERLINK "https://mapy.cz/zakladni?source=addr&amp;id=11190228&amp;ds=1&amp;x=15.1226347&amp;y=50.1475728&amp;z=17"</text:span><text:span text:style-name="T2776">id=11190228</text:span><text:span text:style-name="T2777"><text:s/>HYPERLINK "https://mapy.cz/zakladni?source=addr&amp;id=11190228&amp;ds=1&amp;x=15.1226347&amp;y=50.1475728&amp;z=17"</text:span><text:span text:style-name="T2778">&amp;</text:span><text:span text:style-name="T2779"><text:s/>HYPERLINK "https://mapy.cz/zakladni?source=addr&amp;id=11190228&amp;ds=1&amp;x=15.1226347&amp;y=50.1475728&amp;z=17"</text:span><text:span text:style-name="T2780">ds=1</text:span><text:span text:style-name="T2781"><text:s/>HYPERLINK "https://mapy.cz/zakladni?source=addr&amp;id=11190228&amp;ds=1&amp;x=15.1226347&amp;y=50.1475728&amp;z=17"</text:span><text:span text:style-name="T2782">&amp;</text:span><text:span text:style-name="T2783"><text:s/>HYPERLINK "https://mapy.cz/zakladni?source=addr&amp;id=11190228&amp;ds=1&amp;x=15.1226347&amp;y=50.1475728&amp;z=17"</text:span><text:span text:style-name="T2784">x=15.1226347</text:span><text:span text:style-name="T2785"><text:s/>HYPERLINK "https://mapy.cz/zakladni?source=addr&amp;id=11190228&amp;ds=1&amp;x=15.1226347&amp;y=50.1475728&amp;z=17"</text:span><text:span text:style-name="T2786">&amp;</text:span><text:span text:style-name="T2787"><text:s/>HYPERLINK "https://mapy.cz/zakladni?source=addr&amp;id=11190228&amp;ds=1&amp;x=15.1226347&amp;y=50.1475728&amp;z=17"</text:span><text:span text:style-name="T2788">y=50.1475728</text:span><text:span text:style-name="T2789"><text:s/>HYPERLINK "https://mapy.cz/zakladni?source=addr&amp;id=11190228&amp;ds=1&amp;x=15.1226347&amp;y=50.1475728&amp;z=17"</text:span><text:span text:style-name="T2790">&amp;</text:span><text:span text:style-name="T2791"><text:s/>HYPERLINK "https://mapy.cz/zakladni?source=addr&amp;id=11190228&amp;ds=1&amp;x=15.1226347&amp;y=50.1475728&amp;z=17"</text:span><text:span text:style-name="T2792">z=17"</text:span><text:span text:style-name="T2793"><text:s/>HYPERLINK "https://mapy.cz/zakladni?source=addr&amp;id=11190228&amp;ds=1&amp;x=15.1226347&amp;y=50.1475728&amp;z=17"</text:span><text:span text:style-name="T2794">&amp;</text:span></text:a><text:span text:style-name="T2795"><text:s/></text:span><text:a xlink:href="https://mapy.cz/zakladni?source=addr&amp;id=11190228&amp;ds=1&amp;x=15.1226347&amp;y=50.1475728&amp;z=17"><text:span text:style-name="T2797">HYPERLINK "https://mapy.cz/zakladni?source=addr</text:span><text:span text:style-name="T2798"><text:s/>HYPERLINK "https://mapy.cz/zakladni?source=addr&amp;id=11190228&amp;ds=1&amp;x=15.1226347&amp;y=50.1475728&amp;z=17"</text:span><text:span text:style-name="T2799">&amp;</text:span><text:span text:style-name="T2800"><text:s/>HYPERLINK "https://mapy.cz/zakladni?source=addr&amp;id=11190228&amp;ds=1&amp;x=15.1226347&amp;y=50.1475728&amp;z=17"</text:span><text:span text:style-name="T2801">id=11190228</text:span><text:span text:style-name="T2802"><text:s/>HYPERLINK "https://mapy.cz/zakladni?source=addr&amp;id=11190228&amp;ds=1&amp;x=15.1226347&amp;y=50.1475728&amp;z=17"</text:span><text:span text:style-name="T2803">&amp;</text:span><text:span text:style-name="T2804"><text:s/>HYPERLINK "https://mapy.cz/zakladni?source=addr&amp;id=11190228&amp;ds=1&amp;x=15.1226347&amp;y=50.1475728&amp;z=17"</text:span><text:span text:style-name="T2805">ds=1</text:span><text:span text:style-name="T2806"><text:s/>HYPERLINK "https://mapy.cz/zakladni?source=addr&amp;id=11190228&amp;ds=1&amp;x=15.1226347&amp;y=50.1475728&amp;z=17"</text:span><text:span text:style-name="T2807">&amp;</text:span><text:span text:style-name="T2808"><text:s/>HYPERLINK "https://mapy.cz/zakladni?source=addr&amp;id=11190228&amp;ds=1&amp;x=15.1226347&amp;y=50.1475728&amp;z=17"</text:span><text:span text:style-name="T2809">x=15.1226347</text:span><text:span text:style-name="T2810"><text:s/>HYPERLINK "https://mapy.cz/zakladni?source=addr&amp;id=11190228&amp;ds=1&amp;x=15.1226347&amp;y=50.1475728&amp;z=17"</text:span><text:span text:style-name="T2811">&amp;</text:span><text:span text:style-name="T2812"><text:s/>HYPERLINK "https://mapy.cz/zakladni?source=addr&amp;id=11190228&amp;ds=1&amp;x=15.1226347&amp;y=50.1475728&amp;z=17"</text:span><text:span text:style-name="T2813">y=50.1475728</text:span><text:span text:style-name="T2814"><text:s/>HYPERLINK "https://mapy.cz/zakladni?source=addr&amp;id=11190228&amp;ds=1&amp;x=15.1226347&amp;y=50.1475728&amp;z=17"</text:span><text:span text:style-name="T2815">&amp;</text:span><text:span text:style-name="T2816"><text:s/>HYPERLINK "https://mapy.cz/zakladni?source=addr&amp;id=11190228&amp;ds=1&amp;x=15.1226347&amp;y=50.1475728&amp;z=17"</text:span><text:span text:style-name="T2817">z=17"</text:span><text:span text:style-name="T2818"><text:s/>HYPERLINK "https://mapy.cz/zakladni?source=addr&amp;id=11190228&amp;ds=1&amp;x=15.1226347&amp;y=50.1475728&amp;z=17"</text:span><text:span text:style-name="T2819">z=17"</text:span></text:a><text:span text:style-name="T2820"><text:s/></text:span><text:a xlink:href="https://mapy.cz/zakladni?source=addr&amp;id=11190228&amp;ds=1&amp;x=15.1226347&amp;y=50.1475728&amp;z=17"><text:span text:style-name="T2822">HYPERLINK "https://mapy.cz/zakladni?source=addr</text:span><text:span text:style-name="T2823"><text:s/>HYPERLINK "https://mapy.cz/zakladni?source=addr&amp;id=11190228&amp;ds=1&amp;x=15.1226347&amp;y=50.1475728&amp;z=17"</text:span><text:span text:style-name="T2824">&amp;</text:span><text:span text:style-name="T2825"><text:s/>HYPERLINK "https://mapy.cz/zakladni?source=addr&amp;id=11190228&amp;ds=1&amp;x=15.1226347&amp;y=50.1475728&amp;z=17"</text:span><text:span text:style-name="T2826">id=11190228</text:span><text:span text:style-name="T2827"><text:s/>HYPERLINK "https://mapy.cz/zakladni?source=addr&amp;id=11190228&amp;ds=1&amp;x=15.1226347&amp;y=50.1475728&amp;z=17"</text:span><text:span text:style-name="T2828">&amp;</text:span><text:span text:style-name="T2829"><text:s/>HYPERLINK "https://mapy.cz/zakladni?source=addr&amp;id=11190228&amp;ds=1&amp;x=15.1226347&amp;y=50.1475728&amp;z=17"</text:span><text:span text:style-name="T2830">ds=1</text:span><text:span text:style-name="T2831"><text:s/>HYPERLINK "https://mapy.cz/zakladni?source=addr&amp;id=11190228&amp;ds=1&amp;x=15.1226347&amp;y=50.1475728&amp;z=17"</text:span><text:span text:style-name="T2832">&amp;</text:span><text:span text:style-name="T2833"><text:s/>HYPERLINK "https://mapy.cz/zakladni?source=addr&amp;id=11190228&amp;ds=1&amp;x=15.1226347&amp;y=50.1475728&amp;z=17"</text:span><text:span text:style-name="T2834">x=15.1226347</text:span><text:span text:style-name="T2835"><text:s/>HYPERLINK "https://mapy.cz/zakladni?source=addr&amp;id=11190228&amp;ds=1&amp;x=15.1226347&amp;y=50.1475728&amp;z=17"</text:span><text:span text:style-name="T2836">&amp;</text:span><text:span text:style-name="T2837"><text:s/>HYPERLINK "https://mapy.cz/zakladni?source=addr&amp;id=11190228&amp;ds=1&amp;x=15.1226347&amp;y=50.1475728&amp;z=17"</text:span><text:span text:style-name="T2838">y=50.1475728</text:span><text:span text:style-name="T2839"><text:s/>HYPERLINK "https://mapy.cz/zakladni?source=addr&amp;id=11190228&amp;ds=1&amp;x=15.1226347&amp;y=50.1475728&amp;z=17"</text:span><text:span text:style-name="T2840">&amp;</text:span><text:span text:style-name="T2841"><text:s/>HYPERLINK "https://mapy.cz/zakladni?source=addr&amp;id=11190228&amp;ds=1&amp;x=15.1226347&amp;y=50.1475728&amp;z=17"</text:span><text:span text:style-name="T2842">z=17"</text:span><text:span text:style-name="T2843"><text:s/>HYPERLINK "https://mapy.cz/zakladni?source=addr&amp;id=11190228&amp;ds=1&amp;x=15.1226347&amp;y=50.1475728&amp;z=17"</text:span><text:span text:style-name="T2844">y=50.1475728</text:span></text:a><text:span text:style-name="T2845"><text:s/></text:span><text:a xlink:href="https://mapy.cz/zakladni?source=addr&amp;id=11190228&amp;ds=1&amp;x=15.1226347&amp;y=50.1475728&amp;z=17"><text:span text:style-name="T2847">HYPERLINK "https://mapy.cz/zakladni?source=addr</text:span><text:span text:style-name="T2848"><text:s/>HYPERLINK "https://mapy.cz/zakladni?source=addr&amp;id=11190228&amp;ds=1&amp;x=15.1226347&amp;y=50.1475728&amp;z=17"</text:span><text:span text:style-name="T2849">&amp;</text:span><text:span text:style-name="T2850"><text:s/>HYPERLINK "https://mapy.cz/zakladni?source=addr&amp;id=11190228&amp;ds=1&amp;x=15.1226347&amp;y=50.1475728&amp;z=17"</text:span><text:span text:style-name="T2851">id=11190228</text:span><text:span text:style-name="T2852"><text:s/>HYPERLINK "https://mapy.cz/zakladni?source=addr&amp;id=11190228&amp;ds=1&amp;x=15.1226347&amp;y=50.1475728&amp;z=17"</text:span><text:span text:style-name="T2853">&amp;</text:span><text:span text:style-name="T2854"><text:s/>HYPERLINK "https://mapy.cz/zakladni?source=addr&amp;id=11190228&amp;ds=1&amp;x=15.1226347&amp;y=50.1475728&amp;z=17"</text:span><text:span text:style-name="T2855">ds=1</text:span><text:span text:style-name="T2856"><text:s/>HYPERLINK "https://mapy.cz/zakladni?source=addr&amp;id=11190228&amp;ds=1&amp;x=15.1226347&amp;y=50.1475728&amp;z=17"</text:span><text:span text:style-name="T2857">&amp;</text:span><text:span text:style-name="T2858"><text:s/>HYPERLINK "https://mapy.cz/zakladni?source=addr&amp;id=11190228&amp;ds=1&amp;x=15.1226347&amp;y=50.1475728&amp;z=17"</text:span><text:span text:style-name="T2859">x=15.1226347</text:span><text:span text:style-name="T2860"><text:s/>HYPERLINK "https://mapy.cz/zakladni?source=addr&amp;id=11190228&amp;ds=1&amp;x=15.1226347&amp;y=50.1475728&amp;z=17"</text:span><text:span text:style-name="T2861">&amp;</text:span><text:span text:style-name="T2862"><text:s/>HYPERLINK "https://mapy.cz/zakladni?source=addr&amp;id=11190228&amp;ds=1&amp;x=15.1226347&amp;y=50.1475728&amp;z=17"</text:span><text:span text:style-name="T2863">y=50.1475728</text:span><text:span text:style-name="T2864"><text:s/>HYPERLINK "https://mapy.cz/zakladni?source=addr&amp;id=11190228&amp;ds=1&amp;x=15.1226347&amp;y=50.1475728&amp;z=17"</text:span><text:span text:style-name="T2865">&amp;</text:span><text:span text:style-name="T2866"><text:s/>HYPERLINK "https://mapy.cz/zakladni?source=addr&amp;id=11190228&amp;ds=1&amp;x=15.1226347&amp;y=50.1475728&amp;z=17"</text:span><text:span text:style-name="T2867">z=17"</text:span><text:span text:style-name="T2868"><text:s/>HYPERLINK "https://mapy.cz/zakladni?source=addr&amp;id=11190228&amp;ds=1&amp;x=15.1226347&amp;y=50.1475728&amp;z=17"</text:span><text:span text:style-name="T2869">HYPERLINK "https://mapy.cz/zakladni?source=addr</text:span></text:a><text:span text:style-name="T2870"><text:s/></text:span><text:a xlink:href="https://mapy.cz/zakladni?source=addr&amp;id=11190228&amp;ds=1&amp;x=15.1226347&amp;y=50.1475728&amp;z=17"><text:span text:style-name="T2872">HYPERLINK "https://mapy.cz/zakladni?source=addr</text:span><text:span text:style-name="T2873"><text:s/>HYPERLINK "https://mapy.cz/zakladni?source=addr&amp;id=11190228&amp;ds=1&amp;x=15.1226347&amp;y=50.1475728&amp;z=17"</text:span><text:span text:style-name="T2874">&amp;</text:span><text:span text:style-name="T2875"><text:s/>HYPERLINK "https://mapy.cz/zakladni?source=addr&amp;id=11190228&amp;ds=1&amp;x=15.1226347&amp;y=50.1475728&amp;z=17"</text:span><text:span text:style-name="T2876">id=11190228</text:span><text:span text:style-name="T2877"><text:s/>HYPERLINK "https://mapy.cz/zakladni?source=addr&amp;id=11190228&amp;ds=1&amp;x=15.1226347&amp;y=50.1475728&amp;z=17"</text:span><text:span text:style-name="T2878">&amp;</text:span><text:span text:style-name="T2879"><text:s/>HYPERLINK "https://mapy.cz/zakladni?source=addr&amp;id=11190228&amp;ds=1&amp;x=15.1226347&amp;y=50.1475728&amp;z=17"</text:span><text:span text:style-name="T2880">ds=1</text:span><text:span text:style-name="T2881"><text:s/>HYPERLINK "https://mapy.cz/zakladni?source=addr&amp;id=11190228&amp;ds=1&amp;x=15.1226347&amp;y=50.1475728&amp;z=17"</text:span><text:span text:style-name="T2882">&amp;</text:span><text:span text:style-name="T2883"><text:s/>HYPERLINK "https://mapy.cz/zakladni?source=addr&amp;id=11190228&amp;ds=1&amp;x=15.1226347&amp;y=50.1475728&amp;z=17"</text:span><text:span text:style-name="T2884">x=15.1226347</text:span><text:span text:style-name="T2885"><text:s/>HYPERLINK "https://mapy.cz/zakladni?source=addr&amp;id=11190228&amp;ds=1&amp;x=15.1226347&amp;y=50.1475728&amp;z=17"</text:span><text:span text:style-name="T2886">&amp;</text:span><text:span text:style-name="T2887"><text:s/>HYPERLINK "https://mapy.cz/zakladni?source=addr&amp;id=11190228&amp;ds=1&amp;x=15.1226347&amp;y=50.1475728&amp;z=17"</text:span><text:span text:style-name="T2888">y=50.1475728</text:span><text:span text:style-name="T2889"><text:s/>HYPERLINK "https://mapy.cz/zakladni?source=addr&amp;id=11190228&amp;ds=1&amp;x=15.1226347&amp;y=50.1475728&amp;z=17"</text:span><text:span text:style-name="T2890">&amp;</text:span><text:span text:style-name="T2891"><text:s/>HYPERLINK "https://mapy.cz/zakladni?source=addr&amp;id=11190228&amp;ds=1&amp;x=15.1226347&amp;y=50.1475728&amp;z=17"</text:span><text:span text:style-name="T2892">z=17"</text:span><text:span text:style-name="T2893"><text:s/>HYPERLINK "https://mapy.cz/zakladni?source=addr&amp;id=11190228&amp;ds=1&amp;x=15.1226347&amp;y=50.1475728&amp;z=17"</text:span><text:span text:style-name="T2894">&amp;</text:span></text:a><text:span text:style-name="T2895"><text:s/></text:span><text:a xlink:href="https://mapy.cz/zakladni?source=addr&amp;id=11190228&amp;ds=1&amp;x=15.1226347&amp;y=50.1475728&amp;z=17"><text:span text:style-name="T2897">HYPERLINK "https://mapy.cz/zakladni?source=addr</text:span><text:span text:style-name="T2898"><text:s/>HYPERLINK "https://mapy.cz/zakladni?source=addr&amp;id=11190228&amp;ds=1&amp;x=15.1226347&amp;y=50.1475728&amp;z=17"</text:span><text:span text:style-name="T2899">&amp;</text:span><text:span text:style-name="T2900"><text:s/>HYPERLINK "https://mapy.cz/zakladni?source=addr&amp;id=11190228&amp;ds=1&amp;x=15.1226347&amp;y=50.1475728&amp;z=17"</text:span><text:span text:style-name="T2901">id=11190228</text:span><text:span text:style-name="T2902"><text:s/>HYPERLINK "https://mapy.cz/zakladni?source=addr&amp;id=11190228&amp;ds=1&amp;x=15.1226347&amp;y=50.1475728&amp;z=17"</text:span><text:span text:style-name="T2903">&amp;</text:span><text:span text:style-name="T2904"><text:s/>HYPERLINK "https://mapy.cz/zakladni?source=addr&amp;id=11190228&amp;ds=1&amp;x=15.1226347&amp;y=50.1475728&amp;z=17"</text:span><text:span text:style-name="T2905">ds=1</text:span><text:span text:style-name="T2906"><text:s/>HYPERLINK "https://mapy.cz/zakladni?source=addr&amp;id=11190228&amp;ds=1&amp;x=15.1226347&amp;y=50.1475728&amp;z=17"</text:span><text:span text:style-name="T2907">&amp;</text:span><text:span text:style-name="T2908"><text:s/>HYPERLINK "https://mapy.cz/zakladni?source=addr&amp;id=11190228&amp;ds=1&amp;x=15.1226347&amp;y=50.1475728&amp;z=17"</text:span><text:span text:style-name="T2909">x=15.1226347</text:span><text:span text:style-name="T2910"><text:s/>HYPERLINK "https://mapy.cz/zakladni?source=addr&amp;id=11190228&amp;ds=1&amp;x=15.1226347&amp;y=50.1475728&amp;z=17"</text:span><text:span text:style-name="T2911">&amp;</text:span><text:span text:style-name="T2912"><text:s/>HYPERLINK "https://mapy.cz/zakladni?source=addr&amp;id=11190228&amp;ds=1&amp;x=15.1226347&amp;y=50.1475728&amp;z=17"</text:span><text:span text:style-name="T2913">y=50.1475728</text:span><text:span text:style-name="T2914"><text:s/>HYPERLINK "https://mapy.cz/zakladni?source=addr&amp;id=11190228&amp;ds=1&amp;x=15.1226347&amp;y=50.1475728&amp;z=17"</text:span><text:span text:style-name="T2915">&amp;</text:span><text:span text:style-name="T2916"><text:s/>HYPERLINK "https://mapy.cz/zakladni?source=addr&amp;id=11190228&amp;ds=1&amp;x=15.1226347&amp;y=50.1475728&amp;z=17"</text:span><text:span text:style-name="T2917">z=17"</text:span><text:span text:style-name="T2918"><text:s/>HYPERLINK "https://mapy.cz/zakladni?source=addr&amp;id=11190228&amp;ds=1&amp;x=15.1226347&amp;y=50.1475728&amp;z=17"</text:span><text:span text:style-name="T2919">id=11190228</text:span></text:a><text:span text:style-name="T2920"><text:s/></text:span><text:a xlink:href="https://mapy.cz/zakladni?source=addr&amp;id=11190228&amp;ds=1&amp;x=15.1226347&amp;y=50.1475728&amp;z=17"><text:span text:style-name="T2922">HYPERLINK "https://mapy.cz/zakladni?source=addr</text:span><text:span text:style-name="T2923"><text:s/>HYPERLINK "https://mapy.cz/zakladni?source=addr&amp;id=11190228&amp;ds=1&amp;x=15.1226347&amp;y=50.1475728&amp;z=17"</text:span><text:span text:style-name="T2924">&amp;</text:span><text:span text:style-name="T2925"><text:s/>HYPERLINK "https://mapy.cz/zakladni?source=addr&amp;id=11190228&amp;ds=1&amp;x=15.1226347&amp;y=50.1475728&amp;z=17"</text:span><text:span text:style-name="T2926">id=11190228</text:span><text:span text:style-name="T2927"><text:s/>HYPERLINK "https://mapy.cz/zakladni?source=addr&amp;id=11190228&amp;ds=1&amp;x=15.1226347&amp;y=50.1475728&amp;z=17"</text:span><text:span text:style-name="T2928">&amp;</text:span><text:span text:style-name="T2929"><text:s/>HYPERLINK "https://mapy.cz/zakladni?source=addr&amp;id=11190228&amp;ds=1&amp;x=15.1226347&amp;y=50.1475728&amp;z=17"</text:span><text:span text:style-name="T2930">ds=1</text:span><text:span text:style-name="T2931"><text:s/>HYPERLINK "https://mapy.cz/zakladni?source=addr&amp;id=11190228&amp;ds=1&amp;x=15.1226347&amp;y=50.1475728&amp;z=17"</text:span><text:span text:style-name="T2932">&amp;</text:span><text:span text:style-name="T2933"><text:s/>HYPERLINK "https://mapy.cz/zakladni?source=addr&amp;id=11190228&amp;ds=1&amp;x=15.1226347&amp;y=50.1475728&amp;z=17"</text:span><text:span text:style-name="T2934">x=15.1226347</text:span><text:span text:style-name="T2935"><text:s/>HYPERLINK "https://mapy.cz/zakladni?source=addr&amp;id=11190228&amp;ds=1&amp;x=15.1226347&amp;y=50.1475728&amp;z=17"</text:span><text:span text:style-name="T2936">&amp;</text:span><text:span text:style-name="T2937"><text:s/>HYPERLINK "https://mapy.cz/zakladni?source=addr&amp;id=11190228&amp;ds=1&amp;x=15.1226347&amp;y=50.1475728&amp;z=17"</text:span><text:span text:style-name="T2938">y=50.1475728</text:span><text:span text:style-name="T2939"><text:s/>HYPERLINK "https://mapy.cz/zakladni?source=addr&amp;id=11190228&amp;ds=1&amp;x=15.1226347&amp;y=50.1475728&amp;z=17"</text:span><text:span text:style-name="T2940">&amp;</text:span><text:span text:style-name="T2941"><text:s/>HYPERLINK "https://mapy.cz/zakladni?source=addr&amp;id=11190228&amp;ds=1&amp;x=15.1226347&amp;y=50.1475728&amp;z=17"</text:span><text:span text:style-name="T2942">z=17"</text:span><text:span text:style-name="T2943"><text:s/>HYPERLINK "https://mapy.cz/zakladni?source=addr&amp;id=11190228&amp;ds=1&amp;x=15.1226347&amp;y=50.1475728&amp;z=17"</text:span><text:span text:style-name="T2944">&amp;</text:span></text:a><text:span text:style-name="T2945"><text:s/></text:span><text:a xlink:href="https://mapy.cz/zakladni?source=addr&amp;id=11190228&amp;ds=1&amp;x=15.1226347&amp;y=50.1475728&amp;z=17"><text:span text:style-name="T2947">HYPERLINK "https://mapy.cz/zakladni?source=addr</text:span><text:span text:style-name="T2948"><text:s/>HYPERLINK "https://mapy.cz/zakladni?source=addr&amp;id=11190228&amp;ds=1&amp;x=15.1226347&amp;y=50.1475728&amp;z=17"</text:span><text:span text:style-name="T2949">&amp;</text:span><text:span text:style-name="T2950"><text:s/>HYPERLINK "https://mapy.cz/zakladni?source=addr&amp;id=11190228&amp;ds=1&amp;x=15.1226347&amp;y=50.1475728&amp;z=17"</text:span><text:span text:style-name="T2951">id=11190228</text:span><text:span text:style-name="T2952"><text:s/>HYPERLINK "https://mapy.cz/zakladni?source=addr&amp;id=11190228&amp;ds=1&amp;x=15.1226347&amp;y=50.1475728&amp;z=17"</text:span><text:span text:style-name="T2953">&amp;</text:span><text:span text:style-name="T2954"><text:s/>HYPERLINK "https://mapy.cz/zakladni?source=addr&amp;id=11190228&amp;ds=1&amp;x=15.1226347&amp;y=50.1475728&amp;z=17"</text:span><text:span text:style-name="T2955">ds=1</text:span><text:span text:style-name="T2956"><text:s/>HYPERLINK "https://mapy.cz/zakladni?source=addr&amp;id=11190228&amp;ds=1&amp;x=15.1226347&amp;y=50.1475728&amp;z=17"</text:span><text:span text:style-name="T2957">&amp;</text:span><text:span text:style-name="T2958"><text:s/>HYPERLINK "https://mapy.cz/zakladni?source=addr&amp;id=11190228&amp;ds=1&amp;x=15.1226347&amp;y=50.1475728&amp;z=17"</text:span><text:span text:style-name="T2959">x=15.1226347</text:span><text:span text:style-name="T2960"><text:s/>HYPERLINK "https://mapy.cz/zakladni?source=addr&amp;id=11190228&amp;ds=1&amp;x=15.1226347&amp;y=50.1475728&amp;z=17"</text:span><text:span text:style-name="T2961">&amp;</text:span><text:span text:style-name="T2962"><text:s/>HYPERLINK "https://mapy.cz/zakladni?source=addr&amp;id=11190228&amp;ds=1&amp;x=15.1226347&amp;y=50.1475728&amp;z=17"</text:span><text:span text:style-name="T2963">y=50.1475728</text:span><text:span text:style-name="T2964"><text:s/>HYPERLINK "https://mapy.cz/zakladni?source=addr&amp;id=11190228&amp;ds=1&amp;x=15.1226347&amp;y=50.1475728&amp;z=17"</text:span><text:span text:style-name="T2965">&amp;</text:span><text:span text:style-name="T2966"><text:s/>HYPERLINK "https://mapy.cz/zakladni?source=addr&amp;id=11190228&amp;ds=1&amp;x=15.1226347&amp;y=50.1475728&amp;z=17"</text:span><text:span text:style-name="T2967">z=17"</text:span><text:span text:style-name="T2968"><text:s/>HYPERLINK "https://mapy.cz/zakladni?source=addr&amp;id=11190228&amp;ds=1&amp;x=15.1226347&amp;y=50.1475728&amp;z=17"</text:span><text:span text:style-name="T2969">ds=1</text:span></text:a><text:span text:style-name="T2970"><text:s/></text:span><text:a xlink:href="https://mapy.cz/zakladni?source=addr&amp;id=11190228&amp;ds=1&amp;x=15.1226347&amp;y=50.1475728&amp;z=17"><text:span text:style-name="T2972">HYPERLINK "https://mapy.cz/zakladni?source=addr</text:span><text:span text:style-name="T2973"><text:s/>HYPERLINK "https://mapy.cz/zakladni?source=addr&amp;id=11190228&amp;ds=1&amp;x=15.1226347&amp;y=50.1475728&amp;z=17"</text:span><text:span text:style-name="T2974">&amp;</text:span><text:span text:style-name="T2975"><text:s/>HYPERLINK "https://mapy.cz/zakladni?source=addr&amp;id=11190228&amp;ds=1&amp;x=15.1226347&amp;y=50.1475728&amp;z=17"</text:span><text:span text:style-name="T2976">id=11190228</text:span><text:span text:style-name="T2977"><text:s/>HYPERLINK "https://mapy.cz/zakladni?source=addr&amp;id=11190228&amp;ds=1&amp;x=15.1226347&amp;y=50.1475728&amp;z=17"</text:span><text:span text:style-name="T2978">&amp;</text:span><text:span text:style-name="T2979"><text:s/>HYPERLINK "https://mapy.cz/zakladni?source=addr&amp;id=11190228&amp;ds=1&amp;x=15.1226347&amp;y=50.1475728&amp;z=17"</text:span><text:span text:style-name="T2980">ds=1</text:span><text:span text:style-name="T2981"><text:s/>HYPERLINK "https://mapy.cz/zakladni?source=addr&amp;id=11190228&amp;ds=1&amp;x=15.1226347&amp;y=50.1475728&amp;z=17"</text:span><text:span text:style-name="T2982">&amp;</text:span><text:span text:style-name="T2983"><text:s/>HYPERLINK "https://mapy.cz/zakladni?source=addr&amp;id=11190228&amp;ds=1&amp;x=15.1226347&amp;y=50.1475728&amp;z=17"</text:span><text:span text:style-name="T2984">x=15.1226347</text:span><text:span text:style-name="T2985"><text:s/>HYPERLINK "https://mapy.cz/zakladni?source=addr&amp;id=11190228&amp;ds=1&amp;x=15.1226347&amp;y=50.1475728&amp;z=17"</text:span><text:span text:style-name="T2986">&amp;</text:span><text:span text:style-name="T2987"><text:s/>HYPERLINK "https://mapy.cz/zakladni?source=addr&amp;id=11190228&amp;ds=1&amp;x=15.1226347&amp;y=50.1475728&amp;z=17"</text:span><text:span text:style-name="T2988">y=50.1475728</text:span><text:span text:style-name="T2989"><text:s/>HYPERLINK "https://mapy.cz/zakladni?source=addr&amp;id=11190228&amp;ds=1&amp;x=15.1226347&amp;y=50.1475728&amp;z=17"</text:span><text:span text:style-name="T2990">&amp;</text:span><text:span text:style-name="T2991"><text:s/>HYPERLINK "https://mapy.cz/zakladni?source=addr&amp;id=11190228&amp;ds=1&amp;x=15.1226347&amp;y=50.1475728&amp;z=17"</text:span><text:span text:style-name="T2992">z=17"</text:span><text:span text:style-name="T2993"><text:s/>HYPERLINK "https://mapy.cz/zakladni?source=addr&amp;id=11190228&amp;ds=1&amp;x=15.1226347&amp;y=50.1475728&amp;z=17"</text:span><text:span text:style-name="T2994">&amp;</text:span></text:a><text:span text:style-name="T2995"><text:s/></text:span><text:a xlink:href="https://mapy.cz/zakladni?source=addr&amp;id=11190228&amp;ds=1&amp;x=15.1226347&amp;y=50.1475728&amp;z=17"><text:span text:style-name="T2997">HYPERLINK "https://mapy.cz/zakladni?source=addr</text:span><text:span text:style-name="T2998"><text:s/>HYPERLINK "https://mapy.cz/zakladni?source=addr&amp;id=11190228&amp;ds=1&amp;x=15.1226347&amp;y=50.1475728&amp;z=17"</text:span><text:span text:style-name="T2999">&amp;</text:span><text:span text:style-name="T3000"><text:s/>HYPERLINK "https://mapy.cz/zakladni?source=addr&amp;id=11190228&amp;ds=1&amp;x=15.1226347&amp;y=50.1475728&amp;z=17"</text:span><text:span text:style-name="T3001">id=11190228</text:span><text:span text:style-name="T3002"><text:s/>HYPERLINK "https://mapy.cz/zakladni?source=addr&amp;id=11190228&amp;ds=1&amp;x=15.1226347&amp;y=50.1475728&amp;z=17"</text:span><text:span text:style-name="T3003">&amp;</text:span><text:span text:style-name="T3004"><text:s/>HYPERLINK "https://mapy.cz/zakladni?source=addr&amp;id=11190228&amp;ds=1&amp;x=15.1226347&amp;y=50.1475728&amp;z=17"</text:span><text:span text:style-name="T3005">ds=1</text:span><text:span text:style-name="T3006"><text:s/>HYPERLINK "https://mapy.cz/zakladni?source=addr&amp;id=11190228&amp;ds=1&amp;x=15.1226347&amp;y=50.1475728&amp;z=17"</text:span><text:span text:style-name="T3007">&amp;</text:span><text:span text:style-name="T3008"><text:s/>HYPERLINK "https://mapy.cz/zakladni?source=addr&amp;id=11190228&amp;ds=1&amp;x=15.1226347&amp;y=50.1475728&amp;z=17"</text:span><text:span text:style-name="T3009">x=15.1226347</text:span><text:span text:style-name="T3010"><text:s/>HYPERLINK "https://mapy.cz/zakladni?source=addr&amp;id=11190228&amp;ds=1&amp;x=15.1226347&amp;y=50.1475728&amp;z=17"</text:span><text:span text:style-name="T3011">&amp;</text:span><text:span text:style-name="T3012"><text:s/>HYPERLINK "https://mapy.cz/zakladni?source=addr&amp;id=11190228&amp;ds=1&amp;x=15.1226347&amp;y=50.1475728&amp;z=17"</text:span><text:span text:style-name="T3013">y=50.1475728</text:span><text:span text:style-name="T3014"><text:s/>HYPERLINK "https://mapy.cz/zakladni?source=addr&amp;id=11190228&amp;ds=1&amp;x=15.1226347&amp;y=50.1475728&amp;z=17"</text:span><text:span text:style-name="T3015">&amp;</text:span><text:span text:style-name="T3016"><text:s/>HYPERLINK "https://mapy.cz/zakladni?source=addr&amp;id=11190228&amp;ds=1&amp;x=15.1226347&amp;y=50.1475728&amp;z=17"</text:span><text:span text:style-name="T3017">z=17"</text:span><text:span text:style-name="T3018"><text:s/>HYPERLINK "https://mapy.cz/zakladni?source=addr&amp;id=11190228&amp;ds=1&amp;x=15.1226347&amp;y=50.1475728&amp;z=17"</text:span><text:span text:style-name="T3019">x=15.1226347</text:span></text:a><text:span text:style-name="T3020"><text:s/></text:span><text:a xlink:href="https://mapy.cz/zakladni?source=addr&amp;id=11190228&amp;ds=1&amp;x=15.1226347&amp;y=50.1475728&amp;z=17"><text:span text:style-name="T3022">HYPERLINK "https://mapy.cz/zakladni?source=addr</text:span><text:span text:style-name="T3023"><text:s/>HYPERLINK "https://mapy.cz/zakladni?source=addr&amp;id=11190228&amp;ds=1&amp;x=15.1226347&amp;y=50.1475728&amp;z=17"</text:span><text:span text:style-name="T3024">&amp;</text:span><text:span text:style-name="T3025"><text:s/>HYPERLINK "https://mapy.cz/zakladni?source=addr&amp;id=11190228&amp;ds=1&amp;x=15.1226347&amp;y=50.1475728&amp;z=17"</text:span><text:span text:style-name="T3026">id=11190228</text:span><text:span text:style-name="T3027"><text:s/>HYPERLINK "https://mapy.cz/zakladni?source=addr&amp;id=11190228&amp;ds=1&amp;x=15.1226347&amp;y=50.1475728&amp;z=17"</text:span><text:span text:style-name="T3028">&amp;</text:span><text:span text:style-name="T3029"><text:s/>HYPERLINK "https://mapy.cz/zakladni?source=addr&amp;id=11190228&amp;ds=1&amp;x=15.1226347&amp;y=50.1475728&amp;z=17"</text:span><text:span text:style-name="T3030">ds=1</text:span><text:span text:style-name="T3031"><text:s/>HYPERLINK "https://mapy.cz/zakladni?source=addr&amp;id=11190228&amp;ds=1&amp;x=15.1226347&amp;y=50.1475728&amp;z=17"</text:span><text:span text:style-name="T3032">&amp;</text:span><text:span text:style-name="T3033"><text:s/>HYPERLINK "https://mapy.cz/zakladni?source=addr&amp;id=11190228&amp;ds=1&amp;x=15.1226347&amp;y=50.1475728&amp;z=17"</text:span><text:span text:style-name="T3034">x=15.1226347</text:span><text:span text:style-name="T3035"><text:s/>HYPERLINK "https://mapy.cz/zakladni?source=addr&amp;id=11190228&amp;ds=1&amp;x=15.1226347&amp;y=50.1475728&amp;z=17"</text:span><text:span text:style-name="T3036">&amp;</text:span><text:span text:style-name="T3037"><text:s/>HYPERLINK "https://mapy.cz/zakladni?source=addr&amp;id=11190228&amp;ds=1&amp;x=15.1226347&amp;y=50.1475728&amp;z=17"</text:span><text:span text:style-name="T3038">y=50.1475728</text:span><text:span text:style-name="T3039"><text:s/>HYPERLINK "https://mapy.cz/zakladni?source=addr&amp;id=11190228&amp;ds=1&amp;x=15.1226347&amp;y=50.1475728&amp;z=17"</text:span><text:span text:style-name="T3040">&amp;</text:span><text:span text:style-name="T3041"><text:s/>HYPERLINK "https://mapy.cz/zakladni?source=addr&amp;id=11190228&amp;ds=1&amp;x=15.1226347&amp;y=50.1475728&amp;z=17"</text:span><text:span text:style-name="T3042">z=17"</text:span><text:span text:style-name="T3043"><text:s/>HYPERLINK "https://mapy.cz/zakladni?source=addr&amp;id=11190228&amp;ds=1&amp;x=15.1226347&amp;y=50.1475728&amp;z=17"</text:span><text:span text:style-name="T3044">&amp;</text:span></text:a><text:span text:style-name="T3045"><text:s/></text:span><text:a xlink:href="https://mapy.cz/zakladni?source=addr&amp;id=11190228&amp;ds=1&amp;x=15.1226347&amp;y=50.1475728&amp;z=17"><text:span text:style-name="T3047">HYPERLINK "https://mapy.cz/zakladni?source=addr</text:span><text:span text:style-name="T3048"><text:s/>HYPERLINK "https://mapy.cz/zakladni?source=addr&amp;id=11190228&amp;ds=1&amp;x=15.1226347&amp;y=50.1475728&amp;z=17"</text:span><text:span text:style-name="T3049">&amp;</text:span><text:span text:style-name="T3050"><text:s/>HYPERLINK "https://mapy.cz/zakladni?source=addr&amp;id=11190228&amp;ds=1&amp;x=15.1226347&amp;y=50.1475728&amp;z=17"</text:span><text:span text:style-name="T3051">id=11190228</text:span><text:span text:style-name="T3052"><text:s/>HYPERLINK "https://mapy.cz/zakladni?source=addr&amp;id=11190228&amp;ds=1&amp;x=15.1226347&amp;y=50.1475728&amp;z=17"</text:span><text:span text:style-name="T3053">&amp;</text:span><text:span text:style-name="T3054"><text:s/>HYPERLINK "https://mapy.cz/zakladni?source=addr&amp;id=11190228&amp;ds=1&amp;x=15.1226347&amp;y=50.1475728&amp;z=17"</text:span><text:span text:style-name="T3055">ds=1</text:span><text:span text:style-name="T3056"><text:s/>HYPERLINK "https://mapy.cz/zakladni?source=addr&amp;id=11190228&amp;ds=1&amp;x=15.1226347&amp;y=50.1475728&amp;z=17"</text:span><text:span text:style-name="T3057">&amp;</text:span><text:span text:style-name="T3058"><text:s/>HYPERLINK "https://mapy.cz/zakladni?source=addr&amp;id=11190228&amp;ds=1&amp;x=15.1226347&amp;y=50.1475728&amp;z=17"</text:span><text:span text:style-name="T3059">x=15.1226347</text:span><text:span text:style-name="T3060"><text:s/>HYPERLINK "https://mapy.cz/zakladni?source=addr&amp;id=11190228&amp;ds=1&amp;x=15.1226347&amp;y=50.1475728&amp;z=17"</text:span><text:span text:style-name="T3061">&amp;</text:span><text:span text:style-name="T3062"><text:s/>HYPERLINK "https://mapy.cz/zakladni?source=addr&amp;id=11190228&amp;ds=1&amp;x=15.1226347&amp;y=50.1475728&amp;z=17"</text:span><text:span text:style-name="T3063">y=50.1475728</text:span><text:span text:style-name="T3064"><text:s/>HYPERLINK "https://mapy.cz/zakladni?source=addr&amp;id=11190228&amp;ds=1&amp;x=15.1226347&amp;y=50.1475728&amp;z=17"</text:span><text:span text:style-name="T3065">&amp;</text:span><text:span text:style-name="T3066"><text:s/>HYPERLINK "https://mapy.cz/zakladni?source=addr&amp;id=11190228&amp;ds=1&amp;x=15.1226347&amp;y=50.1475728&amp;z=17"</text:span><text:span text:style-name="T3067">z=17"</text:span><text:span text:style-name="T3068"><text:s/>HYPERLINK "https://mapy.cz/zakladni?source=addr&amp;id=11190228&amp;ds=1&amp;x=15.1226347&amp;y=50.1475728&amp;z=17"</text:span><text:span text:style-name="T3069">y=50.1475728</text:span></text:a><text:span text:style-name="T3070"><text:s/></text:span><text:a xlink:href="https://mapy.cz/zakladni?source=addr&amp;id=11190228&amp;ds=1&amp;x=15.1226347&amp;y=50.1475728&amp;z=17"><text:span text:style-name="T3072">HYPERLINK "https://mapy.cz/zakladni?source=addr</text:span><text:span text:style-name="T3073"><text:s/>HYPERLINK "https://mapy.cz/zakladni?source=addr&amp;id=11190228&amp;ds=1&amp;x=15.1226347&amp;y=50.1475728&amp;z=17"</text:span><text:span text:style-name="T3074">&amp;</text:span><text:span text:style-name="T3075"><text:s/>HYPERLINK "https://mapy.cz/zakladni?source=addr&amp;id=11190228&amp;ds=1&amp;x=15.1226347&amp;y=50.1475728&amp;z=17"</text:span><text:span text:style-name="T3076">id=11190228</text:span><text:span text:style-name="T3077"><text:s/>HYPERLINK "https://mapy.cz/zakladni?source=addr&amp;id=11190228&amp;ds=1&amp;x=15.1226347&amp;y=50.1475728&amp;z=17"</text:span><text:span text:style-name="T3078">&amp;</text:span><text:span text:style-name="T3079"><text:s/>HYPERLINK "https://mapy.cz/zakladni?source=addr&amp;id=11190228&amp;ds=1&amp;x=15.1226347&amp;y=50.1475728&amp;z=17"</text:span><text:span text:style-name="T3080">ds=1</text:span><text:span text:style-name="T3081"><text:s/>HYPERLINK "https://mapy.cz/zakladni?source=addr&amp;id=11190228&amp;ds=1&amp;x=15.1226347&amp;y=50.1475728&amp;z=17"</text:span><text:span text:style-name="T3082">&amp;</text:span><text:span text:style-name="T3083"><text:s/>HYPERLINK "https://mapy.cz/zakladni?source=addr&amp;id=11190228&amp;ds=1&amp;x=15.1226347&amp;y=50.1475728&amp;z=17"</text:span><text:span text:style-name="T3084">x=15.1226347</text:span><text:span text:style-name="T3085"><text:s/>HYPERLINK "https://mapy.cz/zakladni?source=addr&amp;id=11190228&amp;ds=1&amp;x=15.1226347&amp;y=50.1475728&amp;z=17"</text:span><text:span text:style-name="T3086">&amp;</text:span><text:span text:style-name="T3087"><text:s/>HYPERLINK "https://mapy.cz/zakladni?source=addr&amp;id=11190228&amp;ds=1&amp;x=15.1226347&amp;y=50.1475728&amp;z=17"</text:span><text:span text:style-name="T3088">y=50.1475728</text:span><text:span text:style-name="T3089"><text:s/>HYPERLINK "https://mapy.cz/zakladni?source=addr&amp;id=11190228&amp;ds=1&amp;x=15.1226347&amp;y=50.1475728&amp;z=17"</text:span><text:span text:style-name="T3090">&amp;</text:span><text:span text:style-name="T3091"><text:s/>HYPERLINK "https://mapy.cz/zakladni?source=addr&amp;id=11190228&amp;ds=1&amp;x=15.1226347&amp;y=50.1475728&amp;z=17"</text:span><text:span text:style-name="T3092">z=17"</text:span><text:span text:style-name="T3093"><text:s/>HYPERLINK "https://mapy.cz/zakladni?source=addr&amp;id=11190228&amp;ds=1&amp;x=15.1226347&amp;y=50.1475728&amp;z=17"</text:span><text:span text:style-name="T3094">&amp;</text:span></text:a><text:span text:style-name="T3095"><text:s/></text:span><text:a xlink:href="https://mapy.cz/zakladni?source=addr&amp;id=11190228&amp;ds=1&amp;x=15.1226347&amp;y=50.1475728&amp;z=17"><text:span text:style-name="T3097">HYPERLINK "https://mapy.cz/zakladni?source=addr</text:span><text:span text:style-name="T3098"><text:s/>HYPERLINK "https://mapy.cz/zakladni?source=addr&amp;id=11190228&amp;ds=1&amp;x=15.1226347&amp;y=50.1475728&amp;z=17"</text:span><text:span text:style-name="T3099">&amp;</text:span><text:span text:style-name="T3100"><text:s/>HYPERLINK "https://mapy.cz/zakladni?source=addr&amp;id=11190228&amp;ds=1&amp;x=15.1226347&amp;y=50.1475728&amp;z=17"</text:span><text:span text:style-name="T3101">id=11190228</text:span><text:span text:style-name="T3102"><text:s/>HYPERLINK "https://mapy.cz/zakladni?source=addr&amp;id=11190228&amp;ds=1&amp;x=15.1226347&amp;y=50.1475728&amp;z=17"</text:span><text:span text:style-name="T3103">&amp;</text:span><text:span text:style-name="T3104"><text:s/>HYPERLINK "https://mapy.cz/zakladni?source=addr&amp;id=11190228&amp;ds=1&amp;x=15.1226347&amp;y=50.1475728&amp;z=17"</text:span><text:span text:style-name="T3105">ds=1</text:span><text:span text:style-name="T3106"><text:s/>HYPERLINK "https://mapy.cz/zakladni?source=addr&amp;id=11190228&amp;ds=1&amp;x=15.1226347&amp;y=50.1475728&amp;z=17"</text:span><text:span text:style-name="T3107">&amp;</text:span><text:span text:style-name="T3108"><text:s/>HYPERLINK "https://mapy.cz/zakladni?source=addr&amp;id=11190228&amp;ds=1&amp;x=15.1226347&amp;y=50.1475728&amp;z=17"</text:span><text:span text:style-name="T3109">x=15.1226347</text:span><text:span text:style-name="T3110"><text:s/>HYPERLINK "https://mapy.cz/zakladni?source=addr&amp;id=11190228&amp;ds=1&amp;x=15.1226347&amp;y=50.1475728&amp;z=17"</text:span><text:span text:style-name="T3111">&amp;</text:span><text:span text:style-name="T3112"><text:s/>HYPERLINK "https://mapy.cz/zakladni?source=addr&amp;id=11190228&amp;ds=1&amp;x=15.1226347&amp;y=50.1475728&amp;z=17"</text:span><text:span text:style-name="T3113">y=50.1475728</text:span><text:span text:style-name="T3114"><text:s/>HYPERLINK "https://mapy.cz/zakladni?source=addr&amp;id=11190228&amp;ds=1&amp;x=15.1226347&amp;y=50.1475728&amp;z=17"</text:span><text:span text:style-name="T3115">&amp;</text:span><text:span text:style-name="T3116"><text:s/>HYPERLINK "https://mapy.cz/zakladni?source=addr&amp;id=11190228&amp;ds=1&amp;x=15.1226347&amp;y=50.1475728&amp;z=17"</text:span><text:span text:style-name="T3117">z=17"</text:span><text:span text:style-name="T3118"><text:s/>HYPERLINK "https://mapy.cz/zakladni?source=addr&amp;id=11190228&amp;ds=1&amp;x=15.1226347&amp;y=50.1475728&amp;z=17"</text:span><text:span text:style-name="T3119">z=17"</text:span></text:a><text:span text:style-name="T3120"><text:s/></text:span><text:a xlink:href="https://mapy.cz/zakladni?source=addr&amp;id=11190228&amp;ds=1&amp;x=15.1226347&amp;y=50.1475728&amp;z=17"><text:span text:style-name="T3122">HYPERLINK "https://mapy.cz/zakladni?source=addr</text:span><text:span text:style-name="T3123"><text:s/>HYPERLINK "https://mapy.cz/zakladni?source=addr&amp;id=11190228&amp;ds=1&amp;x=15.1226347&amp;y=50.1475728&amp;z=17"</text:span><text:span text:style-name="T3124">&amp;</text:span><text:span text:style-name="T3125"><text:s/>HYPERLINK "https://mapy.cz/zakladni?source=addr&amp;id=11190228&amp;ds=1&amp;x=15.1226347&amp;y=50.1475728&amp;z=17"</text:span><text:span text:style-name="T3126">id=11190228</text:span><text:span text:style-name="T3127"><text:s/>HYPERLINK "https://mapy.cz/zakladni?source=addr&amp;id=11190228&amp;ds=1&amp;x=15.1226347&amp;y=50.1475728&amp;z=17"</text:span><text:span text:style-name="T3128">&amp;</text:span><text:span text:style-name="T3129"><text:s/>HYPERLINK "https://mapy.cz/zakladni?source=addr&amp;id=11190228&amp;ds=1&amp;x=15.1226347&amp;y=50.1475728&amp;z=17"</text:span><text:span text:style-name="T3130">ds=1</text:span><text:span text:style-name="T3131"><text:s/>HYPERLINK "https://mapy.cz/zakladni?source=addr&amp;id=11190228&amp;ds=1&amp;x=15.1226347&amp;y=50.1475728&amp;z=17"</text:span><text:span text:style-name="T3132">&amp;</text:span><text:span text:style-name="T3133"><text:s/>HYPERLINK "https://mapy.cz/zakladni?source=addr&amp;id=11190228&amp;ds=1&amp;x=15.1226347&amp;y=50.1475728&amp;z=17"</text:span><text:span text:style-name="T3134">x=15.1226347</text:span><text:span text:style-name="T3135"><text:s/>HYPERLINK "https://mapy.cz/zakladni?source=addr&amp;id=11190228&amp;ds=1&amp;x=15.1226347&amp;y=50.1475728&amp;z=17"</text:span><text:span text:style-name="T3136">&amp;</text:span><text:span text:style-name="T3137"><text:s/>HYPERLINK "https://mapy.cz/zakladni?source=addr&amp;id=11190228&amp;ds=1&amp;x=15.1226347&amp;y=50.1475728&amp;z=17"</text:span><text:span text:style-name="T3138">y=50.1475728</text:span><text:span text:style-name="T3139"><text:s/>HYPERLINK "https://mapy.cz/zakladni?source=addr&amp;id=11190228&amp;ds=1&amp;x=15.1226347&amp;y=50.1475728&amp;z=17"</text:span><text:span text:style-name="T3140">&amp;</text:span><text:span text:style-name="T3141"><text:s/>HYPERLINK "https://mapy.cz/zakladni?source=addr&amp;id=11190228&amp;ds=1&amp;x=15.1226347&amp;y=50.1475728&amp;z=17"</text:span><text:span text:style-name="T3142">z=17"</text:span><text:span text:style-name="T3143"><text:s/>HYPERLINK "https://mapy.cz/zakladni?source=addr&amp;id=11190228&amp;ds=1&amp;x=15.1226347&amp;y=50.1475728&amp;z=17"</text:span><text:span text:style-name="T3144">&amp;</text:span></text:a><text:span text:style-name="T3145"><text:s/></text:span><text:a xlink:href="https://mapy.cz/zakladni?source=addr&amp;id=11190228&amp;ds=1&amp;x=15.1226347&amp;y=50.1475728&amp;z=17"><text:span text:style-name="T3147">HYPERLINK "https://mapy.cz/zakladni?source=addr</text:span><text:span text:style-name="T3148"><text:s/>HYPERLINK "https://mapy.cz/zakladni?source=addr&amp;id=11190228&amp;ds=1&amp;x=15.1226347&amp;y=50.1475728&amp;z=17"</text:span><text:span text:style-name="T3149">&amp;</text:span><text:span text:style-name="T3150"><text:s/>HYPERLINK "https://mapy.cz/zakladni?source=addr&amp;id=11190228&amp;ds=1&amp;x=15.1226347&amp;y=50.1475728&amp;z=17"</text:span><text:span text:style-name="T3151">id=11190228</text:span><text:span text:style-name="T3152"><text:s/>HYPERLINK "https://mapy.cz/zakladni?source=addr&amp;id=11190228&amp;ds=1&amp;x=15.1226347&amp;y=50.1475728&amp;z=17"</text:span><text:span text:style-name="T3153">&amp;</text:span><text:span text:style-name="T3154"><text:s/>HYPERLINK "https://mapy.cz/zakladni?source=addr&amp;id=11190228&amp;ds=1&amp;x=15.1226347&amp;y=50.1475728&amp;z=17"</text:span><text:span text:style-name="T3155">ds=1</text:span><text:span text:style-name="T3156"><text:s/>HYPERLINK "https://mapy.cz/zakladni?source=addr&amp;id=11190228&amp;ds=1&amp;x=15.1226347&amp;y=50.1475728&amp;z=17"</text:span><text:span text:style-name="T3157">&amp;</text:span><text:span text:style-name="T3158"><text:s/>HYPERLINK "https://mapy.cz/zakladni?source=addr&amp;id=11190228&amp;ds=1&amp;x=15.1226347&amp;y=50.1475728&amp;z=17"</text:span><text:span text:style-name="T3159">x=15.1226347</text:span><text:span text:style-name="T3160"><text:s/>HYPERLINK "https://mapy.cz/zakladni?source=addr&amp;id=11190228&amp;ds=1&amp;x=15.1226347&amp;y=50.1475728&amp;z=17"</text:span><text:span text:style-name="T3161">&amp;</text:span><text:span text:style-name="T3162"><text:s/>HYPERLINK "https://mapy.cz/zakladni?source=addr&amp;id=11190228&amp;ds=1&amp;x=15.1226347&amp;y=50.1475728&amp;z=17"</text:span><text:span text:style-name="T3163">y=50.1475728</text:span><text:span text:style-name="T3164"><text:s/>HYPERLINK "https://mapy.cz/zakladni?source=addr&amp;id=11190228&amp;ds=1&amp;x=15.1226347&amp;y=50.1475728&amp;z=17"</text:span><text:span text:style-name="T3165">&amp;</text:span><text:span text:style-name="T3166"><text:s/>HYPERLINK "https://mapy.cz/zakladni?source=addr&amp;id=11190228&amp;ds=1&amp;x=15.1226347&amp;y=50.1475728&amp;z=17"</text:span><text:span text:style-name="T3167">z=17"</text:span><text:span text:style-name="T3168"><text:s/>HYPERLINK "https://mapy.cz/zakladni?source=addr&amp;id=11190228&amp;ds=1&amp;x=15.1226347&amp;y=50.1475728&amp;z=17"</text:span><text:span text:style-name="T3169">HYPERLINK "https://mapy.cz/zakladni?source=addr</text:span></text:a><text:span text:style-name="T3170"><text:s/></text:span><text:a xlink:href="https://mapy.cz/zakladni?source=addr&amp;id=11190228&amp;ds=1&amp;x=15.1226347&amp;y=50.1475728&amp;z=17"><text:span text:style-name="T3172">HYPERLINK "https://mapy.cz/zakladni?source=addr</text:span><text:span text:style-name="T3173"><text:s/>HYPERLINK "https://mapy.cz/zakladni?source=addr&amp;id=11190228&amp;ds=1&amp;x=15.1226347&amp;y=50.1475728&amp;z=17"</text:span><text:span text:style-name="T3174">&amp;</text:span><text:span text:style-name="T3175"><text:s/>HYPERLINK "https://mapy.cz/zakladni?source=addr&amp;id=11190228&amp;ds=1&amp;x=15.1226347&amp;y=50.1475728&amp;z=17"</text:span><text:span text:style-name="T3176">id=11190228</text:span><text:span text:style-name="T3177"><text:s/>HYPERLINK "https://mapy.cz/zakladni?source=addr&amp;id=11190228&amp;ds=1&amp;x=15.1226347&amp;y=50.1475728&amp;z=17"</text:span><text:span text:style-name="T3178">&amp;</text:span><text:span text:style-name="T3179"><text:s/>HYPERLINK "https://mapy.cz/zakladni?source=addr&amp;id=11190228&amp;ds=1&amp;x=15.1226347&amp;y=50.1475728&amp;z=17"</text:span><text:span text:style-name="T3180">ds=1</text:span><text:span text:style-name="T3181"><text:s/>HYPERLINK "https://mapy.cz/zakladni?source=addr&amp;id=11190228&amp;ds=1&amp;x=15.1226347&amp;y=50.1475728&amp;z=17"</text:span><text:span text:style-name="T3182">&amp;</text:span><text:span text:style-name="T3183"><text:s/>HYPERLINK "https://mapy.cz/zakladni?source=addr&amp;id=11190228&amp;ds=1&amp;x=15.1226347&amp;y=50.1475728&amp;z=17"</text:span><text:span text:style-name="T3184">x=15.1226347</text:span><text:span text:style-name="T3185"><text:s/>HYPERLINK "https://mapy.cz/zakladni?source=addr&amp;id=11190228&amp;ds=1&amp;x=15.1226347&amp;y=50.1475728&amp;z=17"</text:span><text:span text:style-name="T3186">&amp;</text:span><text:span text:style-name="T3187"><text:s/>HYPERLINK "https://mapy.cz/zakladni?source=addr&amp;id=11190228&amp;ds=1&amp;x=15.1226347&amp;y=50.1475728&amp;z=17"</text:span><text:span text:style-name="T3188">y=50.1475728</text:span><text:span text:style-name="T3189"><text:s/>HYPERLINK "https://mapy.cz/zakladni?source=addr&amp;id=11190228&amp;ds=1&amp;x=15.1226347&amp;y=50.1475728&amp;z=17"</text:span><text:span text:style-name="T3190">&amp;</text:span><text:span text:style-name="T3191"><text:s/>HYPERLINK "https://mapy.cz/zakladni?source=addr&amp;id=11190228&amp;ds=1&amp;x=15.1226347&amp;y=50.1475728&amp;z=17"</text:span><text:span text:style-name="T3192">z=17"</text:span><text:span text:style-name="T3193"><text:s/>HYPERLINK "https://mapy.cz/zakladni?source=addr&amp;id=11190228&amp;ds=1&amp;x=15.1226347&amp;y=50.1475728&amp;z=17"</text:span><text:span text:style-name="T3194">&amp;</text:span></text:a><text:span text:style-name="T3195"><text:s/></text:span><text:a xlink:href="https://mapy.cz/zakladni?source=addr&amp;id=11190228&amp;ds=1&amp;x=15.1226347&amp;y=50.1475728&amp;z=17"><text:span text:style-name="T3197">HYPERLINK "https://mapy.cz/zakladni?source=addr</text:span><text:span text:style-name="T3198"><text:s/>HYPERLINK "https://mapy.cz/zakladni?source=addr&amp;id=11190228&amp;ds=1&amp;x=15.1226347&amp;y=50.1475728&amp;z=17"</text:span><text:span text:style-name="T3199">&amp;</text:span><text:span text:style-name="T3200"><text:s/>HYPERLINK "https://mapy.cz/zakladni?source=addr&amp;id=11190228&amp;ds=1&amp;x=15.1226347&amp;y=50.1475728&amp;z=17"</text:span><text:span text:style-name="T3201">id=11190228</text:span><text:span text:style-name="T3202"><text:s/>HYPERLINK "https://mapy.cz/zakladni?source=addr&amp;id=11190228&amp;ds=1&amp;x=15.1226347&amp;y=50.1475728&amp;z=17"</text:span><text:span text:style-name="T3203">&amp;</text:span><text:span text:style-name="T3204"><text:s/>HYPERLINK "https://mapy.cz/zakladni?source=addr&amp;id=11190228&amp;ds=1&amp;x=15.1226347&amp;y=50.1475728&amp;z=17"</text:span><text:span text:style-name="T3205">ds=1</text:span><text:span text:style-name="T3206"><text:s/>HYPERLINK "https://mapy.cz/zakladni?source=addr&amp;id=11190228&amp;ds=1&amp;x=15.1226347&amp;y=50.1475728&amp;z=17"</text:span><text:span text:style-name="T3207">&amp;</text:span><text:span text:style-name="T3208"><text:s/>HYPERLINK "https://mapy.cz/zakladni?source=addr&amp;id=11190228&amp;ds=1&amp;x=15.1226347&amp;y=50.1475728&amp;z=17"</text:span><text:span text:style-name="T3209">x=15.1226347</text:span><text:span text:style-name="T3210"><text:s/>HYPERLINK "https://mapy.cz/zakladni?source=addr&amp;id=11190228&amp;ds=1&amp;x=15.1226347&amp;y=50.1475728&amp;z=17"</text:span><text:span text:style-name="T3211">&amp;</text:span><text:span text:style-name="T3212"><text:s/>HYPERLINK "https://mapy.cz/zakladni?source=addr&amp;id=11190228&amp;ds=1&amp;x=15.1226347&amp;y=50.1475728&amp;z=17"</text:span><text:span text:style-name="T3213">y=50.1475728</text:span><text:span text:style-name="T3214"><text:s/>HYPERLINK "https://mapy.cz/zakladni?source=addr&amp;id=11190228&amp;ds=1&amp;x=15.1226347&amp;y=50.1475728&amp;z=17"</text:span><text:span text:style-name="T3215">&amp;</text:span><text:span text:style-name="T3216"><text:s/>HYPERLINK "https://mapy.cz/zakladni?source=addr&amp;id=11190228&amp;ds=1&amp;x=15.1226347&amp;y=50.1475728&amp;z=17"</text:span><text:span text:style-name="T3217">z=17"</text:span><text:span text:style-name="T3218"><text:s/>HYPERLINK "https://mapy.cz/zakladni?source=addr&amp;id=11190228&amp;ds=1&amp;x=15.1226347&amp;y=50.1475728&amp;z=17"</text:span><text:span text:style-name="T3219">id=11190228</text:span></text:a><text:span text:style-name="T3220"><text:s/></text:span><text:a xlink:href="https://mapy.cz/zakladni?source=addr&amp;id=11190228&amp;ds=1&amp;x=15.1226347&amp;y=50.1475728&amp;z=17"><text:span text:style-name="T3222">HYPERLINK "https://mapy.cz/zakladni?source=addr</text:span><text:span text:style-name="T3223"><text:s/>HYPERLINK "https://mapy.cz/zakladni?source=addr&amp;id=11190228&amp;ds=1&amp;x=15.1226347&amp;y=50.1475728&amp;z=17"</text:span><text:span text:style-name="T3224">&amp;</text:span><text:span text:style-name="T3225"><text:s/>HYPERLINK "https://mapy.cz/zakladni?source=addr&amp;id=11190228&amp;ds=1&amp;x=15.1226347&amp;y=50.1475728&amp;z=17"</text:span><text:span text:style-name="T3226">id=11190228</text:span><text:span text:style-name="T3227"><text:s/>HYPERLINK "https://mapy.cz/zakladni?source=addr&amp;id=11190228&amp;ds=1&amp;x=15.1226347&amp;y=50.1475728&amp;z=17"</text:span><text:span text:style-name="T3228">&amp;</text:span><text:span text:style-name="T3229"><text:s/>HYPERLINK "https://mapy.cz/zakladni?source=addr&amp;id=11190228&amp;ds=1&amp;x=15.1226347&amp;y=50.1475728&amp;z=17"</text:span><text:span text:style-name="T3230">ds=1</text:span><text:span text:style-name="T3231"><text:s/>HYPERLINK "https://mapy.cz/zakladni?source=addr&amp;id=11190228&amp;ds=1&amp;x=15.1226347&amp;y=50.1475728&amp;z=17"</text:span><text:span text:style-name="T3232">&amp;</text:span><text:span text:style-name="T3233"><text:s/>HYPERLINK "https://mapy.cz/zakladni?source=addr&amp;id=11190228&amp;ds=1&amp;x=15.1226347&amp;y=50.1475728&amp;z=17"</text:span><text:span text:style-name="T3234">x=15.1226347</text:span><text:span text:style-name="T3235"><text:s/>HYPERLINK "https://mapy.cz/zakladni?source=addr&amp;id=11190228&amp;ds=1&amp;x=15.1226347&amp;y=50.1475728&amp;z=17"</text:span><text:span text:style-name="T3236">&amp;</text:span><text:span text:style-name="T3237"><text:s/>HYPERLINK "https://mapy.cz/zakladni?source=addr&amp;id=11190228&amp;ds=1&amp;x=15.1226347&amp;y=50.1475728&amp;z=17"</text:span><text:span text:style-name="T3238">y=50.1475728</text:span><text:span text:style-name="T3239"><text:s/>HYPERLINK "https://mapy.cz/zakladni?source=addr&amp;id=11190228&amp;ds=1&amp;x=15.1226347&amp;y=50.1475728&amp;z=17"</text:span><text:span text:style-name="T3240">&amp;</text:span><text:span text:style-name="T3241"><text:s/>HYPERLINK "https://mapy.cz/zakladni?source=addr&amp;id=11190228&amp;ds=1&amp;x=15.1226347&amp;y=50.1475728&amp;z=17"</text:span><text:span text:style-name="T3242">z=17"</text:span><text:span text:style-name="T3243"><text:s/>HYPERLINK "https://mapy.cz/zakladni?source=addr&amp;id=11190228&amp;ds=1&amp;x=15.1226347&amp;y=50.1475728&amp;z=17"</text:span><text:span text:style-name="T3244">&amp;</text:span></text:a><text:span text:style-name="T3245"><text:s/></text:span><text:a xlink:href="https://mapy.cz/zakladni?source=addr&amp;id=11190228&amp;ds=1&amp;x=15.1226347&amp;y=50.1475728&amp;z=17"><text:span text:style-name="T3247">HYPERLINK "https://mapy.cz/zakladni?source=addr</text:span><text:span text:style-name="T3248"><text:s/>HYPERLINK "https://mapy.cz/zakladni?source=addr&amp;id=11190228&amp;ds=1&amp;x=15.1226347&amp;y=50.1475728&amp;z=17"</text:span><text:span text:style-name="T3249">&amp;</text:span><text:span text:style-name="T3250"><text:s/>HYPERLINK "https://mapy.cz/zakladni?source=addr&amp;id=11190228&amp;ds=1&amp;x=15.1226347&amp;y=50.1475728&amp;z=17"</text:span><text:span text:style-name="T3251">id=11190228</text:span><text:span text:style-name="T3252"><text:s/>HYPERLINK "https://mapy.cz/zakladni?source=addr&amp;id=11190228&amp;ds=1&amp;x=15.1226347&amp;y=50.1475728&amp;z=17"</text:span><text:span text:style-name="T3253">&amp;</text:span><text:span text:style-name="T3254"><text:s/>HYPERLINK "https://mapy.cz/zakladni?source=addr&amp;id=11190228&amp;ds=1&amp;x=15.1226347&amp;y=50.1475728&amp;z=17"</text:span><text:span text:style-name="T3255">ds=1</text:span><text:span text:style-name="T3256"><text:s/>HYPERLINK "https://mapy.cz/zakladni?source=addr&amp;id=11190228&amp;ds=1&amp;x=15.1226347&amp;y=50.1475728&amp;z=17"</text:span><text:span text:style-name="T3257">&amp;</text:span><text:span text:style-name="T3258"><text:s/>HYPERLINK "https://mapy.cz/zakladni?source=addr&amp;id=11190228&amp;ds=1&amp;x=15.1226347&amp;y=50.1475728&amp;z=17"</text:span><text:span text:style-name="T3259">x=15.1226347</text:span><text:span text:style-name="T3260"><text:s/>HYPERLINK "https://mapy.cz/zakladni?source=addr&amp;id=11190228&amp;ds=1&amp;x=15.1226347&amp;y=50.1475728&amp;z=17"</text:span><text:span text:style-name="T3261">&amp;</text:span><text:span text:style-name="T3262"><text:s/>HYPERLINK "https://mapy.cz/zakladni?source=addr&amp;id=11190228&amp;ds=1&amp;x=15.1226347&amp;y=50.1475728&amp;z=17"</text:span><text:span text:style-name="T3263">y=50.1475728</text:span><text:span text:style-name="T3264"><text:s/>HYPERLINK "https://mapy.cz/zakladni?source=addr&amp;id=11190228&amp;ds=1&amp;x=15.1226347&amp;y=50.1475728&amp;z=17"</text:span><text:span text:style-name="T3265">&amp;</text:span><text:span text:style-name="T3266"><text:s/>HYPERLINK "https://mapy.cz/zakladni?source=addr&amp;id=11190228&amp;ds=1&amp;x=15.1226347&amp;y=50.1475728&amp;z=17"</text:span><text:span text:style-name="T3267">z=17"</text:span><text:span text:style-name="T3268"><text:s/>HYPERLINK "https://mapy.cz/zakladni?source=addr&amp;id=11190228&amp;ds=1&amp;x=15.1226347&amp;y=50.1475728&amp;z=17"</text:span><text:span text:style-name="T3269">ds=1</text:span></text:a><text:span text:style-name="T3270"><text:s/></text:span><text:a xlink:href="https://mapy.cz/zakladni?source=addr&amp;id=11190228&amp;ds=1&amp;x=15.1226347&amp;y=50.1475728&amp;z=17"><text:span text:style-name="T3272">HYPERLINK "https://mapy.cz/zakladni?source=addr</text:span><text:span text:style-name="T3273"><text:s/>HYPERLINK "https://mapy.cz/zakladni?source=addr&amp;id=11190228&amp;ds=1&amp;x=15.1226347&amp;y=50.1475728&amp;z=17"</text:span><text:span text:style-name="T3274">&amp;</text:span><text:span text:style-name="T3275"><text:s/>HYPERLINK "https://mapy.cz/zakladni?source=addr&amp;id=11190228&amp;ds=1&amp;x=15.1226347&amp;y=50.1475728&amp;z=17"</text:span><text:span text:style-name="T3276">id=11190228</text:span><text:span text:style-name="T3277"><text:s/>HYPERLINK "https://mapy.cz/zakladni?source=addr&amp;id=11190228&amp;ds=1&amp;x=15.1226347&amp;y=50.1475728&amp;z=17"</text:span><text:span text:style-name="T3278">&amp;</text:span><text:span text:style-name="T3279"><text:s/>HYPERLINK "https://mapy.cz/zakladni?source=addr&amp;id=11190228&amp;ds=1&amp;x=15.1226347&amp;y=50.1475728&amp;z=17"</text:span><text:span text:style-name="T3280">ds=1</text:span><text:span text:style-name="T3281"><text:s/>HYPERLINK "https://mapy.cz/zakladni?source=addr&amp;id=11190228&amp;ds=1&amp;x=15.1226347&amp;y=50.1475728&amp;z=17"</text:span><text:span text:style-name="T3282">&amp;</text:span><text:span text:style-name="T3283"><text:s/>HYPERLINK "https://mapy.cz/zakladni?source=addr&amp;id=11190228&amp;ds=1&amp;x=15.1226347&amp;y=50.1475728&amp;z=17"</text:span><text:span text:style-name="T3284">x=15.1226347</text:span><text:span text:style-name="T3285"><text:s/>HYPERLINK "https://mapy.cz/zakladni?source=addr&amp;id=11190228&amp;ds=1&amp;x=15.1226347&amp;y=50.1475728&amp;z=17"</text:span><text:span text:style-name="T3286">&amp;</text:span><text:span text:style-name="T3287"><text:s/>HYPERLINK "https://mapy.cz/zakladni?source=addr&amp;id=11190228&amp;ds=1&amp;x=15.1226347&amp;y=50.1475728&amp;z=17"</text:span><text:span text:style-name="T3288">y=50.1475728</text:span><text:span text:style-name="T3289"><text:s/>HYPERLINK "https://mapy.cz/zakladni?source=addr&amp;id=11190228&amp;ds=1&amp;x=15.1226347&amp;y=50.1475728&amp;z=17"</text:span><text:span text:style-name="T3290">&amp;</text:span><text:span text:style-name="T3291"><text:s/>HYPERLINK "https://mapy.cz/zakladni?source=addr&amp;id=11190228&amp;ds=1&amp;x=15.1226347&amp;y=50.1475728&amp;z=17"</text:span><text:span text:style-name="T3292">z=17"</text:span><text:span text:style-name="T3293"><text:s/>HYPERLINK "https://mapy.cz/zakladni?source=addr&amp;id=11190228&amp;ds=1&amp;x=15.1226347&amp;y=50.1475728&amp;z=17"</text:span><text:span text:style-name="T3294">&amp;</text:span></text:a><text:span text:style-name="T3295"><text:s/></text:span><text:a xlink:href="https://mapy.cz/zakladni?source=addr&amp;id=11190228&amp;ds=1&amp;x=15.1226347&amp;y=50.1475728&amp;z=17"><text:span text:style-name="T3297">HYPERLINK "https://mapy.cz/zakladni?source=addr</text:span><text:span text:style-name="T3298"><text:s/>HYPERLINK "https://mapy.cz/zakladni?source=addr&amp;id=11190228&amp;ds=1&amp;x=15.1226347&amp;y=50.1475728&amp;z=17"</text:span><text:span text:style-name="T3299">&amp;</text:span><text:span text:style-name="T3300"><text:s/>HYPERLINK "https://mapy.cz/zakladni?source=addr&amp;id=11190228&amp;ds=1&amp;x=15.1226347&amp;y=50.1475728&amp;z=17"</text:span><text:span text:style-name="T3301">id=11190228</text:span><text:span text:style-name="T3302"><text:s/>HYPERLINK "https://mapy.cz/zakladni?source=addr&amp;id=11190228&amp;ds=1&amp;x=15.1226347&amp;y=50.1475728&amp;z=17"</text:span><text:span text:style-name="T3303">&amp;</text:span><text:span text:style-name="T3304"><text:s/>HYPERLINK "https://mapy.cz/zakladni?source=addr&amp;id=11190228&amp;ds=1&amp;x=15.1226347&amp;y=50.1475728&amp;z=17"</text:span><text:span text:style-name="T3305">ds=1</text:span><text:span text:style-name="T3306"><text:s/>HYPERLINK "https://mapy.cz/zakladni?source=addr&amp;id=11190228&amp;ds=1&amp;x=15.1226347&amp;y=50.1475728&amp;z=17"</text:span><text:span text:style-name="T3307">&amp;</text:span><text:span text:style-name="T3308"><text:s/>HYPERLINK "https://mapy.cz/zakladni?source=addr&amp;id=11190228&amp;ds=1&amp;x=15.1226347&amp;y=50.1475728&amp;z=17"</text:span><text:span text:style-name="T3309">x=15.1226347</text:span><text:span text:style-name="T3310"><text:s/>HYPERLINK "https://mapy.cz/zakladni?source=addr&amp;id=11190228&amp;ds=1&amp;x=15.1226347&amp;y=50.1475728&amp;z=17"</text:span><text:span text:style-name="T3311">&amp;</text:span><text:span text:style-name="T3312"><text:s/>HYPERLINK "https://mapy.cz/zakladni?source=addr&amp;id=11190228&amp;ds=1&amp;x=15.1226347&amp;y=50.1475728&amp;z=17"</text:span><text:span text:style-name="T3313">y=50.1475728</text:span><text:span text:style-name="T3314"><text:s/>HYPERLINK "https://mapy.cz/zakladni?source=addr&amp;id=11190228&amp;ds=1&amp;x=15.1226347&amp;y=50.1475728&amp;z=17"</text:span><text:span text:style-name="T3315">&amp;</text:span><text:span text:style-name="T3316"><text:s/>HYPERLINK "https://mapy.cz/zakladni?source=addr&amp;id=11190228&amp;ds=1&amp;x=15.1226347&amp;y=50.1475728&amp;z=17"</text:span><text:span text:style-name="T3317">z=17"</text:span><text:span text:style-name="T3318"><text:s/>HYPERLINK "https://mapy.cz/zakladni?source=addr&amp;id=11190228&amp;ds=1&amp;x=15.1226347&amp;y=50.1475728&amp;z=17"</text:span><text:span text:style-name="T3319">x=15.1226347</text:span></text:a><text:span text:style-name="T3320"><text:s/></text:span><text:a xlink:href="https://mapy.cz/zakladni?source=addr&amp;id=11190228&amp;ds=1&amp;x=15.1226347&amp;y=50.1475728&amp;z=17"><text:span text:style-name="T3322">HYPERLINK "https://mapy.cz/zakladni?source=addr</text:span><text:span text:style-name="T3323"><text:s/>HYPERLINK "https://mapy.cz/zakladni?source=addr&amp;id=11190228&amp;ds=1&amp;x=15.1226347&amp;y=50.1475728&amp;z=17"</text:span><text:span text:style-name="T3324">&amp;</text:span><text:span text:style-name="T3325"><text:s/>HYPERLINK "https://mapy.cz/zakladni?source=addr&amp;id=11190228&amp;ds=1&amp;x=15.1226347&amp;y=50.1475728&amp;z=17"</text:span><text:span text:style-name="T3326">id=11190228</text:span><text:span text:style-name="T3327"><text:s/>HYPERLINK "https://mapy.cz/zakladni?source=addr&amp;id=11190228&amp;ds=1&amp;x=15.1226347&amp;y=50.1475728&amp;z=17"</text:span><text:span text:style-name="T3328">&amp;</text:span><text:span text:style-name="T3329"><text:s/>HYPERLINK "https://mapy.cz/zakladni?source=addr&amp;id=11190228&amp;ds=1&amp;x=15.1226347&amp;y=50.1475728&amp;z=17"</text:span><text:span text:style-name="T3330">ds=1</text:span><text:span text:style-name="T3331"><text:s/>HYPERLINK "https://mapy.cz/zakladni?source=addr&amp;id=11190228&amp;ds=1&amp;x=15.1226347&amp;y=50.1475728&amp;z=17"</text:span><text:span text:style-name="T3332">&amp;</text:span><text:span text:style-name="T3333"><text:s/>HYPERLINK "https://mapy.cz/zakladni?source=addr&amp;id=11190228&amp;ds=1&amp;x=15.1226347&amp;y=50.1475728&amp;z=17"</text:span><text:span text:style-name="T3334">x=15.1226347</text:span><text:span text:style-name="T3335"><text:s/>HYPERLINK "https://mapy.cz/zakladni?source=addr&amp;id=11190228&amp;ds=1&amp;x=15.1226347&amp;y=50.1475728&amp;z=17"</text:span><text:span text:style-name="T3336">&amp;</text:span><text:span text:style-name="T3337"><text:s/>HYPERLINK "https://mapy.cz/zakladni?source=addr&amp;id=11190228&amp;ds=1&amp;x=15.1226347&amp;y=50.1475728&amp;z=17"</text:span><text:span text:style-name="T3338">y=50.1475728</text:span><text:span text:style-name="T3339"><text:s/>HYPERLINK "https://mapy.cz/zakladni?source=addr&amp;id=11190228&amp;ds=1&amp;x=15.1226347&amp;y=50.1475728&amp;z=17"</text:span><text:span text:style-name="T3340">&amp;</text:span><text:span text:style-name="T3341"><text:s/>HYPERLINK "https://mapy.cz/zakladni?source=addr&amp;id=11190228&amp;ds=1&amp;x=15.1226347&amp;y=50.1475728&amp;z=17"</text:span><text:span text:style-name="T3342">z=17"</text:span><text:span text:style-name="T3343"><text:s/>HYPERLINK "https://mapy.cz/zakladni?source=addr&amp;id=11190228&amp;ds=1&amp;x=15.1226347&amp;y=50.1475728&amp;z=17"</text:span><text:span text:style-name="T3344">&amp;</text:span></text:a><text:span text:style-name="T3345"><text:s/></text:span><text:a xlink:href="https://mapy.cz/zakladni?source=addr&amp;id=11190228&amp;ds=1&amp;x=15.1226347&amp;y=50.1475728&amp;z=17"><text:span text:style-name="T3347">HYPERLINK "https://mapy.cz/zakladni?source=addr</text:span><text:span text:style-name="T3348"><text:s/>HYPERLINK "https://mapy.cz/zakladni?source=addr&amp;id=11190228&amp;ds=1&amp;x=15.1226347&amp;y=50.1475728&amp;z=17"</text:span><text:span text:style-name="T3349">&amp;</text:span><text:span text:style-name="T3350"><text:s/>HYPERLINK "https://mapy.cz/zakladni?source=addr&amp;id=11190228&amp;ds=1&amp;x=15.1226347&amp;y=50.1475728&amp;z=17"</text:span><text:span text:style-name="T3351">id=11190228</text:span><text:span text:style-name="T3352"><text:s/>HYPERLINK "https://mapy.cz/zakladni?source=addr&amp;id=11190228&amp;ds=1&amp;x=15.1226347&amp;y=50.1475728&amp;z=17"</text:span><text:span text:style-name="T3353">&amp;</text:span><text:span text:style-name="T3354"><text:s/>HYPERLINK "https://mapy.cz/zakladni?source=addr&amp;id=11190228&amp;ds=1&amp;x=15.1226347&amp;y=50.1475728&amp;z=17"</text:span><text:span text:style-name="T3355">ds=1</text:span><text:span text:style-name="T3356"><text:s/>HYPERLINK "https://mapy.cz/zakladni?source=addr&amp;id=11190228&amp;ds=1&amp;x=15.1226347&amp;y=50.1475728&amp;z=17"</text:span><text:span text:style-name="T3357">&amp;</text:span><text:span text:style-name="T3358"><text:s/>HYPERLINK "https://mapy.cz/zakladni?source=addr&amp;id=11190228&amp;ds=1&amp;x=15.1226347&amp;y=50.1475728&amp;z=17"</text:span><text:span text:style-name="T3359">x=15.1226347</text:span><text:span text:style-name="T3360"><text:s/>HYPERLINK "https://mapy.cz/zakladni?source=addr&amp;id=11190228&amp;ds=1&amp;x=15.1226347&amp;y=50.1475728&amp;z=17"</text:span><text:span text:style-name="T3361">&amp;</text:span><text:span text:style-name="T3362"><text:s/>HYPERLINK "https://mapy.cz/zakladni?source=addr&amp;id=11190228&amp;ds=1&amp;x=15.1226347&amp;y=50.1475728&amp;z=17"</text:span><text:span text:style-name="T3363">y=50.1475728</text:span><text:span text:style-name="T3364"><text:s/>HYPERLINK "https://mapy.cz/zakladni?source=addr&amp;id=11190228&amp;ds=1&amp;x=15.1226347&amp;y=50.1475728&amp;z=17"</text:span><text:span text:style-name="T3365">&amp;</text:span><text:span text:style-name="T3366"><text:s/>HYPERLINK "https://mapy.cz/zakladni?source=addr&amp;id=11190228&amp;ds=1&amp;x=15.1226347&amp;y=50.1475728&amp;z=17"</text:span><text:span text:style-name="T3367">z=17"</text:span><text:span text:style-name="T3368"><text:s/>HYPERLINK "https://mapy.cz/zakladni?source=addr&amp;id=11190228&amp;ds=1&amp;x=15.1226347&amp;y=50.1475728&amp;z=17"</text:span><text:span text:style-name="T3369">y=50.1475728</text:span></text:a><text:span text:style-name="T3370"><text:s/></text:span><text:a xlink:href="https://mapy.cz/zakladni?source=addr&amp;id=11190228&amp;ds=1&amp;x=15.1226347&amp;y=50.1475728&amp;z=17"><text:span text:style-name="T3372">HYPERLINK "https://mapy.cz/zakladni?source=addr</text:span><text:span text:style-name="T3373"><text:s/>HYPERLINK "https://mapy.cz/zakladni?source=addr&amp;id=11190228&amp;ds=1&amp;x=15.1226347&amp;y=50.1475728&amp;z=17"</text:span><text:span text:style-name="T3374">&amp;</text:span><text:span text:style-name="T3375"><text:s/>HYPERLINK "https://mapy.cz/zakladni?source=addr&amp;id=11190228&amp;ds=1&amp;x=15.1226347&amp;y=50.1475728&amp;z=17"</text:span><text:span text:style-name="T3376">id=11190228</text:span><text:span text:style-name="T3377"><text:s/>HYPERLINK "https://mapy.cz/zakladni?source=addr&amp;id=11190228&amp;ds=1&amp;x=15.1226347&amp;y=50.1475728&amp;z=17"</text:span><text:span text:style-name="T3378">&amp;</text:span><text:span text:style-name="T3379"><text:s/>HYPERLINK "https://mapy.cz/zakladni?source=addr&amp;id=11190228&amp;ds=1&amp;x=15.1226347&amp;y=50.1475728&amp;z=17"</text:span><text:span text:style-name="T3380">ds=1</text:span><text:span text:style-name="T3381"><text:s/>HYPERLINK "https://mapy.cz/zakladni?source=addr&amp;id=11190228&amp;ds=1&amp;x=15.1226347&amp;y=50.1475728&amp;z=17"</text:span><text:span text:style-name="T3382">&amp;</text:span><text:span text:style-name="T3383"><text:s/>HYPERLINK "https://mapy.cz/zakladni?source=addr&amp;id=11190228&amp;ds=1&amp;x=15.1226347&amp;y=50.1475728&amp;z=17"</text:span><text:span text:style-name="T3384">x=15.1226347</text:span><text:span text:style-name="T3385"><text:s/>HYPERLINK "https://mapy.cz/zakladni?source=addr&amp;id=11190228&amp;ds=1&amp;x=15.1226347&amp;y=50.1475728&amp;z=17"</text:span><text:span text:style-name="T3386">&amp;</text:span><text:span text:style-name="T3387"><text:s/>HYPERLINK "https://mapy.cz/zakladni?source=addr&amp;id=11190228&amp;ds=1&amp;x=15.1226347&amp;y=50.1475728&amp;z=17"</text:span><text:span text:style-name="T3388">y=50.1475728</text:span><text:span text:style-name="T3389"><text:s/>HYPERLINK "https://mapy.cz/zakladni?source=addr&amp;id=11190228&amp;ds=1&amp;x=15.1226347&amp;y=50.1475728&amp;z=17"</text:span><text:span text:style-name="T3390">&amp;</text:span><text:span text:style-name="T3391"><text:s/>HYPERLINK "https://mapy.cz/zakladni?source=addr&amp;id=11190228&amp;ds=1&amp;x=15.1226347&amp;y=50.1475728&amp;z=17"</text:span><text:span text:style-name="T3392">z=17"</text:span><text:span text:style-name="T3393"><text:s/>HYPERLINK "https://mapy.cz/zakladni?source=addr&amp;id=11190228&amp;ds=1&amp;x=15.1226347&amp;y=50.1475728&amp;z=17"</text:span><text:span text:style-name="T3394">&amp;</text:span></text:a><text:span text:style-name="T3395"><text:s/></text:span><text:a xlink:href="https://mapy.cz/zakladni?source=addr&amp;id=11190228&amp;ds=1&amp;x=15.1226347&amp;y=50.1475728&amp;z=17"><text:span text:style-name="T3397">HYPERLINK "https://mapy.cz/zakladni?source=addr</text:span><text:span text:style-name="T3398"><text:s/>HYPERLINK "https://mapy.cz/zakladni?source=addr&amp;id=11190228&amp;ds=1&amp;x=15.1226347&amp;y=50.1475728&amp;z=17"</text:span><text:span text:style-name="T3399">&amp;</text:span><text:span text:style-name="T3400"><text:s/>HYPERLINK "https://mapy.cz/zakladni?source=addr&amp;id=11190228&amp;ds=1&amp;x=15.1226347&amp;y=50.1475728&amp;z=17"</text:span><text:span text:style-name="T3401">id=11190228</text:span><text:span text:style-name="T3402"><text:s/>HYPERLINK "https://mapy.cz/zakladni?source=addr&amp;id=11190228&amp;ds=1&amp;x=15.1226347&amp;y=50.1475728&amp;z=17"</text:span><text:span text:style-name="T3403">&amp;</text:span><text:span text:style-name="T3404"><text:s/>HYPERLINK "https://mapy.cz/zakladni?source=addr&amp;id=11190228&amp;ds=1&amp;x=15.1226347&amp;y=50.1475728&amp;z=17"</text:span><text:span text:style-name="T3405">ds=1</text:span><text:span text:style-name="T3406"><text:s/>HYPERLINK "https://mapy.cz/zakladni?source=addr&amp;id=11190228&amp;ds=1&amp;x=15.1226347&amp;y=50.1475728&amp;z=17"</text:span><text:span text:style-name="T3407">&amp;</text:span><text:span text:style-name="T3408"><text:s/>HYPERLINK "https://mapy.cz/zakladni?source=addr&amp;id=11190228&amp;ds=1&amp;x=15.1226347&amp;y=50.1475728&amp;z=17"</text:span><text:span text:style-name="T3409">x=15.1226347</text:span><text:span text:style-name="T3410"><text:s/>HYPERLINK "https://mapy.cz/zakladni?source=addr&amp;id=11190228&amp;ds=1&amp;x=15.1226347&amp;y=50.1475728&amp;z=17"</text:span><text:span text:style-name="T3411">&amp;</text:span><text:span text:style-name="T3412"><text:s/>HYPERLINK "https://mapy.cz/zakladni?source=addr&amp;id=11190228&amp;ds=1&amp;x=15.1226347&amp;y=50.1475728&amp;z=17"</text:span><text:span text:style-name="T3413">y=50.1475728</text:span><text:span text:style-name="T3414"><text:s/>HYPERLINK "https://mapy.cz/zakladni?source=addr&amp;id=11190228&amp;ds=1&amp;x=15.1226347&amp;y=50.1475728&amp;z=17"</text:span><text:span text:style-name="T3415">&amp;</text:span><text:span text:style-name="T3416"><text:s/>HYPERLINK "https://mapy.cz/zakladni?source=addr&amp;id=11190228&amp;ds=1&amp;x=15.1226347&amp;y=50.1475728&amp;z=17"</text:span><text:span text:style-name="T3417">z=17"</text:span><text:span text:style-name="T3418"><text:s/>HYPERLINK "https://mapy.cz/zakladni?source=addr&amp;id=11190228&amp;ds=1&amp;x=15.1226347&amp;y=50.1475728&amp;z=17"</text:span><text:span text:style-name="T3419">z=17"</text:span></text:a><text:span text:style-name="T3420"><text:s/></text:span><text:a xlink:href="https://mapy.cz/zakladni?source=addr&amp;id=11190228&amp;ds=1&amp;x=15.1226347&amp;y=50.1475728&amp;z=17"><text:span text:style-name="T3422">HYPERLINK "https://mapy.cz/zakladni?source=addr</text:span><text:span text:style-name="T3423"><text:s/>HYPERLINK "https://mapy.cz/zakladni?source=addr&amp;id=11190228&amp;ds=1&amp;x=15.1226347&amp;y=50.1475728&amp;z=17"</text:span><text:span text:style-name="T3424">&amp;</text:span><text:span text:style-name="T3425"><text:s/>HYPERLINK "https://mapy.cz/zakladni?source=addr&amp;id=11190228&amp;ds=1&amp;x=15.1226347&amp;y=50.1475728&amp;z=17"</text:span><text:span text:style-name="T3426">id=11190228</text:span><text:span text:style-name="T3427"><text:s/>HYPERLINK "https://mapy.cz/zakladni?source=addr&amp;id=11190228&amp;ds=1&amp;x=15.1226347&amp;y=50.1475728&amp;z=17"</text:span><text:span text:style-name="T3428">&amp;</text:span><text:span text:style-name="T3429"><text:s/>HYPERLINK "https://mapy.cz/zakladni?source=addr&amp;id=11190228&amp;ds=1&amp;x=15.1226347&amp;y=50.1475728&amp;z=17"</text:span><text:span text:style-name="T3430">ds=1</text:span><text:span text:style-name="T3431"><text:s/>HYPERLINK "https://mapy.cz/zakladni?source=addr&amp;id=11190228&amp;ds=1&amp;x=15.1226347&amp;y=50.1475728&amp;z=17"</text:span><text:span text:style-name="T3432">&amp;</text:span><text:span text:style-name="T3433"><text:s/>HYPERLINK "https://mapy.cz/zakladni?source=addr&amp;id=11190228&amp;ds=1&amp;x=15.1226347&amp;y=50.1475728&amp;z=17"</text:span><text:span text:style-name="T3434">x=15.1226347</text:span><text:span text:style-name="T3435"><text:s/>HYPERLINK "https://mapy.cz/zakladni?source=addr&amp;id=11190228&amp;ds=1&amp;x=15.1226347&amp;y=50.1475728&amp;z=17"</text:span><text:span text:style-name="T3436">&amp;</text:span><text:span text:style-name="T3437"><text:s/>HYPERLINK "https://mapy.cz/zakladni?source=addr&amp;id=11190228&amp;ds=1&amp;x=15.1226347&amp;y=50.1475728&amp;z=17"</text:span><text:span text:style-name="T3438">y=50.1475728</text:span><text:span text:style-name="T3439"><text:s/>HYPERLINK "https://mapy.cz/zakladni?source=addr&amp;id=11190228&amp;ds=1&amp;x=15.1226347&amp;y=50.1475728&amp;z=17"</text:span><text:span text:style-name="T3440">&amp;</text:span><text:span text:style-name="T3441"><text:s/>HYPERLINK "https://mapy.cz/zakladni?source=addr&amp;id=11190228&amp;ds=1&amp;x=15.1226347&amp;y=50.1475728&amp;z=17"</text:span><text:span text:style-name="T3442">z=17"</text:span><text:span text:style-name="T3443"><text:s/>HYPERLINK "https://mapy.cz/zakladni?source=addr&amp;id=11190228&amp;ds=1&amp;x=15.1226347&amp;y=50.1475728&amp;z=17"</text:span><text:span text:style-name="T3444">z=17</text:span></text:a><text:span text:style-name="T3445"><text:s/>+ mapa mo</text:span><text:span text:style-name="T3446">žnosti parkov</text:span><text:span text:style-name="T3447">ání u ú</text:span><text:span text:style-name="T3448">řadu pr</text:span><text:span text:style-name="T3449">áce)</text:span></text:p>
      <text:p text:style-name="P20"><text:span text:style-name="T3450"/></text:p>
      <text:p text:style-name="P20"><text:span text:style-name="T3451">Pasá</text:span><text:span text:style-name="T3452">ž Archa<text:tab/><text:tab/><text:tab/><text:tab/><text:tab/><text:tab/></text:span></text:p>
      <text:p text:style-name="P20"><text:span text:style-name="T3453">Création de Milli</text:span></text:p>
      <text:p text:style-name="P20"><text:span text:style-name="T3453">T.G.Masaryka 1412/6</text:span></text:p>
      <text:p text:style-name="P20"><text:span text:style-name="T3453">290 01 Pod</text:span><text:span text:style-name="T3454">ěbrady</text:span></text:p>
      <text:p text:style-name="P20"><text:span text:style-name="T3455"/></text:p>
      <text:p text:style-name="P20"><text:span text:style-name="T3456">734 482 845</text:span></text:p>
      <text:p text:style-name="P20"><text:a xlink:href="mailto:creationdemilli@gmail.com"><text:span text:style-name="T3458">creationdemilli@gmail.com</text:span></text:a><text:span text:style-name="T3459"/></text:p>
      <text:p text:style-name="P20"><text:span text:style-name="T3459"/></text:p>
      <text:p text:style-name="P20"><text:span text:style-name="T3460">foto salon (z venku?) </text:span></text:p>
      <text:p text:style-name="P20"><text:span text:style-name="T3461"/></text:p>
      <text:p text:style-name="P20"><text:span text:style-name="T3462">JAK SE K NÁM DOSTANETE</text:span></text:p>
      <text:p text:style-name="P20"><text:span text:style-name="T3463"/></text:p>
      <text:p text:style-name="P20"><text:span text:style-name="T3464">Autobusové a vlakové nádra</text:span><text:span text:style-name="T3465">ž</text:span><text:span text:style-name="T3466">í se nachází 250m od salonu.</text:span></text:p>
      <text:p text:style-name="P20"><text:span text:style-name="T3467"/></text:p>
      <text:p text:style-name="P20"><text:span text:style-name="T3468">Pokud pojedete autem, m</text:span><text:span text:style-name="T3469">ůžete zaparkovat v ulici Hakenova a Tyršova nebo na parkovišti zde (a tady bych dala mapku parkoviště u<text:s/></text:span><text:span text:style-name="T3470">ú</text:span><text:span text:style-name="T3471">řadu pr</text:span><text:span text:style-name="T3472">áce nebo aspo</text:span><text:span text:style-name="T3473">ň odkaz<text:s/></text:span><text:a xlink:href="https://mapy.cz/zakladni?source=traf&amp;id=50692&amp;ds=1&amp;x=15.1235516&amp;y=50.1478727&amp;z=17"><text:span text:style-name="T3475">https://mapy.cz/zakladni?source=traf</text:span></text:a><text:span text:style-name="T3476"><text:s/></text:span><text:a xlink:href="https://mapy.cz/zakladni?source=traf&amp;id=50692&amp;ds=1&amp;x=15.1235516&amp;y=50.1478727&amp;z=17"><text:span text:style-name="T3478">HYPERLINK "https://mapy.cz/zakladni?source=traf</text:span><text:span text:style-name="T3479"><text:s/>HYPERLINK "https://mapy.cz/zakladni?source=traf&amp;id=50692&amp;ds=1&amp;x=15.1235516&amp;y=50.1478727&amp;z=17"</text:span><text:span text:style-name="T3480">&amp;</text:span><text:span text:style-name="T3481"><text:s/>HYPERLINK "https://mapy.cz/zakladni?source=traf&amp;id=50692&amp;ds=1&amp;x=15.1235516&amp;y=50.1478727&amp;z=17"</text:span><text:span text:style-name="T3482">id=50692</text:span><text:span text:style-name="T3483"><text:s/>HYPERLINK "https://mapy.cz/zakladni?source=traf&amp;id=50692&amp;ds=1&amp;x=15.1235516&amp;y=50.1478727&amp;z=17"</text:span><text:span text:style-name="T3484">&amp;</text:span><text:span text:style-name="T3485"><text:s/>HYPERLINK "https://mapy.cz/zakladni?source=traf&amp;id=50692&amp;ds=1&amp;x=15.1235516&amp;y=50.1478727&amp;z=17"</text:span><text:span text:style-name="T3486">ds=1</text:span><text:span text:style-name="T3487"><text:s/>HYPERLINK "https://mapy.cz/zakladni?source=traf&amp;id=50692&amp;ds=1&amp;x=15.1235516&amp;y=50.1478727&amp;z=17"</text:span><text:span text:style-name="T3488">&amp;</text:span><text:span text:style-name="T3489"><text:s/>HYPERLINK "https://mapy.cz/zakladni?source=traf&amp;id=50692&amp;ds=1&amp;x=15.1235516&amp;y=50.1478727&amp;z=17"</text:span><text:span text:style-name="T3490">x=15.1235516</text:span><text:span text:style-name="T3491"><text:s/>HYPERLINK "https://mapy.cz/zakladni?source=traf&amp;id=50692&amp;ds=1&amp;x=15.1235516&amp;y=50.1478727&amp;z=17"</text:span><text:span text:style-name="T3492">&amp;</text:span><text:span text:style-name="T3493"><text:s/>HYPERLINK "https://mapy.cz/zakladni?source=traf&amp;id=50692&amp;ds=1&amp;x=15.1235516&amp;y=50.1478727&amp;z=17"</text:span><text:span text:style-name="T3494">y=50.1478727</text:span><text:span text:style-name="T3495"><text:s/>HYPERLINK "https://mapy.cz/zakladni?source=traf&amp;id=50692&amp;ds=1&amp;x=15.1235516&amp;y=50.1478727&amp;z=17"</text:span><text:span text:style-name="T3496">&amp;</text:span><text:span text:style-name="T3497"><text:s/>HYPERLINK "https://mapy.cz/zakladni?source=traf&amp;id=50692&amp;ds=1&amp;x=15.1235516&amp;y=50.1478727&amp;z=17"</text:span><text:span text:style-name="T3498">z=17"</text:span><text:span text:style-name="T3499"><text:s/>HYPERLINK "https://mapy.cz/zakladni?source=traf&amp;id=50692&amp;ds=1&amp;x=15.1235516&amp;y=50.1478727&amp;z=17"</text:span><text:span text:style-name="T3500">&amp;</text:span></text:a><text:span text:style-name="T3501"><text:s/></text:span><text:a xlink:href="https://mapy.cz/zakladni?source=traf&amp;id=50692&amp;ds=1&amp;x=15.1235516&amp;y=50.1478727&amp;z=17"><text:span text:style-name="T3503">HYPERLINK "https://mapy.cz/zakladni?source=traf</text:span><text:span text:style-name="T3504"><text:s/>HYPERLINK "https://mapy.cz/zakladni?source=traf&amp;id=50692&amp;ds=1&amp;x=15.1235516&amp;y=50.1478727&amp;z=17"</text:span><text:span text:style-name="T3505">&amp;</text:span><text:span text:style-name="T3506"><text:s/>HYPERLINK "https://mapy.cz/zakladni?source=traf&amp;id=50692&amp;ds=1&amp;x=15.1235516&amp;y=50.1478727&amp;z=17"</text:span><text:span text:style-name="T3507">id=50692</text:span><text:span text:style-name="T3508"><text:s/>HYPERLINK "https://mapy.cz/zakladni?source=traf&amp;id=50692&amp;ds=1&amp;x=15.1235516&amp;y=50.1478727&amp;z=17"</text:span><text:span text:style-name="T3509">&amp;</text:span><text:span text:style-name="T3510"><text:s/>HYPERLINK "https://mapy.cz/zakladni?source=traf&amp;id=50692&amp;ds=1&amp;x=15.1235516&amp;y=50.1478727&amp;z=17"</text:span><text:span text:style-name="T3511">ds=1</text:span><text:span text:style-name="T3512"><text:s/>HYPERLINK "https://mapy.cz/zakladni?source=traf&amp;id=50692&amp;ds=1&amp;x=15.1235516&amp;y=50.1478727&amp;z=17"</text:span><text:span text:style-name="T3513">&amp;</text:span><text:span text:style-name="T3514"><text:s/>HYPERLINK "https://mapy.cz/zakladni?source=traf&amp;id=50692&amp;ds=1&amp;x=15.1235516&amp;y=50.1478727&amp;z=17"</text:span><text:span text:style-name="T3515">x=15.1235516</text:span><text:span text:style-name="T3516"><text:s/>HYPERLINK "https://mapy.cz/zakladni?source=traf&amp;id=50692&amp;ds=1&amp;x=15.1235516&amp;y=50.1478727&amp;z=17"</text:span><text:span text:style-name="T3517">&amp;</text:span><text:span text:style-name="T3518"><text:s/>HYPERLINK "https://mapy.cz/zakladni?source=traf&amp;id=50692&amp;ds=1&amp;x=15.1235516&amp;y=50.1478727&amp;z=17"</text:span><text:span text:style-name="T3519">y=50.1478727</text:span><text:span text:style-name="T3520"><text:s/>HYPERLINK "https://mapy.cz/zakladni?source=traf&amp;id=50692&amp;ds=1&amp;x=15.1235516&amp;y=50.1478727&amp;z=17"</text:span><text:span text:style-name="T3521">&amp;</text:span><text:span text:style-name="T3522"><text:s/>HYPERLINK "https://mapy.cz/zakladni?source=traf&amp;id=50692&amp;ds=1&amp;x=15.1235516&amp;y=50.1478727&amp;z=17"</text:span><text:span text:style-name="T3523">z=17"</text:span><text:span text:style-name="T3524"><text:s/>HYPERLINK "https://mapy.cz/zakladni?source=traf&amp;id=50692&amp;ds=1&amp;x=15.1235516&amp;y=50.1478727&amp;z=17"</text:span><text:span text:style-name="T3525">id=50692</text:span></text:a><text:span text:style-name="T3526"><text:s/></text:span><text:a xlink:href="https://mapy.cz/zakladni?source=traf&amp;id=50692&amp;ds=1&amp;x=15.1235516&amp;y=50.1478727&amp;z=17"><text:span text:style-name="T3528">HYPERLINK "https://mapy.cz/zakladni?source=traf</text:span><text:span text:style-name="T3529"><text:s/>HYPERLINK "https://mapy.cz/zakladni?source=traf&amp;id=50692&amp;ds=1&amp;x=15.1235516&amp;y=50.1478727&amp;z=17"</text:span><text:span text:style-name="T3530">&amp;</text:span><text:span text:style-name="T3531"><text:s/>HYPERLINK "https://mapy.cz/zakladni?source=traf&amp;id=50692&amp;ds=1&amp;x=15.1235516&amp;y=50.1478727&amp;z=17"</text:span><text:span text:style-name="T3532">id=50692</text:span><text:span text:style-name="T3533"><text:s/>HYPERLINK "https://mapy.cz/zakladni?source=traf&amp;id=50692&amp;ds=1&amp;x=15.1235516&amp;y=50.1478727&amp;z=17"</text:span><text:span text:style-name="T3534">&amp;</text:span><text:span text:style-name="T3535"><text:s/>HYPERLINK "https://mapy.cz/zakladni?source=traf&amp;id=50692&amp;ds=1&amp;x=15.1235516&amp;y=50.1478727&amp;z=17"</text:span><text:span text:style-name="T3536">ds=1</text:span><text:span text:style-name="T3537"><text:s/>HYPERLINK "https://mapy.cz/zakladni?source=traf&amp;id=50692&amp;ds=1&amp;x=15.1235516&amp;y=50.1478727&amp;z=17"</text:span><text:span text:style-name="T3538">&amp;</text:span><text:span text:style-name="T3539"><text:s/>HYPERLINK "https://mapy.cz/zakladni?source=traf&amp;id=50692&amp;ds=1&amp;x=15.1235516&amp;y=50.1478727&amp;z=17"</text:span><text:span text:style-name="T3540">x=15.1235516</text:span><text:span text:style-name="T3541"><text:s/>HYPERLINK "https://mapy.cz/zakladni?source=traf&amp;id=50692&amp;ds=1&amp;x=15.1235516&amp;y=50.1478727&amp;z=17"</text:span><text:span text:style-name="T3542">&amp;</text:span><text:span text:style-name="T3543"><text:s/>HYPERLINK "https://mapy.cz/zakladni?source=traf&amp;id=50692&amp;ds=1&amp;x=15.1235516&amp;y=50.1478727&amp;z=17"</text:span><text:span text:style-name="T3544">y=50.1478727</text:span><text:span text:style-name="T3545"><text:s/>HYPERLINK "https://mapy.cz/zakladni?source=traf&amp;id=50692&amp;ds=1&amp;x=15.1235516&amp;y=50.1478727&amp;z=17"</text:span><text:span text:style-name="T3546">&amp;</text:span><text:span text:style-name="T3547"><text:s/>HYPERLINK "https://mapy.cz/zakladni?source=traf&amp;id=50692&amp;ds=1&amp;x=15.1235516&amp;y=50.1478727&amp;z=17"</text:span><text:span text:style-name="T3548">z=17"</text:span><text:span text:style-name="T3549"><text:s/>HYPERLINK "https://mapy.cz/zakladni?source=traf&amp;id=50692&amp;ds=1&amp;x=15.1235516&amp;y=50.1478727&amp;z=17"</text:span><text:span text:style-name="T3550">&amp;</text:span></text:a><text:span text:style-name="T3551"><text:s/></text:span><text:a xlink:href="https://mapy.cz/zakladni?source=traf&amp;id=50692&amp;ds=1&amp;x=15.1235516&amp;y=50.1478727&amp;z=17"><text:span text:style-name="T3553">HYPERLINK "https://mapy.cz/zakladni?source=traf</text:span><text:span text:style-name="T3554"><text:s/>HYPERLINK "https://mapy.cz/zakladni?source=traf&amp;id=50692&amp;ds=1&amp;x=15.1235516&amp;y=50.1478727&amp;z=17"</text:span><text:span text:style-name="T3555">&amp;</text:span><text:span text:style-name="T3556"><text:s/>HYPERLINK "https://mapy.cz/zakladni?source=traf&amp;id=50692&amp;ds=1&amp;x=15.1235516&amp;y=50.1478727&amp;z=17"</text:span><text:span text:style-name="T3557">id=50692</text:span><text:span text:style-name="T3558"><text:s/>HYPERLINK "https://mapy.cz/zakladni?source=traf&amp;id=50692&amp;ds=1&amp;x=15.1235516&amp;y=50.1478727&amp;z=17"</text:span><text:span text:style-name="T3559">&amp;</text:span><text:span text:style-name="T3560"><text:s/>HYPERLINK "https://mapy.cz/zakladni?source=traf&amp;id=50692&amp;ds=1&amp;x=15.1235516&amp;y=50.1478727&amp;z=17"</text:span><text:span text:style-name="T3561">ds=1</text:span><text:span text:style-name="T3562"><text:s/>HYPERLINK "https://mapy.cz/zakladni?source=traf&amp;id=50692&amp;ds=1&amp;x=15.1235516&amp;y=50.1478727&amp;z=17"</text:span><text:span text:style-name="T3563">&amp;</text:span><text:span text:style-name="T3564"><text:s/>HYPERLINK "https://mapy.cz/zakladni?source=traf&amp;id=50692&amp;ds=1&amp;x=15.1235516&amp;y=50.1478727&amp;z=17"</text:span><text:span text:style-name="T3565">x=15.1235516</text:span><text:span text:style-name="T3566"><text:s/>HYPERLINK "https://mapy.cz/zakladni?source=traf&amp;id=50692&amp;ds=1&amp;x=15.1235516&amp;y=50.1478727&amp;z=17"</text:span><text:span text:style-name="T3567">&amp;</text:span><text:span text:style-name="T3568"><text:s/>HYPERLINK "https://mapy.cz/zakladni?source=traf&amp;id=50692&amp;ds=1&amp;x=15.1235516&amp;y=50.1478727&amp;z=17"</text:span><text:span text:style-name="T3569">y=50.1478727</text:span><text:span text:style-name="T3570"><text:s/>HYPERLINK "https://mapy.cz/zakladni?source=traf&amp;id=50692&amp;ds=1&amp;x=15.1235516&amp;y=50.1478727&amp;z=17"</text:span><text:span text:style-name="T3571">&amp;</text:span><text:span text:style-name="T3572"><text:s/>HYPERLINK "https://mapy.cz/zakladni?source=traf&amp;id=50692&amp;ds=1&amp;x=15.1235516&amp;y=50.1478727&amp;z=17"</text:span><text:span text:style-name="T3573">z=17"</text:span><text:span text:style-name="T3574"><text:s/>HYPERLINK "https://mapy.cz/zakladni?source=traf&amp;id=50692&amp;ds=1&amp;x=15.1235516&amp;y=50.1478727&amp;z=17"</text:span><text:span text:style-name="T3575">ds=1</text:span></text:a><text:span text:style-name="T3576"><text:s/></text:span><text:a xlink:href="https://mapy.cz/zakladni?source=traf&amp;id=50692&amp;ds=1&amp;x=15.1235516&amp;y=50.1478727&amp;z=17"><text:span text:style-name="T3578">HYPERLINK "https://mapy.cz/zakladni?source=traf</text:span><text:span text:style-name="T3579"><text:s/>HYPERLINK "https://mapy.cz/zakladni?source=traf&amp;id=50692&amp;ds=1&amp;x=15.1235516&amp;y=50.1478727&amp;z=17"</text:span><text:span text:style-name="T3580">&amp;</text:span><text:span text:style-name="T3581"><text:s/>HYPERLINK "https://mapy.cz/zakladni?source=traf&amp;id=50692&amp;ds=1&amp;x=15.1235516&amp;y=50.1478727&amp;z=17"</text:span><text:span text:style-name="T3582">id=50692</text:span><text:span text:style-name="T3583"><text:s/>HYPERLINK "https://mapy.cz/zakladni?source=traf&amp;id=50692&amp;ds=1&amp;x=15.1235516&amp;y=50.1478727&amp;z=17"</text:span><text:span text:style-name="T3584">&amp;</text:span><text:span text:style-name="T3585"><text:s/>HYPERLINK "https://mapy.cz/zakladni?source=traf&amp;id=50692&amp;ds=1&amp;x=15.1235516&amp;y=50.1478727&amp;z=17"</text:span><text:span text:style-name="T3586">ds=1</text:span><text:span text:style-name="T3587"><text:s/>HYPERLINK "https://mapy.cz/zakladni?source=traf&amp;id=50692&amp;ds=1&amp;x=15.1235516&amp;y=50.1478727&amp;z=17"</text:span><text:span text:style-name="T3588">&amp;</text:span><text:span text:style-name="T3589"><text:s/>HYPERLINK "https://mapy.cz/zakladni?source=traf&amp;id=50692&amp;ds=1&amp;x=15.1235516&amp;y=50.1478727&amp;z=17"</text:span><text:span text:style-name="T3590">x=15.1235516</text:span><text:span text:style-name="T3591"><text:s/>HYPERLINK "https://mapy.cz/zakladni?source=traf&amp;id=50692&amp;ds=1&amp;x=15.1235516&amp;y=50.1478727&amp;z=17"</text:span><text:span text:style-name="T3592">&amp;</text:span><text:span text:style-name="T3593"><text:s/>HYPERLINK "https://mapy.cz/zakladni?source=traf&amp;id=50692&amp;ds=1&amp;x=15.1235516&amp;y=50.1478727&amp;z=17"</text:span><text:span text:style-name="T3594">y=50.1478727</text:span><text:span text:style-name="T3595"><text:s/>HYPERLINK "https://mapy.cz/zakladni?source=traf&amp;id=50692&amp;ds=1&amp;x=15.1235516&amp;y=50.1478727&amp;z=17"</text:span><text:span text:style-name="T3596">&amp;</text:span><text:span text:style-name="T3597"><text:s/>HYPERLINK "https://mapy.cz/zakladni?source=traf&amp;id=50692&amp;ds=1&amp;x=15.1235516&amp;y=50.1478727&amp;z=17"</text:span><text:span text:style-name="T3598">z=17"</text:span><text:span text:style-name="T3599"><text:s/>HYPERLINK "https://mapy.cz/zakladni?source=traf&amp;id=50692&amp;ds=1&amp;x=15.1235516&amp;y=50.1478727&amp;z=17"</text:span><text:span text:style-name="T3600">&amp;</text:span></text:a><text:span text:style-name="T3601"><text:s/></text:span><text:a xlink:href="https://mapy.cz/zakladni?source=traf&amp;id=50692&amp;ds=1&amp;x=15.1235516&amp;y=50.1478727&amp;z=17"><text:span text:style-name="T3603">HYPERLINK "https://mapy.cz/zakladni?source=traf</text:span><text:span text:style-name="T3604"><text:s/>HYPERLINK "https://mapy.cz/zakladni?source=traf&amp;id=50692&amp;ds=1&amp;x=15.1235516&amp;y=50.1478727&amp;z=17"</text:span><text:span text:style-name="T3605">&amp;</text:span><text:span text:style-name="T3606"><text:s/>HYPERLINK "https://mapy.cz/zakladni?source=traf&amp;id=50692&amp;ds=1&amp;x=15.1235516&amp;y=50.1478727&amp;z=17"</text:span><text:span text:style-name="T3607">id=50692</text:span><text:span text:style-name="T3608"><text:s/>HYPERLINK "https://mapy.cz/zakladni?source=traf&amp;id=50692&amp;ds=1&amp;x=15.1235516&amp;y=50.1478727&amp;z=17"</text:span><text:span text:style-name="T3609">&amp;</text:span><text:span text:style-name="T3610"><text:s/>HYPERLINK "https://mapy.cz/zakladni?source=traf&amp;id=50692&amp;ds=1&amp;x=15.1235516&amp;y=50.1478727&amp;z=17"</text:span><text:span text:style-name="T3611">ds=1</text:span><text:span text:style-name="T3612"><text:s/>HYPERLINK "https://mapy.cz/zakladni?source=traf&amp;id=50692&amp;ds=1&amp;x=15.1235516&amp;y=50.1478727&amp;z=17"</text:span><text:span text:style-name="T3613">&amp;</text:span><text:span text:style-name="T3614"><text:s/>HYPERLINK "https://mapy.cz/zakladni?source=traf&amp;id=50692&amp;ds=1&amp;x=15.1235516&amp;y=50.1478727&amp;z=17"</text:span><text:span text:style-name="T3615">x=15.1235516</text:span><text:span text:style-name="T3616"><text:s/>HYPERLINK "https://mapy.cz/zakladni?source=traf&amp;id=50692&amp;ds=1&amp;x=15.1235516&amp;y=50.1478727&amp;z=17"</text:span><text:span text:style-name="T3617">&amp;</text:span><text:span text:style-name="T3618"><text:s/>HYPERLINK "https://mapy.cz/zakladni?source=traf&amp;id=50692&amp;ds=1&amp;x=15.1235516&amp;y=50.1478727&amp;z=17"</text:span><text:span text:style-name="T3619">y=50.1478727</text:span><text:span text:style-name="T3620"><text:s/>HYPERLINK "https://mapy.cz/zakladni?source=traf&amp;id=50692&amp;ds=1&amp;x=15.1235516&amp;y=50.1478727&amp;z=17"</text:span><text:span text:style-name="T3621">&amp;</text:span><text:span text:style-name="T3622"><text:s/>HYPERLINK "https://mapy.cz/zakladni?source=traf&amp;id=50692&amp;ds=1&amp;x=15.1235516&amp;y=50.1478727&amp;z=17"</text:span><text:span text:style-name="T3623">z=17"</text:span><text:span text:style-name="T3624"><text:s/>HYPERLINK "https://mapy.cz/zakladni?source=traf&amp;id=50692&amp;ds=1&amp;x=15.1235516&amp;y=50.1478727&amp;z=17"</text:span><text:span text:style-name="T3625">x=15.1235516</text:span></text:a><text:span text:style-name="T3626"><text:s/></text:span><text:a xlink:href="https://mapy.cz/zakladni?source=traf&amp;id=50692&amp;ds=1&amp;x=15.1235516&amp;y=50.1478727&amp;z=17"><text:span text:style-name="T3628">HYPERLINK "https://mapy.cz/zakladni?source=traf</text:span><text:span text:style-name="T3629"><text:s/>HYPERLINK "https://mapy.cz/zakladni?source=traf&amp;id=50692&amp;ds=1&amp;x=15.1235516&amp;y=50.1478727&amp;z=17"</text:span><text:span text:style-name="T3630">&amp;</text:span><text:span text:style-name="T3631"><text:s/>HYPERLINK "https://mapy.cz/zakladni?source=traf&amp;id=50692&amp;ds=1&amp;x=15.1235516&amp;y=50.1478727&amp;z=17"</text:span><text:span text:style-name="T3632">id=50692</text:span><text:span text:style-name="T3633"><text:s/>HYPERLINK "https://mapy.cz/zakladni?source=traf&amp;id=50692&amp;ds=1&amp;x=15.1235516&amp;y=50.1478727&amp;z=17"</text:span><text:span text:style-name="T3634">&amp;</text:span><text:span text:style-name="T3635"><text:s/>HYPERLINK "https://mapy.cz/zakladni?source=traf&amp;id=50692&amp;ds=1&amp;x=15.1235516&amp;y=50.1478727&amp;z=17"</text:span><text:span text:style-name="T3636">ds=1</text:span><text:span text:style-name="T3637"><text:s/>HYPERLINK "https://mapy.cz/zakladni?source=traf&amp;id=50692&amp;ds=1&amp;x=15.1235516&amp;y=50.1478727&amp;z=17"</text:span><text:span text:style-name="T3638">&amp;</text:span><text:span text:style-name="T3639"><text:s/>HYPERLINK "https://mapy.cz/zakladni?source=traf&amp;id=50692&amp;ds=1&amp;x=15.1235516&amp;y=50.1478727&amp;z=17"</text:span><text:span text:style-name="T3640">x=15.1235516</text:span><text:span text:style-name="T3641"><text:s/>HYPERLINK "https://mapy.cz/zakladni?source=traf&amp;id=50692&amp;ds=1&amp;x=15.1235516&amp;y=50.1478727&amp;z=17"</text:span><text:span text:style-name="T3642">&amp;</text:span><text:span text:style-name="T3643"><text:s/>HYPERLINK "https://mapy.cz/zakladni?source=traf&amp;id=50692&amp;ds=1&amp;x=15.1235516&amp;y=50.1478727&amp;z=17"</text:span><text:span text:style-name="T3644">y=50.1478727</text:span><text:span text:style-name="T3645"><text:s/>HYPERLINK "https://mapy.cz/zakladni?source=traf&amp;id=50692&amp;ds=1&amp;x=15.1235516&amp;y=50.1478727&amp;z=17"</text:span><text:span text:style-name="T3646">&amp;</text:span><text:span text:style-name="T3647"><text:s/>HYPERLINK "https://mapy.cz/zakladni?source=traf&amp;id=50692&amp;ds=1&amp;x=15.1235516&amp;y=50.1478727&amp;z=17"</text:span><text:span text:style-name="T3648">z=17"</text:span><text:span text:style-name="T3649"><text:s/>HYPERLINK "https://mapy.cz/zakladni?source=traf&amp;id=50692&amp;ds=1&amp;x=15.1235516&amp;y=50.1478727&amp;z=17"</text:span><text:span text:style-name="T3650">&amp;</text:span></text:a><text:span text:style-name="T3651"><text:s/></text:span><text:a xlink:href="https://mapy.cz/zakladni?source=traf&amp;id=50692&amp;ds=1&amp;x=15.1235516&amp;y=50.1478727&amp;z=17"><text:span text:style-name="T3653">HYPERLINK "https://mapy.cz/zakladni?source=traf</text:span><text:span text:style-name="T3654"><text:s/>HYPERLINK "https://mapy.cz/zakladni?source=traf&amp;id=50692&amp;ds=1&amp;x=15.1235516&amp;y=50.1478727&amp;z=17"</text:span><text:span text:style-name="T3655">&amp;</text:span><text:span text:style-name="T3656"><text:s/>HYPERLINK "https://mapy.cz/zakladni?source=traf&amp;id=50692&amp;ds=1&amp;x=15.1235516&amp;y=50.1478727&amp;z=17"</text:span><text:span text:style-name="T3657">id=50692</text:span><text:span text:style-name="T3658"><text:s/>HYPERLINK "https://mapy.cz/zakladni?source=traf&amp;id=50692&amp;ds=1&amp;x=15.1235516&amp;y=50.1478727&amp;z=17"</text:span><text:span text:style-name="T3659">&amp;</text:span><text:span text:style-name="T3660"><text:s/>HYPERLINK "https://mapy.cz/zakladni?source=traf&amp;id=50692&amp;ds=1&amp;x=15.1235516&amp;y=50.1478727&amp;z=17"</text:span><text:span text:style-name="T3661">ds=1</text:span><text:span text:style-name="T3662"><text:s/>HYPERLINK "https://mapy.cz/zakladni?source=traf&amp;id=50692&amp;ds=1&amp;x=15.1235516&amp;y=50.1478727&amp;z=17"</text:span><text:span text:style-name="T3663">&amp;</text:span><text:span text:style-name="T3664"><text:s/>HYPERLINK "https://mapy.cz/zakladni?source=traf&amp;id=50692&amp;ds=1&amp;x=15.1235516&amp;y=50.1478727&amp;z=17"</text:span><text:span text:style-name="T3665">x=15.1235516</text:span><text:span text:style-name="T3666"><text:s/>HYPERLINK "https://mapy.cz/zakladni?source=traf&amp;id=50692&amp;ds=1&amp;x=15.1235516&amp;y=50.1478727&amp;z=17"</text:span><text:span text:style-name="T3667">&amp;</text:span><text:span text:style-name="T3668"><text:s/>HYPERLINK "https://mapy.cz/zakladni?source=traf&amp;id=50692&amp;ds=1&amp;x=15.1235516&amp;y=50.1478727&amp;z=17"</text:span><text:span text:style-name="T3669">y=50.1478727</text:span><text:span text:style-name="T3670"><text:s/>HYPERLINK "https://mapy.cz/zakladni?source=traf&amp;id=50692&amp;ds=1&amp;x=15.1235516&amp;y=50.1478727&amp;z=17"</text:span><text:span text:style-name="T3671">&amp;</text:span><text:span text:style-name="T3672"><text:s/>HYPERLINK "https://mapy.cz/zakladni?source=traf&amp;id=50692&amp;ds=1&amp;x=15.1235516&amp;y=50.1478727&amp;z=17"</text:span><text:span text:style-name="T3673">z=17"</text:span><text:span text:style-name="T3674"><text:s/>HYPERLINK "https://mapy.cz/zakladni?source=traf&amp;id=50692&amp;ds=1&amp;x=15.1235516&amp;y=50.1478727&amp;z=17"</text:span><text:span text:style-name="T3675">y=50.1478727</text:span></text:a><text:span text:style-name="T3676"><text:s/></text:span><text:a xlink:href="https://mapy.cz/zakladni?source=traf&amp;id=50692&amp;ds=1&amp;x=15.1235516&amp;y=50.1478727&amp;z=17"><text:span text:style-name="T3678">HYPERLINK "https://mapy.cz/zakladni?source=traf</text:span><text:span text:style-name="T3679"><text:s/>HYPERLINK "https://mapy.cz/zakladni?source=traf&amp;id=50692&amp;ds=1&amp;x=15.1235516&amp;y=50.1478727&amp;z=17"</text:span><text:span text:style-name="T3680">&amp;</text:span><text:span text:style-name="T3681"><text:s/>HYPERLINK "https://mapy.cz/zakladni?source=traf&amp;id=50692&amp;ds=1&amp;x=15.1235516&amp;y=50.1478727&amp;z=17"</text:span><text:span text:style-name="T3682">id=50692</text:span><text:span text:style-name="T3683"><text:s/>HYPERLINK "https://mapy.cz/zakladni?source=traf&amp;id=50692&amp;ds=1&amp;x=15.1235516&amp;y=50.1478727&amp;z=17"</text:span><text:span text:style-name="T3684">&amp;</text:span><text:span text:style-name="T3685"><text:s/>HYPERLINK "https://mapy.cz/zakladni?source=traf&amp;id=50692&amp;ds=1&amp;x=15.1235516&amp;y=50.1478727&amp;z=17"</text:span><text:span text:style-name="T3686">ds=1</text:span><text:span text:style-name="T3687"><text:s/>HYPERLINK "https://mapy.cz/zakladni?source=traf&amp;id=50692&amp;ds=1&amp;x=15.1235516&amp;y=50.1478727&amp;z=17"</text:span><text:span text:style-name="T3688">&amp;</text:span><text:span text:style-name="T3689"><text:s/>HYPERLINK "https://mapy.cz/zakladni?source=traf&amp;id=50692&amp;ds=1&amp;x=15.1235516&amp;y=50.1478727&amp;z=17"</text:span><text:span text:style-name="T3690">x=15.1235516</text:span><text:span text:style-name="T3691"><text:s/>HYPERLINK "https://mapy.cz/zakladni?source=traf&amp;id=50692&amp;ds=1&amp;x=15.1235516&amp;y=50.1478727&amp;z=17"</text:span><text:span text:style-name="T3692">&amp;</text:span><text:span text:style-name="T3693"><text:s/>HYPERLINK "https://mapy.cz/zakladni?source=traf&amp;id=50692&amp;ds=1&amp;x=15.1235516&amp;y=50.1478727&amp;z=17"</text:span><text:span text:style-name="T3694">y=50.1478727</text:span><text:span text:style-name="T3695"><text:s/>HYPERLINK "https://mapy.cz/zakladni?source=traf&amp;id=50692&amp;ds=1&amp;x=15.1235516&amp;y=50.1478727&amp;z=17"</text:span><text:span text:style-name="T3696">&amp;</text:span><text:span text:style-name="T3697"><text:s/>HYPERLINK "https://mapy.cz/zakladni?source=traf&amp;id=50692&amp;ds=1&amp;x=15.1235516&amp;y=50.1478727&amp;z=17"</text:span><text:span text:style-name="T3698">z=17"</text:span><text:span text:style-name="T3699"><text:s/>HYPERLINK "https://mapy.cz/zakladni?source=traf&amp;id=50692&amp;ds=1&amp;x=15.1235516&amp;y=50.1478727&amp;z=17"</text:span><text:span text:style-name="T3700">&amp;</text:span></text:a><text:span text:style-name="T3701"><text:s/></text:span><text:a xlink:href="https://mapy.cz/zakladni?source=traf&amp;id=50692&amp;ds=1&amp;x=15.1235516&amp;y=50.1478727&amp;z=17"><text:span text:style-name="T3703">HYPERLINK "https://mapy.cz/zakladni?source=traf</text:span><text:span text:style-name="T3704"><text:s/>HYPERLINK "https://mapy.cz/zakladni?source=traf&amp;id=50692&amp;ds=1&amp;x=15.1235516&amp;y=50.1478727&amp;z=17"</text:span><text:span text:style-name="T3705">&amp;</text:span><text:span text:style-name="T3706"><text:s/>HYPERLINK "https://mapy.cz/zakladni?source=traf&amp;id=50692&amp;ds=1&amp;x=15.1235516&amp;y=50.1478727&amp;z=17"</text:span><text:span text:style-name="T3707">id=50692</text:span><text:span text:style-name="T3708"><text:s/>HYPERLINK "https://mapy.cz/zakladni?source=traf&amp;id=50692&amp;ds=1&amp;x=15.1235516&amp;y=50.1478727&amp;z=17"</text:span><text:span text:style-name="T3709">&amp;</text:span><text:span text:style-name="T3710"><text:s/>HYPERLINK "https://mapy.cz/zakladni?source=traf&amp;id=50692&amp;ds=1&amp;x=15.1235516&amp;y=50.1478727&amp;z=17"</text:span><text:span text:style-name="T3711">ds=1</text:span><text:span text:style-name="T3712"><text:s/>HYPERLINK "https://mapy.cz/zakladni?source=traf&amp;id=50692&amp;ds=1&amp;x=15.1235516&amp;y=50.1478727&amp;z=17"</text:span><text:span text:style-name="T3713">&amp;</text:span><text:span text:style-name="T3714"><text:s/>HYPERLINK "https://mapy.cz/zakladni?source=traf&amp;id=50692&amp;ds=1&amp;x=15.1235516&amp;y=50.1478727&amp;z=17"</text:span><text:span text:style-name="T3715">x=15.1235516</text:span><text:span text:style-name="T3716"><text:s/>HYPERLINK "https://mapy.cz/zakladni?source=traf&amp;id=50692&amp;ds=1&amp;x=15.1235516&amp;y=50.1478727&amp;z=17"</text:span><text:span text:style-name="T3717">&amp;</text:span><text:span text:style-name="T3718"><text:s/>HYPERLINK "https://mapy.cz/zakladni?source=traf&amp;id=50692&amp;ds=1&amp;x=15.1235516&amp;y=50.1478727&amp;z=17"</text:span><text:span text:style-name="T3719">y=50.1478727</text:span><text:span text:style-name="T3720"><text:s/>HYPERLINK "https://mapy.cz/zakladni?source=traf&amp;id=50692&amp;ds=1&amp;x=15.1235516&amp;y=50.1478727&amp;z=17"</text:span><text:span text:style-name="T3721">&amp;</text:span><text:span text:style-name="T3722"><text:s/>HYPERLINK "https://mapy.cz/zakladni?source=traf&amp;id=50692&amp;ds=1&amp;x=15.1235516&amp;y=50.1478727&amp;z=17"</text:span><text:span text:style-name="T3723">z=17"</text:span><text:span text:style-name="T3724"><text:s/>HYPERLINK "https://mapy.cz/zakladni?source=traf&amp;id=50692&amp;ds=1&amp;x=15.1235516&amp;y=50.1478727&amp;z=17"</text:span><text:span text:style-name="T3725">z=17</text:span></text:a><text:span text:style-name="T3726"/></text:p>
      <text:p text:style-name="P20"><text:span text:style-name="T3726"/></text:p>
      <text:p text:style-name="P20"><text:span text:style-name="T3726"/></text:p>
      <text:p text:style-name="P20"><text:span text:style-name="T3727">OTEVÍRACÍ DOBA</text:span></text:p>
      <text:p text:style-name="P20"><text:span text:style-name="T3728"/></text:p>
      <text:p text:style-name="P20"><text:span text:style-name="T3729">PO<text:s/></text:span><text:span text:style-name="T3730">–</text:span><text:span text:style-name="T3731"><text:s/>NE dle telefonické domluvy</text:span></text:p>
      <text:p text:style-name="P21"><text:span text:style-name="T3732"/></text:p>
      <text:p text:style-name="P21"><text:span text:style-name="T3732"/></text:p>
      <text:p text:style-name="P21"><text:span text:style-name="T3733">kontaktní formulá</text:span><text:span text:style-name="T3734">ř:</text:span></text:p>
      <text:p text:style-name="P21"><text:span text:style-name="T3735"><text:tab/>jmeno</text:span></text:p>
      <text:p text:style-name="P21"><text:span text:style-name="T3735"><text:tab/>email</text:span></text:p>
      <text:p text:style-name="P21"><text:span text:style-name="T3735"><text:tab/>tel</text:span></text:p>
      <text:p text:style-name="P21"><text:span text:style-name="T3735"><text:tab/>zpráva</text:span></text:p>
      <text:p text:style-name="P21"><text:span text:style-name="T3736"/></text:p>
      <text:p text:style-name="P21"><text:span text:style-name="T3736"/></text:p>
      <text:p text:style-name="P21"><text:span text:style-name="T3736"/></text:p>
      <text:p text:style-name="P21"><text:span text:style-name="T3736">pearl #F2DFBB</text:span></text:p>
      <text:p text:style-name="P21"><text:span text:style-name="T3736">pismo #595958</text:span></text:p>
      <text:p text:style-name="P21"><text:span text:style-name="T3736">blue </text:span></text:p>
      <text:list text:style-name="L22">
        <text:list-item>
          <text:p text:style-name="P22"><text:span text:style-name="T3736">H1 #272A59 </text:span></text:p>
        </text:list-item>
        <text:list-item>
          <text:p text:style-name="P22"><text:span text:style-name="T3736"><text:s/>alternativa #2E2D6A<text:s text:c="2"/></text:span></text:p>
        </text:list-item>
      </text:list>
      <text:p text:style-name="P23"><text:span text:style-name="T3736"/></text:p>
      <text:p text:style-name="P23"><text:span text:style-name="T3736"/></text:p>
      <text:p text:style-name="P23"><text:span text:style-name="T3737">font-family: "Cinzel",serif;</text:span></text:p>
      <text:p text:style-name="P23"><text:span text:style-name="T3737">'Sofia Pro light',sans-serif;</text:span></text:p>
      <text:p text:style-name="P23"><text:span text:style-name="T37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